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dash" draw:stroke-dash="Ultrafine_20_Dashed" svg:stroke-color="#808080" draw:marker-end="Arrowheads_20_2" draw:marker-end-width="0.15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000000" draw:marker-end="Arrowheads_20_2" draw:marker-end-width="0.152cm" draw:textarea-horizontal-align="center" draw:textarea-vertical-align="middle"/>
    </style:style>
    <style:style style:name="gr4" style:family="graphic" style:parent-style-name="standard">
      <style:graphic-properties draw:stroke="solid" svg:stroke-color="#000000" draw:marker-end="Arrowheads_20_2" draw:marker-end-width="0.152cm" draw:textarea-horizontal-align="center" draw:textarea-vertical-align="middle"/>
    </style:style>
    <style:style style:name="gr5" style:family="graphic" style:parent-style-name="standard">
      <style:graphic-properties draw:stroke="solid" svg:stroke-color="#808080" draw:marker-end="Arrowheads_20_2" draw:marker-end-width="0.152cm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color="#808080" draw:marker-end="Arrowheads_20_2" draw:marker-end-width="0.152cm" draw:textarea-horizontal-align="center" draw:textarea-vertical-align="middle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8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9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10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11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1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13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color="#808080" draw:fill="solid" draw:fill-color="#ffffff" draw:textarea-vertical-align="middle" draw:auto-grow-height="false" fo:min-height="0.749cm" fo:min-width="0.499cm" style:protect="size"/>
    </style:style>
    <style:style style:name="gr15" style:family="graphic" style:parent-style-name="standard">
      <style:graphic-properties draw:stroke="solid" svg:stroke-color="#000000" draw:fill="solid" draw:fill-color="#999999" draw:textarea-vertical-align="middle" draw:auto-grow-height="false" fo:min-height="0.749cm" fo:min-width="0.499cm" style:protect="size"/>
    </style:style>
    <style:style style:name="gr16" style:family="graphic" style:parent-style-name="standard">
      <style:graphic-properties draw:stroke="solid" svg:stroke-color="#000000" draw:fill="solid" draw:fill-color="#ffffff" draw:textarea-vertical-align="middle" draw:auto-grow-height="false" fo:min-height="0.749cm" fo:min-width="0.499cm" style:protect="size"/>
    </style:style>
    <style:style style:name="gr17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8" style:family="graphic" style:parent-style-name="standard">
      <style:graphic-properties draw:stroke="solid" svg:stroke-color="#000000" draw:fill="solid" draw:fill-color="#ffffff" draw:textarea-vertical-align="middle" draw:auto-grow-height="false" fo:min-height="0.749cm" fo:min-width="0.499cm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6" style:family="paragraph">
      <style:text-properties style:text-position="0% 100%" fo:font-family="'Courier New'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P8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9pt"/>
    </style:style>
    <style:style style:name="P9" style:family="paragraph">
      <style:paragraph-properties fo:margin-left="0cm" fo:margin-right="0cm" fo:text-indent="0cm"/>
      <style:text-properties fo:font-weight="bold"/>
    </style:style>
    <style:style style:name="P10" style:family="paragraph">
      <style:paragraph-properties fo:margin-left="0cm" fo:margin-right="0cm" fo:text-indent="0cm"/>
      <style:text-properties fo:font-family="'Courier New'" style:font-style-name="Regular" style:font-pitch="fixed" fo:font-size="10pt" fo:font-weight="bold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style:text-position="sub 58%" fo:font-family="'Courier New'" style:font-pitch="fixed" fo:font-size="10pt"/>
    </style:style>
    <style:style style:name="T3" style:family="text">
      <style:text-properties fo:font-family="'Courier New'" style:font-style-name="Regular" style:font-pitch="fixed" fo:font-size="10pt"/>
    </style:style>
    <style:style style:name="T4" style:family="text">
      <style:text-properties style:text-position="sub 58%" fo:font-family="'Courier New'" style:font-style-name="Regular" style:font-pitch="fixed" fo:font-size="10pt"/>
    </style:style>
    <style:style style:name="T5" style:family="text">
      <style:text-properties style:text-position="0% 100%" fo:font-family="'Courier New'" style:font-style-name="Regular" style:font-pitch="fixed" fo:font-size="10pt"/>
    </style:style>
    <style:style style:name="T6" style:family="text">
      <style:text-properties fo:font-family="'Courier New'" style:font-family-generic="modern" style:font-pitch="fixed" fo:font-size="9pt"/>
    </style:style>
    <style:style style:name="T7" style:family="text">
      <style:text-properties fo:font-family="'Courier New'" style:font-style-name="Regular" style:font-pitch="fixed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02cm" svg:height="6.36cm" svg:x="8.371cm" svg:y="31.609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9.975cm" svg:y1="34.842cm" svg:x2="11.096cm" svg:y2="34.226cm" draw:start-shape="id1" draw:start-glue-point="10" draw:end-shape="id2" draw:end-glue-point="6">
          <text:p text:style-name="P4"/>
        </draw:connector>
        <draw:connector draw:style-name="gr2" draw:text-style-name="P3" draw:layer="layout" draw:type="line" svg:x1="9.975cm" svg:y1="35.757cm" svg:x2="11.096cm" svg:y2="34.226cm" draw:start-shape="id3" draw:start-glue-point="10" draw:end-shape="id2" draw:end-glue-point="6">
          <text:p text:style-name="P4"/>
        </draw:connector>
        <draw:connector draw:style-name="gr2" draw:text-style-name="P3" draw:layer="layout" draw:type="line" svg:x1="9.975cm" svg:y1="35.757cm" svg:x2="11.096cm" svg:y2="34.842cm" draw:start-shape="id3" draw:start-glue-point="10" draw:end-shape="id4" draw:end-glue-point="6">
          <text:p text:style-name="P4"/>
        </draw:connector>
        <draw:connector draw:style-name="gr2" draw:text-style-name="P3" draw:layer="layout" draw:type="line" svg:x1="9.975cm" svg:y1="36.698cm" svg:x2="11.096cm" svg:y2="34.842cm" draw:start-shape="id5" draw:start-glue-point="10" draw:end-shape="id4" draw:end-glue-point="6">
          <text:p text:style-name="P4"/>
        </draw:connector>
        <draw:connector draw:style-name="gr2" draw:text-style-name="P3" draw:layer="layout" draw:type="line" svg:x1="9.975cm" svg:y1="36.698cm" svg:x2="11.096cm" svg:y2="35.757cm" draw:start-shape="id5" draw:start-glue-point="10" draw:end-shape="id6" draw:end-glue-point="6">
          <text:p text:style-name="P4"/>
        </draw:connector>
        <draw:custom-shape draw:style-name="gr1" draw:text-style-name="P2" draw:layer="layout" svg:width="4.202cm" svg:height="6.36cm" svg:x="18.671cm" svg:y="31.609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28.971cm" svg:y="31.609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30.575cm" svg:y1="35.757cm" svg:x2="31.696cm" svg:y2="34.842cm" draw:start-shape="id7" draw:start-glue-point="10" draw:end-shape="id8" draw:end-glue-point="6">
          <text:p text:style-name="P4"/>
        </draw:connector>
        <draw:connector draw:style-name="gr2" draw:text-style-name="P3" draw:layer="layout" draw:type="line" svg:x1="30.575cm" svg:y1="34.842cm" svg:x2="31.696cm" svg:y2="34.226cm" draw:start-shape="id9" draw:start-glue-point="10" draw:end-shape="id10" draw:end-glue-point="6">
          <text:p text:style-name="P4"/>
        </draw:connector>
        <draw:connector draw:style-name="gr3" draw:text-style-name="P3" draw:layer="layout" draw:type="line" svg:x1="30.575cm" svg:y1="35.757cm" svg:x2="31.696cm" svg:y2="34.226cm" draw:start-shape="id7" draw:start-glue-point="10" draw:end-shape="id10" draw:end-glue-point="6">
          <text:p text:style-name="P4"/>
        </draw:connector>
        <draw:connector draw:style-name="gr3" draw:text-style-name="P3" draw:layer="layout" draw:type="line" svg:x1="30.575cm" svg:y1="36.698cm" svg:x2="31.696cm" svg:y2="34.842cm" draw:start-shape="id11" draw:start-glue-point="10" draw:end-shape="id8" draw:end-glue-point="6">
          <text:p text:style-name="P4"/>
        </draw:connector>
        <draw:connector draw:style-name="gr2" draw:text-style-name="P3" draw:layer="layout" draw:type="line" svg:x1="30.575cm" svg:y1="36.698cm" svg:x2="31.696cm" svg:y2="35.757cm" draw:start-shape="id11" draw:start-glue-point="10" draw:end-shape="id12" draw:end-glue-point="6">
          <text:p text:style-name="P4"/>
        </draw:connector>
        <draw:connector draw:style-name="gr3" draw:text-style-name="P3" draw:layer="layout" draw:type="line" svg:x1="20.275cm" svg:y1="34.842cm" svg:x2="21.396cm" svg:y2="34.226cm" draw:start-shape="id13" draw:start-glue-point="10" draw:end-shape="id14" draw:end-glue-point="6">
          <text:p text:style-name="P4"/>
        </draw:connector>
        <draw:connector draw:style-name="gr2" draw:text-style-name="P3" draw:layer="layout" draw:type="line" svg:x1="20.275cm" svg:y1="35.757cm" svg:x2="21.396cm" svg:y2="34.226cm" draw:start-shape="id15" draw:start-glue-point="10" draw:end-shape="id14" draw:end-glue-point="6">
          <text:p text:style-name="P4"/>
        </draw:connector>
        <draw:connector draw:style-name="gr3" draw:text-style-name="P3" draw:layer="layout" draw:type="line" svg:x1="20.275cm" svg:y1="35.757cm" svg:x2="21.396cm" svg:y2="34.842cm" draw:start-shape="id15" draw:start-glue-point="10" draw:end-shape="id16" draw:end-glue-point="6">
          <text:p text:style-name="P4"/>
        </draw:connector>
        <draw:connector draw:style-name="gr2" draw:text-style-name="P3" draw:layer="layout" draw:type="line" svg:x1="20.275cm" svg:y1="36.698cm" svg:x2="21.396cm" svg:y2="34.842cm" draw:start-shape="id17" draw:start-glue-point="10" draw:end-shape="id16" draw:end-glue-point="6">
          <text:p text:style-name="P4"/>
        </draw:connector>
        <draw:connector draw:style-name="gr3" draw:text-style-name="P3" draw:layer="layout" draw:type="line" svg:x1="20.275cm" svg:y1="36.698cm" svg:x2="21.396cm" svg:y2="35.757cm" draw:start-shape="id17" draw:start-glue-point="10" draw:end-shape="id18" draw:end-glue-point="6">
          <text:p text:style-name="P4"/>
        </draw:connector>
        <draw:custom-shape draw:style-name="gr1" draw:text-style-name="P2" draw:layer="layout" svg:width="4.202cm" svg:height="6.36cm" svg:x="8.37cm" svg:y="24.008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8.369cm" svg:y="16.607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9.974cm" svg:y1="29.097cm" svg:x2="11.095cm" svg:y2="27.241cm" draw:start-shape="id19" draw:start-glue-point="10" draw:end-shape="id20" draw:end-glue-point="6">
          <text:p text:style-name="P4"/>
        </draw:connector>
        <draw:connector draw:style-name="gr2" draw:text-style-name="P3" draw:layer="layout" draw:type="line" svg:x1="9.974cm" svg:y1="29.097cm" svg:x2="11.095cm" svg:y2="28.156cm" draw:start-shape="id19" draw:start-glue-point="10" draw:end-shape="id21" draw:end-glue-point="6">
          <text:p text:style-name="P4"/>
        </draw:connector>
        <draw:connector draw:style-name="gr2" draw:text-style-name="P3" draw:layer="layout" draw:type="line" svg:x1="9.974cm" svg:y1="28.156cm" svg:x2="11.095cm" svg:y2="26.625cm" draw:start-shape="id22" draw:start-glue-point="10" draw:end-shape="id23" draw:end-glue-point="6">
          <text:p text:style-name="P4"/>
        </draw:connector>
        <draw:connector draw:style-name="gr2" draw:text-style-name="P3" draw:layer="layout" draw:type="line" svg:x1="9.974cm" svg:y1="28.156cm" svg:x2="11.095cm" svg:y2="27.241cm" draw:start-shape="id22" draw:start-glue-point="10" draw:end-shape="id20" draw:end-glue-point="6">
          <text:p text:style-name="P4"/>
        </draw:connector>
        <draw:connector draw:style-name="gr2" draw:text-style-name="P3" draw:layer="layout" draw:type="line" svg:x1="9.974cm" svg:y1="27.241cm" svg:x2="11.095cm" svg:y2="26.625cm" draw:start-shape="id24" draw:start-glue-point="10" draw:end-shape="id23" draw:end-glue-point="6">
          <text:p text:style-name="P4"/>
        </draw:connector>
        <draw:connector draw:style-name="gr2" draw:text-style-name="P3" draw:layer="layout" draw:type="line" svg:x1="9.973cm" svg:y1="21.696cm" svg:x2="11.094cm" svg:y2="19.84cm" draw:start-shape="id25" draw:start-glue-point="10" draw:end-shape="id26" draw:end-glue-point="6">
          <text:p text:style-name="P4"/>
        </draw:connector>
        <draw:connector draw:style-name="gr2" draw:text-style-name="P3" draw:layer="layout" draw:type="line" svg:x1="9.973cm" svg:y1="21.696cm" svg:x2="11.148cm" svg:y2="20.89cm" draw:start-shape="id25" draw:start-glue-point="10" draw:end-shape="id27" draw:end-glue-point="7">
          <text:p text:style-name="P4"/>
        </draw:connector>
        <draw:connector draw:style-name="gr2" draw:text-style-name="P3" draw:layer="layout" draw:type="line" svg:x1="9.973cm" svg:y1="20.755cm" svg:x2="11.094cm" svg:y2="19.84cm" draw:start-shape="id28" draw:start-glue-point="10" draw:end-shape="id26" draw:end-glue-point="6">
          <text:p text:style-name="P4"/>
        </draw:connector>
        <draw:connector draw:style-name="gr2" draw:text-style-name="P3" draw:layer="layout" draw:type="line" svg:x1="9.973cm" svg:y1="19.84cm" svg:x2="11.094cm" svg:y2="19.224cm" draw:start-shape="id29" draw:start-glue-point="10" draw:end-shape="id30" draw:end-glue-point="6">
          <text:p text:style-name="P4"/>
        </draw:connector>
        <draw:connector draw:style-name="gr2" draw:text-style-name="P3" draw:layer="layout" draw:type="line" svg:x1="9.973cm" svg:y1="20.755cm" svg:x2="11.094cm" svg:y2="19.224cm" draw:start-shape="id28" draw:start-glue-point="10" draw:end-shape="id30" draw:end-glue-point="6">
          <text:p text:style-name="P4"/>
        </draw:connector>
        <draw:custom-shape draw:style-name="gr1" draw:text-style-name="P2" draw:layer="layout" svg:width="4.202cm" svg:height="6.36cm" svg:x="8.37cm" svg:y="9.208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8.369cm" svg:y="1.807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9.974cm" svg:y1="14.297cm" svg:x2="11.095cm" svg:y2="13.356cm" draw:start-shape="id31" draw:start-glue-point="10" draw:end-shape="id32" draw:end-glue-point="6">
          <text:p text:style-name="P4"/>
        </draw:connector>
        <draw:connector draw:style-name="gr2" draw:text-style-name="P3" draw:layer="layout" draw:type="line" svg:x1="9.974cm" svg:y1="14.297cm" svg:x2="11.095cm" svg:y2="12.441cm" draw:start-shape="id31" draw:start-glue-point="10" draw:end-shape="id33" draw:end-glue-point="6">
          <text:p text:style-name="P4"/>
        </draw:connector>
        <draw:connector draw:style-name="gr2" draw:text-style-name="P3" draw:layer="layout" draw:type="line" svg:x1="9.974cm" svg:y1="13.356cm" svg:x2="11.095cm" svg:y2="12.441cm" draw:start-shape="id34" draw:start-glue-point="10" draw:end-shape="id33" draw:end-glue-point="6">
          <text:p text:style-name="P4"/>
        </draw:connector>
        <draw:connector draw:style-name="gr2" draw:text-style-name="P3" draw:layer="layout" draw:type="line" svg:x1="9.974cm" svg:y1="13.356cm" svg:x2="11.095cm" svg:y2="11.825cm" draw:start-shape="id34" draw:start-glue-point="10" draw:end-shape="id35" draw:end-glue-point="6">
          <text:p text:style-name="P4"/>
        </draw:connector>
        <draw:connector draw:style-name="gr2" draw:text-style-name="P3" draw:layer="layout" draw:type="line" svg:x1="9.974cm" svg:y1="12.441cm" svg:x2="11.095cm" svg:y2="11.825cm" draw:start-shape="id36" draw:start-glue-point="10" draw:end-shape="id35" draw:end-glue-point="6">
          <text:p text:style-name="P4"/>
        </draw:connector>
        <draw:connector draw:style-name="gr2" draw:text-style-name="P3" draw:layer="layout" draw:type="line" svg:x1="9.973cm" svg:y1="6.896cm" svg:x2="11.094cm" svg:y2="5.955cm" draw:start-shape="id37" draw:start-glue-point="10" draw:end-shape="id38" draw:end-glue-point="6">
          <text:p text:style-name="P4"/>
        </draw:connector>
        <draw:connector draw:style-name="gr2" draw:text-style-name="P3" draw:layer="layout" draw:type="line" svg:x1="9.973cm" svg:y1="6.896cm" svg:x2="11.094cm" svg:y2="5.04cm" draw:start-shape="id37" draw:start-glue-point="10" draw:end-shape="id39" draw:end-glue-point="6">
          <text:p text:style-name="P4"/>
        </draw:connector>
        <draw:connector draw:style-name="gr2" draw:text-style-name="P3" draw:layer="layout" draw:type="line" svg:x1="9.973cm" svg:y1="5.955cm" svg:x2="11.094cm" svg:y2="4.424cm" draw:start-shape="id40" draw:start-glue-point="10" draw:end-shape="id41" draw:end-glue-point="6">
          <text:p text:style-name="P4"/>
        </draw:connector>
        <draw:connector draw:style-name="gr2" draw:text-style-name="P3" draw:layer="layout" draw:type="line" svg:x1="9.973cm" svg:y1="5.955cm" svg:x2="11.094cm" svg:y2="5.04cm" draw:start-shape="id40" draw:start-glue-point="10" draw:end-shape="id39" draw:end-glue-point="6">
          <text:p text:style-name="P4"/>
        </draw:connector>
        <draw:connector draw:style-name="gr2" draw:text-style-name="P3" draw:layer="layout" draw:type="line" svg:x1="9.973cm" svg:y1="5.04cm" svg:x2="11.094cm" svg:y2="4.424cm" draw:start-shape="id42" draw:start-glue-point="10" draw:end-shape="id41" draw:end-glue-point="6">
          <text:p text:style-name="P4"/>
        </draw:connector>
        <draw:custom-shape draw:style-name="gr1" draw:text-style-name="P2" draw:layer="layout" svg:width="4.15cm" svg:height="6.36cm" svg:x="3.676cm" svg:y="1.807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474cm" svg:y1="5.955cm" svg:x2="11.283cm" svg:y2="7.523cm" draw:start-shape="id38" draw:start-glue-point="10" draw:end-shape="id43" draw:end-glue-point="4">
          <text:p text:style-name="P4"/>
        </draw:connector>
        <draw:connector draw:style-name="gr4" draw:text-style-name="P3" draw:layer="layout" draw:type="curve" draw:line-skew="0.012cm 0.858cm" svg:x1="11.474cm" svg:y1="5.04cm" svg:x2="11.283cm" svg:y2="7.523cm" draw:start-shape="id39" draw:start-glue-point="10" draw:end-shape="id43" draw:end-glue-point="4">
          <text:p text:style-name="P4"/>
        </draw:connector>
        <draw:connector draw:style-name="gr4" draw:text-style-name="P3" draw:layer="layout" draw:type="curve" draw:line-skew="0.17cm 1.215cm" svg:x1="11.474cm" svg:y1="4.424cm" svg:x2="11.283cm" svg:y2="7.523cm" draw:start-shape="id41" draw:start-glue-point="10" draw:end-shape="id43" draw:end-glue-point="4">
          <text:p text:style-name="P4"/>
        </draw:connector>
        <draw:connector draw:style-name="gr2" draw:text-style-name="P3" draw:layer="layout" draw:type="line" svg:x1="6.674cm" svg:y1="4.424cm" svg:x2="9.593cm" svg:y2="5.04cm" draw:start-shape="id44" draw:start-glue-point="10" draw:end-shape="id42" draw:end-glue-point="6">
          <text:p text:style-name="P4"/>
        </draw:connector>
        <draw:connector draw:style-name="gr2" draw:text-style-name="P3" draw:layer="layout" draw:type="line" svg:x1="6.674cm" svg:y1="4.424cm" svg:x2="9.593cm" svg:y2="5.955cm" draw:start-shape="id44" draw:start-glue-point="10" draw:end-shape="id40" draw:end-glue-point="6">
          <text:p text:style-name="P4"/>
        </draw:connector>
        <draw:connector draw:style-name="gr2" draw:text-style-name="P3" draw:layer="layout" draw:type="line" svg:x1="6.674cm" svg:y1="5.04cm" svg:x2="9.593cm" svg:y2="5.955cm" draw:start-shape="id45" draw:start-glue-point="10" draw:end-shape="id40" draw:end-glue-point="6">
          <text:p text:style-name="P4"/>
        </draw:connector>
        <draw:connector draw:style-name="gr2" draw:text-style-name="P3" draw:layer="layout" draw:type="line" svg:x1="6.674cm" svg:y1="4.424cm" svg:x2="9.593cm" svg:y2="6.896cm" draw:start-shape="id44" draw:start-glue-point="10" draw:end-shape="id37" draw:end-glue-point="6">
          <text:p text:style-name="P4"/>
        </draw:connector>
        <draw:connector draw:style-name="gr2" draw:text-style-name="P3" draw:layer="layout" draw:type="line" svg:x1="6.674cm" svg:y1="5.04cm" svg:x2="9.593cm" svg:y2="6.896cm" draw:start-shape="id45" draw:start-glue-point="10" draw:end-shape="id37" draw:end-glue-point="6">
          <text:p text:style-name="P4"/>
        </draw:connector>
        <draw:connector draw:style-name="gr2" draw:text-style-name="P3" draw:layer="layout" draw:type="line" svg:x1="6.674cm" svg:y1="5.955cm" svg:x2="9.593cm" svg:y2="6.896cm" draw:start-shape="id46" draw:start-glue-point="10" draw:end-shape="id37" draw:end-glue-point="6">
          <text:p text:style-name="P4"/>
        </draw:connector>
        <draw:connector draw:style-name="gr2" draw:text-style-name="P3" draw:layer="layout" draw:type="line" svg:x1="9.143cm" svg:y1="3.946cm" svg:x2="9.647cm" svg:y2="5.82cm" draw:start-shape="id47" draw:start-glue-point="9" draw:end-shape="id40" draw:end-glue-point="5">
          <text:p text:style-name="P4"/>
        </draw:connector>
        <draw:connector draw:style-name="gr2" draw:text-style-name="P3" draw:layer="layout" draw:type="line" svg:x1="9.143cm" svg:y1="3.946cm" svg:x2="9.647cm" svg:y2="4.905cm" draw:start-shape="id47" draw:start-glue-point="9" draw:end-shape="id42" draw:end-glue-point="5">
          <text:p text:style-name="P4"/>
        </draw:connector>
        <draw:connector draw:style-name="gr2" draw:text-style-name="P3" draw:layer="layout" draw:type="line" svg:x1="9.143cm" svg:y1="3.946cm" svg:x2="9.647cm" svg:y2="4.289cm" draw:start-shape="id47" draw:start-glue-point="9" draw:end-shape="id48" draw:end-glue-point="5">
          <text:p text:style-name="P4"/>
        </draw:connector>
        <draw:connector draw:style-name="gr2" draw:text-style-name="P3" draw:layer="layout" draw:type="line" svg:x1="9.143cm" svg:y1="3.946cm" svg:x2="9.647cm" svg:y2="6.761cm" draw:start-shape="id47" draw:start-glue-point="9" draw:end-shape="id37" draw:end-glue-point="5">
          <text:p text:style-name="P4"/>
        </draw:connector>
        <draw:connector draw:style-name="gr5" draw:text-style-name="P3" draw:layer="layout" draw:type="curve" draw:line-skew="-0.215cm 0.358cm" svg:x1="6.674cm" svg:y1="5.955cm" svg:x2="6.483cm" svg:y2="7.523cm" draw:start-shape="id46" draw:start-glue-point="10" draw:end-shape="id49" draw:end-glue-point="4">
          <text:p text:style-name="P4"/>
        </draw:connector>
        <draw:connector draw:style-name="gr5" draw:text-style-name="P3" draw:layer="layout" draw:type="curve" draw:line-skew="0.012cm 0.858cm" svg:x1="6.674cm" svg:y1="5.04cm" svg:x2="6.483cm" svg:y2="7.523cm" draw:start-shape="id45" draw:start-glue-point="10" draw:end-shape="id49" draw:end-glue-point="4">
          <text:p text:style-name="P4"/>
        </draw:connector>
        <draw:connector draw:style-name="gr5" draw:text-style-name="P3" draw:layer="layout" draw:type="curve" draw:line-skew="0.17cm 1.215cm" svg:x1="6.674cm" svg:y1="4.424cm" svg:x2="6.483cm" svg:y2="7.523cm" draw:start-shape="id44" draw:start-glue-point="10" draw:end-shape="id49" draw:end-glue-point="4">
          <text:p text:style-name="P4"/>
        </draw:connector>
        <draw:connector draw:style-name="gr6" draw:text-style-name="P3" draw:layer="layout" draw:type="line" svg:x1="6.618cm" svg:y1="4.289cm" svg:x2="8.873cm" svg:y2="3.946cm" draw:start-shape="id44" draw:start-glue-point="11" draw:end-shape="id47" draw:end-glue-point="7">
          <text:p text:style-name="P4"/>
        </draw:connector>
        <draw:connector draw:style-name="gr6" draw:text-style-name="P3" draw:layer="layout" draw:type="line" svg:x1="6.618cm" svg:y1="4.905cm" svg:x2="8.873cm" svg:y2="3.946cm" draw:start-shape="id45" draw:start-glue-point="11" draw:end-shape="id47" draw:end-glue-point="7">
          <text:p text:style-name="P4"/>
        </draw:connector>
        <draw:connector draw:style-name="gr6" draw:text-style-name="P3" draw:layer="layout" draw:type="line" svg:x1="6.618cm" svg:y1="5.82cm" svg:x2="8.873cm" svg:y2="3.946cm" draw:start-shape="id46" draw:start-glue-point="11" draw:end-shape="id47" draw:end-glue-point="7">
          <text:p text:style-name="P4"/>
        </draw:connector>
        <draw:connector draw:style-name="gr6" draw:text-style-name="P3" draw:layer="layout" draw:type="line" svg:x1="6.618cm" svg:y1="6.761cm" svg:x2="8.873cm" svg:y2="3.946cm" draw:start-shape="id50" draw:start-glue-point="11" draw:end-shape="id47" draw:end-glue-point="7">
          <text:p text:style-name="P4"/>
        </draw:connector>
        <draw:connector draw:style-name="gr6" draw:text-style-name="P3" draw:layer="layout" draw:type="line" svg:x1="6.618cm" svg:y1="4.289cm" svg:x2="9.173cm" svg:y2="2.846cm" draw:start-shape="id44" draw:start-glue-point="11" draw:end-shape="id51" draw:end-glue-point="7">
          <text:p text:style-name="P4"/>
        </draw:connector>
        <draw:connector draw:style-name="gr6" draw:text-style-name="P3" draw:layer="layout" draw:type="line" svg:x1="6.618cm" svg:y1="4.905cm" svg:x2="9.173cm" svg:y2="2.846cm" draw:start-shape="id45" draw:start-glue-point="11" draw:end-shape="id51" draw:end-glue-point="7">
          <text:p text:style-name="P4"/>
        </draw:connector>
        <draw:connector draw:style-name="gr6" draw:text-style-name="P3" draw:layer="layout" draw:type="line" svg:x1="6.618cm" svg:y1="5.82cm" svg:x2="9.173cm" svg:y2="2.846cm" draw:start-shape="id46" draw:start-glue-point="11" draw:end-shape="id51" draw:end-glue-point="7">
          <text:p text:style-name="P4"/>
        </draw:connector>
        <draw:connector draw:style-name="gr6" draw:text-style-name="P3" draw:layer="layout" draw:type="line" svg:x1="6.618cm" svg:y1="6.761cm" svg:x2="9.173cm" svg:y2="2.846cm" draw:start-shape="id50" draw:start-glue-point="11" draw:end-shape="id51" draw:end-glue-point="7">
          <text:p text:style-name="P4"/>
        </draw:connector>
        <draw:frame draw:style-name="gr7" draw:text-style-name="P5" draw:layer="layout" svg:width="0.756cm" svg:height="0.399cm" svg:x="2.37cm" svg:y="7.497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37cm" svg:y="6.707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37cm" svg:y="3.613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37cm" svg:y="5.766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37cm" svg:y="4.851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37cm" svg:y="4.235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4.343cm" svg:y1="3.946cm" svg:x2="4.847cm" svg:y2="5.82cm" draw:start-shape="id52" draw:start-glue-point="9" draw:end-shape="id53" draw:end-glue-point="5">
          <text:p text:style-name="P4"/>
        </draw:connector>
        <draw:connector draw:style-name="gr2" draw:text-style-name="P3" draw:layer="layout" draw:type="line" svg:x1="4.343cm" svg:y1="3.946cm" svg:x2="4.847cm" svg:y2="4.905cm" draw:start-shape="id52" draw:start-glue-point="9" draw:end-shape="id54" draw:end-glue-point="5">
          <text:p text:style-name="P4"/>
        </draw:connector>
        <draw:frame draw:style-name="gr13" draw:text-style-name="P6" draw:layer="layout" svg:width="0.337cm" svg:height="0.502cm" svg:x="10.763cm" svg:y="8.427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945cm" svg:y="8.427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4.343cm" svg:y1="3.946cm" svg:x2="4.847cm" svg:y2="4.289cm" draw:start-shape="id52" draw:start-glue-point="9" draw:end-shape="id55" draw:end-glue-point="5">
          <text:p text:style-name="P4"/>
        </draw:connector>
        <draw:custom-shape draw:style-name="gr14" draw:text-style-name="P3" draw:id="id52" draw:layer="layout" svg:width="0.38cm" svg:height="0.38cm" svg:x="4.019cm" svg:y="3.6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56" draw:layer="layout" svg:width="0.38cm" svg:height="0.38cm" svg:x="4.793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53" draw:layer="layout" svg:width="0.38cm" svg:height="0.38cm" svg:x="4.793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54" draw:layer="layout" svg:width="0.38cm" svg:height="0.38cm" svg:x="4.793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55" draw:layer="layout" svg:width="0.38cm" svg:height="0.38cm" svg:x="4.793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6.674cm" svg:y1="4.424cm" svg:x2="9.593cm" svg:y2="4.424cm" draw:start-shape="id44" draw:start-glue-point="10" draw:end-shape="id48" draw:end-glue-point="6">
          <text:p text:style-name="P4"/>
        </draw:connector>
        <draw:connector draw:style-name="gr3" draw:text-style-name="P3" draw:layer="layout" draw:type="line" svg:x1="6.674cm" svg:y1="5.955cm" svg:x2="9.593cm" svg:y2="5.955cm" draw:start-shape="id46" draw:start-glue-point="10" draw:end-shape="id40" draw:end-glue-point="6">
          <text:p text:style-name="P4"/>
        </draw:connector>
        <draw:connector draw:style-name="gr3" draw:text-style-name="P3" draw:layer="layout" draw:type="line" svg:x1="6.674cm" svg:y1="6.896cm" svg:x2="9.593cm" svg:y2="6.896cm" draw:start-shape="id50" draw:start-glue-point="10" draw:end-shape="id37" draw:end-glue-point="6">
          <text:p text:style-name="P4"/>
        </draw:connector>
        <draw:frame draw:style-name="gr9" draw:text-style-name="P5" draw:layer="layout" svg:width="1.272cm" svg:height="0.399cm" svg:x="2.371cm" svg:y="2.513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57" draw:layer="layout" svg:width="0.38cm" svg:height="0.38cm" svg:x="4.319cm" svg:y="2.5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483cm" svg:y1="7.087cm" svg:x2="6.483cm" svg:y2="7.523cm" draw:start-shape="id50" draw:start-glue-point="8" draw:end-shape="id49" draw:end-glue-point="4">
          <text:p text:style-name="P4"/>
        </draw:connector>
        <draw:custom-shape draw:style-name="gr15" draw:text-style-name="P3" draw:id="id49" draw:layer="layout" svg:width="0.38cm" svg:height="0.38cm" svg:x="6.294cm" svg:y="7.5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348cm" svg:y1="5.175cm" svg:x2="6.483cm" svg:y2="6.707cm" draw:start-shape="id45" draw:start-glue-point="7" draw:end-shape="id50" draw:end-glue-point="4">
          <text:p text:style-name="P4"/>
        </draw:connector>
        <draw:connector draw:style-name="gr5" draw:text-style-name="P3" draw:layer="layout" draw:type="curve" draw:line-skew="0.128cm 0.705cm" svg:x1="6.348cm" svg:y1="4.559cm" svg:x2="6.483cm" svg:y2="6.707cm" draw:start-shape="id44" draw:start-glue-point="7" draw:end-shape="id50" draw:end-glue-point="4">
          <text:p text:style-name="P4"/>
        </draw:connector>
        <draw:connector draw:style-name="gr5" draw:text-style-name="P3" draw:layer="layout" draw:type="curve" svg:x1="6.483cm" svg:y1="6.146cm" svg:x2="6.483cm" svg:y2="6.707cm" draw:start-shape="id46" draw:start-glue-point="8" draw:end-shape="id50" draw:end-glue-point="4">
          <text:p text:style-name="P4"/>
        </draw:connector>
        <draw:connector draw:style-name="gr2" draw:text-style-name="P3" draw:layer="layout" draw:type="line" svg:x1="4.343cm" svg:y1="3.946cm" svg:x2="4.847cm" svg:y2="6.761cm" draw:start-shape="id52" draw:start-glue-point="9" draw:end-shape="id56" draw:end-glue-point="5">
          <text:p text:style-name="P4"/>
        </draw:connector>
        <draw:connector draw:style-name="gr5" draw:text-style-name="P3" draw:layer="layout" draw:type="curve" svg:x1="6.483cm" svg:y1="5.231cm" svg:x2="6.483cm" svg:y2="5.766cm" draw:start-shape="id45" draw:start-glue-point="8" draw:end-shape="id46" draw:end-glue-point="4">
          <text:p text:style-name="P4"/>
        </draw:connector>
        <draw:connector draw:style-name="gr5" draw:text-style-name="P3" draw:layer="layout" draw:type="curve" draw:line-skew="0.403cm 1.82cm" svg:x1="6.348cm" svg:y1="4.559cm" svg:x2="6.483cm" svg:y2="5.766cm" draw:start-shape="id44" draw:start-glue-point="7" draw:end-shape="id46" draw:end-glue-point="4">
          <text:p text:style-name="P4"/>
        </draw:connector>
        <draw:connector draw:style-name="gr2" draw:text-style-name="P3" draw:layer="layout" draw:type="line" svg:x1="4.643cm" svg:y1="2.846cm" svg:x2="6.348cm" svg:y2="5.82cm" draw:start-shape="id57" draw:start-glue-point="9" draw:end-shape="id46" draw:end-glue-point="5">
          <text:p text:style-name="P4"/>
        </draw:connector>
        <draw:connector draw:style-name="gr2" draw:text-style-name="P3" draw:layer="layout" draw:type="line" svg:x1="4.643cm" svg:y1="2.846cm" svg:x2="6.348cm" svg:y2="4.905cm" draw:start-shape="id57" draw:start-glue-point="9" draw:end-shape="id45" draw:end-glue-point="5">
          <text:p text:style-name="P4"/>
        </draw:connector>
        <draw:connector draw:style-name="gr2" draw:text-style-name="P3" draw:layer="layout" draw:type="line" svg:x1="4.643cm" svg:y1="2.846cm" svg:x2="6.348cm" svg:y2="4.289cm" draw:start-shape="id57" draw:start-glue-point="9" draw:end-shape="id44" draw:end-glue-point="5">
          <text:p text:style-name="P4"/>
        </draw:connector>
        <draw:connector draw:style-name="gr2" draw:text-style-name="P3" draw:layer="layout" draw:type="line" svg:x1="5.173cm" svg:y1="4.424cm" svg:x2="6.294cm" svg:y2="4.424cm" draw:start-shape="id55" draw:start-glue-point="10" draw:end-shape="id44" draw:end-glue-point="6">
          <text:p text:style-name="P4"/>
        </draw:connector>
        <draw:connector draw:style-name="gr2" draw:text-style-name="P3" draw:layer="layout" draw:type="line" svg:x1="5.173cm" svg:y1="5.04cm" svg:x2="6.294cm" svg:y2="4.424cm" draw:start-shape="id54" draw:start-glue-point="10" draw:end-shape="id44" draw:end-glue-point="6">
          <text:p text:style-name="P4"/>
        </draw:connector>
        <draw:connector draw:style-name="gr2" draw:text-style-name="P3" draw:layer="layout" draw:type="line" svg:x1="5.173cm" svg:y1="5.04cm" svg:x2="6.294cm" svg:y2="5.04cm" draw:start-shape="id54" draw:start-glue-point="10" draw:end-shape="id45" draw:end-glue-point="6">
          <text:p text:style-name="P4"/>
        </draw:connector>
        <draw:connector draw:style-name="gr2" draw:text-style-name="P3" draw:layer="layout" draw:type="line" svg:x1="5.173cm" svg:y1="5.955cm" svg:x2="6.294cm" svg:y2="4.424cm" draw:start-shape="id53" draw:start-glue-point="10" draw:end-shape="id44" draw:end-glue-point="6">
          <text:p text:style-name="P4"/>
        </draw:connector>
        <draw:connector draw:style-name="gr2" draw:text-style-name="P3" draw:layer="layout" draw:type="line" svg:x1="5.173cm" svg:y1="5.955cm" svg:x2="6.294cm" svg:y2="5.04cm" draw:start-shape="id53" draw:start-glue-point="10" draw:end-shape="id45" draw:end-glue-point="6">
          <text:p text:style-name="P4"/>
        </draw:connector>
        <draw:connector draw:style-name="gr2" draw:text-style-name="P3" draw:layer="layout" draw:type="line" svg:x1="5.173cm" svg:y1="5.955cm" svg:x2="6.294cm" svg:y2="5.955cm" draw:start-shape="id53" draw:start-glue-point="10" draw:end-shape="id46" draw:end-glue-point="6">
          <text:p text:style-name="P4"/>
        </draw:connector>
        <draw:connector draw:style-name="gr2" draw:text-style-name="P3" draw:layer="layout" draw:type="line" svg:x1="5.173cm" svg:y1="6.896cm" svg:x2="6.294cm" svg:y2="5.04cm" draw:start-shape="id56" draw:start-glue-point="10" draw:end-shape="id45" draw:end-glue-point="6">
          <text:p text:style-name="P4"/>
        </draw:connector>
        <draw:connector draw:style-name="gr2" draw:text-style-name="P3" draw:layer="layout" draw:type="line" svg:x1="5.173cm" svg:y1="6.896cm" svg:x2="6.294cm" svg:y2="5.955cm" draw:start-shape="id56" draw:start-glue-point="10" draw:end-shape="id46" draw:end-glue-point="6">
          <text:p text:style-name="P4"/>
        </draw:connector>
        <draw:connector draw:style-name="gr2" draw:text-style-name="P3" draw:layer="layout" draw:type="line" svg:x1="5.173cm" svg:y1="6.896cm" svg:x2="6.294cm" svg:y2="6.896cm" draw:start-shape="id56" draw:start-glue-point="10" draw:end-shape="id50" draw:end-glue-point="6">
          <text:p text:style-name="P4"/>
        </draw:connector>
        <draw:connector draw:style-name="gr2" draw:text-style-name="P3" draw:layer="layout" draw:type="line" svg:x1="4.643cm" svg:y1="2.846cm" svg:x2="6.348cm" svg:y2="6.761cm" draw:start-shape="id57" draw:start-glue-point="9" draw:end-shape="id50" draw:end-glue-point="5">
          <text:p text:style-name="P4"/>
        </draw:connector>
        <draw:custom-shape draw:style-name="gr16" draw:text-style-name="P3" draw:id="id37" draw:layer="layout" svg:width="0.38cm" svg:height="0.38cm" svg:x="9.593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0" draw:layer="layout" svg:width="0.38cm" svg:height="0.38cm" svg:x="9.593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2" draw:layer="layout" svg:width="0.38cm" svg:height="0.38cm" svg:x="9.593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8" draw:layer="layout" svg:width="0.38cm" svg:height="0.38cm" svg:x="9.593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283cm" svg:y1="7.087cm" svg:x2="11.283cm" svg:y2="7.523cm" draw:start-shape="id58" draw:start-glue-point="8" draw:end-shape="id43" draw:end-glue-point="4">
          <text:p text:style-name="P4"/>
        </draw:connector>
        <draw:custom-shape draw:style-name="gr17" draw:text-style-name="P3" draw:id="id43" draw:layer="layout" svg:width="0.38cm" svg:height="0.38cm" svg:x="11.094cm" svg:y="7.5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1.148cm" svg:y1="5.175cm" svg:x2="11.283cm" svg:y2="6.707cm" draw:start-shape="id39" draw:start-glue-point="7" draw:end-shape="id58" draw:end-glue-point="4">
          <text:p text:style-name="P4"/>
        </draw:connector>
        <draw:connector draw:style-name="gr5" draw:text-style-name="P3" draw:layer="layout" draw:type="curve" draw:line-skew="0.128cm 0.705cm" svg:x1="11.148cm" svg:y1="4.559cm" svg:x2="11.283cm" svg:y2="6.707cm" draw:start-shape="id41" draw:start-glue-point="7" draw:end-shape="id58" draw:end-glue-point="4">
          <text:p text:style-name="P4"/>
        </draw:connector>
        <draw:connector draw:style-name="gr5" draw:text-style-name="P3" draw:layer="layout" draw:type="curve" svg:x1="11.283cm" svg:y1="6.146cm" svg:x2="11.283cm" svg:y2="6.707cm" draw:start-shape="id38" draw:start-glue-point="8" draw:end-shape="id58" draw:end-glue-point="4">
          <text:p text:style-name="P4"/>
        </draw:connector>
        <draw:connector draw:style-name="gr5" draw:text-style-name="P3" draw:layer="layout" draw:type="curve" svg:x1="11.283cm" svg:y1="5.231cm" svg:x2="11.283cm" svg:y2="5.766cm" draw:start-shape="id39" draw:start-glue-point="8" draw:end-shape="id38" draw:end-glue-point="4">
          <text:p text:style-name="P4"/>
        </draw:connector>
        <draw:connector draw:style-name="gr5" draw:text-style-name="P3" draw:layer="layout" draw:type="curve" draw:line-skew="0.403cm 1.82cm" svg:x1="11.148cm" svg:y1="4.559cm" svg:x2="11.283cm" svg:y2="5.766cm" draw:start-shape="id41" draw:start-glue-point="7" draw:end-shape="id38" draw:end-glue-point="4">
          <text:p text:style-name="P4"/>
        </draw:connector>
        <draw:connector draw:style-name="gr2" draw:text-style-name="P3" draw:layer="layout" draw:type="line" svg:x1="9.443cm" svg:y1="2.846cm" svg:x2="11.148cm" svg:y2="5.82cm" draw:start-shape="id51" draw:start-glue-point="9" draw:end-shape="id38" draw:end-glue-point="5">
          <text:p text:style-name="P4"/>
        </draw:connector>
        <draw:connector draw:style-name="gr2" draw:text-style-name="P3" draw:layer="layout" draw:type="line" svg:x1="9.443cm" svg:y1="2.846cm" svg:x2="11.148cm" svg:y2="4.905cm" draw:start-shape="id51" draw:start-glue-point="9" draw:end-shape="id39" draw:end-glue-point="5">
          <text:p text:style-name="P4"/>
        </draw:connector>
        <draw:connector draw:style-name="gr2" draw:text-style-name="P3" draw:layer="layout" draw:type="line" svg:x1="9.443cm" svg:y1="2.846cm" svg:x2="11.148cm" svg:y2="4.289cm" draw:start-shape="id51" draw:start-glue-point="9" draw:end-shape="id41" draw:end-glue-point="5">
          <text:p text:style-name="P4"/>
        </draw:connector>
        <draw:connector draw:style-name="gr2" draw:text-style-name="P3" draw:layer="layout" draw:type="line" svg:x1="9.443cm" svg:y1="2.846cm" svg:x2="11.148cm" svg:y2="6.761cm" draw:start-shape="id51" draw:start-glue-point="9" draw:end-shape="id58" draw:end-glue-point="5">
          <text:p text:style-name="P4"/>
        </draw:connector>
        <draw:connector draw:style-name="gr3" draw:text-style-name="P3" draw:layer="layout" draw:type="line" svg:x1="6.674cm" svg:y1="5.04cm" svg:x2="9.593cm" svg:y2="5.04cm" draw:start-shape="id45" draw:start-glue-point="10" draw:end-shape="id42" draw:end-glue-point="6">
          <text:p text:style-name="P4"/>
        </draw:connector>
        <draw:custom-shape draw:style-name="gr16" draw:text-style-name="P3" draw:id="id50" draw:layer="layout" svg:width="0.38cm" svg:height="0.38cm" svg:x="6.294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6" draw:layer="layout" svg:width="0.38cm" svg:height="0.38cm" svg:x="6.294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5" draw:layer="layout" svg:width="0.38cm" svg:height="0.38cm" svg:x="6.294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4" draw:layer="layout" svg:width="0.38cm" svg:height="0.38cm" svg:x="6.294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51" draw:layer="layout" svg:width="0.38cm" svg:height="0.38cm" svg:x="9.119cm" svg:y="2.522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47" draw:layer="layout" svg:width="0.38cm" svg:height="0.38cm" svg:x="8.819cm" svg:y="3.622cm">
          <text:p text:style-name="P1"><text:span text:style-name="T6">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58" draw:layer="layout" svg:width="0.38cm" svg:height="0.38cm" svg:x="11.094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8" draw:layer="layout" svg:width="0.38cm" svg:height="0.38cm" svg:x="11.094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9" draw:layer="layout" svg:width="0.38cm" svg:height="0.38cm" svg:x="11.094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1" draw:layer="layout" svg:width="0.38cm" svg:height="0.38cm" svg:x="11.094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9.973cm" svg:y1="4.424cm" svg:x2="11.094cm" svg:y2="4.424cm" draw:start-shape="id48" draw:start-glue-point="10" draw:end-shape="id41" draw:end-glue-point="6">
          <text:p text:style-name="P4"/>
        </draw:connector>
        <draw:connector draw:style-name="gr3" draw:text-style-name="P3" draw:layer="layout" draw:type="line" svg:x1="9.973cm" svg:y1="5.04cm" svg:x2="11.094cm" svg:y2="5.04cm" draw:start-shape="id42" draw:start-glue-point="10" draw:end-shape="id39" draw:end-glue-point="6">
          <text:p text:style-name="P4"/>
        </draw:connector>
        <draw:connector draw:style-name="gr3" draw:text-style-name="P3" draw:layer="layout" draw:type="line" svg:x1="9.973cm" svg:y1="5.955cm" svg:x2="11.094cm" svg:y2="5.955cm" draw:start-shape="id40" draw:start-glue-point="10" draw:end-shape="id38" draw:end-glue-point="6">
          <text:p text:style-name="P4"/>
        </draw:connector>
        <draw:connector draw:style-name="gr3" draw:text-style-name="P3" draw:layer="layout" draw:type="line" svg:x1="9.973cm" svg:y1="6.896cm" svg:x2="11.094cm" svg:y2="6.896cm" draw:start-shape="id37" draw:start-glue-point="10" draw:end-shape="id58" draw:end-glue-point="6">
          <text:p text:style-name="P4"/>
        </draw:connector>
        <draw:custom-shape draw:style-name="gr1" draw:text-style-name="P2" draw:layer="layout" svg:width="4.15cm" svg:height="6.36cm" svg:x="3.677cm" svg:y="9.208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475cm" svg:y1="13.356cm" svg:x2="11.284cm" svg:y2="14.924cm" draw:start-shape="id32" draw:start-glue-point="10" draw:end-shape="id59" draw:end-glue-point="4">
          <text:p text:style-name="P4"/>
        </draw:connector>
        <draw:connector draw:style-name="gr4" draw:text-style-name="P3" draw:layer="layout" draw:type="curve" draw:line-skew="0.012cm 0.858cm" svg:x1="11.475cm" svg:y1="12.441cm" svg:x2="11.284cm" svg:y2="14.924cm" draw:start-shape="id33" draw:start-glue-point="10" draw:end-shape="id59" draw:end-glue-point="4">
          <text:p text:style-name="P4"/>
        </draw:connector>
        <draw:connector draw:style-name="gr4" draw:text-style-name="P3" draw:layer="layout" draw:type="curve" draw:line-skew="0.17cm 1.215cm" svg:x1="11.475cm" svg:y1="11.825cm" svg:x2="11.284cm" svg:y2="14.924cm" draw:start-shape="id35" draw:start-glue-point="10" draw:end-shape="id59" draw:end-glue-point="4">
          <text:p text:style-name="P4"/>
        </draw:connector>
        <draw:connector draw:style-name="gr3" draw:text-style-name="P3" draw:layer="layout" draw:type="line" svg:x1="6.675cm" svg:y1="11.825cm" svg:x2="9.594cm" svg:y2="12.441cm" draw:start-shape="id60" draw:start-glue-point="10" draw:end-shape="id36" draw:end-glue-point="6">
          <text:p text:style-name="P4"/>
        </draw:connector>
        <draw:connector draw:style-name="gr2" draw:text-style-name="P3" draw:layer="layout" draw:type="line" svg:x1="6.675cm" svg:y1="11.825cm" svg:x2="9.594cm" svg:y2="13.356cm" draw:start-shape="id60" draw:start-glue-point="10" draw:end-shape="id34" draw:end-glue-point="6">
          <text:p text:style-name="P4"/>
        </draw:connector>
        <draw:connector draw:style-name="gr3" draw:text-style-name="P3" draw:layer="layout" draw:type="line" svg:x1="6.675cm" svg:y1="12.441cm" svg:x2="9.594cm" svg:y2="13.356cm" draw:start-shape="id61" draw:start-glue-point="10" draw:end-shape="id34" draw:end-glue-point="6">
          <text:p text:style-name="P4"/>
        </draw:connector>
        <draw:connector draw:style-name="gr2" draw:text-style-name="P3" draw:layer="layout" draw:type="line" svg:x1="6.675cm" svg:y1="11.825cm" svg:x2="9.594cm" svg:y2="14.297cm" draw:start-shape="id60" draw:start-glue-point="10" draw:end-shape="id31" draw:end-glue-point="6">
          <text:p text:style-name="P4"/>
        </draw:connector>
        <draw:connector draw:style-name="gr2" draw:text-style-name="P3" draw:layer="layout" draw:type="line" svg:x1="6.675cm" svg:y1="12.441cm" svg:x2="9.594cm" svg:y2="14.297cm" draw:start-shape="id61" draw:start-glue-point="10" draw:end-shape="id31" draw:end-glue-point="6">
          <text:p text:style-name="P4"/>
        </draw:connector>
        <draw:connector draw:style-name="gr3" draw:text-style-name="P3" draw:layer="layout" draw:type="line" svg:x1="6.675cm" svg:y1="13.356cm" svg:x2="9.594cm" svg:y2="14.297cm" draw:start-shape="id62" draw:start-glue-point="10" draw:end-shape="id31" draw:end-glue-point="6">
          <text:p text:style-name="P4"/>
        </draw:connector>
        <draw:connector draw:style-name="gr2" draw:text-style-name="P3" draw:layer="layout" draw:type="line" svg:x1="9.144cm" svg:y1="11.347cm" svg:x2="9.648cm" svg:y2="13.221cm" draw:start-shape="id63" draw:start-glue-point="9" draw:end-shape="id34" draw:end-glue-point="5">
          <text:p text:style-name="P4"/>
        </draw:connector>
        <draw:connector draw:style-name="gr2" draw:text-style-name="P3" draw:layer="layout" draw:type="line" svg:x1="9.144cm" svg:y1="11.347cm" svg:x2="9.648cm" svg:y2="12.306cm" draw:start-shape="id63" draw:start-glue-point="9" draw:end-shape="id36" draw:end-glue-point="5">
          <text:p text:style-name="P4"/>
        </draw:connector>
        <draw:connector draw:style-name="gr2" draw:text-style-name="P3" draw:layer="layout" draw:type="line" svg:x1="9.144cm" svg:y1="11.347cm" svg:x2="9.648cm" svg:y2="11.69cm" draw:start-shape="id63" draw:start-glue-point="9" draw:end-shape="id64" draw:end-glue-point="5">
          <text:p text:style-name="P4"/>
        </draw:connector>
        <draw:connector draw:style-name="gr2" draw:text-style-name="P3" draw:layer="layout" draw:type="line" svg:x1="9.144cm" svg:y1="11.347cm" svg:x2="9.648cm" svg:y2="14.162cm" draw:start-shape="id63" draw:start-glue-point="9" draw:end-shape="id31" draw:end-glue-point="5">
          <text:p text:style-name="P4"/>
        </draw:connector>
        <draw:connector draw:style-name="gr5" draw:text-style-name="P3" draw:layer="layout" draw:type="curve" draw:line-skew="-0.215cm 0.358cm" svg:x1="6.675cm" svg:y1="13.356cm" svg:x2="6.484cm" svg:y2="14.924cm" draw:start-shape="id62" draw:start-glue-point="10" draw:end-shape="id65" draw:end-glue-point="4">
          <text:p text:style-name="P4"/>
        </draw:connector>
        <draw:connector draw:style-name="gr5" draw:text-style-name="P3" draw:layer="layout" draw:type="curve" draw:line-skew="0.012cm 0.858cm" svg:x1="6.675cm" svg:y1="12.441cm" svg:x2="6.484cm" svg:y2="14.924cm" draw:start-shape="id61" draw:start-glue-point="10" draw:end-shape="id65" draw:end-glue-point="4">
          <text:p text:style-name="P4"/>
        </draw:connector>
        <draw:connector draw:style-name="gr5" draw:text-style-name="P3" draw:layer="layout" draw:type="curve" draw:line-skew="0.17cm 1.215cm" svg:x1="6.675cm" svg:y1="11.825cm" svg:x2="6.484cm" svg:y2="14.924cm" draw:start-shape="id60" draw:start-glue-point="10" draw:end-shape="id65" draw:end-glue-point="4">
          <text:p text:style-name="P4"/>
        </draw:connector>
        <draw:connector draw:style-name="gr6" draw:text-style-name="P3" draw:layer="layout" draw:type="line" svg:x1="6.619cm" svg:y1="11.69cm" svg:x2="8.874cm" svg:y2="11.347cm" draw:start-shape="id60" draw:start-glue-point="11" draw:end-shape="id63" draw:end-glue-point="7">
          <text:p text:style-name="P4"/>
        </draw:connector>
        <draw:connector draw:style-name="gr6" draw:text-style-name="P3" draw:layer="layout" draw:type="line" svg:x1="6.619cm" svg:y1="12.306cm" svg:x2="8.874cm" svg:y2="11.347cm" draw:start-shape="id61" draw:start-glue-point="11" draw:end-shape="id63" draw:end-glue-point="7">
          <text:p text:style-name="P4"/>
        </draw:connector>
        <draw:connector draw:style-name="gr6" draw:text-style-name="P3" draw:layer="layout" draw:type="line" svg:x1="6.619cm" svg:y1="13.221cm" svg:x2="8.874cm" svg:y2="11.347cm" draw:start-shape="id62" draw:start-glue-point="11" draw:end-shape="id63" draw:end-glue-point="7">
          <text:p text:style-name="P4"/>
        </draw:connector>
        <draw:connector draw:style-name="gr6" draw:text-style-name="P3" draw:layer="layout" draw:type="line" svg:x1="6.619cm" svg:y1="14.162cm" svg:x2="8.874cm" svg:y2="11.347cm" draw:start-shape="id66" draw:start-glue-point="11" draw:end-shape="id63" draw:end-glue-point="7">
          <text:p text:style-name="P4"/>
        </draw:connector>
        <draw:connector draw:style-name="gr6" draw:text-style-name="P3" draw:layer="layout" draw:type="line" svg:x1="6.619cm" svg:y1="11.69cm" svg:x2="9.174cm" svg:y2="10.247cm" draw:start-shape="id60" draw:start-glue-point="11" draw:end-shape="id67" draw:end-glue-point="7">
          <text:p text:style-name="P4"/>
        </draw:connector>
        <draw:connector draw:style-name="gr6" draw:text-style-name="P3" draw:layer="layout" draw:type="line" svg:x1="6.619cm" svg:y1="12.306cm" svg:x2="9.174cm" svg:y2="10.247cm" draw:start-shape="id61" draw:start-glue-point="11" draw:end-shape="id67" draw:end-glue-point="7">
          <text:p text:style-name="P4"/>
        </draw:connector>
        <draw:connector draw:style-name="gr6" draw:text-style-name="P3" draw:layer="layout" draw:type="line" svg:x1="6.619cm" svg:y1="13.221cm" svg:x2="9.174cm" svg:y2="10.247cm" draw:start-shape="id62" draw:start-glue-point="11" draw:end-shape="id67" draw:end-glue-point="7">
          <text:p text:style-name="P4"/>
        </draw:connector>
        <draw:connector draw:style-name="gr6" draw:text-style-name="P3" draw:layer="layout" draw:type="line" svg:x1="6.619cm" svg:y1="14.162cm" svg:x2="9.174cm" svg:y2="10.247cm" draw:start-shape="id66" draw:start-glue-point="11" draw:end-shape="id67" draw:end-glue-point="7">
          <text:p text:style-name="P4"/>
        </draw:connector>
        <draw:frame draw:style-name="gr7" draw:text-style-name="P5" draw:layer="layout" svg:width="0.756cm" svg:height="0.399cm" svg:x="2.371cm" svg:y="14.898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371cm" svg:y="14.108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371cm" svg:y="11.014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371cm" svg:y="13.167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371cm" svg:y="12.252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371cm" svg:y="11.636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4.344cm" svg:y1="11.347cm" svg:x2="4.848cm" svg:y2="13.221cm" draw:start-shape="id68" draw:start-glue-point="9" draw:end-shape="id69" draw:end-glue-point="5">
          <text:p text:style-name="P4"/>
        </draw:connector>
        <draw:connector draw:style-name="gr2" draw:text-style-name="P3" draw:layer="layout" draw:type="line" svg:x1="4.344cm" svg:y1="11.347cm" svg:x2="4.848cm" svg:y2="12.306cm" draw:start-shape="id68" draw:start-glue-point="9" draw:end-shape="id70" draw:end-glue-point="5">
          <text:p text:style-name="P4"/>
        </draw:connector>
        <draw:frame draw:style-name="gr13" draw:text-style-name="P6" draw:layer="layout" svg:width="0.337cm" svg:height="0.502cm" svg:x="10.764cm" svg:y="15.828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946cm" svg:y="15.828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4.344cm" svg:y1="11.347cm" svg:x2="4.848cm" svg:y2="11.69cm" draw:start-shape="id68" draw:start-glue-point="9" draw:end-shape="id71" draw:end-glue-point="5">
          <text:p text:style-name="P4"/>
        </draw:connector>
        <draw:custom-shape draw:style-name="gr14" draw:text-style-name="P3" draw:id="id68" draw:layer="layout" svg:width="0.38cm" svg:height="0.38cm" svg:x="4.02cm" svg:y="11.0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72" draw:layer="layout" svg:width="0.38cm" svg:height="0.38cm" svg:x="4.794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69" draw:layer="layout" svg:width="0.38cm" svg:height="0.38cm" svg:x="4.794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70" draw:layer="layout" svg:width="0.38cm" svg:height="0.38cm" svg:x="4.794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71" draw:layer="layout" svg:width="0.38cm" svg:height="0.38cm" svg:x="4.794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6.675cm" svg:y1="11.825cm" svg:x2="9.594cm" svg:y2="11.825cm" draw:start-shape="id60" draw:start-glue-point="10" draw:end-shape="id64" draw:end-glue-point="6">
          <text:p text:style-name="P4"/>
        </draw:connector>
        <draw:connector draw:style-name="gr2" draw:text-style-name="P3" draw:layer="layout" draw:type="line" svg:x1="6.675cm" svg:y1="13.356cm" svg:x2="9.594cm" svg:y2="13.356cm" draw:start-shape="id62" draw:start-glue-point="10" draw:end-shape="id34" draw:end-glue-point="6">
          <text:p text:style-name="P4"/>
        </draw:connector>
        <draw:connector draw:style-name="gr2" draw:text-style-name="P3" draw:layer="layout" draw:type="line" svg:x1="6.675cm" svg:y1="14.297cm" svg:x2="9.594cm" svg:y2="14.297cm" draw:start-shape="id66" draw:start-glue-point="10" draw:end-shape="id31" draw:end-glue-point="6">
          <text:p text:style-name="P4"/>
        </draw:connector>
        <draw:frame draw:style-name="gr9" draw:text-style-name="P5" draw:layer="layout" svg:width="1.272cm" svg:height="0.399cm" svg:x="2.372cm" svg:y="9.914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73" draw:layer="layout" svg:width="0.38cm" svg:height="0.38cm" svg:x="4.32cm" svg:y="9.9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484cm" svg:y1="14.488cm" svg:x2="6.484cm" svg:y2="14.924cm" draw:start-shape="id66" draw:start-glue-point="8" draw:end-shape="id65" draw:end-glue-point="4">
          <text:p text:style-name="P4"/>
        </draw:connector>
        <draw:custom-shape draw:style-name="gr15" draw:text-style-name="P3" draw:id="id65" draw:layer="layout" svg:width="0.38cm" svg:height="0.38cm" svg:x="6.295cm" svg:y="14.9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349cm" svg:y1="12.576cm" svg:x2="6.484cm" svg:y2="14.108cm" draw:start-shape="id61" draw:start-glue-point="7" draw:end-shape="id66" draw:end-glue-point="4">
          <text:p text:style-name="P4"/>
        </draw:connector>
        <draw:connector draw:style-name="gr5" draw:text-style-name="P3" draw:layer="layout" draw:type="curve" draw:line-skew="0.128cm 0.705cm" svg:x1="6.349cm" svg:y1="11.96cm" svg:x2="6.484cm" svg:y2="14.108cm" draw:start-shape="id60" draw:start-glue-point="7" draw:end-shape="id66" draw:end-glue-point="4">
          <text:p text:style-name="P4"/>
        </draw:connector>
        <draw:connector draw:style-name="gr5" draw:text-style-name="P3" draw:layer="layout" draw:type="curve" svg:x1="6.484cm" svg:y1="13.547cm" svg:x2="6.484cm" svg:y2="14.108cm" draw:start-shape="id62" draw:start-glue-point="8" draw:end-shape="id66" draw:end-glue-point="4">
          <text:p text:style-name="P4"/>
        </draw:connector>
        <draw:connector draw:style-name="gr2" draw:text-style-name="P3" draw:layer="layout" draw:type="line" svg:x1="4.344cm" svg:y1="11.347cm" svg:x2="4.848cm" svg:y2="14.162cm" draw:start-shape="id68" draw:start-glue-point="9" draw:end-shape="id72" draw:end-glue-point="5">
          <text:p text:style-name="P4"/>
        </draw:connector>
        <draw:connector draw:style-name="gr5" draw:text-style-name="P3" draw:layer="layout" draw:type="curve" svg:x1="6.484cm" svg:y1="12.632cm" svg:x2="6.484cm" svg:y2="13.167cm" draw:start-shape="id61" draw:start-glue-point="8" draw:end-shape="id62" draw:end-glue-point="4">
          <text:p text:style-name="P4"/>
        </draw:connector>
        <draw:connector draw:style-name="gr5" draw:text-style-name="P3" draw:layer="layout" draw:type="curve" draw:line-skew="0.403cm 1.82cm" svg:x1="6.349cm" svg:y1="11.96cm" svg:x2="6.484cm" svg:y2="13.167cm" draw:start-shape="id60" draw:start-glue-point="7" draw:end-shape="id62" draw:end-glue-point="4">
          <text:p text:style-name="P4"/>
        </draw:connector>
        <draw:connector draw:style-name="gr2" draw:text-style-name="P3" draw:layer="layout" draw:type="line" svg:x1="4.644cm" svg:y1="10.247cm" svg:x2="6.349cm" svg:y2="13.221cm" draw:start-shape="id73" draw:start-glue-point="9" draw:end-shape="id62" draw:end-glue-point="5">
          <text:p text:style-name="P4"/>
        </draw:connector>
        <draw:connector draw:style-name="gr2" draw:text-style-name="P3" draw:layer="layout" draw:type="line" svg:x1="4.644cm" svg:y1="10.247cm" svg:x2="6.349cm" svg:y2="12.306cm" draw:start-shape="id73" draw:start-glue-point="9" draw:end-shape="id61" draw:end-glue-point="5">
          <text:p text:style-name="P4"/>
        </draw:connector>
        <draw:connector draw:style-name="gr2" draw:text-style-name="P3" draw:layer="layout" draw:type="line" svg:x1="4.644cm" svg:y1="10.247cm" svg:x2="6.349cm" svg:y2="11.69cm" draw:start-shape="id73" draw:start-glue-point="9" draw:end-shape="id60" draw:end-glue-point="5">
          <text:p text:style-name="P4"/>
        </draw:connector>
        <draw:connector draw:style-name="gr2" draw:text-style-name="P3" draw:layer="layout" draw:type="line" svg:x1="5.174cm" svg:y1="11.825cm" svg:x2="6.295cm" svg:y2="11.825cm" draw:start-shape="id71" draw:start-glue-point="10" draw:end-shape="id60" draw:end-glue-point="6">
          <text:p text:style-name="P4"/>
        </draw:connector>
        <draw:connector draw:style-name="gr2" draw:text-style-name="P3" draw:layer="layout" draw:type="line" svg:x1="5.174cm" svg:y1="12.441cm" svg:x2="6.295cm" svg:y2="11.825cm" draw:start-shape="id70" draw:start-glue-point="10" draw:end-shape="id60" draw:end-glue-point="6">
          <text:p text:style-name="P4"/>
        </draw:connector>
        <draw:connector draw:style-name="gr2" draw:text-style-name="P3" draw:layer="layout" draw:type="line" svg:x1="5.174cm" svg:y1="12.441cm" svg:x2="6.295cm" svg:y2="12.441cm" draw:start-shape="id70" draw:start-glue-point="10" draw:end-shape="id61" draw:end-glue-point="6">
          <text:p text:style-name="P4"/>
        </draw:connector>
        <draw:connector draw:style-name="gr2" draw:text-style-name="P3" draw:layer="layout" draw:type="line" svg:x1="5.174cm" svg:y1="13.356cm" svg:x2="6.295cm" svg:y2="11.825cm" draw:start-shape="id69" draw:start-glue-point="10" draw:end-shape="id60" draw:end-glue-point="6">
          <text:p text:style-name="P4"/>
        </draw:connector>
        <draw:connector draw:style-name="gr2" draw:text-style-name="P3" draw:layer="layout" draw:type="line" svg:x1="5.174cm" svg:y1="13.356cm" svg:x2="6.295cm" svg:y2="12.441cm" draw:start-shape="id69" draw:start-glue-point="10" draw:end-shape="id61" draw:end-glue-point="6">
          <text:p text:style-name="P4"/>
        </draw:connector>
        <draw:connector draw:style-name="gr2" draw:text-style-name="P3" draw:layer="layout" draw:type="line" svg:x1="5.174cm" svg:y1="13.356cm" svg:x2="6.295cm" svg:y2="13.356cm" draw:start-shape="id69" draw:start-glue-point="10" draw:end-shape="id62" draw:end-glue-point="6">
          <text:p text:style-name="P4"/>
        </draw:connector>
        <draw:connector draw:style-name="gr2" draw:text-style-name="P3" draw:layer="layout" draw:type="line" svg:x1="5.174cm" svg:y1="14.297cm" svg:x2="6.295cm" svg:y2="12.441cm" draw:start-shape="id72" draw:start-glue-point="10" draw:end-shape="id61" draw:end-glue-point="6">
          <text:p text:style-name="P4"/>
        </draw:connector>
        <draw:connector draw:style-name="gr2" draw:text-style-name="P3" draw:layer="layout" draw:type="line" svg:x1="5.174cm" svg:y1="14.297cm" svg:x2="6.295cm" svg:y2="13.356cm" draw:start-shape="id72" draw:start-glue-point="10" draw:end-shape="id62" draw:end-glue-point="6">
          <text:p text:style-name="P4"/>
        </draw:connector>
        <draw:connector draw:style-name="gr2" draw:text-style-name="P3" draw:layer="layout" draw:type="line" svg:x1="5.174cm" svg:y1="14.297cm" svg:x2="6.295cm" svg:y2="14.297cm" draw:start-shape="id72" draw:start-glue-point="10" draw:end-shape="id66" draw:end-glue-point="6">
          <text:p text:style-name="P4"/>
        </draw:connector>
        <draw:connector draw:style-name="gr2" draw:text-style-name="P3" draw:layer="layout" draw:type="line" svg:x1="4.644cm" svg:y1="10.247cm" svg:x2="6.349cm" svg:y2="14.162cm" draw:start-shape="id73" draw:start-glue-point="9" draw:end-shape="id66" draw:end-glue-point="5">
          <text:p text:style-name="P4"/>
        </draw:connector>
        <draw:custom-shape draw:style-name="gr16" draw:text-style-name="P3" draw:id="id31" draw:layer="layout" svg:width="0.38cm" svg:height="0.38cm" svg:x="9.594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4" draw:layer="layout" svg:width="0.38cm" svg:height="0.38cm" svg:x="9.594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6" draw:layer="layout" svg:width="0.38cm" svg:height="0.38cm" svg:x="9.594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4" draw:layer="layout" svg:width="0.38cm" svg:height="0.38cm" svg:x="9.594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284cm" svg:y1="14.488cm" svg:x2="11.284cm" svg:y2="14.924cm" draw:start-shape="id74" draw:start-glue-point="8" draw:end-shape="id59" draw:end-glue-point="4">
          <text:p text:style-name="P4"/>
        </draw:connector>
        <draw:custom-shape draw:style-name="gr17" draw:text-style-name="P3" draw:id="id59" draw:layer="layout" svg:width="0.38cm" svg:height="0.38cm" svg:x="11.095cm" svg:y="14.9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1.149cm" svg:y1="12.576cm" svg:x2="11.284cm" svg:y2="14.108cm" draw:start-shape="id33" draw:start-glue-point="7" draw:end-shape="id74" draw:end-glue-point="4">
          <text:p text:style-name="P4"/>
        </draw:connector>
        <draw:connector draw:style-name="gr5" draw:text-style-name="P3" draw:layer="layout" draw:type="curve" draw:line-skew="0.128cm 0.705cm" svg:x1="11.149cm" svg:y1="11.96cm" svg:x2="11.284cm" svg:y2="14.108cm" draw:start-shape="id35" draw:start-glue-point="7" draw:end-shape="id74" draw:end-glue-point="4">
          <text:p text:style-name="P4"/>
        </draw:connector>
        <draw:connector draw:style-name="gr5" draw:text-style-name="P3" draw:layer="layout" draw:type="curve" svg:x1="11.284cm" svg:y1="13.547cm" svg:x2="11.284cm" svg:y2="14.108cm" draw:start-shape="id32" draw:start-glue-point="8" draw:end-shape="id74" draw:end-glue-point="4">
          <text:p text:style-name="P4"/>
        </draw:connector>
        <draw:connector draw:style-name="gr5" draw:text-style-name="P3" draw:layer="layout" draw:type="curve" svg:x1="11.284cm" svg:y1="12.632cm" svg:x2="11.284cm" svg:y2="13.167cm" draw:start-shape="id33" draw:start-glue-point="8" draw:end-shape="id32" draw:end-glue-point="4">
          <text:p text:style-name="P4"/>
        </draw:connector>
        <draw:connector draw:style-name="gr5" draw:text-style-name="P3" draw:layer="layout" draw:type="curve" draw:line-skew="0.403cm 1.82cm" svg:x1="11.149cm" svg:y1="11.96cm" svg:x2="11.284cm" svg:y2="13.167cm" draw:start-shape="id35" draw:start-glue-point="7" draw:end-shape="id32" draw:end-glue-point="4">
          <text:p text:style-name="P4"/>
        </draw:connector>
        <draw:connector draw:style-name="gr2" draw:text-style-name="P3" draw:layer="layout" draw:type="line" svg:x1="9.444cm" svg:y1="10.247cm" svg:x2="11.149cm" svg:y2="13.221cm" draw:start-shape="id67" draw:start-glue-point="9" draw:end-shape="id32" draw:end-glue-point="5">
          <text:p text:style-name="P4"/>
        </draw:connector>
        <draw:connector draw:style-name="gr2" draw:text-style-name="P3" draw:layer="layout" draw:type="line" svg:x1="9.444cm" svg:y1="10.247cm" svg:x2="11.149cm" svg:y2="12.306cm" draw:start-shape="id67" draw:start-glue-point="9" draw:end-shape="id33" draw:end-glue-point="5">
          <text:p text:style-name="P4"/>
        </draw:connector>
        <draw:connector draw:style-name="gr2" draw:text-style-name="P3" draw:layer="layout" draw:type="line" svg:x1="9.444cm" svg:y1="10.247cm" svg:x2="11.149cm" svg:y2="11.69cm" draw:start-shape="id67" draw:start-glue-point="9" draw:end-shape="id35" draw:end-glue-point="5">
          <text:p text:style-name="P4"/>
        </draw:connector>
        <draw:connector draw:style-name="gr2" draw:text-style-name="P3" draw:layer="layout" draw:type="line" svg:x1="9.444cm" svg:y1="10.247cm" svg:x2="11.149cm" svg:y2="14.162cm" draw:start-shape="id67" draw:start-glue-point="9" draw:end-shape="id74" draw:end-glue-point="5">
          <text:p text:style-name="P4"/>
        </draw:connector>
        <draw:connector draw:style-name="gr2" draw:text-style-name="P3" draw:layer="layout" draw:type="line" svg:x1="6.675cm" svg:y1="12.441cm" svg:x2="9.594cm" svg:y2="12.441cm" draw:start-shape="id61" draw:start-glue-point="10" draw:end-shape="id36" draw:end-glue-point="6">
          <text:p text:style-name="P4"/>
        </draw:connector>
        <draw:custom-shape draw:style-name="gr16" draw:text-style-name="P3" draw:id="id66" draw:layer="layout" svg:width="0.38cm" svg:height="0.38cm" svg:x="6.295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2" draw:layer="layout" svg:width="0.38cm" svg:height="0.38cm" svg:x="6.295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1" draw:layer="layout" svg:width="0.38cm" svg:height="0.38cm" svg:x="6.295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0" draw:layer="layout" svg:width="0.38cm" svg:height="0.38cm" svg:x="6.295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67" draw:layer="layout" svg:width="0.38cm" svg:height="0.38cm" svg:x="9.12cm" svg:y="9.923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63" draw:layer="layout" svg:width="0.38cm" svg:height="0.38cm" svg:x="8.82cm" svg:y="11.023cm">
          <text:p text:style-name="P1"><text:span text:style-name="T6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74" draw:layer="layout" svg:width="0.38cm" svg:height="0.38cm" svg:x="11.095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2" draw:layer="layout" svg:width="0.38cm" svg:height="0.38cm" svg:x="11.095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3" draw:layer="layout" svg:width="0.38cm" svg:height="0.38cm" svg:x="11.095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5" draw:layer="layout" svg:width="0.38cm" svg:height="0.38cm" svg:x="11.095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9.974cm" svg:y1="11.825cm" svg:x2="11.095cm" svg:y2="11.825cm" draw:start-shape="id64" draw:start-glue-point="10" draw:end-shape="id35" draw:end-glue-point="6">
          <text:p text:style-name="P4"/>
        </draw:connector>
        <draw:connector draw:style-name="gr3" draw:text-style-name="P3" draw:layer="layout" draw:type="line" svg:x1="9.974cm" svg:y1="12.441cm" svg:x2="11.095cm" svg:y2="12.441cm" draw:start-shape="id36" draw:start-glue-point="10" draw:end-shape="id33" draw:end-glue-point="6">
          <text:p text:style-name="P4"/>
        </draw:connector>
        <draw:connector draw:style-name="gr3" draw:text-style-name="P3" draw:layer="layout" draw:type="line" svg:x1="9.974cm" svg:y1="13.356cm" svg:x2="11.095cm" svg:y2="13.356cm" draw:start-shape="id34" draw:start-glue-point="10" draw:end-shape="id32" draw:end-glue-point="6">
          <text:p text:style-name="P4"/>
        </draw:connector>
        <draw:connector draw:style-name="gr3" draw:text-style-name="P3" draw:layer="layout" draw:type="line" svg:x1="9.974cm" svg:y1="14.297cm" svg:x2="11.095cm" svg:y2="14.297cm" draw:start-shape="id31" draw:start-glue-point="10" draw:end-shape="id74" draw:end-glue-point="6">
          <text:p text:style-name="P4"/>
        </draw:connector>
        <draw:custom-shape draw:style-name="gr1" draw:text-style-name="P2" draw:layer="layout" svg:width="4.15cm" svg:height="6.36cm" svg:x="3.676cm" svg:y="16.607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474cm" svg:y1="20.755cm" svg:x2="11.283cm" svg:y2="22.323cm" draw:start-shape="id27" draw:start-glue-point="10" draw:end-shape="id75" draw:end-glue-point="4">
          <text:p text:style-name="P4"/>
        </draw:connector>
        <draw:connector draw:style-name="gr4" draw:text-style-name="P3" draw:layer="layout" draw:type="curve" draw:line-skew="0.012cm 0.858cm" svg:x1="11.474cm" svg:y1="19.84cm" svg:x2="11.283cm" svg:y2="22.323cm" draw:start-shape="id26" draw:start-glue-point="10" draw:end-shape="id75" draw:end-glue-point="4">
          <text:p text:style-name="P4"/>
        </draw:connector>
        <draw:connector draw:style-name="gr4" draw:text-style-name="P3" draw:layer="layout" draw:type="curve" draw:line-skew="0.17cm 1.215cm" svg:x1="11.474cm" svg:y1="19.224cm" svg:x2="11.283cm" svg:y2="22.323cm" draw:start-shape="id30" draw:start-glue-point="10" draw:end-shape="id75" draw:end-glue-point="4">
          <text:p text:style-name="P4"/>
        </draw:connector>
        <draw:connector draw:style-name="gr2" draw:text-style-name="P3" draw:layer="layout" draw:type="line" svg:x1="6.674cm" svg:y1="19.224cm" svg:x2="9.593cm" svg:y2="19.84cm" draw:start-shape="id76" draw:start-glue-point="10" draw:end-shape="id29" draw:end-glue-point="6">
          <text:p text:style-name="P4"/>
        </draw:connector>
        <draw:connector draw:style-name="gr3" draw:text-style-name="P3" draw:layer="layout" draw:type="line" svg:x1="6.674cm" svg:y1="19.224cm" svg:x2="9.593cm" svg:y2="20.755cm" draw:start-shape="id76" draw:start-glue-point="10" draw:end-shape="id28" draw:end-glue-point="6">
          <text:p text:style-name="P4"/>
        </draw:connector>
        <draw:connector draw:style-name="gr2" draw:text-style-name="P3" draw:layer="layout" draw:type="line" svg:x1="6.674cm" svg:y1="19.84cm" svg:x2="9.593cm" svg:y2="20.755cm" draw:start-shape="id77" draw:start-glue-point="10" draw:end-shape="id28" draw:end-glue-point="6">
          <text:p text:style-name="P4"/>
        </draw:connector>
        <draw:connector draw:style-name="gr2" draw:text-style-name="P3" draw:layer="layout" draw:type="line" svg:x1="6.674cm" svg:y1="19.224cm" svg:x2="9.593cm" svg:y2="21.696cm" draw:start-shape="id76" draw:start-glue-point="10" draw:end-shape="id25" draw:end-glue-point="6">
          <text:p text:style-name="P4"/>
        </draw:connector>
        <draw:connector draw:style-name="gr3" draw:text-style-name="P3" draw:layer="layout" draw:type="line" svg:x1="6.674cm" svg:y1="19.84cm" svg:x2="9.593cm" svg:y2="21.696cm" draw:start-shape="id77" draw:start-glue-point="10" draw:end-shape="id25" draw:end-glue-point="6">
          <text:p text:style-name="P4"/>
        </draw:connector>
        <draw:connector draw:style-name="gr2" draw:text-style-name="P3" draw:layer="layout" draw:type="line" svg:x1="6.674cm" svg:y1="20.755cm" svg:x2="9.593cm" svg:y2="21.696cm" draw:start-shape="id78" draw:start-glue-point="10" draw:end-shape="id25" draw:end-glue-point="6">
          <text:p text:style-name="P4"/>
        </draw:connector>
        <draw:connector draw:style-name="gr2" draw:text-style-name="P3" draw:layer="layout" draw:type="line" svg:x1="9.143cm" svg:y1="18.746cm" svg:x2="9.647cm" svg:y2="20.62cm" draw:start-shape="id79" draw:start-glue-point="9" draw:end-shape="id28" draw:end-glue-point="5">
          <text:p text:style-name="P4"/>
        </draw:connector>
        <draw:connector draw:style-name="gr2" draw:text-style-name="P3" draw:layer="layout" draw:type="line" svg:x1="9.143cm" svg:y1="18.746cm" svg:x2="9.647cm" svg:y2="19.705cm" draw:start-shape="id79" draw:start-glue-point="9" draw:end-shape="id29" draw:end-glue-point="5">
          <text:p text:style-name="P4"/>
        </draw:connector>
        <draw:connector draw:style-name="gr2" draw:text-style-name="P3" draw:layer="layout" draw:type="line" svg:x1="9.143cm" svg:y1="18.746cm" svg:x2="9.647cm" svg:y2="19.089cm" draw:start-shape="id79" draw:start-glue-point="9" draw:end-shape="id80" draw:end-glue-point="5">
          <text:p text:style-name="P4"/>
        </draw:connector>
        <draw:connector draw:style-name="gr2" draw:text-style-name="P3" draw:layer="layout" draw:type="line" svg:x1="9.143cm" svg:y1="18.746cm" svg:x2="9.647cm" svg:y2="21.561cm" draw:start-shape="id79" draw:start-glue-point="9" draw:end-shape="id25" draw:end-glue-point="5">
          <text:p text:style-name="P4"/>
        </draw:connector>
        <draw:connector draw:style-name="gr5" draw:text-style-name="P3" draw:layer="layout" draw:type="curve" draw:line-skew="-0.215cm 0.358cm" svg:x1="6.674cm" svg:y1="20.755cm" svg:x2="6.483cm" svg:y2="22.323cm" draw:start-shape="id78" draw:start-glue-point="10" draw:end-shape="id81" draw:end-glue-point="4">
          <text:p text:style-name="P4"/>
        </draw:connector>
        <draw:connector draw:style-name="gr5" draw:text-style-name="P3" draw:layer="layout" draw:type="curve" draw:line-skew="0.012cm 0.858cm" svg:x1="6.674cm" svg:y1="19.84cm" svg:x2="6.483cm" svg:y2="22.323cm" draw:start-shape="id77" draw:start-glue-point="10" draw:end-shape="id81" draw:end-glue-point="4">
          <text:p text:style-name="P4"/>
        </draw:connector>
        <draw:connector draw:style-name="gr5" draw:text-style-name="P3" draw:layer="layout" draw:type="curve" draw:line-skew="0.17cm 1.215cm" svg:x1="6.674cm" svg:y1="19.224cm" svg:x2="6.483cm" svg:y2="22.323cm" draw:start-shape="id76" draw:start-glue-point="10" draw:end-shape="id81" draw:end-glue-point="4">
          <text:p text:style-name="P4"/>
        </draw:connector>
        <draw:connector draw:style-name="gr6" draw:text-style-name="P3" draw:layer="layout" draw:type="line" svg:x1="6.618cm" svg:y1="19.089cm" svg:x2="8.873cm" svg:y2="18.746cm" draw:start-shape="id76" draw:start-glue-point="11" draw:end-shape="id79" draw:end-glue-point="7">
          <text:p text:style-name="P4"/>
        </draw:connector>
        <draw:connector draw:style-name="gr6" draw:text-style-name="P3" draw:layer="layout" draw:type="line" svg:x1="6.618cm" svg:y1="19.705cm" svg:x2="8.873cm" svg:y2="18.746cm" draw:start-shape="id77" draw:start-glue-point="11" draw:end-shape="id79" draw:end-glue-point="7">
          <text:p text:style-name="P4"/>
        </draw:connector>
        <draw:connector draw:style-name="gr6" draw:text-style-name="P3" draw:layer="layout" draw:type="line" svg:x1="6.618cm" svg:y1="20.62cm" svg:x2="8.873cm" svg:y2="18.746cm" draw:start-shape="id78" draw:start-glue-point="11" draw:end-shape="id79" draw:end-glue-point="7">
          <text:p text:style-name="P4"/>
        </draw:connector>
        <draw:connector draw:style-name="gr6" draw:text-style-name="P3" draw:layer="layout" draw:type="line" svg:x1="6.618cm" svg:y1="21.561cm" svg:x2="8.873cm" svg:y2="18.746cm" draw:start-shape="id82" draw:start-glue-point="11" draw:end-shape="id79" draw:end-glue-point="7">
          <text:p text:style-name="P4"/>
        </draw:connector>
        <draw:connector draw:style-name="gr6" draw:text-style-name="P3" draw:layer="layout" draw:type="line" svg:x1="6.618cm" svg:y1="19.089cm" svg:x2="9.173cm" svg:y2="17.646cm" draw:start-shape="id76" draw:start-glue-point="11" draw:end-shape="id83" draw:end-glue-point="7">
          <text:p text:style-name="P4"/>
        </draw:connector>
        <draw:connector draw:style-name="gr6" draw:text-style-name="P3" draw:layer="layout" draw:type="line" svg:x1="6.618cm" svg:y1="19.705cm" svg:x2="9.173cm" svg:y2="17.646cm" draw:start-shape="id77" draw:start-glue-point="11" draw:end-shape="id83" draw:end-glue-point="7">
          <text:p text:style-name="P4"/>
        </draw:connector>
        <draw:connector draw:style-name="gr6" draw:text-style-name="P3" draw:layer="layout" draw:type="line" svg:x1="6.618cm" svg:y1="20.62cm" svg:x2="9.173cm" svg:y2="17.646cm" draw:start-shape="id78" draw:start-glue-point="11" draw:end-shape="id83" draw:end-glue-point="7">
          <text:p text:style-name="P4"/>
        </draw:connector>
        <draw:connector draw:style-name="gr6" draw:text-style-name="P3" draw:layer="layout" draw:type="line" svg:x1="6.618cm" svg:y1="21.561cm" svg:x2="9.173cm" svg:y2="17.646cm" draw:start-shape="id82" draw:start-glue-point="11" draw:end-shape="id83" draw:end-glue-point="7">
          <text:p text:style-name="P4"/>
        </draw:connector>
        <draw:frame draw:style-name="gr7" draw:text-style-name="P5" draw:layer="layout" svg:width="0.756cm" svg:height="0.399cm" svg:x="2.37cm" svg:y="22.297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37cm" svg:y="21.507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37cm" svg:y="18.413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37cm" svg:y="20.566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37cm" svg:y="19.651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37cm" svg:y="19.035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4.343cm" svg:y1="18.746cm" svg:x2="4.847cm" svg:y2="20.62cm" draw:start-shape="id84" draw:start-glue-point="9" draw:end-shape="id85" draw:end-glue-point="5">
          <text:p text:style-name="P4"/>
        </draw:connector>
        <draw:connector draw:style-name="gr2" draw:text-style-name="P3" draw:layer="layout" draw:type="line" svg:x1="4.343cm" svg:y1="18.746cm" svg:x2="4.847cm" svg:y2="19.705cm" draw:start-shape="id84" draw:start-glue-point="9" draw:end-shape="id86" draw:end-glue-point="5">
          <text:p text:style-name="P4"/>
        </draw:connector>
        <draw:frame draw:style-name="gr13" draw:text-style-name="P6" draw:layer="layout" svg:width="0.337cm" svg:height="0.502cm" svg:x="10.763cm" svg:y="23.227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945cm" svg:y="23.227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4.343cm" svg:y1="18.746cm" svg:x2="4.847cm" svg:y2="19.089cm" draw:start-shape="id84" draw:start-glue-point="9" draw:end-shape="id87" draw:end-glue-point="5">
          <text:p text:style-name="P4"/>
        </draw:connector>
        <draw:custom-shape draw:style-name="gr14" draw:text-style-name="P3" draw:id="id84" draw:layer="layout" svg:width="0.38cm" svg:height="0.38cm" svg:x="4.019cm" svg:y="18.4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88" draw:layer="layout" svg:width="0.38cm" svg:height="0.38cm" svg:x="4.793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85" draw:layer="layout" svg:width="0.38cm" svg:height="0.38cm" svg:x="4.793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86" draw:layer="layout" svg:width="0.38cm" svg:height="0.38cm" svg:x="4.793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87" draw:layer="layout" svg:width="0.38cm" svg:height="0.38cm" svg:x="4.793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6.674cm" svg:y1="19.224cm" svg:x2="9.593cm" svg:y2="19.224cm" draw:start-shape="id76" draw:start-glue-point="10" draw:end-shape="id80" draw:end-glue-point="6">
          <text:p text:style-name="P4"/>
        </draw:connector>
        <draw:connector draw:style-name="gr2" draw:text-style-name="P3" draw:layer="layout" draw:type="line" svg:x1="6.674cm" svg:y1="20.755cm" svg:x2="9.593cm" svg:y2="20.755cm" draw:start-shape="id78" draw:start-glue-point="10" draw:end-shape="id28" draw:end-glue-point="6">
          <text:p text:style-name="P4"/>
        </draw:connector>
        <draw:connector draw:style-name="gr2" draw:text-style-name="P3" draw:layer="layout" draw:type="line" svg:x1="6.674cm" svg:y1="21.696cm" svg:x2="9.593cm" svg:y2="21.696cm" draw:start-shape="id82" draw:start-glue-point="10" draw:end-shape="id25" draw:end-glue-point="6">
          <text:p text:style-name="P4"/>
        </draw:connector>
        <draw:frame draw:style-name="gr9" draw:text-style-name="P5" draw:layer="layout" svg:width="1.272cm" svg:height="0.399cm" svg:x="2.371cm" svg:y="17.313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89" draw:layer="layout" svg:width="0.38cm" svg:height="0.38cm" svg:x="4.319cm" svg:y="17.3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483cm" svg:y1="21.887cm" svg:x2="6.483cm" svg:y2="22.323cm" draw:start-shape="id82" draw:start-glue-point="8" draw:end-shape="id81" draw:end-glue-point="4">
          <text:p text:style-name="P4"/>
        </draw:connector>
        <draw:custom-shape draw:style-name="gr15" draw:text-style-name="P3" draw:id="id81" draw:layer="layout" svg:width="0.38cm" svg:height="0.38cm" svg:x="6.294cm" svg:y="22.3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348cm" svg:y1="19.975cm" svg:x2="6.483cm" svg:y2="21.507cm" draw:start-shape="id77" draw:start-glue-point="7" draw:end-shape="id82" draw:end-glue-point="4">
          <text:p text:style-name="P4"/>
        </draw:connector>
        <draw:connector draw:style-name="gr5" draw:text-style-name="P3" draw:layer="layout" draw:type="curve" draw:line-skew="0.128cm 0.705cm" svg:x1="6.348cm" svg:y1="19.359cm" svg:x2="6.483cm" svg:y2="21.507cm" draw:start-shape="id76" draw:start-glue-point="7" draw:end-shape="id82" draw:end-glue-point="4">
          <text:p text:style-name="P4"/>
        </draw:connector>
        <draw:connector draw:style-name="gr5" draw:text-style-name="P3" draw:layer="layout" draw:type="curve" svg:x1="6.483cm" svg:y1="20.946cm" svg:x2="6.483cm" svg:y2="21.507cm" draw:start-shape="id78" draw:start-glue-point="8" draw:end-shape="id82" draw:end-glue-point="4">
          <text:p text:style-name="P4"/>
        </draw:connector>
        <draw:connector draw:style-name="gr2" draw:text-style-name="P3" draw:layer="layout" draw:type="line" svg:x1="4.343cm" svg:y1="18.746cm" svg:x2="4.847cm" svg:y2="21.561cm" draw:start-shape="id84" draw:start-glue-point="9" draw:end-shape="id88" draw:end-glue-point="5">
          <text:p text:style-name="P4"/>
        </draw:connector>
        <draw:connector draw:style-name="gr5" draw:text-style-name="P3" draw:layer="layout" draw:type="curve" svg:x1="6.483cm" svg:y1="20.031cm" svg:x2="6.483cm" svg:y2="20.566cm" draw:start-shape="id77" draw:start-glue-point="8" draw:end-shape="id78" draw:end-glue-point="4">
          <text:p text:style-name="P4"/>
        </draw:connector>
        <draw:connector draw:style-name="gr5" draw:text-style-name="P3" draw:layer="layout" draw:type="curve" draw:line-skew="0.403cm 1.82cm" svg:x1="6.348cm" svg:y1="19.359cm" svg:x2="6.483cm" svg:y2="20.566cm" draw:start-shape="id76" draw:start-glue-point="7" draw:end-shape="id78" draw:end-glue-point="4">
          <text:p text:style-name="P4"/>
        </draw:connector>
        <draw:connector draw:style-name="gr2" draw:text-style-name="P3" draw:layer="layout" draw:type="line" svg:x1="4.643cm" svg:y1="17.646cm" svg:x2="6.348cm" svg:y2="20.62cm" draw:start-shape="id89" draw:start-glue-point="9" draw:end-shape="id78" draw:end-glue-point="5">
          <text:p text:style-name="P4"/>
        </draw:connector>
        <draw:connector draw:style-name="gr2" draw:text-style-name="P3" draw:layer="layout" draw:type="line" svg:x1="4.643cm" svg:y1="17.646cm" svg:x2="6.348cm" svg:y2="19.705cm" draw:start-shape="id89" draw:start-glue-point="9" draw:end-shape="id77" draw:end-glue-point="5">
          <text:p text:style-name="P4"/>
        </draw:connector>
        <draw:connector draw:style-name="gr2" draw:text-style-name="P3" draw:layer="layout" draw:type="line" svg:x1="4.643cm" svg:y1="17.646cm" svg:x2="6.348cm" svg:y2="19.089cm" draw:start-shape="id89" draw:start-glue-point="9" draw:end-shape="id76" draw:end-glue-point="5">
          <text:p text:style-name="P4"/>
        </draw:connector>
        <draw:connector draw:style-name="gr2" draw:text-style-name="P3" draw:layer="layout" draw:type="line" svg:x1="5.173cm" svg:y1="19.224cm" svg:x2="6.294cm" svg:y2="19.224cm" draw:start-shape="id87" draw:start-glue-point="10" draw:end-shape="id76" draw:end-glue-point="6">
          <text:p text:style-name="P4"/>
        </draw:connector>
        <draw:connector draw:style-name="gr2" draw:text-style-name="P3" draw:layer="layout" draw:type="line" svg:x1="5.173cm" svg:y1="19.84cm" svg:x2="6.294cm" svg:y2="19.224cm" draw:start-shape="id86" draw:start-glue-point="10" draw:end-shape="id76" draw:end-glue-point="6">
          <text:p text:style-name="P4"/>
        </draw:connector>
        <draw:connector draw:style-name="gr2" draw:text-style-name="P3" draw:layer="layout" draw:type="line" svg:x1="5.173cm" svg:y1="19.84cm" svg:x2="6.294cm" svg:y2="19.84cm" draw:start-shape="id86" draw:start-glue-point="10" draw:end-shape="id77" draw:end-glue-point="6">
          <text:p text:style-name="P4"/>
        </draw:connector>
        <draw:connector draw:style-name="gr2" draw:text-style-name="P3" draw:layer="layout" draw:type="line" svg:x1="5.173cm" svg:y1="20.755cm" svg:x2="6.294cm" svg:y2="19.224cm" draw:start-shape="id85" draw:start-glue-point="10" draw:end-shape="id76" draw:end-glue-point="6">
          <text:p text:style-name="P4"/>
        </draw:connector>
        <draw:connector draw:style-name="gr2" draw:text-style-name="P3" draw:layer="layout" draw:type="line" svg:x1="5.173cm" svg:y1="20.755cm" svg:x2="6.294cm" svg:y2="19.84cm" draw:start-shape="id85" draw:start-glue-point="10" draw:end-shape="id77" draw:end-glue-point="6">
          <text:p text:style-name="P4"/>
        </draw:connector>
        <draw:connector draw:style-name="gr2" draw:text-style-name="P3" draw:layer="layout" draw:type="line" svg:x1="5.173cm" svg:y1="20.755cm" svg:x2="6.294cm" svg:y2="20.755cm" draw:start-shape="id85" draw:start-glue-point="10" draw:end-shape="id78" draw:end-glue-point="6">
          <text:p text:style-name="P4"/>
        </draw:connector>
        <draw:connector draw:style-name="gr2" draw:text-style-name="P3" draw:layer="layout" draw:type="line" svg:x1="5.173cm" svg:y1="21.696cm" svg:x2="6.294cm" svg:y2="19.84cm" draw:start-shape="id88" draw:start-glue-point="10" draw:end-shape="id77" draw:end-glue-point="6">
          <text:p text:style-name="P4"/>
        </draw:connector>
        <draw:connector draw:style-name="gr2" draw:text-style-name="P3" draw:layer="layout" draw:type="line" svg:x1="5.173cm" svg:y1="21.696cm" svg:x2="6.294cm" svg:y2="20.755cm" draw:start-shape="id88" draw:start-glue-point="10" draw:end-shape="id78" draw:end-glue-point="6">
          <text:p text:style-name="P4"/>
        </draw:connector>
        <draw:connector draw:style-name="gr2" draw:text-style-name="P3" draw:layer="layout" draw:type="line" svg:x1="5.173cm" svg:y1="21.696cm" svg:x2="6.294cm" svg:y2="21.696cm" draw:start-shape="id88" draw:start-glue-point="10" draw:end-shape="id82" draw:end-glue-point="6">
          <text:p text:style-name="P4"/>
        </draw:connector>
        <draw:connector draw:style-name="gr2" draw:text-style-name="P3" draw:layer="layout" draw:type="line" svg:x1="4.643cm" svg:y1="17.646cm" svg:x2="6.348cm" svg:y2="21.561cm" draw:start-shape="id89" draw:start-glue-point="9" draw:end-shape="id82" draw:end-glue-point="5">
          <text:p text:style-name="P4"/>
        </draw:connector>
        <draw:custom-shape draw:style-name="gr16" draw:text-style-name="P3" draw:id="id25" draw:layer="layout" svg:width="0.38cm" svg:height="0.38cm" svg:x="9.593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8" draw:layer="layout" svg:width="0.38cm" svg:height="0.38cm" svg:x="9.593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9" draw:layer="layout" svg:width="0.38cm" svg:height="0.38cm" svg:x="9.593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80" draw:layer="layout" svg:width="0.38cm" svg:height="0.38cm" svg:x="9.593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283cm" svg:y1="21.887cm" svg:x2="11.283cm" svg:y2="22.323cm" draw:start-shape="id90" draw:start-glue-point="8" draw:end-shape="id75" draw:end-glue-point="4">
          <text:p text:style-name="P4"/>
        </draw:connector>
        <draw:custom-shape draw:style-name="gr17" draw:text-style-name="P3" draw:id="id75" draw:layer="layout" svg:width="0.38cm" svg:height="0.38cm" svg:x="11.094cm" svg:y="22.3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1.148cm" svg:y1="19.975cm" svg:x2="11.283cm" svg:y2="21.507cm" draw:start-shape="id26" draw:start-glue-point="7" draw:end-shape="id90" draw:end-glue-point="4">
          <text:p text:style-name="P4"/>
        </draw:connector>
        <draw:connector draw:style-name="gr5" draw:text-style-name="P3" draw:layer="layout" draw:type="curve" draw:line-skew="0.128cm 0.705cm" svg:x1="11.148cm" svg:y1="19.359cm" svg:x2="11.283cm" svg:y2="21.507cm" draw:start-shape="id30" draw:start-glue-point="7" draw:end-shape="id90" draw:end-glue-point="4">
          <text:p text:style-name="P4"/>
        </draw:connector>
        <draw:connector draw:style-name="gr5" draw:text-style-name="P3" draw:layer="layout" draw:type="curve" svg:x1="11.283cm" svg:y1="20.946cm" svg:x2="11.283cm" svg:y2="21.507cm" draw:start-shape="id27" draw:start-glue-point="8" draw:end-shape="id90" draw:end-glue-point="4">
          <text:p text:style-name="P4"/>
        </draw:connector>
        <draw:connector draw:style-name="gr5" draw:text-style-name="P3" draw:layer="layout" draw:type="curve" svg:x1="11.283cm" svg:y1="20.031cm" svg:x2="11.283cm" svg:y2="20.566cm" draw:start-shape="id26" draw:start-glue-point="8" draw:end-shape="id27" draw:end-glue-point="4">
          <text:p text:style-name="P4"/>
        </draw:connector>
        <draw:connector draw:style-name="gr5" draw:text-style-name="P3" draw:layer="layout" draw:type="curve" draw:line-skew="0.403cm 1.82cm" svg:x1="11.148cm" svg:y1="19.359cm" svg:x2="11.283cm" svg:y2="20.566cm" draw:start-shape="id30" draw:start-glue-point="7" draw:end-shape="id27" draw:end-glue-point="4">
          <text:p text:style-name="P4"/>
        </draw:connector>
        <draw:connector draw:style-name="gr2" draw:text-style-name="P3" draw:layer="layout" draw:type="line" svg:x1="9.443cm" svg:y1="17.646cm" svg:x2="11.148cm" svg:y2="20.62cm" draw:start-shape="id83" draw:start-glue-point="9" draw:end-shape="id27" draw:end-glue-point="5">
          <text:p text:style-name="P4"/>
        </draw:connector>
        <draw:connector draw:style-name="gr2" draw:text-style-name="P3" draw:layer="layout" draw:type="line" svg:x1="9.443cm" svg:y1="17.646cm" svg:x2="11.148cm" svg:y2="19.705cm" draw:start-shape="id83" draw:start-glue-point="9" draw:end-shape="id26" draw:end-glue-point="5">
          <text:p text:style-name="P4"/>
        </draw:connector>
        <draw:connector draw:style-name="gr2" draw:text-style-name="P3" draw:layer="layout" draw:type="line" svg:x1="9.443cm" svg:y1="17.646cm" svg:x2="11.148cm" svg:y2="19.089cm" draw:start-shape="id83" draw:start-glue-point="9" draw:end-shape="id30" draw:end-glue-point="5">
          <text:p text:style-name="P4"/>
        </draw:connector>
        <draw:connector draw:style-name="gr2" draw:text-style-name="P3" draw:layer="layout" draw:type="line" svg:x1="9.443cm" svg:y1="17.646cm" svg:x2="11.148cm" svg:y2="21.561cm" draw:start-shape="id83" draw:start-glue-point="9" draw:end-shape="id90" draw:end-glue-point="5">
          <text:p text:style-name="P4"/>
        </draw:connector>
        <draw:connector draw:style-name="gr2" draw:text-style-name="P3" draw:layer="layout" draw:type="line" svg:x1="6.674cm" svg:y1="19.84cm" svg:x2="9.593cm" svg:y2="19.84cm" draw:start-shape="id77" draw:start-glue-point="10" draw:end-shape="id29" draw:end-glue-point="6">
          <text:p text:style-name="P4"/>
        </draw:connector>
        <draw:custom-shape draw:style-name="gr16" draw:text-style-name="P3" draw:id="id82" draw:layer="layout" svg:width="0.38cm" svg:height="0.38cm" svg:x="6.294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78" draw:layer="layout" svg:width="0.38cm" svg:height="0.38cm" svg:x="6.294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77" draw:layer="layout" svg:width="0.38cm" svg:height="0.38cm" svg:x="6.294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76" draw:layer="layout" svg:width="0.38cm" svg:height="0.38cm" svg:x="6.294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83" draw:layer="layout" svg:width="0.38cm" svg:height="0.38cm" svg:x="9.119cm" svg:y="17.322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79" draw:layer="layout" svg:width="0.38cm" svg:height="0.38cm" svg:x="8.819cm" svg:y="18.422cm">
          <text:p text:style-name="P1"><text:span text:style-name="T6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0" draw:layer="layout" svg:width="0.38cm" svg:height="0.38cm" svg:x="11.094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7" draw:layer="layout" svg:width="0.38cm" svg:height="0.38cm" svg:x="11.094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6" draw:layer="layout" svg:width="0.38cm" svg:height="0.38cm" svg:x="11.094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0" draw:layer="layout" svg:width="0.38cm" svg:height="0.38cm" svg:x="11.094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9.973cm" svg:y1="19.224cm" svg:x2="11.094cm" svg:y2="19.224cm" draw:start-shape="id80" draw:start-glue-point="10" draw:end-shape="id30" draw:end-glue-point="6">
          <text:p text:style-name="P4"/>
        </draw:connector>
        <draw:connector draw:style-name="gr3" draw:text-style-name="P3" draw:layer="layout" draw:type="line" svg:x1="9.973cm" svg:y1="19.84cm" svg:x2="11.094cm" svg:y2="19.84cm" draw:start-shape="id29" draw:start-glue-point="10" draw:end-shape="id26" draw:end-glue-point="6">
          <text:p text:style-name="P4"/>
        </draw:connector>
        <draw:connector draw:style-name="gr3" draw:text-style-name="P3" draw:layer="layout" draw:type="line" svg:x1="9.973cm" svg:y1="20.755cm" svg:x2="11.094cm" svg:y2="20.755cm" draw:start-shape="id28" draw:start-glue-point="10" draw:end-shape="id27" draw:end-glue-point="6">
          <text:p text:style-name="P4"/>
        </draw:connector>
        <draw:connector draw:style-name="gr3" draw:text-style-name="P3" draw:layer="layout" draw:type="line" svg:x1="9.973cm" svg:y1="21.696cm" svg:x2="11.094cm" svg:y2="21.696cm" draw:start-shape="id25" draw:start-glue-point="10" draw:end-shape="id90" draw:end-glue-point="6">
          <text:p text:style-name="P4"/>
        </draw:connector>
        <draw:custom-shape draw:style-name="gr1" draw:text-style-name="P2" draw:layer="layout" svg:width="4.15cm" svg:height="6.36cm" svg:x="3.677cm" svg:y="24.008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475cm" svg:y1="28.156cm" svg:x2="11.284cm" svg:y2="29.724cm" draw:start-shape="id21" draw:start-glue-point="10" draw:end-shape="id91" draw:end-glue-point="4">
          <text:p text:style-name="P4"/>
        </draw:connector>
        <draw:connector draw:style-name="gr4" draw:text-style-name="P3" draw:layer="layout" draw:type="curve" draw:line-skew="0.012cm 0.858cm" svg:x1="11.475cm" svg:y1="27.241cm" svg:x2="11.284cm" svg:y2="29.724cm" draw:start-shape="id20" draw:start-glue-point="10" draw:end-shape="id91" draw:end-glue-point="4">
          <text:p text:style-name="P4"/>
        </draw:connector>
        <draw:connector draw:style-name="gr4" draw:text-style-name="P3" draw:layer="layout" draw:type="curve" draw:line-skew="0.17cm 1.215cm" svg:x1="11.475cm" svg:y1="26.625cm" svg:x2="11.284cm" svg:y2="29.724cm" draw:start-shape="id23" draw:start-glue-point="10" draw:end-shape="id91" draw:end-glue-point="4">
          <text:p text:style-name="P4"/>
        </draw:connector>
        <draw:connector draw:style-name="gr2" draw:text-style-name="P3" draw:layer="layout" draw:type="line" svg:x1="6.675cm" svg:y1="26.625cm" svg:x2="9.594cm" svg:y2="27.241cm" draw:start-shape="id92" draw:start-glue-point="10" draw:end-shape="id24" draw:end-glue-point="6">
          <text:p text:style-name="P4"/>
        </draw:connector>
        <draw:connector draw:style-name="gr2" draw:text-style-name="P3" draw:layer="layout" draw:type="line" svg:x1="6.675cm" svg:y1="26.625cm" svg:x2="9.594cm" svg:y2="28.156cm" draw:start-shape="id92" draw:start-glue-point="10" draw:end-shape="id22" draw:end-glue-point="6">
          <text:p text:style-name="P4"/>
        </draw:connector>
        <draw:connector draw:style-name="gr2" draw:text-style-name="P3" draw:layer="layout" draw:type="line" svg:x1="6.675cm" svg:y1="27.241cm" svg:x2="9.594cm" svg:y2="28.156cm" draw:start-shape="id93" draw:start-glue-point="10" draw:end-shape="id22" draw:end-glue-point="6">
          <text:p text:style-name="P4"/>
        </draw:connector>
        <draw:connector draw:style-name="gr3" draw:text-style-name="P3" draw:layer="layout" draw:type="line" svg:x1="6.675cm" svg:y1="26.625cm" svg:x2="9.594cm" svg:y2="29.097cm" draw:start-shape="id92" draw:start-glue-point="10" draw:end-shape="id19" draw:end-glue-point="6">
          <text:p text:style-name="P4"/>
        </draw:connector>
        <draw:connector draw:style-name="gr2" draw:text-style-name="P3" draw:layer="layout" draw:type="line" svg:x1="6.675cm" svg:y1="27.241cm" svg:x2="9.594cm" svg:y2="29.097cm" draw:start-shape="id93" draw:start-glue-point="10" draw:end-shape="id19" draw:end-glue-point="6">
          <text:p text:style-name="P4"/>
        </draw:connector>
        <draw:connector draw:style-name="gr2" draw:text-style-name="P3" draw:layer="layout" draw:type="line" svg:x1="6.675cm" svg:y1="28.156cm" svg:x2="9.594cm" svg:y2="29.097cm" draw:start-shape="id94" draw:start-glue-point="10" draw:end-shape="id19" draw:end-glue-point="6">
          <text:p text:style-name="P4"/>
        </draw:connector>
        <draw:connector draw:style-name="gr2" draw:text-style-name="P3" draw:layer="layout" draw:type="line" svg:x1="9.144cm" svg:y1="26.147cm" svg:x2="9.648cm" svg:y2="28.021cm" draw:start-shape="id95" draw:start-glue-point="9" draw:end-shape="id22" draw:end-glue-point="5">
          <text:p text:style-name="P4"/>
        </draw:connector>
        <draw:connector draw:style-name="gr2" draw:text-style-name="P3" draw:layer="layout" draw:type="line" svg:x1="9.144cm" svg:y1="26.147cm" svg:x2="9.648cm" svg:y2="27.106cm" draw:start-shape="id95" draw:start-glue-point="9" draw:end-shape="id24" draw:end-glue-point="5">
          <text:p text:style-name="P4"/>
        </draw:connector>
        <draw:connector draw:style-name="gr2" draw:text-style-name="P3" draw:layer="layout" draw:type="line" svg:x1="9.144cm" svg:y1="26.147cm" svg:x2="9.648cm" svg:y2="26.49cm" draw:start-shape="id95" draw:start-glue-point="9" draw:end-shape="id96" draw:end-glue-point="5">
          <text:p text:style-name="P4"/>
        </draw:connector>
        <draw:connector draw:style-name="gr2" draw:text-style-name="P3" draw:layer="layout" draw:type="line" svg:x1="9.144cm" svg:y1="26.147cm" svg:x2="9.648cm" svg:y2="28.962cm" draw:start-shape="id95" draw:start-glue-point="9" draw:end-shape="id19" draw:end-glue-point="5">
          <text:p text:style-name="P4"/>
        </draw:connector>
        <draw:connector draw:style-name="gr5" draw:text-style-name="P3" draw:layer="layout" draw:type="curve" draw:line-skew="-0.215cm 0.358cm" svg:x1="6.675cm" svg:y1="28.156cm" svg:x2="6.484cm" svg:y2="29.724cm" draw:start-shape="id94" draw:start-glue-point="10" draw:end-shape="id97" draw:end-glue-point="4">
          <text:p text:style-name="P4"/>
        </draw:connector>
        <draw:connector draw:style-name="gr5" draw:text-style-name="P3" draw:layer="layout" draw:type="curve" draw:line-skew="0.012cm 0.858cm" svg:x1="6.675cm" svg:y1="27.241cm" svg:x2="6.484cm" svg:y2="29.724cm" draw:start-shape="id93" draw:start-glue-point="10" draw:end-shape="id97" draw:end-glue-point="4">
          <text:p text:style-name="P4"/>
        </draw:connector>
        <draw:connector draw:style-name="gr5" draw:text-style-name="P3" draw:layer="layout" draw:type="curve" draw:line-skew="0.17cm 1.215cm" svg:x1="6.675cm" svg:y1="26.625cm" svg:x2="6.484cm" svg:y2="29.724cm" draw:start-shape="id92" draw:start-glue-point="10" draw:end-shape="id97" draw:end-glue-point="4">
          <text:p text:style-name="P4"/>
        </draw:connector>
        <draw:connector draw:style-name="gr6" draw:text-style-name="P3" draw:layer="layout" draw:type="line" svg:x1="6.619cm" svg:y1="26.49cm" svg:x2="8.874cm" svg:y2="26.147cm" draw:start-shape="id92" draw:start-glue-point="11" draw:end-shape="id95" draw:end-glue-point="7">
          <text:p text:style-name="P4"/>
        </draw:connector>
        <draw:connector draw:style-name="gr6" draw:text-style-name="P3" draw:layer="layout" draw:type="line" svg:x1="6.619cm" svg:y1="27.106cm" svg:x2="8.874cm" svg:y2="26.147cm" draw:start-shape="id93" draw:start-glue-point="11" draw:end-shape="id95" draw:end-glue-point="7">
          <text:p text:style-name="P4"/>
        </draw:connector>
        <draw:connector draw:style-name="gr6" draw:text-style-name="P3" draw:layer="layout" draw:type="line" svg:x1="6.619cm" svg:y1="28.021cm" svg:x2="8.874cm" svg:y2="26.147cm" draw:start-shape="id94" draw:start-glue-point="11" draw:end-shape="id95" draw:end-glue-point="7">
          <text:p text:style-name="P4"/>
        </draw:connector>
        <draw:connector draw:style-name="gr6" draw:text-style-name="P3" draw:layer="layout" draw:type="line" svg:x1="6.619cm" svg:y1="28.962cm" svg:x2="8.874cm" svg:y2="26.147cm" draw:start-shape="id98" draw:start-glue-point="11" draw:end-shape="id95" draw:end-glue-point="7">
          <text:p text:style-name="P4"/>
        </draw:connector>
        <draw:connector draw:style-name="gr6" draw:text-style-name="P3" draw:layer="layout" draw:type="line" svg:x1="6.619cm" svg:y1="26.49cm" svg:x2="9.174cm" svg:y2="25.047cm" draw:start-shape="id92" draw:start-glue-point="11" draw:end-shape="id99" draw:end-glue-point="7">
          <text:p text:style-name="P4"/>
        </draw:connector>
        <draw:connector draw:style-name="gr6" draw:text-style-name="P3" draw:layer="layout" draw:type="line" svg:x1="6.619cm" svg:y1="27.106cm" svg:x2="9.174cm" svg:y2="25.047cm" draw:start-shape="id93" draw:start-glue-point="11" draw:end-shape="id99" draw:end-glue-point="7">
          <text:p text:style-name="P4"/>
        </draw:connector>
        <draw:connector draw:style-name="gr6" draw:text-style-name="P3" draw:layer="layout" draw:type="line" svg:x1="6.619cm" svg:y1="28.021cm" svg:x2="9.174cm" svg:y2="25.047cm" draw:start-shape="id94" draw:start-glue-point="11" draw:end-shape="id99" draw:end-glue-point="7">
          <text:p text:style-name="P4"/>
        </draw:connector>
        <draw:connector draw:style-name="gr6" draw:text-style-name="P3" draw:layer="layout" draw:type="line" svg:x1="6.619cm" svg:y1="28.962cm" svg:x2="9.174cm" svg:y2="25.047cm" draw:start-shape="id98" draw:start-glue-point="11" draw:end-shape="id99" draw:end-glue-point="7">
          <text:p text:style-name="P4"/>
        </draw:connector>
        <draw:frame draw:style-name="gr7" draw:text-style-name="P5" draw:layer="layout" svg:width="0.756cm" svg:height="0.399cm" svg:x="2.371cm" svg:y="29.698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371cm" svg:y="28.908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371cm" svg:y="25.814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371cm" svg:y="27.967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371cm" svg:y="27.052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371cm" svg:y="26.436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4.344cm" svg:y1="26.147cm" svg:x2="4.848cm" svg:y2="28.021cm" draw:start-shape="id100" draw:start-glue-point="9" draw:end-shape="id101" draw:end-glue-point="5">
          <text:p text:style-name="P4"/>
        </draw:connector>
        <draw:connector draw:style-name="gr2" draw:text-style-name="P3" draw:layer="layout" draw:type="line" svg:x1="4.344cm" svg:y1="26.147cm" svg:x2="4.848cm" svg:y2="27.106cm" draw:start-shape="id100" draw:start-glue-point="9" draw:end-shape="id102" draw:end-glue-point="5">
          <text:p text:style-name="P4"/>
        </draw:connector>
        <draw:frame draw:style-name="gr13" draw:text-style-name="P6" draw:layer="layout" svg:width="0.337cm" svg:height="0.502cm" svg:x="10.664cm" svg:y="30.628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946cm" svg:y="30.628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4.344cm" svg:y1="26.147cm" svg:x2="4.848cm" svg:y2="26.49cm" draw:start-shape="id100" draw:start-glue-point="9" draw:end-shape="id103" draw:end-glue-point="5">
          <text:p text:style-name="P4"/>
        </draw:connector>
        <draw:custom-shape draw:style-name="gr14" draw:text-style-name="P3" draw:id="id100" draw:layer="layout" svg:width="0.38cm" svg:height="0.38cm" svg:x="4.02cm" svg:y="25.8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04" draw:layer="layout" svg:width="0.38cm" svg:height="0.38cm" svg:x="4.794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01" draw:layer="layout" svg:width="0.38cm" svg:height="0.38cm" svg:x="4.794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02" draw:layer="layout" svg:width="0.38cm" svg:height="0.38cm" svg:x="4.794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03" draw:layer="layout" svg:width="0.38cm" svg:height="0.38cm" svg:x="4.794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6.675cm" svg:y1="26.625cm" svg:x2="9.594cm" svg:y2="26.625cm" draw:start-shape="id92" draw:start-glue-point="10" draw:end-shape="id96" draw:end-glue-point="6">
          <text:p text:style-name="P4"/>
        </draw:connector>
        <draw:connector draw:style-name="gr2" draw:text-style-name="P3" draw:layer="layout" draw:type="line" svg:x1="6.675cm" svg:y1="28.156cm" svg:x2="9.594cm" svg:y2="28.156cm" draw:start-shape="id94" draw:start-glue-point="10" draw:end-shape="id22" draw:end-glue-point="6">
          <text:p text:style-name="P4"/>
        </draw:connector>
        <draw:connector draw:style-name="gr2" draw:text-style-name="P3" draw:layer="layout" draw:type="line" svg:x1="6.675cm" svg:y1="29.097cm" svg:x2="9.594cm" svg:y2="29.097cm" draw:start-shape="id98" draw:start-glue-point="10" draw:end-shape="id19" draw:end-glue-point="6">
          <text:p text:style-name="P4"/>
        </draw:connector>
        <draw:frame draw:style-name="gr9" draw:text-style-name="P5" draw:layer="layout" svg:width="1.272cm" svg:height="0.399cm" svg:x="2.372cm" svg:y="24.714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05" draw:layer="layout" svg:width="0.38cm" svg:height="0.38cm" svg:x="4.32cm" svg:y="24.7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484cm" svg:y1="29.288cm" svg:x2="6.484cm" svg:y2="29.724cm" draw:start-shape="id98" draw:start-glue-point="8" draw:end-shape="id97" draw:end-glue-point="4">
          <text:p text:style-name="P4"/>
        </draw:connector>
        <draw:custom-shape draw:style-name="gr15" draw:text-style-name="P3" draw:id="id97" draw:layer="layout" svg:width="0.38cm" svg:height="0.38cm" svg:x="6.295cm" svg:y="29.7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349cm" svg:y1="27.376cm" svg:x2="6.484cm" svg:y2="28.908cm" draw:start-shape="id93" draw:start-glue-point="7" draw:end-shape="id98" draw:end-glue-point="4">
          <text:p text:style-name="P4"/>
        </draw:connector>
        <draw:connector draw:style-name="gr5" draw:text-style-name="P3" draw:layer="layout" draw:type="curve" draw:line-skew="0.128cm 0.705cm" svg:x1="6.349cm" svg:y1="26.76cm" svg:x2="6.484cm" svg:y2="28.908cm" draw:start-shape="id92" draw:start-glue-point="7" draw:end-shape="id98" draw:end-glue-point="4">
          <text:p text:style-name="P4"/>
        </draw:connector>
        <draw:connector draw:style-name="gr5" draw:text-style-name="P3" draw:layer="layout" draw:type="curve" svg:x1="6.484cm" svg:y1="28.347cm" svg:x2="6.484cm" svg:y2="28.908cm" draw:start-shape="id94" draw:start-glue-point="8" draw:end-shape="id98" draw:end-glue-point="4">
          <text:p text:style-name="P4"/>
        </draw:connector>
        <draw:connector draw:style-name="gr2" draw:text-style-name="P3" draw:layer="layout" draw:type="line" svg:x1="4.344cm" svg:y1="26.147cm" svg:x2="4.848cm" svg:y2="28.962cm" draw:start-shape="id100" draw:start-glue-point="9" draw:end-shape="id104" draw:end-glue-point="5">
          <text:p text:style-name="P4"/>
        </draw:connector>
        <draw:connector draw:style-name="gr5" draw:text-style-name="P3" draw:layer="layout" draw:type="curve" svg:x1="6.484cm" svg:y1="27.432cm" svg:x2="6.484cm" svg:y2="27.967cm" draw:start-shape="id93" draw:start-glue-point="8" draw:end-shape="id94" draw:end-glue-point="4">
          <text:p text:style-name="P4"/>
        </draw:connector>
        <draw:connector draw:style-name="gr5" draw:text-style-name="P3" draw:layer="layout" draw:type="curve" draw:line-skew="0.403cm 1.82cm" svg:x1="6.349cm" svg:y1="26.76cm" svg:x2="6.484cm" svg:y2="27.967cm" draw:start-shape="id92" draw:start-glue-point="7" draw:end-shape="id94" draw:end-glue-point="4">
          <text:p text:style-name="P4"/>
        </draw:connector>
        <draw:connector draw:style-name="gr2" draw:text-style-name="P3" draw:layer="layout" draw:type="line" svg:x1="4.644cm" svg:y1="25.047cm" svg:x2="6.349cm" svg:y2="28.021cm" draw:start-shape="id105" draw:start-glue-point="9" draw:end-shape="id94" draw:end-glue-point="5">
          <text:p text:style-name="P4"/>
        </draw:connector>
        <draw:connector draw:style-name="gr2" draw:text-style-name="P3" draw:layer="layout" draw:type="line" svg:x1="4.644cm" svg:y1="25.047cm" svg:x2="6.349cm" svg:y2="27.106cm" draw:start-shape="id105" draw:start-glue-point="9" draw:end-shape="id93" draw:end-glue-point="5">
          <text:p text:style-name="P4"/>
        </draw:connector>
        <draw:connector draw:style-name="gr2" draw:text-style-name="P3" draw:layer="layout" draw:type="line" svg:x1="4.644cm" svg:y1="25.047cm" svg:x2="6.349cm" svg:y2="26.49cm" draw:start-shape="id105" draw:start-glue-point="9" draw:end-shape="id92" draw:end-glue-point="5">
          <text:p text:style-name="P4"/>
        </draw:connector>
        <draw:connector draw:style-name="gr2" draw:text-style-name="P3" draw:layer="layout" draw:type="line" svg:x1="5.174cm" svg:y1="26.625cm" svg:x2="6.295cm" svg:y2="26.625cm" draw:start-shape="id103" draw:start-glue-point="10" draw:end-shape="id92" draw:end-glue-point="6">
          <text:p text:style-name="P4"/>
        </draw:connector>
        <draw:connector draw:style-name="gr2" draw:text-style-name="P3" draw:layer="layout" draw:type="line" svg:x1="5.174cm" svg:y1="27.241cm" svg:x2="6.295cm" svg:y2="26.625cm" draw:start-shape="id102" draw:start-glue-point="10" draw:end-shape="id92" draw:end-glue-point="6">
          <text:p text:style-name="P4"/>
        </draw:connector>
        <draw:connector draw:style-name="gr2" draw:text-style-name="P3" draw:layer="layout" draw:type="line" svg:x1="5.174cm" svg:y1="27.241cm" svg:x2="6.295cm" svg:y2="27.241cm" draw:start-shape="id102" draw:start-glue-point="10" draw:end-shape="id93" draw:end-glue-point="6">
          <text:p text:style-name="P4"/>
        </draw:connector>
        <draw:connector draw:style-name="gr2" draw:text-style-name="P3" draw:layer="layout" draw:type="line" svg:x1="5.174cm" svg:y1="28.156cm" svg:x2="6.295cm" svg:y2="26.625cm" draw:start-shape="id101" draw:start-glue-point="10" draw:end-shape="id92" draw:end-glue-point="6">
          <text:p text:style-name="P4"/>
        </draw:connector>
        <draw:connector draw:style-name="gr2" draw:text-style-name="P3" draw:layer="layout" draw:type="line" svg:x1="5.174cm" svg:y1="28.156cm" svg:x2="6.295cm" svg:y2="27.241cm" draw:start-shape="id101" draw:start-glue-point="10" draw:end-shape="id93" draw:end-glue-point="6">
          <text:p text:style-name="P4"/>
        </draw:connector>
        <draw:connector draw:style-name="gr2" draw:text-style-name="P3" draw:layer="layout" draw:type="line" svg:x1="5.174cm" svg:y1="28.156cm" svg:x2="6.295cm" svg:y2="28.156cm" draw:start-shape="id101" draw:start-glue-point="10" draw:end-shape="id94" draw:end-glue-point="6">
          <text:p text:style-name="P4"/>
        </draw:connector>
        <draw:connector draw:style-name="gr2" draw:text-style-name="P3" draw:layer="layout" draw:type="line" svg:x1="5.174cm" svg:y1="29.097cm" svg:x2="6.295cm" svg:y2="27.241cm" draw:start-shape="id104" draw:start-glue-point="10" draw:end-shape="id93" draw:end-glue-point="6">
          <text:p text:style-name="P4"/>
        </draw:connector>
        <draw:connector draw:style-name="gr2" draw:text-style-name="P3" draw:layer="layout" draw:type="line" svg:x1="5.174cm" svg:y1="29.097cm" svg:x2="6.295cm" svg:y2="28.156cm" draw:start-shape="id104" draw:start-glue-point="10" draw:end-shape="id94" draw:end-glue-point="6">
          <text:p text:style-name="P4"/>
        </draw:connector>
        <draw:connector draw:style-name="gr2" draw:text-style-name="P3" draw:layer="layout" draw:type="line" svg:x1="5.174cm" svg:y1="29.097cm" svg:x2="6.295cm" svg:y2="29.097cm" draw:start-shape="id104" draw:start-glue-point="10" draw:end-shape="id98" draw:end-glue-point="6">
          <text:p text:style-name="P4"/>
        </draw:connector>
        <draw:connector draw:style-name="gr2" draw:text-style-name="P3" draw:layer="layout" draw:type="line" svg:x1="4.644cm" svg:y1="25.047cm" svg:x2="6.349cm" svg:y2="28.962cm" draw:start-shape="id105" draw:start-glue-point="9" draw:end-shape="id98" draw:end-glue-point="5">
          <text:p text:style-name="P4"/>
        </draw:connector>
        <draw:custom-shape draw:style-name="gr16" draw:text-style-name="P3" draw:id="id19" draw:layer="layout" svg:width="0.38cm" svg:height="0.38cm" svg:x="9.594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2" draw:layer="layout" svg:width="0.38cm" svg:height="0.38cm" svg:x="9.594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" draw:layer="layout" svg:width="0.38cm" svg:height="0.38cm" svg:x="9.594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6" draw:layer="layout" svg:width="0.38cm" svg:height="0.38cm" svg:x="9.594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284cm" svg:y1="29.288cm" svg:x2="11.284cm" svg:y2="29.724cm" draw:start-shape="id106" draw:start-glue-point="8" draw:end-shape="id91" draw:end-glue-point="4">
          <text:p text:style-name="P4"/>
        </draw:connector>
        <draw:custom-shape draw:style-name="gr17" draw:text-style-name="P3" draw:id="id91" draw:layer="layout" svg:width="0.38cm" svg:height="0.38cm" svg:x="11.095cm" svg:y="29.7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1.149cm" svg:y1="27.376cm" svg:x2="11.284cm" svg:y2="28.908cm" draw:start-shape="id20" draw:start-glue-point="7" draw:end-shape="id106" draw:end-glue-point="4">
          <text:p text:style-name="P4"/>
        </draw:connector>
        <draw:connector draw:style-name="gr5" draw:text-style-name="P3" draw:layer="layout" draw:type="curve" draw:line-skew="0.128cm 0.705cm" svg:x1="11.149cm" svg:y1="26.76cm" svg:x2="11.284cm" svg:y2="28.908cm" draw:start-shape="id23" draw:start-glue-point="7" draw:end-shape="id106" draw:end-glue-point="4">
          <text:p text:style-name="P4"/>
        </draw:connector>
        <draw:connector draw:style-name="gr5" draw:text-style-name="P3" draw:layer="layout" draw:type="curve" svg:x1="11.284cm" svg:y1="28.347cm" svg:x2="11.284cm" svg:y2="28.908cm" draw:start-shape="id21" draw:start-glue-point="8" draw:end-shape="id106" draw:end-glue-point="4">
          <text:p text:style-name="P4"/>
        </draw:connector>
        <draw:connector draw:style-name="gr5" draw:text-style-name="P3" draw:layer="layout" draw:type="curve" svg:x1="11.284cm" svg:y1="27.432cm" svg:x2="11.284cm" svg:y2="27.967cm" draw:start-shape="id20" draw:start-glue-point="8" draw:end-shape="id21" draw:end-glue-point="4">
          <text:p text:style-name="P4"/>
        </draw:connector>
        <draw:connector draw:style-name="gr5" draw:text-style-name="P3" draw:layer="layout" draw:type="curve" draw:line-skew="0.403cm 1.82cm" svg:x1="11.149cm" svg:y1="26.76cm" svg:x2="11.284cm" svg:y2="27.967cm" draw:start-shape="id23" draw:start-glue-point="7" draw:end-shape="id21" draw:end-glue-point="4">
          <text:p text:style-name="P4"/>
        </draw:connector>
        <draw:connector draw:style-name="gr2" draw:text-style-name="P3" draw:layer="layout" draw:type="line" svg:x1="9.444cm" svg:y1="25.047cm" svg:x2="11.149cm" svg:y2="28.021cm" draw:start-shape="id99" draw:start-glue-point="9" draw:end-shape="id21" draw:end-glue-point="5">
          <text:p text:style-name="P4"/>
        </draw:connector>
        <draw:connector draw:style-name="gr2" draw:text-style-name="P3" draw:layer="layout" draw:type="line" svg:x1="9.444cm" svg:y1="25.047cm" svg:x2="11.149cm" svg:y2="27.106cm" draw:start-shape="id99" draw:start-glue-point="9" draw:end-shape="id20" draw:end-glue-point="5">
          <text:p text:style-name="P4"/>
        </draw:connector>
        <draw:connector draw:style-name="gr2" draw:text-style-name="P3" draw:layer="layout" draw:type="line" svg:x1="9.444cm" svg:y1="25.047cm" svg:x2="11.149cm" svg:y2="26.49cm" draw:start-shape="id99" draw:start-glue-point="9" draw:end-shape="id23" draw:end-glue-point="5">
          <text:p text:style-name="P4"/>
        </draw:connector>
        <draw:connector draw:style-name="gr2" draw:text-style-name="P3" draw:layer="layout" draw:type="line" svg:x1="9.444cm" svg:y1="25.047cm" svg:x2="11.149cm" svg:y2="28.962cm" draw:start-shape="id99" draw:start-glue-point="9" draw:end-shape="id106" draw:end-glue-point="5">
          <text:p text:style-name="P4"/>
        </draw:connector>
        <draw:connector draw:style-name="gr2" draw:text-style-name="P3" draw:layer="layout" draw:type="line" svg:x1="6.675cm" svg:y1="27.241cm" svg:x2="9.594cm" svg:y2="27.241cm" draw:start-shape="id93" draw:start-glue-point="10" draw:end-shape="id24" draw:end-glue-point="6">
          <text:p text:style-name="P4"/>
        </draw:connector>
        <draw:custom-shape draw:style-name="gr16" draw:text-style-name="P3" draw:id="id98" draw:layer="layout" svg:width="0.38cm" svg:height="0.38cm" svg:x="6.295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4" draw:layer="layout" svg:width="0.38cm" svg:height="0.38cm" svg:x="6.295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3" draw:layer="layout" svg:width="0.38cm" svg:height="0.38cm" svg:x="6.295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2" draw:layer="layout" svg:width="0.38cm" svg:height="0.38cm" svg:x="6.295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99" draw:layer="layout" svg:width="0.38cm" svg:height="0.38cm" svg:x="9.12cm" svg:y="24.723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95" draw:layer="layout" svg:width="0.38cm" svg:height="0.38cm" svg:x="8.82cm" svg:y="25.823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6" draw:layer="layout" svg:width="0.38cm" svg:height="0.38cm" svg:x="11.095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1" draw:layer="layout" svg:width="0.38cm" svg:height="0.38cm" svg:x="11.095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0" draw:layer="layout" svg:width="0.38cm" svg:height="0.38cm" svg:x="11.095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" draw:layer="layout" svg:width="0.38cm" svg:height="0.38cm" svg:x="11.095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9.974cm" svg:y1="26.625cm" svg:x2="11.095cm" svg:y2="26.625cm" draw:start-shape="id96" draw:start-glue-point="10" draw:end-shape="id23" draw:end-glue-point="6">
          <text:p text:style-name="P4"/>
        </draw:connector>
        <draw:connector draw:style-name="gr3" draw:text-style-name="P3" draw:layer="layout" draw:type="line" svg:x1="9.974cm" svg:y1="27.241cm" svg:x2="11.095cm" svg:y2="27.241cm" draw:start-shape="id24" draw:start-glue-point="10" draw:end-shape="id20" draw:end-glue-point="6">
          <text:p text:style-name="P4"/>
        </draw:connector>
        <draw:connector draw:style-name="gr3" draw:text-style-name="P3" draw:layer="layout" draw:type="line" svg:x1="9.974cm" svg:y1="28.156cm" svg:x2="11.095cm" svg:y2="28.156cm" draw:start-shape="id22" draw:start-glue-point="10" draw:end-shape="id21" draw:end-glue-point="6">
          <text:p text:style-name="P4"/>
        </draw:connector>
        <draw:connector draw:style-name="gr3" draw:text-style-name="P3" draw:layer="layout" draw:type="line" svg:x1="9.974cm" svg:y1="29.097cm" svg:x2="11.095cm" svg:y2="29.097cm" draw:start-shape="id19" draw:start-glue-point="10" draw:end-shape="id106" draw:end-glue-point="6">
          <text:p text:style-name="P4"/>
        </draw:connector>
        <draw:custom-shape draw:style-name="gr1" draw:text-style-name="P2" draw:layer="layout" svg:width="4.15cm" svg:height="6.36cm" svg:x="3.678cm" svg:y="31.609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476cm" svg:y1="35.757cm" svg:x2="11.285cm" svg:y2="37.325cm" draw:start-shape="id6" draw:start-glue-point="10" draw:end-shape="id107" draw:end-glue-point="4">
          <text:p text:style-name="P4"/>
        </draw:connector>
        <draw:connector draw:style-name="gr4" draw:text-style-name="P3" draw:layer="layout" draw:type="curve" draw:line-skew="0.012cm 0.858cm" svg:x1="11.476cm" svg:y1="34.842cm" svg:x2="11.285cm" svg:y2="37.325cm" draw:start-shape="id4" draw:start-glue-point="10" draw:end-shape="id107" draw:end-glue-point="4">
          <text:p text:style-name="P4"/>
        </draw:connector>
        <draw:connector draw:style-name="gr4" draw:text-style-name="P3" draw:layer="layout" draw:type="curve" draw:line-skew="0.17cm 1.215cm" svg:x1="11.476cm" svg:y1="34.226cm" svg:x2="11.285cm" svg:y2="37.325cm" draw:start-shape="id2" draw:start-glue-point="10" draw:end-shape="id107" draw:end-glue-point="4">
          <text:p text:style-name="P4"/>
        </draw:connector>
        <draw:connector draw:style-name="gr2" draw:text-style-name="P3" draw:layer="layout" draw:type="line" svg:x1="6.676cm" svg:y1="34.226cm" svg:x2="9.595cm" svg:y2="34.842cm" draw:start-shape="id108" draw:start-glue-point="10" draw:end-shape="id1" draw:end-glue-point="6">
          <text:p text:style-name="P4"/>
        </draw:connector>
        <draw:connector draw:style-name="gr2" draw:text-style-name="P3" draw:layer="layout" draw:type="line" svg:x1="6.676cm" svg:y1="34.226cm" svg:x2="9.595cm" svg:y2="35.757cm" draw:start-shape="id108" draw:start-glue-point="10" draw:end-shape="id3" draw:end-glue-point="6">
          <text:p text:style-name="P4"/>
        </draw:connector>
        <draw:connector draw:style-name="gr2" draw:text-style-name="P3" draw:layer="layout" draw:type="line" svg:x1="6.676cm" svg:y1="34.842cm" svg:x2="9.595cm" svg:y2="35.757cm" draw:start-shape="id109" draw:start-glue-point="10" draw:end-shape="id3" draw:end-glue-point="6">
          <text:p text:style-name="P4"/>
        </draw:connector>
        <draw:connector draw:style-name="gr2" draw:text-style-name="P3" draw:layer="layout" draw:type="line" svg:x1="6.676cm" svg:y1="34.226cm" svg:x2="9.595cm" svg:y2="36.698cm" draw:start-shape="id108" draw:start-glue-point="10" draw:end-shape="id5" draw:end-glue-point="6">
          <text:p text:style-name="P4"/>
        </draw:connector>
        <draw:connector draw:style-name="gr2" draw:text-style-name="P3" draw:layer="layout" draw:type="line" svg:x1="6.676cm" svg:y1="34.842cm" svg:x2="9.595cm" svg:y2="36.698cm" draw:start-shape="id109" draw:start-glue-point="10" draw:end-shape="id5" draw:end-glue-point="6">
          <text:p text:style-name="P4"/>
        </draw:connector>
        <draw:connector draw:style-name="gr2" draw:text-style-name="P3" draw:layer="layout" draw:type="line" svg:x1="6.676cm" svg:y1="35.757cm" svg:x2="9.595cm" svg:y2="36.698cm" draw:start-shape="id110" draw:start-glue-point="10" draw:end-shape="id5" draw:end-glue-point="6">
          <text:p text:style-name="P4"/>
        </draw:connector>
        <draw:connector draw:style-name="gr2" draw:text-style-name="P3" draw:layer="layout" draw:type="line" svg:x1="9.145cm" svg:y1="33.748cm" svg:x2="9.649cm" svg:y2="35.622cm" draw:start-shape="id111" draw:start-glue-point="9" draw:end-shape="id3" draw:end-glue-point="5">
          <text:p text:style-name="P4"/>
        </draw:connector>
        <draw:connector draw:style-name="gr2" draw:text-style-name="P3" draw:layer="layout" draw:type="line" svg:x1="9.145cm" svg:y1="33.748cm" svg:x2="9.649cm" svg:y2="34.707cm" draw:start-shape="id111" draw:start-glue-point="9" draw:end-shape="id1" draw:end-glue-point="5">
          <text:p text:style-name="P4"/>
        </draw:connector>
        <draw:connector draw:style-name="gr2" draw:text-style-name="P3" draw:layer="layout" draw:type="line" svg:x1="9.145cm" svg:y1="33.748cm" svg:x2="9.649cm" svg:y2="34.091cm" draw:start-shape="id111" draw:start-glue-point="9" draw:end-shape="id112" draw:end-glue-point="5">
          <text:p text:style-name="P4"/>
        </draw:connector>
        <draw:connector draw:style-name="gr2" draw:text-style-name="P3" draw:layer="layout" draw:type="line" svg:x1="9.145cm" svg:y1="33.748cm" svg:x2="9.649cm" svg:y2="36.563cm" draw:start-shape="id111" draw:start-glue-point="9" draw:end-shape="id5" draw:end-glue-point="5">
          <text:p text:style-name="P4"/>
        </draw:connector>
        <draw:connector draw:style-name="gr5" draw:text-style-name="P3" draw:layer="layout" draw:type="curve" draw:line-skew="-0.215cm 0.358cm" svg:x1="6.676cm" svg:y1="35.757cm" svg:x2="6.485cm" svg:y2="37.325cm" draw:start-shape="id110" draw:start-glue-point="10" draw:end-shape="id113" draw:end-glue-point="4">
          <text:p text:style-name="P4"/>
        </draw:connector>
        <draw:connector draw:style-name="gr5" draw:text-style-name="P3" draw:layer="layout" draw:type="curve" draw:line-skew="0.012cm 0.858cm" svg:x1="6.676cm" svg:y1="34.842cm" svg:x2="6.485cm" svg:y2="37.325cm" draw:start-shape="id109" draw:start-glue-point="10" draw:end-shape="id113" draw:end-glue-point="4">
          <text:p text:style-name="P4"/>
        </draw:connector>
        <draw:connector draw:style-name="gr5" draw:text-style-name="P3" draw:layer="layout" draw:type="curve" draw:line-skew="0.17cm 1.215cm" svg:x1="6.676cm" svg:y1="34.226cm" svg:x2="6.485cm" svg:y2="37.325cm" draw:start-shape="id108" draw:start-glue-point="10" draw:end-shape="id113" draw:end-glue-point="4">
          <text:p text:style-name="P4"/>
        </draw:connector>
        <draw:connector draw:style-name="gr6" draw:text-style-name="P3" draw:layer="layout" draw:type="line" svg:x1="6.62cm" svg:y1="34.091cm" svg:x2="8.875cm" svg:y2="33.748cm" draw:start-shape="id108" draw:start-glue-point="11" draw:end-shape="id111" draw:end-glue-point="7">
          <text:p text:style-name="P4"/>
        </draw:connector>
        <draw:connector draw:style-name="gr6" draw:text-style-name="P3" draw:layer="layout" draw:type="line" svg:x1="6.62cm" svg:y1="34.707cm" svg:x2="8.875cm" svg:y2="33.748cm" draw:start-shape="id109" draw:start-glue-point="11" draw:end-shape="id111" draw:end-glue-point="7">
          <text:p text:style-name="P4"/>
        </draw:connector>
        <draw:connector draw:style-name="gr6" draw:text-style-name="P3" draw:layer="layout" draw:type="line" svg:x1="6.62cm" svg:y1="35.622cm" svg:x2="8.875cm" svg:y2="33.748cm" draw:start-shape="id110" draw:start-glue-point="11" draw:end-shape="id111" draw:end-glue-point="7">
          <text:p text:style-name="P4"/>
        </draw:connector>
        <draw:connector draw:style-name="gr6" draw:text-style-name="P3" draw:layer="layout" draw:type="line" svg:x1="6.62cm" svg:y1="36.563cm" svg:x2="8.875cm" svg:y2="33.748cm" draw:start-shape="id114" draw:start-glue-point="11" draw:end-shape="id111" draw:end-glue-point="7">
          <text:p text:style-name="P4"/>
        </draw:connector>
        <draw:connector draw:style-name="gr6" draw:text-style-name="P3" draw:layer="layout" draw:type="line" svg:x1="6.62cm" svg:y1="34.091cm" svg:x2="9.175cm" svg:y2="32.648cm" draw:start-shape="id108" draw:start-glue-point="11" draw:end-shape="id115" draw:end-glue-point="7">
          <text:p text:style-name="P4"/>
        </draw:connector>
        <draw:connector draw:style-name="gr6" draw:text-style-name="P3" draw:layer="layout" draw:type="line" svg:x1="6.62cm" svg:y1="34.707cm" svg:x2="9.175cm" svg:y2="32.648cm" draw:start-shape="id109" draw:start-glue-point="11" draw:end-shape="id115" draw:end-glue-point="7">
          <text:p text:style-name="P4"/>
        </draw:connector>
        <draw:connector draw:style-name="gr6" draw:text-style-name="P3" draw:layer="layout" draw:type="line" svg:x1="6.62cm" svg:y1="35.622cm" svg:x2="9.175cm" svg:y2="32.648cm" draw:start-shape="id110" draw:start-glue-point="11" draw:end-shape="id115" draw:end-glue-point="7">
          <text:p text:style-name="P4"/>
        </draw:connector>
        <draw:connector draw:style-name="gr6" draw:text-style-name="P3" draw:layer="layout" draw:type="line" svg:x1="6.62cm" svg:y1="36.563cm" svg:x2="9.175cm" svg:y2="32.648cm" draw:start-shape="id114" draw:start-glue-point="11" draw:end-shape="id115" draw:end-glue-point="7">
          <text:p text:style-name="P4"/>
        </draw:connector>
        <draw:frame draw:style-name="gr7" draw:text-style-name="P5" draw:layer="layout" svg:width="0.756cm" svg:height="0.399cm" svg:x="2.372cm" svg:y="37.299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372cm" svg:y="36.509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372cm" svg:y="33.415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372cm" svg:y="35.568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372cm" svg:y="34.653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372cm" svg:y="34.037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4.345cm" svg:y1="33.748cm" svg:x2="4.849cm" svg:y2="35.622cm" draw:start-shape="id116" draw:start-glue-point="9" draw:end-shape="id117" draw:end-glue-point="5">
          <text:p text:style-name="P4"/>
        </draw:connector>
        <draw:connector draw:style-name="gr2" draw:text-style-name="P3" draw:layer="layout" draw:type="line" svg:x1="4.345cm" svg:y1="33.748cm" svg:x2="4.849cm" svg:y2="34.707cm" draw:start-shape="id116" draw:start-glue-point="9" draw:end-shape="id118" draw:end-glue-point="5">
          <text:p text:style-name="P4"/>
        </draw:connector>
        <draw:frame draw:style-name="gr13" draw:text-style-name="P6" draw:layer="layout" svg:width="0.337cm" svg:height="0.502cm" svg:x="10.765cm" svg:y="38.229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947cm" svg:y="38.229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4.345cm" svg:y1="33.748cm" svg:x2="4.849cm" svg:y2="34.091cm" draw:start-shape="id116" draw:start-glue-point="9" draw:end-shape="id119" draw:end-glue-point="5">
          <text:p text:style-name="P4"/>
        </draw:connector>
        <draw:custom-shape draw:style-name="gr14" draw:text-style-name="P3" draw:id="id116" draw:layer="layout" svg:width="0.38cm" svg:height="0.38cm" svg:x="4.021cm" svg:y="33.4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20" draw:layer="layout" svg:width="0.38cm" svg:height="0.38cm" svg:x="4.795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17" draw:layer="layout" svg:width="0.38cm" svg:height="0.38cm" svg:x="4.795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18" draw:layer="layout" svg:width="0.38cm" svg:height="0.38cm" svg:x="4.795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19" draw:layer="layout" svg:width="0.38cm" svg:height="0.38cm" svg:x="4.795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6.676cm" svg:y1="34.226cm" svg:x2="9.595cm" svg:y2="34.226cm" draw:start-shape="id108" draw:start-glue-point="10" draw:end-shape="id112" draw:end-glue-point="6">
          <text:p text:style-name="P4"/>
        </draw:connector>
        <draw:connector draw:style-name="gr2" draw:text-style-name="P3" draw:layer="layout" draw:type="line" svg:x1="6.676cm" svg:y1="35.757cm" svg:x2="9.595cm" svg:y2="35.757cm" draw:start-shape="id110" draw:start-glue-point="10" draw:end-shape="id3" draw:end-glue-point="6">
          <text:p text:style-name="P4"/>
        </draw:connector>
        <draw:connector draw:style-name="gr2" draw:text-style-name="P3" draw:layer="layout" draw:type="line" svg:x1="6.676cm" svg:y1="36.698cm" svg:x2="9.595cm" svg:y2="36.698cm" draw:start-shape="id114" draw:start-glue-point="10" draw:end-shape="id5" draw:end-glue-point="6">
          <text:p text:style-name="P4"/>
        </draw:connector>
        <draw:frame draw:style-name="gr9" draw:text-style-name="P5" draw:layer="layout" svg:width="1.272cm" svg:height="0.399cm" svg:x="2.373cm" svg:y="32.315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21" draw:layer="layout" svg:width="0.38cm" svg:height="0.38cm" svg:x="4.321cm" svg:y="32.3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485cm" svg:y1="36.889cm" svg:x2="6.485cm" svg:y2="37.325cm" draw:start-shape="id114" draw:start-glue-point="8" draw:end-shape="id113" draw:end-glue-point="4">
          <text:p text:style-name="P4"/>
        </draw:connector>
        <draw:custom-shape draw:style-name="gr15" draw:text-style-name="P3" draw:id="id113" draw:layer="layout" svg:width="0.38cm" svg:height="0.38cm" svg:x="6.296cm" svg:y="37.32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35cm" svg:y1="34.977cm" svg:x2="6.485cm" svg:y2="36.509cm" draw:start-shape="id109" draw:start-glue-point="7" draw:end-shape="id114" draw:end-glue-point="4">
          <text:p text:style-name="P4"/>
        </draw:connector>
        <draw:connector draw:style-name="gr5" draw:text-style-name="P3" draw:layer="layout" draw:type="curve" draw:line-skew="0.128cm 0.705cm" svg:x1="6.35cm" svg:y1="34.361cm" svg:x2="6.485cm" svg:y2="36.509cm" draw:start-shape="id108" draw:start-glue-point="7" draw:end-shape="id114" draw:end-glue-point="4">
          <text:p text:style-name="P4"/>
        </draw:connector>
        <draw:connector draw:style-name="gr5" draw:text-style-name="P3" draw:layer="layout" draw:type="curve" svg:x1="6.485cm" svg:y1="35.948cm" svg:x2="6.485cm" svg:y2="36.509cm" draw:start-shape="id110" draw:start-glue-point="8" draw:end-shape="id114" draw:end-glue-point="4">
          <text:p text:style-name="P4"/>
        </draw:connector>
        <draw:connector draw:style-name="gr2" draw:text-style-name="P3" draw:layer="layout" draw:type="line" svg:x1="4.345cm" svg:y1="33.748cm" svg:x2="4.849cm" svg:y2="36.563cm" draw:start-shape="id116" draw:start-glue-point="9" draw:end-shape="id120" draw:end-glue-point="5">
          <text:p text:style-name="P4"/>
        </draw:connector>
        <draw:connector draw:style-name="gr5" draw:text-style-name="P3" draw:layer="layout" draw:type="curve" svg:x1="6.485cm" svg:y1="35.033cm" svg:x2="6.485cm" svg:y2="35.568cm" draw:start-shape="id109" draw:start-glue-point="8" draw:end-shape="id110" draw:end-glue-point="4">
          <text:p text:style-name="P4"/>
        </draw:connector>
        <draw:connector draw:style-name="gr5" draw:text-style-name="P3" draw:layer="layout" draw:type="curve" draw:line-skew="0.403cm 1.82cm" svg:x1="6.35cm" svg:y1="34.361cm" svg:x2="6.485cm" svg:y2="35.568cm" draw:start-shape="id108" draw:start-glue-point="7" draw:end-shape="id110" draw:end-glue-point="4">
          <text:p text:style-name="P4"/>
        </draw:connector>
        <draw:connector draw:style-name="gr2" draw:text-style-name="P3" draw:layer="layout" draw:type="line" svg:x1="4.645cm" svg:y1="32.648cm" svg:x2="6.35cm" svg:y2="35.622cm" draw:start-shape="id121" draw:start-glue-point="9" draw:end-shape="id110" draw:end-glue-point="5">
          <text:p text:style-name="P4"/>
        </draw:connector>
        <draw:connector draw:style-name="gr2" draw:text-style-name="P3" draw:layer="layout" draw:type="line" svg:x1="4.645cm" svg:y1="32.648cm" svg:x2="6.35cm" svg:y2="34.707cm" draw:start-shape="id121" draw:start-glue-point="9" draw:end-shape="id109" draw:end-glue-point="5">
          <text:p text:style-name="P4"/>
        </draw:connector>
        <draw:connector draw:style-name="gr2" draw:text-style-name="P3" draw:layer="layout" draw:type="line" svg:x1="4.645cm" svg:y1="32.648cm" svg:x2="6.35cm" svg:y2="34.091cm" draw:start-shape="id121" draw:start-glue-point="9" draw:end-shape="id108" draw:end-glue-point="5">
          <text:p text:style-name="P4"/>
        </draw:connector>
        <draw:connector draw:style-name="gr2" draw:text-style-name="P3" draw:layer="layout" draw:type="line" svg:x1="5.175cm" svg:y1="34.226cm" svg:x2="6.296cm" svg:y2="34.226cm" draw:start-shape="id119" draw:start-glue-point="10" draw:end-shape="id108" draw:end-glue-point="6">
          <text:p text:style-name="P4"/>
        </draw:connector>
        <draw:connector draw:style-name="gr2" draw:text-style-name="P3" draw:layer="layout" draw:type="line" svg:x1="5.175cm" svg:y1="34.842cm" svg:x2="6.296cm" svg:y2="34.226cm" draw:start-shape="id118" draw:start-glue-point="10" draw:end-shape="id108" draw:end-glue-point="6">
          <text:p text:style-name="P4"/>
        </draw:connector>
        <draw:connector draw:style-name="gr2" draw:text-style-name="P3" draw:layer="layout" draw:type="line" svg:x1="5.175cm" svg:y1="34.842cm" svg:x2="6.296cm" svg:y2="34.842cm" draw:start-shape="id118" draw:start-glue-point="10" draw:end-shape="id109" draw:end-glue-point="6">
          <text:p text:style-name="P4"/>
        </draw:connector>
        <draw:connector draw:style-name="gr2" draw:text-style-name="P3" draw:layer="layout" draw:type="line" svg:x1="5.175cm" svg:y1="35.757cm" svg:x2="6.296cm" svg:y2="34.226cm" draw:start-shape="id117" draw:start-glue-point="10" draw:end-shape="id108" draw:end-glue-point="6">
          <text:p text:style-name="P4"/>
        </draw:connector>
        <draw:connector draw:style-name="gr2" draw:text-style-name="P3" draw:layer="layout" draw:type="line" svg:x1="5.175cm" svg:y1="35.757cm" svg:x2="6.296cm" svg:y2="34.842cm" draw:start-shape="id117" draw:start-glue-point="10" draw:end-shape="id109" draw:end-glue-point="6">
          <text:p text:style-name="P4"/>
        </draw:connector>
        <draw:connector draw:style-name="gr2" draw:text-style-name="P3" draw:layer="layout" draw:type="line" svg:x1="5.175cm" svg:y1="35.757cm" svg:x2="6.296cm" svg:y2="35.757cm" draw:start-shape="id117" draw:start-glue-point="10" draw:end-shape="id110" draw:end-glue-point="6">
          <text:p text:style-name="P4"/>
        </draw:connector>
        <draw:connector draw:style-name="gr2" draw:text-style-name="P3" draw:layer="layout" draw:type="line" svg:x1="5.175cm" svg:y1="36.698cm" svg:x2="6.296cm" svg:y2="34.842cm" draw:start-shape="id120" draw:start-glue-point="10" draw:end-shape="id109" draw:end-glue-point="6">
          <text:p text:style-name="P4"/>
        </draw:connector>
        <draw:connector draw:style-name="gr2" draw:text-style-name="P3" draw:layer="layout" draw:type="line" svg:x1="5.175cm" svg:y1="36.698cm" svg:x2="6.296cm" svg:y2="35.757cm" draw:start-shape="id120" draw:start-glue-point="10" draw:end-shape="id110" draw:end-glue-point="6">
          <text:p text:style-name="P4"/>
        </draw:connector>
        <draw:connector draw:style-name="gr2" draw:text-style-name="P3" draw:layer="layout" draw:type="line" svg:x1="5.175cm" svg:y1="36.698cm" svg:x2="6.296cm" svg:y2="36.698cm" draw:start-shape="id120" draw:start-glue-point="10" draw:end-shape="id114" draw:end-glue-point="6">
          <text:p text:style-name="P4"/>
        </draw:connector>
        <draw:connector draw:style-name="gr2" draw:text-style-name="P3" draw:layer="layout" draw:type="line" svg:x1="4.645cm" svg:y1="32.648cm" svg:x2="6.35cm" svg:y2="36.563cm" draw:start-shape="id121" draw:start-glue-point="9" draw:end-shape="id114" draw:end-glue-point="5">
          <text:p text:style-name="P4"/>
        </draw:connector>
        <draw:custom-shape draw:style-name="gr16" draw:text-style-name="P3" draw:id="id5" draw:layer="layout" svg:width="0.38cm" svg:height="0.38cm" svg:x="9.595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" draw:layer="layout" svg:width="0.38cm" svg:height="0.38cm" svg:x="9.595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" draw:layer="layout" svg:width="0.38cm" svg:height="0.38cm" svg:x="9.595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12" draw:layer="layout" svg:width="0.38cm" svg:height="0.38cm" svg:x="9.595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285cm" svg:y1="36.889cm" svg:x2="11.285cm" svg:y2="37.325cm" draw:start-shape="id122" draw:start-glue-point="8" draw:end-shape="id107" draw:end-glue-point="4">
          <text:p text:style-name="P4"/>
        </draw:connector>
        <draw:custom-shape draw:style-name="gr17" draw:text-style-name="P3" draw:id="id107" draw:layer="layout" svg:width="0.38cm" svg:height="0.38cm" svg:x="11.096cm" svg:y="37.32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1.15cm" svg:y1="34.977cm" svg:x2="11.285cm" svg:y2="36.509cm" draw:start-shape="id4" draw:start-glue-point="7" draw:end-shape="id122" draw:end-glue-point="4">
          <text:p text:style-name="P4"/>
        </draw:connector>
        <draw:connector draw:style-name="gr5" draw:text-style-name="P3" draw:layer="layout" draw:type="curve" draw:line-skew="0.128cm 0.705cm" svg:x1="11.15cm" svg:y1="34.361cm" svg:x2="11.285cm" svg:y2="36.509cm" draw:start-shape="id2" draw:start-glue-point="7" draw:end-shape="id122" draw:end-glue-point="4">
          <text:p text:style-name="P4"/>
        </draw:connector>
        <draw:connector draw:style-name="gr5" draw:text-style-name="P3" draw:layer="layout" draw:type="curve" svg:x1="11.285cm" svg:y1="35.948cm" svg:x2="11.285cm" svg:y2="36.509cm" draw:start-shape="id6" draw:start-glue-point="8" draw:end-shape="id122" draw:end-glue-point="4">
          <text:p text:style-name="P4"/>
        </draw:connector>
        <draw:connector draw:style-name="gr5" draw:text-style-name="P3" draw:layer="layout" draw:type="curve" svg:x1="11.285cm" svg:y1="35.033cm" svg:x2="11.285cm" svg:y2="35.568cm" draw:start-shape="id4" draw:start-glue-point="8" draw:end-shape="id6" draw:end-glue-point="4">
          <text:p text:style-name="P4"/>
        </draw:connector>
        <draw:connector draw:style-name="gr5" draw:text-style-name="P3" draw:layer="layout" draw:type="curve" draw:line-skew="0.403cm 1.82cm" svg:x1="11.15cm" svg:y1="34.361cm" svg:x2="11.285cm" svg:y2="35.568cm" draw:start-shape="id2" draw:start-glue-point="7" draw:end-shape="id6" draw:end-glue-point="4">
          <text:p text:style-name="P4"/>
        </draw:connector>
        <draw:connector draw:style-name="gr2" draw:text-style-name="P3" draw:layer="layout" draw:type="line" svg:x1="9.445cm" svg:y1="32.648cm" svg:x2="11.15cm" svg:y2="35.622cm" draw:start-shape="id115" draw:start-glue-point="9" draw:end-shape="id6" draw:end-glue-point="5">
          <text:p text:style-name="P4"/>
        </draw:connector>
        <draw:connector draw:style-name="gr2" draw:text-style-name="P3" draw:layer="layout" draw:type="line" svg:x1="9.445cm" svg:y1="32.648cm" svg:x2="11.15cm" svg:y2="34.707cm" draw:start-shape="id115" draw:start-glue-point="9" draw:end-shape="id4" draw:end-glue-point="5">
          <text:p text:style-name="P4"/>
        </draw:connector>
        <draw:connector draw:style-name="gr2" draw:text-style-name="P3" draw:layer="layout" draw:type="line" svg:x1="9.445cm" svg:y1="32.648cm" svg:x2="11.15cm" svg:y2="34.091cm" draw:start-shape="id115" draw:start-glue-point="9" draw:end-shape="id2" draw:end-glue-point="5">
          <text:p text:style-name="P4"/>
        </draw:connector>
        <draw:connector draw:style-name="gr2" draw:text-style-name="P3" draw:layer="layout" draw:type="line" svg:x1="9.445cm" svg:y1="32.648cm" svg:x2="11.15cm" svg:y2="36.563cm" draw:start-shape="id115" draw:start-glue-point="9" draw:end-shape="id122" draw:end-glue-point="5">
          <text:p text:style-name="P4"/>
        </draw:connector>
        <draw:connector draw:style-name="gr2" draw:text-style-name="P3" draw:layer="layout" draw:type="line" svg:x1="6.676cm" svg:y1="34.842cm" svg:x2="9.595cm" svg:y2="34.842cm" draw:start-shape="id109" draw:start-glue-point="10" draw:end-shape="id1" draw:end-glue-point="6">
          <text:p text:style-name="P4"/>
        </draw:connector>
        <draw:custom-shape draw:style-name="gr16" draw:text-style-name="P3" draw:id="id114" draw:layer="layout" svg:width="0.38cm" svg:height="0.38cm" svg:x="6.296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10" draw:layer="layout" svg:width="0.38cm" svg:height="0.38cm" svg:x="6.296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9" draw:layer="layout" svg:width="0.38cm" svg:height="0.38cm" svg:x="6.296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8" draw:layer="layout" svg:width="0.38cm" svg:height="0.38cm" svg:x="6.296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15" draw:layer="layout" svg:width="0.38cm" svg:height="0.38cm" svg:x="9.121cm" svg:y="32.324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11" draw:layer="layout" svg:width="0.38cm" svg:height="0.38cm" svg:x="8.821cm" svg:y="33.424cm">
          <text:p text:style-name="P1"><text:span text:style-name="T6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2" draw:layer="layout" svg:width="0.38cm" svg:height="0.38cm" svg:x="11.096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" draw:layer="layout" svg:width="0.38cm" svg:height="0.38cm" svg:x="11.096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" draw:layer="layout" svg:width="0.38cm" svg:height="0.38cm" svg:x="11.096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" draw:layer="layout" svg:width="0.38cm" svg:height="0.38cm" svg:x="11.096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9.975cm" svg:y1="34.226cm" svg:x2="11.096cm" svg:y2="34.226cm" draw:start-shape="id112" draw:start-glue-point="10" draw:end-shape="id2" draw:end-glue-point="6">
          <text:p text:style-name="P4"/>
        </draw:connector>
        <draw:connector draw:style-name="gr3" draw:text-style-name="P3" draw:layer="layout" draw:type="line" svg:x1="9.975cm" svg:y1="34.842cm" svg:x2="11.096cm" svg:y2="34.842cm" draw:start-shape="id1" draw:start-glue-point="10" draw:end-shape="id4" draw:end-glue-point="6">
          <text:p text:style-name="P4"/>
        </draw:connector>
        <draw:connector draw:style-name="gr3" draw:text-style-name="P3" draw:layer="layout" draw:type="line" svg:x1="9.975cm" svg:y1="35.757cm" svg:x2="11.096cm" svg:y2="35.757cm" draw:start-shape="id3" draw:start-glue-point="10" draw:end-shape="id6" draw:end-glue-point="6">
          <text:p text:style-name="P4"/>
        </draw:connector>
        <draw:connector draw:style-name="gr3" draw:text-style-name="P3" draw:layer="layout" draw:type="line" svg:x1="9.975cm" svg:y1="36.698cm" svg:x2="11.096cm" svg:y2="36.698cm" draw:start-shape="id5" draw:start-glue-point="10" draw:end-shape="id122" draw:end-glue-point="6">
          <text:p text:style-name="P4"/>
        </draw:connector>
        <draw:custom-shape draw:style-name="gr1" draw:text-style-name="P2" draw:layer="layout" svg:width="4.202cm" svg:height="6.36cm" svg:x="18.67cm" svg:y="24.008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18.669cm" svg:y="16.607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0.274cm" svg:y1="29.097cm" svg:x2="21.395cm" svg:y2="27.241cm" draw:start-shape="id123" draw:start-glue-point="10" draw:end-shape="id124" draw:end-glue-point="6">
          <text:p text:style-name="P4"/>
        </draw:connector>
        <draw:connector draw:style-name="gr3" draw:text-style-name="P3" draw:layer="layout" draw:type="line" svg:x1="20.274cm" svg:y1="29.097cm" svg:x2="21.395cm" svg:y2="28.156cm" draw:start-shape="id123" draw:start-glue-point="10" draw:end-shape="id125" draw:end-glue-point="6">
          <text:p text:style-name="P4"/>
        </draw:connector>
        <draw:connector draw:style-name="gr2" draw:text-style-name="P3" draw:layer="layout" draw:type="line" svg:x1="20.274cm" svg:y1="28.156cm" svg:x2="21.395cm" svg:y2="26.625cm" draw:start-shape="id126" draw:start-glue-point="10" draw:end-shape="id127" draw:end-glue-point="6">
          <text:p text:style-name="P4"/>
        </draw:connector>
        <draw:connector draw:style-name="gr3" draw:text-style-name="P3" draw:layer="layout" draw:type="line" svg:x1="20.274cm" svg:y1="28.156cm" svg:x2="21.395cm" svg:y2="27.241cm" draw:start-shape="id126" draw:start-glue-point="10" draw:end-shape="id124" draw:end-glue-point="6">
          <text:p text:style-name="P4"/>
        </draw:connector>
        <draw:connector draw:style-name="gr3" draw:text-style-name="P3" draw:layer="layout" draw:type="line" svg:x1="20.274cm" svg:y1="27.241cm" svg:x2="21.395cm" svg:y2="26.625cm" draw:start-shape="id128" draw:start-glue-point="10" draw:end-shape="id127" draw:end-glue-point="6">
          <text:p text:style-name="P4"/>
        </draw:connector>
        <draw:connector draw:style-name="gr2" draw:text-style-name="P3" draw:layer="layout" draw:type="line" svg:x1="20.273cm" svg:y1="21.696cm" svg:x2="21.394cm" svg:y2="19.84cm" draw:start-shape="id129" draw:start-glue-point="10" draw:end-shape="id130" draw:end-glue-point="6">
          <text:p text:style-name="P4"/>
        </draw:connector>
        <draw:connector draw:style-name="gr3" draw:text-style-name="P3" draw:layer="layout" draw:type="line" svg:x1="20.273cm" svg:y1="21.696cm" svg:x2="21.448cm" svg:y2="20.89cm" draw:start-shape="id129" draw:start-glue-point="10" draw:end-shape="id131" draw:end-glue-point="7">
          <text:p text:style-name="P4"/>
        </draw:connector>
        <draw:connector draw:style-name="gr3" draw:text-style-name="P3" draw:layer="layout" draw:type="line" svg:x1="20.273cm" svg:y1="20.755cm" svg:x2="21.394cm" svg:y2="19.84cm" draw:start-shape="id132" draw:start-glue-point="10" draw:end-shape="id130" draw:end-glue-point="6">
          <text:p text:style-name="P4"/>
        </draw:connector>
        <draw:connector draw:style-name="gr3" draw:text-style-name="P3" draw:layer="layout" draw:type="line" svg:x1="20.273cm" svg:y1="19.84cm" svg:x2="21.394cm" svg:y2="19.224cm" draw:start-shape="id133" draw:start-glue-point="10" draw:end-shape="id134" draw:end-glue-point="6">
          <text:p text:style-name="P4"/>
        </draw:connector>
        <draw:connector draw:style-name="gr2" draw:text-style-name="P3" draw:layer="layout" draw:type="line" svg:x1="20.273cm" svg:y1="20.755cm" svg:x2="21.394cm" svg:y2="19.224cm" draw:start-shape="id132" draw:start-glue-point="10" draw:end-shape="id134" draw:end-glue-point="6">
          <text:p text:style-name="P4"/>
        </draw:connector>
        <draw:custom-shape draw:style-name="gr1" draw:text-style-name="P2" draw:layer="layout" svg:width="4.202cm" svg:height="6.36cm" svg:x="18.67cm" svg:y="9.208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18.669cm" svg:y="1.807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20.274cm" svg:y1="14.297cm" svg:x2="21.395cm" svg:y2="13.356cm" draw:start-shape="id135" draw:start-glue-point="10" draw:end-shape="id136" draw:end-glue-point="6">
          <text:p text:style-name="P4"/>
        </draw:connector>
        <draw:connector draw:style-name="gr2" draw:text-style-name="P3" draw:layer="layout" draw:type="line" svg:x1="20.274cm" svg:y1="14.297cm" svg:x2="21.395cm" svg:y2="12.441cm" draw:start-shape="id135" draw:start-glue-point="10" draw:end-shape="id137" draw:end-glue-point="6">
          <text:p text:style-name="P4"/>
        </draw:connector>
        <draw:connector draw:style-name="gr3" draw:text-style-name="P3" draw:layer="layout" draw:type="line" svg:x1="20.274cm" svg:y1="13.356cm" svg:x2="21.395cm" svg:y2="12.441cm" draw:start-shape="id138" draw:start-glue-point="10" draw:end-shape="id137" draw:end-glue-point="6">
          <text:p text:style-name="P4"/>
        </draw:connector>
        <draw:connector draw:style-name="gr2" draw:text-style-name="P3" draw:layer="layout" draw:type="line" svg:x1="20.274cm" svg:y1="13.356cm" svg:x2="21.395cm" svg:y2="11.825cm" draw:start-shape="id138" draw:start-glue-point="10" draw:end-shape="id139" draw:end-glue-point="6">
          <text:p text:style-name="P4"/>
        </draw:connector>
        <draw:connector draw:style-name="gr3" draw:text-style-name="P3" draw:layer="layout" draw:type="line" svg:x1="20.274cm" svg:y1="12.441cm" svg:x2="21.395cm" svg:y2="11.825cm" draw:start-shape="id140" draw:start-glue-point="10" draw:end-shape="id139" draw:end-glue-point="6">
          <text:p text:style-name="P4"/>
        </draw:connector>
        <draw:connector draw:style-name="gr3" draw:text-style-name="P3" draw:layer="layout" draw:type="line" svg:x1="20.273cm" svg:y1="6.896cm" svg:x2="21.394cm" svg:y2="5.955cm" draw:start-shape="id141" draw:start-glue-point="10" draw:end-shape="id142" draw:end-glue-point="6">
          <text:p text:style-name="P4"/>
        </draw:connector>
        <draw:connector draw:style-name="gr2" draw:text-style-name="P3" draw:layer="layout" draw:type="line" svg:x1="20.273cm" svg:y1="6.896cm" svg:x2="21.394cm" svg:y2="5.04cm" draw:start-shape="id141" draw:start-glue-point="10" draw:end-shape="id143" draw:end-glue-point="6">
          <text:p text:style-name="P4"/>
        </draw:connector>
        <draw:connector draw:style-name="gr2" draw:text-style-name="P3" draw:layer="layout" draw:type="line" svg:x1="20.273cm" svg:y1="5.955cm" svg:x2="21.394cm" svg:y2="4.424cm" draw:start-shape="id144" draw:start-glue-point="10" draw:end-shape="id145" draw:end-glue-point="6">
          <text:p text:style-name="P4"/>
        </draw:connector>
        <draw:connector draw:style-name="gr3" draw:text-style-name="P3" draw:layer="layout" draw:type="line" svg:x1="20.273cm" svg:y1="5.955cm" svg:x2="21.394cm" svg:y2="5.04cm" draw:start-shape="id144" draw:start-glue-point="10" draw:end-shape="id143" draw:end-glue-point="6">
          <text:p text:style-name="P4"/>
        </draw:connector>
        <draw:connector draw:style-name="gr3" draw:text-style-name="P3" draw:layer="layout" draw:type="line" svg:x1="20.273cm" svg:y1="5.04cm" svg:x2="21.394cm" svg:y2="4.424cm" draw:start-shape="id146" draw:start-glue-point="10" draw:end-shape="id145" draw:end-glue-point="6">
          <text:p text:style-name="P4"/>
        </draw:connector>
        <draw:custom-shape draw:style-name="gr1" draw:text-style-name="P2" draw:layer="layout" svg:width="4.15cm" svg:height="6.36cm" svg:x="13.976cm" svg:y="1.807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774cm" svg:y1="5.955cm" svg:x2="21.583cm" svg:y2="7.523cm" draw:start-shape="id142" draw:start-glue-point="10" draw:end-shape="id147" draw:end-glue-point="4">
          <text:p text:style-name="P4"/>
        </draw:connector>
        <draw:connector draw:style-name="gr4" draw:text-style-name="P3" draw:layer="layout" draw:type="curve" draw:line-skew="0.012cm 0.858cm" svg:x1="21.774cm" svg:y1="5.04cm" svg:x2="21.583cm" svg:y2="7.523cm" draw:start-shape="id143" draw:start-glue-point="10" draw:end-shape="id147" draw:end-glue-point="4">
          <text:p text:style-name="P4"/>
        </draw:connector>
        <draw:connector draw:style-name="gr4" draw:text-style-name="P3" draw:layer="layout" draw:type="curve" draw:line-skew="0.17cm 1.215cm" svg:x1="21.774cm" svg:y1="4.424cm" svg:x2="21.583cm" svg:y2="7.523cm" draw:start-shape="id145" draw:start-glue-point="10" draw:end-shape="id147" draw:end-glue-point="4">
          <text:p text:style-name="P4"/>
        </draw:connector>
        <draw:connector draw:style-name="gr2" draw:text-style-name="P3" draw:layer="layout" draw:type="line" svg:x1="16.974cm" svg:y1="4.424cm" svg:x2="19.893cm" svg:y2="5.04cm" draw:start-shape="id148" draw:start-glue-point="10" draw:end-shape="id146" draw:end-glue-point="6">
          <text:p text:style-name="P4"/>
        </draw:connector>
        <draw:connector draw:style-name="gr2" draw:text-style-name="P3" draw:layer="layout" draw:type="line" svg:x1="16.974cm" svg:y1="4.424cm" svg:x2="19.893cm" svg:y2="5.955cm" draw:start-shape="id148" draw:start-glue-point="10" draw:end-shape="id144" draw:end-glue-point="6">
          <text:p text:style-name="P4"/>
        </draw:connector>
        <draw:connector draw:style-name="gr2" draw:text-style-name="P3" draw:layer="layout" draw:type="line" svg:x1="16.974cm" svg:y1="5.04cm" svg:x2="19.893cm" svg:y2="5.955cm" draw:start-shape="id149" draw:start-glue-point="10" draw:end-shape="id144" draw:end-glue-point="6">
          <text:p text:style-name="P4"/>
        </draw:connector>
        <draw:connector draw:style-name="gr2" draw:text-style-name="P3" draw:layer="layout" draw:type="line" svg:x1="16.974cm" svg:y1="4.424cm" svg:x2="19.893cm" svg:y2="6.896cm" draw:start-shape="id148" draw:start-glue-point="10" draw:end-shape="id141" draw:end-glue-point="6">
          <text:p text:style-name="P4"/>
        </draw:connector>
        <draw:connector draw:style-name="gr2" draw:text-style-name="P3" draw:layer="layout" draw:type="line" svg:x1="16.974cm" svg:y1="5.04cm" svg:x2="19.893cm" svg:y2="6.896cm" draw:start-shape="id149" draw:start-glue-point="10" draw:end-shape="id141" draw:end-glue-point="6">
          <text:p text:style-name="P4"/>
        </draw:connector>
        <draw:connector draw:style-name="gr2" draw:text-style-name="P3" draw:layer="layout" draw:type="line" svg:x1="16.974cm" svg:y1="5.955cm" svg:x2="19.893cm" svg:y2="6.896cm" draw:start-shape="id150" draw:start-glue-point="10" draw:end-shape="id141" draw:end-glue-point="6">
          <text:p text:style-name="P4"/>
        </draw:connector>
        <draw:connector draw:style-name="gr2" draw:text-style-name="P3" draw:layer="layout" draw:type="line" svg:x1="19.443cm" svg:y1="3.946cm" svg:x2="19.947cm" svg:y2="5.82cm" draw:start-shape="id151" draw:start-glue-point="9" draw:end-shape="id144" draw:end-glue-point="5">
          <text:p text:style-name="P4"/>
        </draw:connector>
        <draw:connector draw:style-name="gr2" draw:text-style-name="P3" draw:layer="layout" draw:type="line" svg:x1="19.443cm" svg:y1="3.946cm" svg:x2="19.947cm" svg:y2="4.905cm" draw:start-shape="id151" draw:start-glue-point="9" draw:end-shape="id146" draw:end-glue-point="5">
          <text:p text:style-name="P4"/>
        </draw:connector>
        <draw:connector draw:style-name="gr2" draw:text-style-name="P3" draw:layer="layout" draw:type="line" svg:x1="19.443cm" svg:y1="3.946cm" svg:x2="19.947cm" svg:y2="4.289cm" draw:start-shape="id151" draw:start-glue-point="9" draw:end-shape="id152" draw:end-glue-point="5">
          <text:p text:style-name="P4"/>
        </draw:connector>
        <draw:connector draw:style-name="gr2" draw:text-style-name="P3" draw:layer="layout" draw:type="line" svg:x1="19.443cm" svg:y1="3.946cm" svg:x2="19.947cm" svg:y2="6.761cm" draw:start-shape="id151" draw:start-glue-point="9" draw:end-shape="id141" draw:end-glue-point="5">
          <text:p text:style-name="P4"/>
        </draw:connector>
        <draw:connector draw:style-name="gr5" draw:text-style-name="P3" draw:layer="layout" draw:type="curve" draw:line-skew="-0.215cm 0.358cm" svg:x1="16.974cm" svg:y1="5.955cm" svg:x2="16.783cm" svg:y2="7.523cm" draw:start-shape="id150" draw:start-glue-point="10" draw:end-shape="id153" draw:end-glue-point="4">
          <text:p text:style-name="P4"/>
        </draw:connector>
        <draw:connector draw:style-name="gr5" draw:text-style-name="P3" draw:layer="layout" draw:type="curve" draw:line-skew="0.012cm 0.858cm" svg:x1="16.974cm" svg:y1="5.04cm" svg:x2="16.783cm" svg:y2="7.523cm" draw:start-shape="id149" draw:start-glue-point="10" draw:end-shape="id153" draw:end-glue-point="4">
          <text:p text:style-name="P4"/>
        </draw:connector>
        <draw:connector draw:style-name="gr5" draw:text-style-name="P3" draw:layer="layout" draw:type="curve" draw:line-skew="0.17cm 1.215cm" svg:x1="16.974cm" svg:y1="4.424cm" svg:x2="16.783cm" svg:y2="7.523cm" draw:start-shape="id148" draw:start-glue-point="10" draw:end-shape="id153" draw:end-glue-point="4">
          <text:p text:style-name="P4"/>
        </draw:connector>
        <draw:connector draw:style-name="gr6" draw:text-style-name="P3" draw:layer="layout" draw:type="line" svg:x1="16.918cm" svg:y1="4.289cm" svg:x2="19.173cm" svg:y2="3.946cm" draw:start-shape="id148" draw:start-glue-point="11" draw:end-shape="id151" draw:end-glue-point="7">
          <text:p text:style-name="P4"/>
        </draw:connector>
        <draw:connector draw:style-name="gr6" draw:text-style-name="P3" draw:layer="layout" draw:type="line" svg:x1="16.918cm" svg:y1="4.905cm" svg:x2="19.173cm" svg:y2="3.946cm" draw:start-shape="id149" draw:start-glue-point="11" draw:end-shape="id151" draw:end-glue-point="7">
          <text:p text:style-name="P4"/>
        </draw:connector>
        <draw:connector draw:style-name="gr6" draw:text-style-name="P3" draw:layer="layout" draw:type="line" svg:x1="16.918cm" svg:y1="5.82cm" svg:x2="19.173cm" svg:y2="3.946cm" draw:start-shape="id150" draw:start-glue-point="11" draw:end-shape="id151" draw:end-glue-point="7">
          <text:p text:style-name="P4"/>
        </draw:connector>
        <draw:connector draw:style-name="gr6" draw:text-style-name="P3" draw:layer="layout" draw:type="line" svg:x1="16.918cm" svg:y1="6.761cm" svg:x2="19.173cm" svg:y2="3.946cm" draw:start-shape="id154" draw:start-glue-point="11" draw:end-shape="id151" draw:end-glue-point="7">
          <text:p text:style-name="P4"/>
        </draw:connector>
        <draw:connector draw:style-name="gr6" draw:text-style-name="P3" draw:layer="layout" draw:type="line" svg:x1="16.918cm" svg:y1="4.289cm" svg:x2="19.473cm" svg:y2="2.846cm" draw:start-shape="id148" draw:start-glue-point="11" draw:end-shape="id155" draw:end-glue-point="7">
          <text:p text:style-name="P4"/>
        </draw:connector>
        <draw:connector draw:style-name="gr6" draw:text-style-name="P3" draw:layer="layout" draw:type="line" svg:x1="16.918cm" svg:y1="4.905cm" svg:x2="19.473cm" svg:y2="2.846cm" draw:start-shape="id149" draw:start-glue-point="11" draw:end-shape="id155" draw:end-glue-point="7">
          <text:p text:style-name="P4"/>
        </draw:connector>
        <draw:connector draw:style-name="gr6" draw:text-style-name="P3" draw:layer="layout" draw:type="line" svg:x1="16.918cm" svg:y1="5.82cm" svg:x2="19.473cm" svg:y2="2.846cm" draw:start-shape="id150" draw:start-glue-point="11" draw:end-shape="id155" draw:end-glue-point="7">
          <text:p text:style-name="P4"/>
        </draw:connector>
        <draw:connector draw:style-name="gr6" draw:text-style-name="P3" draw:layer="layout" draw:type="line" svg:x1="16.918cm" svg:y1="6.761cm" svg:x2="19.473cm" svg:y2="2.846cm" draw:start-shape="id154" draw:start-glue-point="11" draw:end-shape="id155" draw:end-glue-point="7">
          <text:p text:style-name="P4"/>
        </draw:connector>
        <draw:frame draw:style-name="gr7" draw:text-style-name="P5" draw:layer="layout" svg:width="0.756cm" svg:height="0.399cm" svg:x="12.67cm" svg:y="7.497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67cm" svg:y="6.707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67cm" svg:y="3.613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67cm" svg:y="5.766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67cm" svg:y="4.851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67cm" svg:y="4.235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14.643cm" svg:y1="3.946cm" svg:x2="15.147cm" svg:y2="5.82cm" draw:start-shape="id156" draw:start-glue-point="9" draw:end-shape="id157" draw:end-glue-point="5">
          <text:p text:style-name="P4"/>
        </draw:connector>
        <draw:connector draw:style-name="gr2" draw:text-style-name="P3" draw:layer="layout" draw:type="line" svg:x1="14.643cm" svg:y1="3.946cm" svg:x2="15.147cm" svg:y2="4.905cm" draw:start-shape="id156" draw:start-glue-point="9" draw:end-shape="id158" draw:end-glue-point="5">
          <text:p text:style-name="P4"/>
        </draw:connector>
        <draw:frame draw:style-name="gr13" draw:text-style-name="P6" draw:layer="layout" svg:width="0.337cm" svg:height="0.502cm" svg:x="21.063cm" svg:y="8.427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245cm" svg:y="8.427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14.643cm" svg:y1="3.946cm" svg:x2="15.147cm" svg:y2="4.289cm" draw:start-shape="id156" draw:start-glue-point="9" draw:end-shape="id159" draw:end-glue-point="5">
          <text:p text:style-name="P4"/>
        </draw:connector>
        <draw:custom-shape draw:style-name="gr14" draw:text-style-name="P3" draw:id="id156" draw:layer="layout" svg:width="0.38cm" svg:height="0.38cm" svg:x="14.319cm" svg:y="3.6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60" draw:layer="layout" svg:width="0.38cm" svg:height="0.38cm" svg:x="15.093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57" draw:layer="layout" svg:width="0.38cm" svg:height="0.38cm" svg:x="15.093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58" draw:layer="layout" svg:width="0.38cm" svg:height="0.38cm" svg:x="15.093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59" draw:layer="layout" svg:width="0.38cm" svg:height="0.38cm" svg:x="15.093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16.974cm" svg:y1="4.424cm" svg:x2="19.893cm" svg:y2="4.424cm" draw:start-shape="id148" draw:start-glue-point="10" draw:end-shape="id152" draw:end-glue-point="6">
          <text:p text:style-name="P4"/>
        </draw:connector>
        <draw:connector draw:style-name="gr3" draw:text-style-name="P3" draw:layer="layout" draw:type="line" svg:x1="16.974cm" svg:y1="5.955cm" svg:x2="19.893cm" svg:y2="5.955cm" draw:start-shape="id150" draw:start-glue-point="10" draw:end-shape="id144" draw:end-glue-point="6">
          <text:p text:style-name="P4"/>
        </draw:connector>
        <draw:connector draw:style-name="gr3" draw:text-style-name="P3" draw:layer="layout" draw:type="line" svg:x1="16.974cm" svg:y1="6.896cm" svg:x2="19.893cm" svg:y2="6.896cm" draw:start-shape="id154" draw:start-glue-point="10" draw:end-shape="id141" draw:end-glue-point="6">
          <text:p text:style-name="P4"/>
        </draw:connector>
        <draw:frame draw:style-name="gr9" draw:text-style-name="P5" draw:layer="layout" svg:width="1.272cm" svg:height="0.399cm" svg:x="12.671cm" svg:y="2.513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61" draw:layer="layout" svg:width="0.38cm" svg:height="0.38cm" svg:x="14.619cm" svg:y="2.5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783cm" svg:y1="7.087cm" svg:x2="16.783cm" svg:y2="7.523cm" draw:start-shape="id154" draw:start-glue-point="8" draw:end-shape="id153" draw:end-glue-point="4">
          <text:p text:style-name="P4"/>
        </draw:connector>
        <draw:custom-shape draw:style-name="gr15" draw:text-style-name="P3" draw:id="id153" draw:layer="layout" svg:width="0.38cm" svg:height="0.38cm" svg:x="16.594cm" svg:y="7.5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648cm" svg:y1="5.175cm" svg:x2="16.783cm" svg:y2="6.707cm" draw:start-shape="id149" draw:start-glue-point="7" draw:end-shape="id154" draw:end-glue-point="4">
          <text:p text:style-name="P4"/>
        </draw:connector>
        <draw:connector draw:style-name="gr5" draw:text-style-name="P3" draw:layer="layout" draw:type="curve" draw:line-skew="0.128cm 0.705cm" svg:x1="16.648cm" svg:y1="4.559cm" svg:x2="16.783cm" svg:y2="6.707cm" draw:start-shape="id148" draw:start-glue-point="7" draw:end-shape="id154" draw:end-glue-point="4">
          <text:p text:style-name="P4"/>
        </draw:connector>
        <draw:connector draw:style-name="gr5" draw:text-style-name="P3" draw:layer="layout" draw:type="curve" svg:x1="16.783cm" svg:y1="6.146cm" svg:x2="16.783cm" svg:y2="6.707cm" draw:start-shape="id150" draw:start-glue-point="8" draw:end-shape="id154" draw:end-glue-point="4">
          <text:p text:style-name="P4"/>
        </draw:connector>
        <draw:connector draw:style-name="gr2" draw:text-style-name="P3" draw:layer="layout" draw:type="line" svg:x1="14.643cm" svg:y1="3.946cm" svg:x2="15.147cm" svg:y2="6.761cm" draw:start-shape="id156" draw:start-glue-point="9" draw:end-shape="id160" draw:end-glue-point="5">
          <text:p text:style-name="P4"/>
        </draw:connector>
        <draw:connector draw:style-name="gr5" draw:text-style-name="P3" draw:layer="layout" draw:type="curve" svg:x1="16.783cm" svg:y1="5.231cm" svg:x2="16.783cm" svg:y2="5.766cm" draw:start-shape="id149" draw:start-glue-point="8" draw:end-shape="id150" draw:end-glue-point="4">
          <text:p text:style-name="P4"/>
        </draw:connector>
        <draw:connector draw:style-name="gr5" draw:text-style-name="P3" draw:layer="layout" draw:type="curve" draw:line-skew="0.403cm 1.82cm" svg:x1="16.648cm" svg:y1="4.559cm" svg:x2="16.783cm" svg:y2="5.766cm" draw:start-shape="id148" draw:start-glue-point="7" draw:end-shape="id150" draw:end-glue-point="4">
          <text:p text:style-name="P4"/>
        </draw:connector>
        <draw:connector draw:style-name="gr2" draw:text-style-name="P3" draw:layer="layout" draw:type="line" svg:x1="14.943cm" svg:y1="2.846cm" svg:x2="16.648cm" svg:y2="5.82cm" draw:start-shape="id161" draw:start-glue-point="9" draw:end-shape="id150" draw:end-glue-point="5">
          <text:p text:style-name="P4"/>
        </draw:connector>
        <draw:connector draw:style-name="gr2" draw:text-style-name="P3" draw:layer="layout" draw:type="line" svg:x1="14.943cm" svg:y1="2.846cm" svg:x2="16.648cm" svg:y2="4.905cm" draw:start-shape="id161" draw:start-glue-point="9" draw:end-shape="id149" draw:end-glue-point="5">
          <text:p text:style-name="P4"/>
        </draw:connector>
        <draw:connector draw:style-name="gr2" draw:text-style-name="P3" draw:layer="layout" draw:type="line" svg:x1="14.943cm" svg:y1="2.846cm" svg:x2="16.648cm" svg:y2="4.289cm" draw:start-shape="id161" draw:start-glue-point="9" draw:end-shape="id148" draw:end-glue-point="5">
          <text:p text:style-name="P4"/>
        </draw:connector>
        <draw:connector draw:style-name="gr2" draw:text-style-name="P3" draw:layer="layout" draw:type="line" svg:x1="15.473cm" svg:y1="4.424cm" svg:x2="16.594cm" svg:y2="4.424cm" draw:start-shape="id159" draw:start-glue-point="10" draw:end-shape="id148" draw:end-glue-point="6">
          <text:p text:style-name="P4"/>
        </draw:connector>
        <draw:connector draw:style-name="gr2" draw:text-style-name="P3" draw:layer="layout" draw:type="line" svg:x1="15.473cm" svg:y1="5.04cm" svg:x2="16.594cm" svg:y2="4.424cm" draw:start-shape="id158" draw:start-glue-point="10" draw:end-shape="id148" draw:end-glue-point="6">
          <text:p text:style-name="P4"/>
        </draw:connector>
        <draw:connector draw:style-name="gr2" draw:text-style-name="P3" draw:layer="layout" draw:type="line" svg:x1="15.473cm" svg:y1="5.04cm" svg:x2="16.594cm" svg:y2="5.04cm" draw:start-shape="id158" draw:start-glue-point="10" draw:end-shape="id149" draw:end-glue-point="6">
          <text:p text:style-name="P4"/>
        </draw:connector>
        <draw:connector draw:style-name="gr2" draw:text-style-name="P3" draw:layer="layout" draw:type="line" svg:x1="15.473cm" svg:y1="5.955cm" svg:x2="16.594cm" svg:y2="4.424cm" draw:start-shape="id157" draw:start-glue-point="10" draw:end-shape="id148" draw:end-glue-point="6">
          <text:p text:style-name="P4"/>
        </draw:connector>
        <draw:connector draw:style-name="gr2" draw:text-style-name="P3" draw:layer="layout" draw:type="line" svg:x1="15.473cm" svg:y1="5.955cm" svg:x2="16.594cm" svg:y2="5.04cm" draw:start-shape="id157" draw:start-glue-point="10" draw:end-shape="id149" draw:end-glue-point="6">
          <text:p text:style-name="P4"/>
        </draw:connector>
        <draw:connector draw:style-name="gr2" draw:text-style-name="P3" draw:layer="layout" draw:type="line" svg:x1="15.473cm" svg:y1="5.955cm" svg:x2="16.594cm" svg:y2="5.955cm" draw:start-shape="id157" draw:start-glue-point="10" draw:end-shape="id150" draw:end-glue-point="6">
          <text:p text:style-name="P4"/>
        </draw:connector>
        <draw:connector draw:style-name="gr2" draw:text-style-name="P3" draw:layer="layout" draw:type="line" svg:x1="15.473cm" svg:y1="6.896cm" svg:x2="16.594cm" svg:y2="5.04cm" draw:start-shape="id160" draw:start-glue-point="10" draw:end-shape="id149" draw:end-glue-point="6">
          <text:p text:style-name="P4"/>
        </draw:connector>
        <draw:connector draw:style-name="gr2" draw:text-style-name="P3" draw:layer="layout" draw:type="line" svg:x1="15.473cm" svg:y1="6.896cm" svg:x2="16.594cm" svg:y2="5.955cm" draw:start-shape="id160" draw:start-glue-point="10" draw:end-shape="id150" draw:end-glue-point="6">
          <text:p text:style-name="P4"/>
        </draw:connector>
        <draw:connector draw:style-name="gr2" draw:text-style-name="P3" draw:layer="layout" draw:type="line" svg:x1="15.473cm" svg:y1="6.896cm" svg:x2="16.594cm" svg:y2="6.896cm" draw:start-shape="id160" draw:start-glue-point="10" draw:end-shape="id154" draw:end-glue-point="6">
          <text:p text:style-name="P4"/>
        </draw:connector>
        <draw:connector draw:style-name="gr2" draw:text-style-name="P3" draw:layer="layout" draw:type="line" svg:x1="14.943cm" svg:y1="2.846cm" svg:x2="16.648cm" svg:y2="6.761cm" draw:start-shape="id161" draw:start-glue-point="9" draw:end-shape="id154" draw:end-glue-point="5">
          <text:p text:style-name="P4"/>
        </draw:connector>
        <draw:custom-shape draw:style-name="gr16" draw:text-style-name="P3" draw:id="id141" draw:layer="layout" svg:width="0.38cm" svg:height="0.38cm" svg:x="19.893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4" draw:layer="layout" svg:width="0.38cm" svg:height="0.38cm" svg:x="19.893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6" draw:layer="layout" svg:width="0.38cm" svg:height="0.38cm" svg:x="19.893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52" draw:layer="layout" svg:width="0.38cm" svg:height="0.38cm" svg:x="19.893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583cm" svg:y1="7.087cm" svg:x2="21.583cm" svg:y2="7.523cm" draw:start-shape="id162" draw:start-glue-point="8" draw:end-shape="id147" draw:end-glue-point="4">
          <text:p text:style-name="P4"/>
        </draw:connector>
        <draw:custom-shape draw:style-name="gr17" draw:text-style-name="P3" draw:id="id147" draw:layer="layout" svg:width="0.38cm" svg:height="0.38cm" svg:x="21.394cm" svg:y="7.5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448cm" svg:y1="5.175cm" svg:x2="21.583cm" svg:y2="6.707cm" draw:start-shape="id143" draw:start-glue-point="7" draw:end-shape="id162" draw:end-glue-point="4">
          <text:p text:style-name="P4"/>
        </draw:connector>
        <draw:connector draw:style-name="gr4" draw:text-style-name="P3" draw:layer="layout" draw:type="curve" draw:line-skew="0.128cm 0.705cm" svg:x1="21.448cm" svg:y1="4.559cm" svg:x2="21.583cm" svg:y2="6.707cm" draw:start-shape="id145" draw:start-glue-point="7" draw:end-shape="id162" draw:end-glue-point="4">
          <text:p text:style-name="P4"/>
        </draw:connector>
        <draw:connector draw:style-name="gr4" draw:text-style-name="P3" draw:layer="layout" draw:type="curve" svg:x1="21.583cm" svg:y1="6.146cm" svg:x2="21.583cm" svg:y2="6.707cm" draw:start-shape="id142" draw:start-glue-point="8" draw:end-shape="id162" draw:end-glue-point="4">
          <text:p text:style-name="P4"/>
        </draw:connector>
        <draw:connector draw:style-name="gr5" draw:text-style-name="P3" draw:layer="layout" draw:type="curve" svg:x1="21.583cm" svg:y1="5.231cm" svg:x2="21.583cm" svg:y2="5.766cm" draw:start-shape="id143" draw:start-glue-point="8" draw:end-shape="id142" draw:end-glue-point="4">
          <text:p text:style-name="P4"/>
        </draw:connector>
        <draw:connector draw:style-name="gr5" draw:text-style-name="P3" draw:layer="layout" draw:type="curve" draw:line-skew="0.403cm 1.82cm" svg:x1="21.448cm" svg:y1="4.559cm" svg:x2="21.583cm" svg:y2="5.766cm" draw:start-shape="id145" draw:start-glue-point="7" draw:end-shape="id142" draw:end-glue-point="4">
          <text:p text:style-name="P4"/>
        </draw:connector>
        <draw:connector draw:style-name="gr2" draw:text-style-name="P3" draw:layer="layout" draw:type="line" svg:x1="19.743cm" svg:y1="2.846cm" svg:x2="21.448cm" svg:y2="5.82cm" draw:start-shape="id155" draw:start-glue-point="9" draw:end-shape="id142" draw:end-glue-point="5">
          <text:p text:style-name="P4"/>
        </draw:connector>
        <draw:connector draw:style-name="gr2" draw:text-style-name="P3" draw:layer="layout" draw:type="line" svg:x1="19.743cm" svg:y1="2.846cm" svg:x2="21.448cm" svg:y2="4.905cm" draw:start-shape="id155" draw:start-glue-point="9" draw:end-shape="id143" draw:end-glue-point="5">
          <text:p text:style-name="P4"/>
        </draw:connector>
        <draw:connector draw:style-name="gr2" draw:text-style-name="P3" draw:layer="layout" draw:type="line" svg:x1="19.743cm" svg:y1="2.846cm" svg:x2="21.448cm" svg:y2="4.289cm" draw:start-shape="id155" draw:start-glue-point="9" draw:end-shape="id145" draw:end-glue-point="5">
          <text:p text:style-name="P4"/>
        </draw:connector>
        <draw:connector draw:style-name="gr2" draw:text-style-name="P3" draw:layer="layout" draw:type="line" svg:x1="19.743cm" svg:y1="2.846cm" svg:x2="21.448cm" svg:y2="6.761cm" draw:start-shape="id155" draw:start-glue-point="9" draw:end-shape="id162" draw:end-glue-point="5">
          <text:p text:style-name="P4"/>
        </draw:connector>
        <draw:connector draw:style-name="gr3" draw:text-style-name="P3" draw:layer="layout" draw:type="line" svg:x1="16.974cm" svg:y1="5.04cm" svg:x2="19.893cm" svg:y2="5.04cm" draw:start-shape="id149" draw:start-glue-point="10" draw:end-shape="id146" draw:end-glue-point="6">
          <text:p text:style-name="P4"/>
        </draw:connector>
        <draw:custom-shape draw:style-name="gr16" draw:text-style-name="P3" draw:id="id154" draw:layer="layout" svg:width="0.38cm" svg:height="0.38cm" svg:x="16.594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50" draw:layer="layout" svg:width="0.38cm" svg:height="0.38cm" svg:x="16.594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9" draw:layer="layout" svg:width="0.38cm" svg:height="0.38cm" svg:x="16.594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8" draw:layer="layout" svg:width="0.38cm" svg:height="0.38cm" svg:x="16.594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55" draw:layer="layout" svg:width="0.38cm" svg:height="0.38cm" svg:x="19.419cm" svg:y="2.522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51" draw:layer="layout" svg:width="0.38cm" svg:height="0.38cm" svg:x="19.119cm" svg:y="3.622cm">
          <text:p text:style-name="P1"><text:span text:style-name="T6">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2" draw:layer="layout" svg:width="0.38cm" svg:height="0.38cm" svg:x="21.394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2" draw:layer="layout" svg:width="0.38cm" svg:height="0.38cm" svg:x="21.394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3" draw:layer="layout" svg:width="0.38cm" svg:height="0.38cm" svg:x="21.394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5" draw:layer="layout" svg:width="0.38cm" svg:height="0.38cm" svg:x="21.394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0.273cm" svg:y1="4.424cm" svg:x2="21.394cm" svg:y2="4.424cm" draw:start-shape="id152" draw:start-glue-point="10" draw:end-shape="id145" draw:end-glue-point="6">
          <text:p text:style-name="P4"/>
        </draw:connector>
        <draw:connector draw:style-name="gr2" draw:text-style-name="P3" draw:layer="layout" draw:type="line" svg:x1="20.273cm" svg:y1="5.04cm" svg:x2="21.394cm" svg:y2="5.04cm" draw:start-shape="id146" draw:start-glue-point="10" draw:end-shape="id143" draw:end-glue-point="6">
          <text:p text:style-name="P4"/>
        </draw:connector>
        <draw:connector draw:style-name="gr2" draw:text-style-name="P3" draw:layer="layout" draw:type="line" svg:x1="20.273cm" svg:y1="5.955cm" svg:x2="21.394cm" svg:y2="5.955cm" draw:start-shape="id144" draw:start-glue-point="10" draw:end-shape="id142" draw:end-glue-point="6">
          <text:p text:style-name="P4"/>
        </draw:connector>
        <draw:connector draw:style-name="gr2" draw:text-style-name="P3" draw:layer="layout" draw:type="line" svg:x1="20.273cm" svg:y1="6.896cm" svg:x2="21.394cm" svg:y2="6.896cm" draw:start-shape="id141" draw:start-glue-point="10" draw:end-shape="id162" draw:end-glue-point="6">
          <text:p text:style-name="P4"/>
        </draw:connector>
        <draw:custom-shape draw:style-name="gr1" draw:text-style-name="P2" draw:layer="layout" svg:width="4.15cm" svg:height="6.36cm" svg:x="13.977cm" svg:y="9.208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775cm" svg:y1="13.356cm" svg:x2="21.584cm" svg:y2="14.924cm" draw:start-shape="id136" draw:start-glue-point="10" draw:end-shape="id163" draw:end-glue-point="4">
          <text:p text:style-name="P4"/>
        </draw:connector>
        <draw:connector draw:style-name="gr4" draw:text-style-name="P3" draw:layer="layout" draw:type="curve" draw:line-skew="0.012cm 0.858cm" svg:x1="21.775cm" svg:y1="12.441cm" svg:x2="21.584cm" svg:y2="14.924cm" draw:start-shape="id137" draw:start-glue-point="10" draw:end-shape="id163" draw:end-glue-point="4">
          <text:p text:style-name="P4"/>
        </draw:connector>
        <draw:connector draw:style-name="gr4" draw:text-style-name="P3" draw:layer="layout" draw:type="curve" draw:line-skew="0.17cm 1.215cm" svg:x1="21.775cm" svg:y1="11.825cm" svg:x2="21.584cm" svg:y2="14.924cm" draw:start-shape="id139" draw:start-glue-point="10" draw:end-shape="id163" draw:end-glue-point="4">
          <text:p text:style-name="P4"/>
        </draw:connector>
        <draw:connector draw:style-name="gr3" draw:text-style-name="P3" draw:layer="layout" draw:type="line" svg:x1="16.975cm" svg:y1="11.825cm" svg:x2="19.894cm" svg:y2="12.441cm" draw:start-shape="id164" draw:start-glue-point="10" draw:end-shape="id140" draw:end-glue-point="6">
          <text:p text:style-name="P4"/>
        </draw:connector>
        <draw:connector draw:style-name="gr2" draw:text-style-name="P3" draw:layer="layout" draw:type="line" svg:x1="16.975cm" svg:y1="11.825cm" svg:x2="19.894cm" svg:y2="13.356cm" draw:start-shape="id164" draw:start-glue-point="10" draw:end-shape="id138" draw:end-glue-point="6">
          <text:p text:style-name="P4"/>
        </draw:connector>
        <draw:connector draw:style-name="gr3" draw:text-style-name="P3" draw:layer="layout" draw:type="line" svg:x1="16.975cm" svg:y1="12.441cm" svg:x2="19.894cm" svg:y2="13.356cm" draw:start-shape="id165" draw:start-glue-point="10" draw:end-shape="id138" draw:end-glue-point="6">
          <text:p text:style-name="P4"/>
        </draw:connector>
        <draw:connector draw:style-name="gr2" draw:text-style-name="P3" draw:layer="layout" draw:type="line" svg:x1="16.975cm" svg:y1="11.825cm" svg:x2="19.894cm" svg:y2="14.297cm" draw:start-shape="id164" draw:start-glue-point="10" draw:end-shape="id135" draw:end-glue-point="6">
          <text:p text:style-name="P4"/>
        </draw:connector>
        <draw:connector draw:style-name="gr2" draw:text-style-name="P3" draw:layer="layout" draw:type="line" svg:x1="16.975cm" svg:y1="12.441cm" svg:x2="19.894cm" svg:y2="14.297cm" draw:start-shape="id165" draw:start-glue-point="10" draw:end-shape="id135" draw:end-glue-point="6">
          <text:p text:style-name="P4"/>
        </draw:connector>
        <draw:connector draw:style-name="gr3" draw:text-style-name="P3" draw:layer="layout" draw:type="line" svg:x1="16.975cm" svg:y1="13.356cm" svg:x2="19.894cm" svg:y2="14.297cm" draw:start-shape="id166" draw:start-glue-point="10" draw:end-shape="id135" draw:end-glue-point="6">
          <text:p text:style-name="P4"/>
        </draw:connector>
        <draw:connector draw:style-name="gr2" draw:text-style-name="P3" draw:layer="layout" draw:type="line" svg:x1="19.444cm" svg:y1="11.347cm" svg:x2="19.948cm" svg:y2="13.221cm" draw:start-shape="id167" draw:start-glue-point="9" draw:end-shape="id138" draw:end-glue-point="5">
          <text:p text:style-name="P4"/>
        </draw:connector>
        <draw:connector draw:style-name="gr2" draw:text-style-name="P3" draw:layer="layout" draw:type="line" svg:x1="19.444cm" svg:y1="11.347cm" svg:x2="19.948cm" svg:y2="12.306cm" draw:start-shape="id167" draw:start-glue-point="9" draw:end-shape="id140" draw:end-glue-point="5">
          <text:p text:style-name="P4"/>
        </draw:connector>
        <draw:connector draw:style-name="gr2" draw:text-style-name="P3" draw:layer="layout" draw:type="line" svg:x1="19.444cm" svg:y1="11.347cm" svg:x2="19.948cm" svg:y2="11.69cm" draw:start-shape="id167" draw:start-glue-point="9" draw:end-shape="id168" draw:end-glue-point="5">
          <text:p text:style-name="P4"/>
        </draw:connector>
        <draw:connector draw:style-name="gr2" draw:text-style-name="P3" draw:layer="layout" draw:type="line" svg:x1="19.444cm" svg:y1="11.347cm" svg:x2="19.948cm" svg:y2="14.162cm" draw:start-shape="id167" draw:start-glue-point="9" draw:end-shape="id135" draw:end-glue-point="5">
          <text:p text:style-name="P4"/>
        </draw:connector>
        <draw:connector draw:style-name="gr5" draw:text-style-name="P3" draw:layer="layout" draw:type="curve" draw:line-skew="-0.215cm 0.358cm" svg:x1="16.975cm" svg:y1="13.356cm" svg:x2="16.784cm" svg:y2="14.924cm" draw:start-shape="id166" draw:start-glue-point="10" draw:end-shape="id169" draw:end-glue-point="4">
          <text:p text:style-name="P4"/>
        </draw:connector>
        <draw:connector draw:style-name="gr5" draw:text-style-name="P3" draw:layer="layout" draw:type="curve" draw:line-skew="0.012cm 0.858cm" svg:x1="16.975cm" svg:y1="12.441cm" svg:x2="16.784cm" svg:y2="14.924cm" draw:start-shape="id165" draw:start-glue-point="10" draw:end-shape="id169" draw:end-glue-point="4">
          <text:p text:style-name="P4"/>
        </draw:connector>
        <draw:connector draw:style-name="gr5" draw:text-style-name="P3" draw:layer="layout" draw:type="curve" draw:line-skew="0.17cm 1.215cm" svg:x1="16.975cm" svg:y1="11.825cm" svg:x2="16.784cm" svg:y2="14.924cm" draw:start-shape="id164" draw:start-glue-point="10" draw:end-shape="id169" draw:end-glue-point="4">
          <text:p text:style-name="P4"/>
        </draw:connector>
        <draw:connector draw:style-name="gr6" draw:text-style-name="P3" draw:layer="layout" draw:type="line" svg:x1="16.919cm" svg:y1="11.69cm" svg:x2="19.174cm" svg:y2="11.347cm" draw:start-shape="id164" draw:start-glue-point="11" draw:end-shape="id167" draw:end-glue-point="7">
          <text:p text:style-name="P4"/>
        </draw:connector>
        <draw:connector draw:style-name="gr6" draw:text-style-name="P3" draw:layer="layout" draw:type="line" svg:x1="16.919cm" svg:y1="12.306cm" svg:x2="19.174cm" svg:y2="11.347cm" draw:start-shape="id165" draw:start-glue-point="11" draw:end-shape="id167" draw:end-glue-point="7">
          <text:p text:style-name="P4"/>
        </draw:connector>
        <draw:connector draw:style-name="gr6" draw:text-style-name="P3" draw:layer="layout" draw:type="line" svg:x1="16.919cm" svg:y1="13.221cm" svg:x2="19.174cm" svg:y2="11.347cm" draw:start-shape="id166" draw:start-glue-point="11" draw:end-shape="id167" draw:end-glue-point="7">
          <text:p text:style-name="P4"/>
        </draw:connector>
        <draw:connector draw:style-name="gr6" draw:text-style-name="P3" draw:layer="layout" draw:type="line" svg:x1="16.919cm" svg:y1="14.162cm" svg:x2="19.174cm" svg:y2="11.347cm" draw:start-shape="id170" draw:start-glue-point="11" draw:end-shape="id167" draw:end-glue-point="7">
          <text:p text:style-name="P4"/>
        </draw:connector>
        <draw:connector draw:style-name="gr6" draw:text-style-name="P3" draw:layer="layout" draw:type="line" svg:x1="16.919cm" svg:y1="11.69cm" svg:x2="19.474cm" svg:y2="10.247cm" draw:start-shape="id164" draw:start-glue-point="11" draw:end-shape="id171" draw:end-glue-point="7">
          <text:p text:style-name="P4"/>
        </draw:connector>
        <draw:connector draw:style-name="gr6" draw:text-style-name="P3" draw:layer="layout" draw:type="line" svg:x1="16.919cm" svg:y1="12.306cm" svg:x2="19.474cm" svg:y2="10.247cm" draw:start-shape="id165" draw:start-glue-point="11" draw:end-shape="id171" draw:end-glue-point="7">
          <text:p text:style-name="P4"/>
        </draw:connector>
        <draw:connector draw:style-name="gr6" draw:text-style-name="P3" draw:layer="layout" draw:type="line" svg:x1="16.919cm" svg:y1="13.221cm" svg:x2="19.474cm" svg:y2="10.247cm" draw:start-shape="id166" draw:start-glue-point="11" draw:end-shape="id171" draw:end-glue-point="7">
          <text:p text:style-name="P4"/>
        </draw:connector>
        <draw:connector draw:style-name="gr6" draw:text-style-name="P3" draw:layer="layout" draw:type="line" svg:x1="16.919cm" svg:y1="14.162cm" svg:x2="19.474cm" svg:y2="10.247cm" draw:start-shape="id170" draw:start-glue-point="11" draw:end-shape="id171" draw:end-glue-point="7">
          <text:p text:style-name="P4"/>
        </draw:connector>
        <draw:frame draw:style-name="gr7" draw:text-style-name="P5" draw:layer="layout" svg:width="0.756cm" svg:height="0.399cm" svg:x="12.671cm" svg:y="14.898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671cm" svg:y="14.108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671cm" svg:y="11.014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671cm" svg:y="13.167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671cm" svg:y="12.252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671cm" svg:y="11.636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14.644cm" svg:y1="11.347cm" svg:x2="15.148cm" svg:y2="13.221cm" draw:start-shape="id172" draw:start-glue-point="9" draw:end-shape="id173" draw:end-glue-point="5">
          <text:p text:style-name="P4"/>
        </draw:connector>
        <draw:connector draw:style-name="gr2" draw:text-style-name="P3" draw:layer="layout" draw:type="line" svg:x1="14.644cm" svg:y1="11.347cm" svg:x2="15.148cm" svg:y2="12.306cm" draw:start-shape="id172" draw:start-glue-point="9" draw:end-shape="id174" draw:end-glue-point="5">
          <text:p text:style-name="P4"/>
        </draw:connector>
        <draw:frame draw:style-name="gr13" draw:text-style-name="P6" draw:layer="layout" svg:width="0.337cm" svg:height="0.502cm" svg:x="21.064cm" svg:y="15.828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246cm" svg:y="15.828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14.644cm" svg:y1="11.347cm" svg:x2="15.148cm" svg:y2="11.69cm" draw:start-shape="id172" draw:start-glue-point="9" draw:end-shape="id175" draw:end-glue-point="5">
          <text:p text:style-name="P4"/>
        </draw:connector>
        <draw:custom-shape draw:style-name="gr14" draw:text-style-name="P3" draw:id="id172" draw:layer="layout" svg:width="0.38cm" svg:height="0.38cm" svg:x="14.32cm" svg:y="11.0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76" draw:layer="layout" svg:width="0.38cm" svg:height="0.38cm" svg:x="15.094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73" draw:layer="layout" svg:width="0.38cm" svg:height="0.38cm" svg:x="15.094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74" draw:layer="layout" svg:width="0.38cm" svg:height="0.38cm" svg:x="15.094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75" draw:layer="layout" svg:width="0.38cm" svg:height="0.38cm" svg:x="15.094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16.975cm" svg:y1="11.825cm" svg:x2="19.894cm" svg:y2="11.825cm" draw:start-shape="id164" draw:start-glue-point="10" draw:end-shape="id168" draw:end-glue-point="6">
          <text:p text:style-name="P4"/>
        </draw:connector>
        <draw:connector draw:style-name="gr2" draw:text-style-name="P3" draw:layer="layout" draw:type="line" svg:x1="16.975cm" svg:y1="13.356cm" svg:x2="19.894cm" svg:y2="13.356cm" draw:start-shape="id166" draw:start-glue-point="10" draw:end-shape="id138" draw:end-glue-point="6">
          <text:p text:style-name="P4"/>
        </draw:connector>
        <draw:connector draw:style-name="gr2" draw:text-style-name="P3" draw:layer="layout" draw:type="line" svg:x1="16.975cm" svg:y1="14.297cm" svg:x2="19.894cm" svg:y2="14.297cm" draw:start-shape="id170" draw:start-glue-point="10" draw:end-shape="id135" draw:end-glue-point="6">
          <text:p text:style-name="P4"/>
        </draw:connector>
        <draw:frame draw:style-name="gr9" draw:text-style-name="P5" draw:layer="layout" svg:width="1.272cm" svg:height="0.399cm" svg:x="12.672cm" svg:y="9.914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77" draw:layer="layout" svg:width="0.38cm" svg:height="0.38cm" svg:x="14.62cm" svg:y="9.9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784cm" svg:y1="14.488cm" svg:x2="16.784cm" svg:y2="14.924cm" draw:start-shape="id170" draw:start-glue-point="8" draw:end-shape="id169" draw:end-glue-point="4">
          <text:p text:style-name="P4"/>
        </draw:connector>
        <draw:custom-shape draw:style-name="gr15" draw:text-style-name="P3" draw:id="id169" draw:layer="layout" svg:width="0.38cm" svg:height="0.38cm" svg:x="16.595cm" svg:y="14.9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649cm" svg:y1="12.576cm" svg:x2="16.784cm" svg:y2="14.108cm" draw:start-shape="id165" draw:start-glue-point="7" draw:end-shape="id170" draw:end-glue-point="4">
          <text:p text:style-name="P4"/>
        </draw:connector>
        <draw:connector draw:style-name="gr5" draw:text-style-name="P3" draw:layer="layout" draw:type="curve" draw:line-skew="0.128cm 0.705cm" svg:x1="16.649cm" svg:y1="11.96cm" svg:x2="16.784cm" svg:y2="14.108cm" draw:start-shape="id164" draw:start-glue-point="7" draw:end-shape="id170" draw:end-glue-point="4">
          <text:p text:style-name="P4"/>
        </draw:connector>
        <draw:connector draw:style-name="gr5" draw:text-style-name="P3" draw:layer="layout" draw:type="curve" svg:x1="16.784cm" svg:y1="13.547cm" svg:x2="16.784cm" svg:y2="14.108cm" draw:start-shape="id166" draw:start-glue-point="8" draw:end-shape="id170" draw:end-glue-point="4">
          <text:p text:style-name="P4"/>
        </draw:connector>
        <draw:connector draw:style-name="gr2" draw:text-style-name="P3" draw:layer="layout" draw:type="line" svg:x1="14.644cm" svg:y1="11.347cm" svg:x2="15.148cm" svg:y2="14.162cm" draw:start-shape="id172" draw:start-glue-point="9" draw:end-shape="id176" draw:end-glue-point="5">
          <text:p text:style-name="P4"/>
        </draw:connector>
        <draw:connector draw:style-name="gr5" draw:text-style-name="P3" draw:layer="layout" draw:type="curve" svg:x1="16.784cm" svg:y1="12.632cm" svg:x2="16.784cm" svg:y2="13.167cm" draw:start-shape="id165" draw:start-glue-point="8" draw:end-shape="id166" draw:end-glue-point="4">
          <text:p text:style-name="P4"/>
        </draw:connector>
        <draw:connector draw:style-name="gr5" draw:text-style-name="P3" draw:layer="layout" draw:type="curve" draw:line-skew="0.403cm 1.82cm" svg:x1="16.649cm" svg:y1="11.96cm" svg:x2="16.784cm" svg:y2="13.167cm" draw:start-shape="id164" draw:start-glue-point="7" draw:end-shape="id166" draw:end-glue-point="4">
          <text:p text:style-name="P4"/>
        </draw:connector>
        <draw:connector draw:style-name="gr2" draw:text-style-name="P3" draw:layer="layout" draw:type="line" svg:x1="14.944cm" svg:y1="10.247cm" svg:x2="16.649cm" svg:y2="13.221cm" draw:start-shape="id177" draw:start-glue-point="9" draw:end-shape="id166" draw:end-glue-point="5">
          <text:p text:style-name="P4"/>
        </draw:connector>
        <draw:connector draw:style-name="gr2" draw:text-style-name="P3" draw:layer="layout" draw:type="line" svg:x1="14.944cm" svg:y1="10.247cm" svg:x2="16.649cm" svg:y2="12.306cm" draw:start-shape="id177" draw:start-glue-point="9" draw:end-shape="id165" draw:end-glue-point="5">
          <text:p text:style-name="P4"/>
        </draw:connector>
        <draw:connector draw:style-name="gr2" draw:text-style-name="P3" draw:layer="layout" draw:type="line" svg:x1="14.944cm" svg:y1="10.247cm" svg:x2="16.649cm" svg:y2="11.69cm" draw:start-shape="id177" draw:start-glue-point="9" draw:end-shape="id164" draw:end-glue-point="5">
          <text:p text:style-name="P4"/>
        </draw:connector>
        <draw:connector draw:style-name="gr2" draw:text-style-name="P3" draw:layer="layout" draw:type="line" svg:x1="15.474cm" svg:y1="11.825cm" svg:x2="16.595cm" svg:y2="11.825cm" draw:start-shape="id175" draw:start-glue-point="10" draw:end-shape="id164" draw:end-glue-point="6">
          <text:p text:style-name="P4"/>
        </draw:connector>
        <draw:connector draw:style-name="gr2" draw:text-style-name="P3" draw:layer="layout" draw:type="line" svg:x1="15.474cm" svg:y1="12.441cm" svg:x2="16.595cm" svg:y2="11.825cm" draw:start-shape="id174" draw:start-glue-point="10" draw:end-shape="id164" draw:end-glue-point="6">
          <text:p text:style-name="P4"/>
        </draw:connector>
        <draw:connector draw:style-name="gr2" draw:text-style-name="P3" draw:layer="layout" draw:type="line" svg:x1="15.474cm" svg:y1="12.441cm" svg:x2="16.595cm" svg:y2="12.441cm" draw:start-shape="id174" draw:start-glue-point="10" draw:end-shape="id165" draw:end-glue-point="6">
          <text:p text:style-name="P4"/>
        </draw:connector>
        <draw:connector draw:style-name="gr2" draw:text-style-name="P3" draw:layer="layout" draw:type="line" svg:x1="15.474cm" svg:y1="13.356cm" svg:x2="16.595cm" svg:y2="11.825cm" draw:start-shape="id173" draw:start-glue-point="10" draw:end-shape="id164" draw:end-glue-point="6">
          <text:p text:style-name="P4"/>
        </draw:connector>
        <draw:connector draw:style-name="gr2" draw:text-style-name="P3" draw:layer="layout" draw:type="line" svg:x1="15.474cm" svg:y1="13.356cm" svg:x2="16.595cm" svg:y2="12.441cm" draw:start-shape="id173" draw:start-glue-point="10" draw:end-shape="id165" draw:end-glue-point="6">
          <text:p text:style-name="P4"/>
        </draw:connector>
        <draw:connector draw:style-name="gr2" draw:text-style-name="P3" draw:layer="layout" draw:type="line" svg:x1="15.474cm" svg:y1="13.356cm" svg:x2="16.595cm" svg:y2="13.356cm" draw:start-shape="id173" draw:start-glue-point="10" draw:end-shape="id166" draw:end-glue-point="6">
          <text:p text:style-name="P4"/>
        </draw:connector>
        <draw:connector draw:style-name="gr2" draw:text-style-name="P3" draw:layer="layout" draw:type="line" svg:x1="15.474cm" svg:y1="14.297cm" svg:x2="16.595cm" svg:y2="12.441cm" draw:start-shape="id176" draw:start-glue-point="10" draw:end-shape="id165" draw:end-glue-point="6">
          <text:p text:style-name="P4"/>
        </draw:connector>
        <draw:connector draw:style-name="gr2" draw:text-style-name="P3" draw:layer="layout" draw:type="line" svg:x1="15.474cm" svg:y1="14.297cm" svg:x2="16.595cm" svg:y2="13.356cm" draw:start-shape="id176" draw:start-glue-point="10" draw:end-shape="id166" draw:end-glue-point="6">
          <text:p text:style-name="P4"/>
        </draw:connector>
        <draw:connector draw:style-name="gr2" draw:text-style-name="P3" draw:layer="layout" draw:type="line" svg:x1="15.474cm" svg:y1="14.297cm" svg:x2="16.595cm" svg:y2="14.297cm" draw:start-shape="id176" draw:start-glue-point="10" draw:end-shape="id170" draw:end-glue-point="6">
          <text:p text:style-name="P4"/>
        </draw:connector>
        <draw:connector draw:style-name="gr2" draw:text-style-name="P3" draw:layer="layout" draw:type="line" svg:x1="14.944cm" svg:y1="10.247cm" svg:x2="16.649cm" svg:y2="14.162cm" draw:start-shape="id177" draw:start-glue-point="9" draw:end-shape="id170" draw:end-glue-point="5">
          <text:p text:style-name="P4"/>
        </draw:connector>
        <draw:custom-shape draw:style-name="gr16" draw:text-style-name="P3" draw:id="id135" draw:layer="layout" svg:width="0.38cm" svg:height="0.38cm" svg:x="19.894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8" draw:layer="layout" svg:width="0.38cm" svg:height="0.38cm" svg:x="19.894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0" draw:layer="layout" svg:width="0.38cm" svg:height="0.38cm" svg:x="19.894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8" draw:layer="layout" svg:width="0.38cm" svg:height="0.38cm" svg:x="19.894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584cm" svg:y1="14.488cm" svg:x2="21.584cm" svg:y2="14.924cm" draw:start-shape="id178" draw:start-glue-point="8" draw:end-shape="id163" draw:end-glue-point="4">
          <text:p text:style-name="P4"/>
        </draw:connector>
        <draw:custom-shape draw:style-name="gr17" draw:text-style-name="P3" draw:id="id163" draw:layer="layout" svg:width="0.38cm" svg:height="0.38cm" svg:x="21.395cm" svg:y="14.9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449cm" svg:y1="12.576cm" svg:x2="21.584cm" svg:y2="14.108cm" draw:start-shape="id137" draw:start-glue-point="7" draw:end-shape="id178" draw:end-glue-point="4">
          <text:p text:style-name="P4"/>
        </draw:connector>
        <draw:connector draw:style-name="gr4" draw:text-style-name="P3" draw:layer="layout" draw:type="curve" draw:line-skew="0.128cm 0.705cm" svg:x1="21.449cm" svg:y1="11.96cm" svg:x2="21.584cm" svg:y2="14.108cm" draw:start-shape="id139" draw:start-glue-point="7" draw:end-shape="id178" draw:end-glue-point="4">
          <text:p text:style-name="P4"/>
        </draw:connector>
        <draw:connector draw:style-name="gr4" draw:text-style-name="P3" draw:layer="layout" draw:type="curve" svg:x1="21.584cm" svg:y1="13.547cm" svg:x2="21.584cm" svg:y2="14.108cm" draw:start-shape="id136" draw:start-glue-point="8" draw:end-shape="id178" draw:end-glue-point="4">
          <text:p text:style-name="P4"/>
        </draw:connector>
        <draw:connector draw:style-name="gr5" draw:text-style-name="P3" draw:layer="layout" draw:type="curve" svg:x1="21.584cm" svg:y1="12.632cm" svg:x2="21.584cm" svg:y2="13.167cm" draw:start-shape="id137" draw:start-glue-point="8" draw:end-shape="id136" draw:end-glue-point="4">
          <text:p text:style-name="P4"/>
        </draw:connector>
        <draw:connector draw:style-name="gr5" draw:text-style-name="P3" draw:layer="layout" draw:type="curve" draw:line-skew="0.403cm 1.82cm" svg:x1="21.449cm" svg:y1="11.96cm" svg:x2="21.584cm" svg:y2="13.167cm" draw:start-shape="id139" draw:start-glue-point="7" draw:end-shape="id136" draw:end-glue-point="4">
          <text:p text:style-name="P4"/>
        </draw:connector>
        <draw:connector draw:style-name="gr2" draw:text-style-name="P3" draw:layer="layout" draw:type="line" svg:x1="19.744cm" svg:y1="10.247cm" svg:x2="21.449cm" svg:y2="13.221cm" draw:start-shape="id171" draw:start-glue-point="9" draw:end-shape="id136" draw:end-glue-point="5">
          <text:p text:style-name="P4"/>
        </draw:connector>
        <draw:connector draw:style-name="gr2" draw:text-style-name="P3" draw:layer="layout" draw:type="line" svg:x1="19.744cm" svg:y1="10.247cm" svg:x2="21.449cm" svg:y2="12.306cm" draw:start-shape="id171" draw:start-glue-point="9" draw:end-shape="id137" draw:end-glue-point="5">
          <text:p text:style-name="P4"/>
        </draw:connector>
        <draw:connector draw:style-name="gr2" draw:text-style-name="P3" draw:layer="layout" draw:type="line" svg:x1="19.744cm" svg:y1="10.247cm" svg:x2="21.449cm" svg:y2="11.69cm" draw:start-shape="id171" draw:start-glue-point="9" draw:end-shape="id139" draw:end-glue-point="5">
          <text:p text:style-name="P4"/>
        </draw:connector>
        <draw:connector draw:style-name="gr2" draw:text-style-name="P3" draw:layer="layout" draw:type="line" svg:x1="19.744cm" svg:y1="10.247cm" svg:x2="21.449cm" svg:y2="14.162cm" draw:start-shape="id171" draw:start-glue-point="9" draw:end-shape="id178" draw:end-glue-point="5">
          <text:p text:style-name="P4"/>
        </draw:connector>
        <draw:connector draw:style-name="gr2" draw:text-style-name="P3" draw:layer="layout" draw:type="line" svg:x1="16.975cm" svg:y1="12.441cm" svg:x2="19.894cm" svg:y2="12.441cm" draw:start-shape="id165" draw:start-glue-point="10" draw:end-shape="id140" draw:end-glue-point="6">
          <text:p text:style-name="P4"/>
        </draw:connector>
        <draw:custom-shape draw:style-name="gr16" draw:text-style-name="P3" draw:id="id170" draw:layer="layout" svg:width="0.38cm" svg:height="0.38cm" svg:x="16.595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6" draw:layer="layout" svg:width="0.38cm" svg:height="0.38cm" svg:x="16.595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5" draw:layer="layout" svg:width="0.38cm" svg:height="0.38cm" svg:x="16.595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4" draw:layer="layout" svg:width="0.38cm" svg:height="0.38cm" svg:x="16.595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71" draw:layer="layout" svg:width="0.38cm" svg:height="0.38cm" svg:x="19.42cm" svg:y="9.923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67" draw:layer="layout" svg:width="0.38cm" svg:height="0.38cm" svg:x="19.12cm" svg:y="11.023cm">
          <text:p text:style-name="P1"><text:span text:style-name="T6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78" draw:layer="layout" svg:width="0.38cm" svg:height="0.38cm" svg:x="21.395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6" draw:layer="layout" svg:width="0.38cm" svg:height="0.38cm" svg:x="21.395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7" draw:layer="layout" svg:width="0.38cm" svg:height="0.38cm" svg:x="21.395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9" draw:layer="layout" svg:width="0.38cm" svg:height="0.38cm" svg:x="21.395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0.274cm" svg:y1="11.825cm" svg:x2="21.395cm" svg:y2="11.825cm" draw:start-shape="id168" draw:start-glue-point="10" draw:end-shape="id139" draw:end-glue-point="6">
          <text:p text:style-name="P4"/>
        </draw:connector>
        <draw:connector draw:style-name="gr2" draw:text-style-name="P3" draw:layer="layout" draw:type="line" svg:x1="20.274cm" svg:y1="12.441cm" svg:x2="21.395cm" svg:y2="12.441cm" draw:start-shape="id140" draw:start-glue-point="10" draw:end-shape="id137" draw:end-glue-point="6">
          <text:p text:style-name="P4"/>
        </draw:connector>
        <draw:connector draw:style-name="gr2" draw:text-style-name="P3" draw:layer="layout" draw:type="line" svg:x1="20.274cm" svg:y1="13.356cm" svg:x2="21.395cm" svg:y2="13.356cm" draw:start-shape="id138" draw:start-glue-point="10" draw:end-shape="id136" draw:end-glue-point="6">
          <text:p text:style-name="P4"/>
        </draw:connector>
        <draw:connector draw:style-name="gr2" draw:text-style-name="P3" draw:layer="layout" draw:type="line" svg:x1="20.274cm" svg:y1="14.297cm" svg:x2="21.395cm" svg:y2="14.297cm" draw:start-shape="id135" draw:start-glue-point="10" draw:end-shape="id178" draw:end-glue-point="6">
          <text:p text:style-name="P4"/>
        </draw:connector>
        <draw:custom-shape draw:style-name="gr1" draw:text-style-name="P2" draw:layer="layout" svg:width="4.15cm" svg:height="6.36cm" svg:x="13.976cm" svg:y="16.607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774cm" svg:y1="20.755cm" svg:x2="21.583cm" svg:y2="22.323cm" draw:start-shape="id131" draw:start-glue-point="10" draw:end-shape="id179" draw:end-glue-point="4">
          <text:p text:style-name="P4"/>
        </draw:connector>
        <draw:connector draw:style-name="gr4" draw:text-style-name="P3" draw:layer="layout" draw:type="curve" draw:line-skew="0.012cm 0.858cm" svg:x1="21.774cm" svg:y1="19.84cm" svg:x2="21.583cm" svg:y2="22.323cm" draw:start-shape="id130" draw:start-glue-point="10" draw:end-shape="id179" draw:end-glue-point="4">
          <text:p text:style-name="P4"/>
        </draw:connector>
        <draw:connector draw:style-name="gr4" draw:text-style-name="P3" draw:layer="layout" draw:type="curve" draw:line-skew="0.17cm 1.215cm" svg:x1="21.774cm" svg:y1="19.224cm" svg:x2="21.583cm" svg:y2="22.323cm" draw:start-shape="id134" draw:start-glue-point="10" draw:end-shape="id179" draw:end-glue-point="4">
          <text:p text:style-name="P4"/>
        </draw:connector>
        <draw:connector draw:style-name="gr2" draw:text-style-name="P3" draw:layer="layout" draw:type="line" svg:x1="16.974cm" svg:y1="19.224cm" svg:x2="19.893cm" svg:y2="19.84cm" draw:start-shape="id180" draw:start-glue-point="10" draw:end-shape="id133" draw:end-glue-point="6">
          <text:p text:style-name="P4"/>
        </draw:connector>
        <draw:connector draw:style-name="gr3" draw:text-style-name="P3" draw:layer="layout" draw:type="line" svg:x1="16.974cm" svg:y1="19.224cm" svg:x2="19.893cm" svg:y2="20.755cm" draw:start-shape="id180" draw:start-glue-point="10" draw:end-shape="id132" draw:end-glue-point="6">
          <text:p text:style-name="P4"/>
        </draw:connector>
        <draw:connector draw:style-name="gr2" draw:text-style-name="P3" draw:layer="layout" draw:type="line" svg:x1="16.974cm" svg:y1="19.84cm" svg:x2="19.893cm" svg:y2="20.755cm" draw:start-shape="id181" draw:start-glue-point="10" draw:end-shape="id132" draw:end-glue-point="6">
          <text:p text:style-name="P4"/>
        </draw:connector>
        <draw:connector draw:style-name="gr2" draw:text-style-name="P3" draw:layer="layout" draw:type="line" svg:x1="16.974cm" svg:y1="19.224cm" svg:x2="19.893cm" svg:y2="21.696cm" draw:start-shape="id180" draw:start-glue-point="10" draw:end-shape="id129" draw:end-glue-point="6">
          <text:p text:style-name="P4"/>
        </draw:connector>
        <draw:connector draw:style-name="gr3" draw:text-style-name="P3" draw:layer="layout" draw:type="line" svg:x1="16.974cm" svg:y1="19.84cm" svg:x2="19.893cm" svg:y2="21.696cm" draw:start-shape="id181" draw:start-glue-point="10" draw:end-shape="id129" draw:end-glue-point="6">
          <text:p text:style-name="P4"/>
        </draw:connector>
        <draw:connector draw:style-name="gr2" draw:text-style-name="P3" draw:layer="layout" draw:type="line" svg:x1="16.974cm" svg:y1="20.755cm" svg:x2="19.893cm" svg:y2="21.696cm" draw:start-shape="id182" draw:start-glue-point="10" draw:end-shape="id129" draw:end-glue-point="6">
          <text:p text:style-name="P4"/>
        </draw:connector>
        <draw:connector draw:style-name="gr2" draw:text-style-name="P3" draw:layer="layout" draw:type="line" svg:x1="19.443cm" svg:y1="18.746cm" svg:x2="19.947cm" svg:y2="20.62cm" draw:start-shape="id183" draw:start-glue-point="9" draw:end-shape="id132" draw:end-glue-point="5">
          <text:p text:style-name="P4"/>
        </draw:connector>
        <draw:connector draw:style-name="gr2" draw:text-style-name="P3" draw:layer="layout" draw:type="line" svg:x1="19.443cm" svg:y1="18.746cm" svg:x2="19.947cm" svg:y2="19.705cm" draw:start-shape="id183" draw:start-glue-point="9" draw:end-shape="id133" draw:end-glue-point="5">
          <text:p text:style-name="P4"/>
        </draw:connector>
        <draw:connector draw:style-name="gr2" draw:text-style-name="P3" draw:layer="layout" draw:type="line" svg:x1="19.443cm" svg:y1="18.746cm" svg:x2="19.947cm" svg:y2="19.089cm" draw:start-shape="id183" draw:start-glue-point="9" draw:end-shape="id184" draw:end-glue-point="5">
          <text:p text:style-name="P4"/>
        </draw:connector>
        <draw:connector draw:style-name="gr2" draw:text-style-name="P3" draw:layer="layout" draw:type="line" svg:x1="19.443cm" svg:y1="18.746cm" svg:x2="19.947cm" svg:y2="21.561cm" draw:start-shape="id183" draw:start-glue-point="9" draw:end-shape="id129" draw:end-glue-point="5">
          <text:p text:style-name="P4"/>
        </draw:connector>
        <draw:connector draw:style-name="gr5" draw:text-style-name="P3" draw:layer="layout" draw:type="curve" draw:line-skew="-0.215cm 0.358cm" svg:x1="16.974cm" svg:y1="20.755cm" svg:x2="16.783cm" svg:y2="22.323cm" draw:start-shape="id182" draw:start-glue-point="10" draw:end-shape="id185" draw:end-glue-point="4">
          <text:p text:style-name="P4"/>
        </draw:connector>
        <draw:connector draw:style-name="gr5" draw:text-style-name="P3" draw:layer="layout" draw:type="curve" draw:line-skew="0.012cm 0.858cm" svg:x1="16.974cm" svg:y1="19.84cm" svg:x2="16.783cm" svg:y2="22.323cm" draw:start-shape="id181" draw:start-glue-point="10" draw:end-shape="id185" draw:end-glue-point="4">
          <text:p text:style-name="P4"/>
        </draw:connector>
        <draw:connector draw:style-name="gr5" draw:text-style-name="P3" draw:layer="layout" draw:type="curve" draw:line-skew="0.17cm 1.215cm" svg:x1="16.974cm" svg:y1="19.224cm" svg:x2="16.783cm" svg:y2="22.323cm" draw:start-shape="id180" draw:start-glue-point="10" draw:end-shape="id185" draw:end-glue-point="4">
          <text:p text:style-name="P4"/>
        </draw:connector>
        <draw:connector draw:style-name="gr6" draw:text-style-name="P3" draw:layer="layout" draw:type="line" svg:x1="16.918cm" svg:y1="19.089cm" svg:x2="19.173cm" svg:y2="18.746cm" draw:start-shape="id180" draw:start-glue-point="11" draw:end-shape="id183" draw:end-glue-point="7">
          <text:p text:style-name="P4"/>
        </draw:connector>
        <draw:connector draw:style-name="gr6" draw:text-style-name="P3" draw:layer="layout" draw:type="line" svg:x1="16.918cm" svg:y1="19.705cm" svg:x2="19.173cm" svg:y2="18.746cm" draw:start-shape="id181" draw:start-glue-point="11" draw:end-shape="id183" draw:end-glue-point="7">
          <text:p text:style-name="P4"/>
        </draw:connector>
        <draw:connector draw:style-name="gr6" draw:text-style-name="P3" draw:layer="layout" draw:type="line" svg:x1="16.918cm" svg:y1="20.62cm" svg:x2="19.173cm" svg:y2="18.746cm" draw:start-shape="id182" draw:start-glue-point="11" draw:end-shape="id183" draw:end-glue-point="7">
          <text:p text:style-name="P4"/>
        </draw:connector>
        <draw:connector draw:style-name="gr6" draw:text-style-name="P3" draw:layer="layout" draw:type="line" svg:x1="16.918cm" svg:y1="21.561cm" svg:x2="19.173cm" svg:y2="18.746cm" draw:start-shape="id186" draw:start-glue-point="11" draw:end-shape="id183" draw:end-glue-point="7">
          <text:p text:style-name="P4"/>
        </draw:connector>
        <draw:connector draw:style-name="gr6" draw:text-style-name="P3" draw:layer="layout" draw:type="line" svg:x1="16.918cm" svg:y1="19.089cm" svg:x2="19.473cm" svg:y2="17.646cm" draw:start-shape="id180" draw:start-glue-point="11" draw:end-shape="id187" draw:end-glue-point="7">
          <text:p text:style-name="P4"/>
        </draw:connector>
        <draw:connector draw:style-name="gr6" draw:text-style-name="P3" draw:layer="layout" draw:type="line" svg:x1="16.918cm" svg:y1="19.705cm" svg:x2="19.473cm" svg:y2="17.646cm" draw:start-shape="id181" draw:start-glue-point="11" draw:end-shape="id187" draw:end-glue-point="7">
          <text:p text:style-name="P4"/>
        </draw:connector>
        <draw:connector draw:style-name="gr6" draw:text-style-name="P3" draw:layer="layout" draw:type="line" svg:x1="16.918cm" svg:y1="20.62cm" svg:x2="19.473cm" svg:y2="17.646cm" draw:start-shape="id182" draw:start-glue-point="11" draw:end-shape="id187" draw:end-glue-point="7">
          <text:p text:style-name="P4"/>
        </draw:connector>
        <draw:connector draw:style-name="gr6" draw:text-style-name="P3" draw:layer="layout" draw:type="line" svg:x1="16.918cm" svg:y1="21.561cm" svg:x2="19.473cm" svg:y2="17.646cm" draw:start-shape="id186" draw:start-glue-point="11" draw:end-shape="id187" draw:end-glue-point="7">
          <text:p text:style-name="P4"/>
        </draw:connector>
        <draw:frame draw:style-name="gr7" draw:text-style-name="P5" draw:layer="layout" svg:width="0.756cm" svg:height="0.399cm" svg:x="12.67cm" svg:y="22.297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67cm" svg:y="21.507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67cm" svg:y="18.413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67cm" svg:y="20.566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67cm" svg:y="19.651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67cm" svg:y="19.035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14.643cm" svg:y1="18.746cm" svg:x2="15.147cm" svg:y2="20.62cm" draw:start-shape="id188" draw:start-glue-point="9" draw:end-shape="id189" draw:end-glue-point="5">
          <text:p text:style-name="P4"/>
        </draw:connector>
        <draw:connector draw:style-name="gr2" draw:text-style-name="P3" draw:layer="layout" draw:type="line" svg:x1="14.643cm" svg:y1="18.746cm" svg:x2="15.147cm" svg:y2="19.705cm" draw:start-shape="id188" draw:start-glue-point="9" draw:end-shape="id190" draw:end-glue-point="5">
          <text:p text:style-name="P4"/>
        </draw:connector>
        <draw:frame draw:style-name="gr13" draw:text-style-name="P6" draw:layer="layout" svg:width="0.337cm" svg:height="0.502cm" svg:x="21.063cm" svg:y="23.227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245cm" svg:y="23.227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14.643cm" svg:y1="18.746cm" svg:x2="15.147cm" svg:y2="19.089cm" draw:start-shape="id188" draw:start-glue-point="9" draw:end-shape="id191" draw:end-glue-point="5">
          <text:p text:style-name="P4"/>
        </draw:connector>
        <draw:custom-shape draw:style-name="gr14" draw:text-style-name="P3" draw:id="id188" draw:layer="layout" svg:width="0.38cm" svg:height="0.38cm" svg:x="14.319cm" svg:y="18.4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92" draw:layer="layout" svg:width="0.38cm" svg:height="0.38cm" svg:x="15.093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89" draw:layer="layout" svg:width="0.38cm" svg:height="0.38cm" svg:x="15.093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90" draw:layer="layout" svg:width="0.38cm" svg:height="0.38cm" svg:x="15.093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91" draw:layer="layout" svg:width="0.38cm" svg:height="0.38cm" svg:x="15.093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16.974cm" svg:y1="19.224cm" svg:x2="19.893cm" svg:y2="19.224cm" draw:start-shape="id180" draw:start-glue-point="10" draw:end-shape="id184" draw:end-glue-point="6">
          <text:p text:style-name="P4"/>
        </draw:connector>
        <draw:connector draw:style-name="gr2" draw:text-style-name="P3" draw:layer="layout" draw:type="line" svg:x1="16.974cm" svg:y1="20.755cm" svg:x2="19.893cm" svg:y2="20.755cm" draw:start-shape="id182" draw:start-glue-point="10" draw:end-shape="id132" draw:end-glue-point="6">
          <text:p text:style-name="P4"/>
        </draw:connector>
        <draw:connector draw:style-name="gr2" draw:text-style-name="P3" draw:layer="layout" draw:type="line" svg:x1="16.974cm" svg:y1="21.696cm" svg:x2="19.893cm" svg:y2="21.696cm" draw:start-shape="id186" draw:start-glue-point="10" draw:end-shape="id129" draw:end-glue-point="6">
          <text:p text:style-name="P4"/>
        </draw:connector>
        <draw:frame draw:style-name="gr9" draw:text-style-name="P5" draw:layer="layout" svg:width="1.272cm" svg:height="0.399cm" svg:x="12.671cm" svg:y="17.313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93" draw:layer="layout" svg:width="0.38cm" svg:height="0.38cm" svg:x="14.619cm" svg:y="17.3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783cm" svg:y1="21.887cm" svg:x2="16.783cm" svg:y2="22.323cm" draw:start-shape="id186" draw:start-glue-point="8" draw:end-shape="id185" draw:end-glue-point="4">
          <text:p text:style-name="P4"/>
        </draw:connector>
        <draw:custom-shape draw:style-name="gr15" draw:text-style-name="P3" draw:id="id185" draw:layer="layout" svg:width="0.38cm" svg:height="0.38cm" svg:x="16.594cm" svg:y="22.3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648cm" svg:y1="19.975cm" svg:x2="16.783cm" svg:y2="21.507cm" draw:start-shape="id181" draw:start-glue-point="7" draw:end-shape="id186" draw:end-glue-point="4">
          <text:p text:style-name="P4"/>
        </draw:connector>
        <draw:connector draw:style-name="gr5" draw:text-style-name="P3" draw:layer="layout" draw:type="curve" draw:line-skew="0.128cm 0.705cm" svg:x1="16.648cm" svg:y1="19.359cm" svg:x2="16.783cm" svg:y2="21.507cm" draw:start-shape="id180" draw:start-glue-point="7" draw:end-shape="id186" draw:end-glue-point="4">
          <text:p text:style-name="P4"/>
        </draw:connector>
        <draw:connector draw:style-name="gr5" draw:text-style-name="P3" draw:layer="layout" draw:type="curve" svg:x1="16.783cm" svg:y1="20.946cm" svg:x2="16.783cm" svg:y2="21.507cm" draw:start-shape="id182" draw:start-glue-point="8" draw:end-shape="id186" draw:end-glue-point="4">
          <text:p text:style-name="P4"/>
        </draw:connector>
        <draw:connector draw:style-name="gr2" draw:text-style-name="P3" draw:layer="layout" draw:type="line" svg:x1="14.643cm" svg:y1="18.746cm" svg:x2="15.147cm" svg:y2="21.561cm" draw:start-shape="id188" draw:start-glue-point="9" draw:end-shape="id192" draw:end-glue-point="5">
          <text:p text:style-name="P4"/>
        </draw:connector>
        <draw:connector draw:style-name="gr5" draw:text-style-name="P3" draw:layer="layout" draw:type="curve" svg:x1="16.783cm" svg:y1="20.031cm" svg:x2="16.783cm" svg:y2="20.566cm" draw:start-shape="id181" draw:start-glue-point="8" draw:end-shape="id182" draw:end-glue-point="4">
          <text:p text:style-name="P4"/>
        </draw:connector>
        <draw:connector draw:style-name="gr5" draw:text-style-name="P3" draw:layer="layout" draw:type="curve" draw:line-skew="0.403cm 1.82cm" svg:x1="16.648cm" svg:y1="19.359cm" svg:x2="16.783cm" svg:y2="20.566cm" draw:start-shape="id180" draw:start-glue-point="7" draw:end-shape="id182" draw:end-glue-point="4">
          <text:p text:style-name="P4"/>
        </draw:connector>
        <draw:connector draw:style-name="gr2" draw:text-style-name="P3" draw:layer="layout" draw:type="line" svg:x1="14.943cm" svg:y1="17.646cm" svg:x2="16.648cm" svg:y2="20.62cm" draw:start-shape="id193" draw:start-glue-point="9" draw:end-shape="id182" draw:end-glue-point="5">
          <text:p text:style-name="P4"/>
        </draw:connector>
        <draw:connector draw:style-name="gr2" draw:text-style-name="P3" draw:layer="layout" draw:type="line" svg:x1="14.943cm" svg:y1="17.646cm" svg:x2="16.648cm" svg:y2="19.705cm" draw:start-shape="id193" draw:start-glue-point="9" draw:end-shape="id181" draw:end-glue-point="5">
          <text:p text:style-name="P4"/>
        </draw:connector>
        <draw:connector draw:style-name="gr2" draw:text-style-name="P3" draw:layer="layout" draw:type="line" svg:x1="14.943cm" svg:y1="17.646cm" svg:x2="16.648cm" svg:y2="19.089cm" draw:start-shape="id193" draw:start-glue-point="9" draw:end-shape="id180" draw:end-glue-point="5">
          <text:p text:style-name="P4"/>
        </draw:connector>
        <draw:connector draw:style-name="gr2" draw:text-style-name="P3" draw:layer="layout" draw:type="line" svg:x1="15.473cm" svg:y1="19.224cm" svg:x2="16.594cm" svg:y2="19.224cm" draw:start-shape="id191" draw:start-glue-point="10" draw:end-shape="id180" draw:end-glue-point="6">
          <text:p text:style-name="P4"/>
        </draw:connector>
        <draw:connector draw:style-name="gr2" draw:text-style-name="P3" draw:layer="layout" draw:type="line" svg:x1="15.473cm" svg:y1="19.84cm" svg:x2="16.594cm" svg:y2="19.224cm" draw:start-shape="id190" draw:start-glue-point="10" draw:end-shape="id180" draw:end-glue-point="6">
          <text:p text:style-name="P4"/>
        </draw:connector>
        <draw:connector draw:style-name="gr2" draw:text-style-name="P3" draw:layer="layout" draw:type="line" svg:x1="15.473cm" svg:y1="19.84cm" svg:x2="16.594cm" svg:y2="19.84cm" draw:start-shape="id190" draw:start-glue-point="10" draw:end-shape="id181" draw:end-glue-point="6">
          <text:p text:style-name="P4"/>
        </draw:connector>
        <draw:connector draw:style-name="gr2" draw:text-style-name="P3" draw:layer="layout" draw:type="line" svg:x1="15.473cm" svg:y1="20.755cm" svg:x2="16.594cm" svg:y2="19.224cm" draw:start-shape="id189" draw:start-glue-point="10" draw:end-shape="id180" draw:end-glue-point="6">
          <text:p text:style-name="P4"/>
        </draw:connector>
        <draw:connector draw:style-name="gr2" draw:text-style-name="P3" draw:layer="layout" draw:type="line" svg:x1="15.473cm" svg:y1="20.755cm" svg:x2="16.594cm" svg:y2="19.84cm" draw:start-shape="id189" draw:start-glue-point="10" draw:end-shape="id181" draw:end-glue-point="6">
          <text:p text:style-name="P4"/>
        </draw:connector>
        <draw:connector draw:style-name="gr2" draw:text-style-name="P3" draw:layer="layout" draw:type="line" svg:x1="15.473cm" svg:y1="20.755cm" svg:x2="16.594cm" svg:y2="20.755cm" draw:start-shape="id189" draw:start-glue-point="10" draw:end-shape="id182" draw:end-glue-point="6">
          <text:p text:style-name="P4"/>
        </draw:connector>
        <draw:connector draw:style-name="gr2" draw:text-style-name="P3" draw:layer="layout" draw:type="line" svg:x1="15.473cm" svg:y1="21.696cm" svg:x2="16.594cm" svg:y2="19.84cm" draw:start-shape="id192" draw:start-glue-point="10" draw:end-shape="id181" draw:end-glue-point="6">
          <text:p text:style-name="P4"/>
        </draw:connector>
        <draw:connector draw:style-name="gr2" draw:text-style-name="P3" draw:layer="layout" draw:type="line" svg:x1="15.473cm" svg:y1="21.696cm" svg:x2="16.594cm" svg:y2="20.755cm" draw:start-shape="id192" draw:start-glue-point="10" draw:end-shape="id182" draw:end-glue-point="6">
          <text:p text:style-name="P4"/>
        </draw:connector>
        <draw:connector draw:style-name="gr2" draw:text-style-name="P3" draw:layer="layout" draw:type="line" svg:x1="15.473cm" svg:y1="21.696cm" svg:x2="16.594cm" svg:y2="21.696cm" draw:start-shape="id192" draw:start-glue-point="10" draw:end-shape="id186" draw:end-glue-point="6">
          <text:p text:style-name="P4"/>
        </draw:connector>
        <draw:connector draw:style-name="gr2" draw:text-style-name="P3" draw:layer="layout" draw:type="line" svg:x1="14.943cm" svg:y1="17.646cm" svg:x2="16.648cm" svg:y2="21.561cm" draw:start-shape="id193" draw:start-glue-point="9" draw:end-shape="id186" draw:end-glue-point="5">
          <text:p text:style-name="P4"/>
        </draw:connector>
        <draw:custom-shape draw:style-name="gr16" draw:text-style-name="P3" draw:id="id129" draw:layer="layout" svg:width="0.38cm" svg:height="0.38cm" svg:x="19.893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2" draw:layer="layout" svg:width="0.38cm" svg:height="0.38cm" svg:x="19.893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3" draw:layer="layout" svg:width="0.38cm" svg:height="0.38cm" svg:x="19.893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84" draw:layer="layout" svg:width="0.38cm" svg:height="0.38cm" svg:x="19.893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583cm" svg:y1="21.887cm" svg:x2="21.583cm" svg:y2="22.323cm" draw:start-shape="id194" draw:start-glue-point="8" draw:end-shape="id179" draw:end-glue-point="4">
          <text:p text:style-name="P4"/>
        </draw:connector>
        <draw:custom-shape draw:style-name="gr17" draw:text-style-name="P3" draw:id="id179" draw:layer="layout" svg:width="0.38cm" svg:height="0.38cm" svg:x="21.394cm" svg:y="22.3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448cm" svg:y1="19.975cm" svg:x2="21.583cm" svg:y2="21.507cm" draw:start-shape="id130" draw:start-glue-point="7" draw:end-shape="id194" draw:end-glue-point="4">
          <text:p text:style-name="P4"/>
        </draw:connector>
        <draw:connector draw:style-name="gr4" draw:text-style-name="P3" draw:layer="layout" draw:type="curve" draw:line-skew="0.128cm 0.705cm" svg:x1="21.448cm" svg:y1="19.359cm" svg:x2="21.583cm" svg:y2="21.507cm" draw:start-shape="id134" draw:start-glue-point="7" draw:end-shape="id194" draw:end-glue-point="4">
          <text:p text:style-name="P4"/>
        </draw:connector>
        <draw:connector draw:style-name="gr4" draw:text-style-name="P3" draw:layer="layout" draw:type="curve" svg:x1="21.583cm" svg:y1="20.946cm" svg:x2="21.583cm" svg:y2="21.507cm" draw:start-shape="id131" draw:start-glue-point="8" draw:end-shape="id194" draw:end-glue-point="4">
          <text:p text:style-name="P4"/>
        </draw:connector>
        <draw:connector draw:style-name="gr5" draw:text-style-name="P3" draw:layer="layout" draw:type="curve" svg:x1="21.583cm" svg:y1="20.031cm" svg:x2="21.583cm" svg:y2="20.566cm" draw:start-shape="id130" draw:start-glue-point="8" draw:end-shape="id131" draw:end-glue-point="4">
          <text:p text:style-name="P4"/>
        </draw:connector>
        <draw:connector draw:style-name="gr5" draw:text-style-name="P3" draw:layer="layout" draw:type="curve" draw:line-skew="0.403cm 1.82cm" svg:x1="21.448cm" svg:y1="19.359cm" svg:x2="21.583cm" svg:y2="20.566cm" draw:start-shape="id134" draw:start-glue-point="7" draw:end-shape="id131" draw:end-glue-point="4">
          <text:p text:style-name="P4"/>
        </draw:connector>
        <draw:connector draw:style-name="gr2" draw:text-style-name="P3" draw:layer="layout" draw:type="line" svg:x1="19.743cm" svg:y1="17.646cm" svg:x2="21.448cm" svg:y2="20.62cm" draw:start-shape="id187" draw:start-glue-point="9" draw:end-shape="id131" draw:end-glue-point="5">
          <text:p text:style-name="P4"/>
        </draw:connector>
        <draw:connector draw:style-name="gr2" draw:text-style-name="P3" draw:layer="layout" draw:type="line" svg:x1="19.743cm" svg:y1="17.646cm" svg:x2="21.448cm" svg:y2="19.705cm" draw:start-shape="id187" draw:start-glue-point="9" draw:end-shape="id130" draw:end-glue-point="5">
          <text:p text:style-name="P4"/>
        </draw:connector>
        <draw:connector draw:style-name="gr2" draw:text-style-name="P3" draw:layer="layout" draw:type="line" svg:x1="19.743cm" svg:y1="17.646cm" svg:x2="21.448cm" svg:y2="19.089cm" draw:start-shape="id187" draw:start-glue-point="9" draw:end-shape="id134" draw:end-glue-point="5">
          <text:p text:style-name="P4"/>
        </draw:connector>
        <draw:connector draw:style-name="gr2" draw:text-style-name="P3" draw:layer="layout" draw:type="line" svg:x1="19.743cm" svg:y1="17.646cm" svg:x2="21.448cm" svg:y2="21.561cm" draw:start-shape="id187" draw:start-glue-point="9" draw:end-shape="id194" draw:end-glue-point="5">
          <text:p text:style-name="P4"/>
        </draw:connector>
        <draw:connector draw:style-name="gr2" draw:text-style-name="P3" draw:layer="layout" draw:type="line" svg:x1="16.974cm" svg:y1="19.84cm" svg:x2="19.893cm" svg:y2="19.84cm" draw:start-shape="id181" draw:start-glue-point="10" draw:end-shape="id133" draw:end-glue-point="6">
          <text:p text:style-name="P4"/>
        </draw:connector>
        <draw:custom-shape draw:style-name="gr16" draw:text-style-name="P3" draw:id="id186" draw:layer="layout" svg:width="0.38cm" svg:height="0.38cm" svg:x="16.594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82" draw:layer="layout" svg:width="0.38cm" svg:height="0.38cm" svg:x="16.594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81" draw:layer="layout" svg:width="0.38cm" svg:height="0.38cm" svg:x="16.594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80" draw:layer="layout" svg:width="0.38cm" svg:height="0.38cm" svg:x="16.594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87" draw:layer="layout" svg:width="0.38cm" svg:height="0.38cm" svg:x="19.419cm" svg:y="17.322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83" draw:layer="layout" svg:width="0.38cm" svg:height="0.38cm" svg:x="19.119cm" svg:y="18.422cm">
          <text:p text:style-name="P1"><text:span text:style-name="T6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94" draw:layer="layout" svg:width="0.38cm" svg:height="0.38cm" svg:x="21.394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1" draw:layer="layout" svg:width="0.38cm" svg:height="0.38cm" svg:x="21.394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0" draw:layer="layout" svg:width="0.38cm" svg:height="0.38cm" svg:x="21.394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4" draw:layer="layout" svg:width="0.38cm" svg:height="0.38cm" svg:x="21.394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0.273cm" svg:y1="19.224cm" svg:x2="21.394cm" svg:y2="19.224cm" draw:start-shape="id184" draw:start-glue-point="10" draw:end-shape="id134" draw:end-glue-point="6">
          <text:p text:style-name="P4"/>
        </draw:connector>
        <draw:connector draw:style-name="gr2" draw:text-style-name="P3" draw:layer="layout" draw:type="line" svg:x1="20.273cm" svg:y1="19.84cm" svg:x2="21.394cm" svg:y2="19.84cm" draw:start-shape="id133" draw:start-glue-point="10" draw:end-shape="id130" draw:end-glue-point="6">
          <text:p text:style-name="P4"/>
        </draw:connector>
        <draw:connector draw:style-name="gr2" draw:text-style-name="P3" draw:layer="layout" draw:type="line" svg:x1="20.273cm" svg:y1="20.755cm" svg:x2="21.394cm" svg:y2="20.755cm" draw:start-shape="id132" draw:start-glue-point="10" draw:end-shape="id131" draw:end-glue-point="6">
          <text:p text:style-name="P4"/>
        </draw:connector>
        <draw:connector draw:style-name="gr2" draw:text-style-name="P3" draw:layer="layout" draw:type="line" svg:x1="20.273cm" svg:y1="21.696cm" svg:x2="21.394cm" svg:y2="21.696cm" draw:start-shape="id129" draw:start-glue-point="10" draw:end-shape="id194" draw:end-glue-point="6">
          <text:p text:style-name="P4"/>
        </draw:connector>
        <draw:custom-shape draw:style-name="gr1" draw:text-style-name="P2" draw:layer="layout" svg:width="4.15cm" svg:height="6.36cm" svg:x="13.977cm" svg:y="24.008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775cm" svg:y1="28.156cm" svg:x2="21.584cm" svg:y2="29.724cm" draw:start-shape="id125" draw:start-glue-point="10" draw:end-shape="id195" draw:end-glue-point="4">
          <text:p text:style-name="P4"/>
        </draw:connector>
        <draw:connector draw:style-name="gr4" draw:text-style-name="P3" draw:layer="layout" draw:type="curve" draw:line-skew="0.012cm 0.858cm" svg:x1="21.775cm" svg:y1="27.241cm" svg:x2="21.584cm" svg:y2="29.724cm" draw:start-shape="id124" draw:start-glue-point="10" draw:end-shape="id195" draw:end-glue-point="4">
          <text:p text:style-name="P4"/>
        </draw:connector>
        <draw:connector draw:style-name="gr4" draw:text-style-name="P3" draw:layer="layout" draw:type="curve" draw:line-skew="0.17cm 1.215cm" svg:x1="21.775cm" svg:y1="26.625cm" svg:x2="21.584cm" svg:y2="29.724cm" draw:start-shape="id127" draw:start-glue-point="10" draw:end-shape="id195" draw:end-glue-point="4">
          <text:p text:style-name="P4"/>
        </draw:connector>
        <draw:connector draw:style-name="gr2" draw:text-style-name="P3" draw:layer="layout" draw:type="line" svg:x1="16.975cm" svg:y1="26.625cm" svg:x2="19.894cm" svg:y2="27.241cm" draw:start-shape="id196" draw:start-glue-point="10" draw:end-shape="id128" draw:end-glue-point="6">
          <text:p text:style-name="P4"/>
        </draw:connector>
        <draw:connector draw:style-name="gr2" draw:text-style-name="P3" draw:layer="layout" draw:type="line" svg:x1="16.975cm" svg:y1="26.625cm" svg:x2="19.894cm" svg:y2="28.156cm" draw:start-shape="id196" draw:start-glue-point="10" draw:end-shape="id126" draw:end-glue-point="6">
          <text:p text:style-name="P4"/>
        </draw:connector>
        <draw:connector draw:style-name="gr2" draw:text-style-name="P3" draw:layer="layout" draw:type="line" svg:x1="16.975cm" svg:y1="27.241cm" svg:x2="19.894cm" svg:y2="28.156cm" draw:start-shape="id197" draw:start-glue-point="10" draw:end-shape="id126" draw:end-glue-point="6">
          <text:p text:style-name="P4"/>
        </draw:connector>
        <draw:connector draw:style-name="gr3" draw:text-style-name="P3" draw:layer="layout" draw:type="line" svg:x1="16.975cm" svg:y1="26.625cm" svg:x2="19.894cm" svg:y2="29.097cm" draw:start-shape="id196" draw:start-glue-point="10" draw:end-shape="id123" draw:end-glue-point="6">
          <text:p text:style-name="P4"/>
        </draw:connector>
        <draw:connector draw:style-name="gr2" draw:text-style-name="P3" draw:layer="layout" draw:type="line" svg:x1="16.975cm" svg:y1="27.241cm" svg:x2="19.894cm" svg:y2="29.097cm" draw:start-shape="id197" draw:start-glue-point="10" draw:end-shape="id123" draw:end-glue-point="6">
          <text:p text:style-name="P4"/>
        </draw:connector>
        <draw:connector draw:style-name="gr2" draw:text-style-name="P3" draw:layer="layout" draw:type="line" svg:x1="16.975cm" svg:y1="28.156cm" svg:x2="19.894cm" svg:y2="29.097cm" draw:start-shape="id198" draw:start-glue-point="10" draw:end-shape="id123" draw:end-glue-point="6">
          <text:p text:style-name="P4"/>
        </draw:connector>
        <draw:connector draw:style-name="gr2" draw:text-style-name="P3" draw:layer="layout" draw:type="line" svg:x1="19.444cm" svg:y1="26.147cm" svg:x2="19.948cm" svg:y2="28.021cm" draw:start-shape="id199" draw:start-glue-point="9" draw:end-shape="id126" draw:end-glue-point="5">
          <text:p text:style-name="P4"/>
        </draw:connector>
        <draw:connector draw:style-name="gr2" draw:text-style-name="P3" draw:layer="layout" draw:type="line" svg:x1="19.444cm" svg:y1="26.147cm" svg:x2="19.948cm" svg:y2="27.106cm" draw:start-shape="id199" draw:start-glue-point="9" draw:end-shape="id128" draw:end-glue-point="5">
          <text:p text:style-name="P4"/>
        </draw:connector>
        <draw:connector draw:style-name="gr2" draw:text-style-name="P3" draw:layer="layout" draw:type="line" svg:x1="19.444cm" svg:y1="26.147cm" svg:x2="19.948cm" svg:y2="26.49cm" draw:start-shape="id199" draw:start-glue-point="9" draw:end-shape="id200" draw:end-glue-point="5">
          <text:p text:style-name="P4"/>
        </draw:connector>
        <draw:connector draw:style-name="gr2" draw:text-style-name="P3" draw:layer="layout" draw:type="line" svg:x1="19.444cm" svg:y1="26.147cm" svg:x2="19.948cm" svg:y2="28.962cm" draw:start-shape="id199" draw:start-glue-point="9" draw:end-shape="id123" draw:end-glue-point="5">
          <text:p text:style-name="P4"/>
        </draw:connector>
        <draw:connector draw:style-name="gr5" draw:text-style-name="P3" draw:layer="layout" draw:type="curve" draw:line-skew="-0.215cm 0.358cm" svg:x1="16.975cm" svg:y1="28.156cm" svg:x2="16.784cm" svg:y2="29.724cm" draw:start-shape="id198" draw:start-glue-point="10" draw:end-shape="id201" draw:end-glue-point="4">
          <text:p text:style-name="P4"/>
        </draw:connector>
        <draw:connector draw:style-name="gr5" draw:text-style-name="P3" draw:layer="layout" draw:type="curve" draw:line-skew="0.012cm 0.858cm" svg:x1="16.975cm" svg:y1="27.241cm" svg:x2="16.784cm" svg:y2="29.724cm" draw:start-shape="id197" draw:start-glue-point="10" draw:end-shape="id201" draw:end-glue-point="4">
          <text:p text:style-name="P4"/>
        </draw:connector>
        <draw:connector draw:style-name="gr5" draw:text-style-name="P3" draw:layer="layout" draw:type="curve" draw:line-skew="0.17cm 1.215cm" svg:x1="16.975cm" svg:y1="26.625cm" svg:x2="16.784cm" svg:y2="29.724cm" draw:start-shape="id196" draw:start-glue-point="10" draw:end-shape="id201" draw:end-glue-point="4">
          <text:p text:style-name="P4"/>
        </draw:connector>
        <draw:connector draw:style-name="gr6" draw:text-style-name="P3" draw:layer="layout" draw:type="line" svg:x1="16.919cm" svg:y1="26.49cm" svg:x2="19.174cm" svg:y2="26.147cm" draw:start-shape="id196" draw:start-glue-point="11" draw:end-shape="id199" draw:end-glue-point="7">
          <text:p text:style-name="P4"/>
        </draw:connector>
        <draw:connector draw:style-name="gr6" draw:text-style-name="P3" draw:layer="layout" draw:type="line" svg:x1="16.919cm" svg:y1="27.106cm" svg:x2="19.174cm" svg:y2="26.147cm" draw:start-shape="id197" draw:start-glue-point="11" draw:end-shape="id199" draw:end-glue-point="7">
          <text:p text:style-name="P4"/>
        </draw:connector>
        <draw:connector draw:style-name="gr6" draw:text-style-name="P3" draw:layer="layout" draw:type="line" svg:x1="16.919cm" svg:y1="28.021cm" svg:x2="19.174cm" svg:y2="26.147cm" draw:start-shape="id198" draw:start-glue-point="11" draw:end-shape="id199" draw:end-glue-point="7">
          <text:p text:style-name="P4"/>
        </draw:connector>
        <draw:connector draw:style-name="gr6" draw:text-style-name="P3" draw:layer="layout" draw:type="line" svg:x1="16.919cm" svg:y1="28.962cm" svg:x2="19.174cm" svg:y2="26.147cm" draw:start-shape="id202" draw:start-glue-point="11" draw:end-shape="id199" draw:end-glue-point="7">
          <text:p text:style-name="P4"/>
        </draw:connector>
        <draw:connector draw:style-name="gr6" draw:text-style-name="P3" draw:layer="layout" draw:type="line" svg:x1="16.919cm" svg:y1="26.49cm" svg:x2="19.474cm" svg:y2="25.047cm" draw:start-shape="id196" draw:start-glue-point="11" draw:end-shape="id203" draw:end-glue-point="7">
          <text:p text:style-name="P4"/>
        </draw:connector>
        <draw:connector draw:style-name="gr6" draw:text-style-name="P3" draw:layer="layout" draw:type="line" svg:x1="16.919cm" svg:y1="27.106cm" svg:x2="19.474cm" svg:y2="25.047cm" draw:start-shape="id197" draw:start-glue-point="11" draw:end-shape="id203" draw:end-glue-point="7">
          <text:p text:style-name="P4"/>
        </draw:connector>
        <draw:connector draw:style-name="gr6" draw:text-style-name="P3" draw:layer="layout" draw:type="line" svg:x1="16.919cm" svg:y1="28.021cm" svg:x2="19.474cm" svg:y2="25.047cm" draw:start-shape="id198" draw:start-glue-point="11" draw:end-shape="id203" draw:end-glue-point="7">
          <text:p text:style-name="P4"/>
        </draw:connector>
        <draw:connector draw:style-name="gr6" draw:text-style-name="P3" draw:layer="layout" draw:type="line" svg:x1="16.919cm" svg:y1="28.962cm" svg:x2="19.474cm" svg:y2="25.047cm" draw:start-shape="id202" draw:start-glue-point="11" draw:end-shape="id203" draw:end-glue-point="7">
          <text:p text:style-name="P4"/>
        </draw:connector>
        <draw:frame draw:style-name="gr7" draw:text-style-name="P5" draw:layer="layout" svg:width="0.756cm" svg:height="0.399cm" svg:x="12.671cm" svg:y="29.698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671cm" svg:y="28.908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671cm" svg:y="25.814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671cm" svg:y="27.967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671cm" svg:y="27.052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671cm" svg:y="26.436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14.644cm" svg:y1="26.147cm" svg:x2="15.148cm" svg:y2="28.021cm" draw:start-shape="id204" draw:start-glue-point="9" draw:end-shape="id205" draw:end-glue-point="5">
          <text:p text:style-name="P4"/>
        </draw:connector>
        <draw:connector draw:style-name="gr2" draw:text-style-name="P3" draw:layer="layout" draw:type="line" svg:x1="14.644cm" svg:y1="26.147cm" svg:x2="15.148cm" svg:y2="27.106cm" draw:start-shape="id204" draw:start-glue-point="9" draw:end-shape="id206" draw:end-glue-point="5">
          <text:p text:style-name="P4"/>
        </draw:connector>
        <draw:frame draw:style-name="gr13" draw:text-style-name="P6" draw:layer="layout" svg:width="0.337cm" svg:height="0.502cm" svg:x="21.064cm" svg:y="30.628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246cm" svg:y="30.628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14.644cm" svg:y1="26.147cm" svg:x2="15.148cm" svg:y2="26.49cm" draw:start-shape="id204" draw:start-glue-point="9" draw:end-shape="id207" draw:end-glue-point="5">
          <text:p text:style-name="P4"/>
        </draw:connector>
        <draw:custom-shape draw:style-name="gr14" draw:text-style-name="P3" draw:id="id204" draw:layer="layout" svg:width="0.38cm" svg:height="0.38cm" svg:x="14.32cm" svg:y="25.8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08" draw:layer="layout" svg:width="0.38cm" svg:height="0.38cm" svg:x="15.094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05" draw:layer="layout" svg:width="0.38cm" svg:height="0.38cm" svg:x="15.094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06" draw:layer="layout" svg:width="0.38cm" svg:height="0.38cm" svg:x="15.094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07" draw:layer="layout" svg:width="0.38cm" svg:height="0.38cm" svg:x="15.094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16.975cm" svg:y1="26.625cm" svg:x2="19.894cm" svg:y2="26.625cm" draw:start-shape="id196" draw:start-glue-point="10" draw:end-shape="id200" draw:end-glue-point="6">
          <text:p text:style-name="P4"/>
        </draw:connector>
        <draw:connector draw:style-name="gr2" draw:text-style-name="P3" draw:layer="layout" draw:type="line" svg:x1="16.975cm" svg:y1="28.156cm" svg:x2="19.894cm" svg:y2="28.156cm" draw:start-shape="id198" draw:start-glue-point="10" draw:end-shape="id126" draw:end-glue-point="6">
          <text:p text:style-name="P4"/>
        </draw:connector>
        <draw:connector draw:style-name="gr2" draw:text-style-name="P3" draw:layer="layout" draw:type="line" svg:x1="16.975cm" svg:y1="29.097cm" svg:x2="19.894cm" svg:y2="29.097cm" draw:start-shape="id202" draw:start-glue-point="10" draw:end-shape="id123" draw:end-glue-point="6">
          <text:p text:style-name="P4"/>
        </draw:connector>
        <draw:frame draw:style-name="gr9" draw:text-style-name="P5" draw:layer="layout" svg:width="1.272cm" svg:height="0.399cm" svg:x="12.672cm" svg:y="24.714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209" draw:layer="layout" svg:width="0.38cm" svg:height="0.38cm" svg:x="14.62cm" svg:y="24.7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784cm" svg:y1="29.288cm" svg:x2="16.784cm" svg:y2="29.724cm" draw:start-shape="id202" draw:start-glue-point="8" draw:end-shape="id201" draw:end-glue-point="4">
          <text:p text:style-name="P4"/>
        </draw:connector>
        <draw:custom-shape draw:style-name="gr15" draw:text-style-name="P3" draw:id="id201" draw:layer="layout" svg:width="0.38cm" svg:height="0.38cm" svg:x="16.595cm" svg:y="29.7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649cm" svg:y1="27.376cm" svg:x2="16.784cm" svg:y2="28.908cm" draw:start-shape="id197" draw:start-glue-point="7" draw:end-shape="id202" draw:end-glue-point="4">
          <text:p text:style-name="P4"/>
        </draw:connector>
        <draw:connector draw:style-name="gr5" draw:text-style-name="P3" draw:layer="layout" draw:type="curve" draw:line-skew="0.128cm 0.705cm" svg:x1="16.649cm" svg:y1="26.76cm" svg:x2="16.784cm" svg:y2="28.908cm" draw:start-shape="id196" draw:start-glue-point="7" draw:end-shape="id202" draw:end-glue-point="4">
          <text:p text:style-name="P4"/>
        </draw:connector>
        <draw:connector draw:style-name="gr5" draw:text-style-name="P3" draw:layer="layout" draw:type="curve" svg:x1="16.784cm" svg:y1="28.347cm" svg:x2="16.784cm" svg:y2="28.908cm" draw:start-shape="id198" draw:start-glue-point="8" draw:end-shape="id202" draw:end-glue-point="4">
          <text:p text:style-name="P4"/>
        </draw:connector>
        <draw:connector draw:style-name="gr2" draw:text-style-name="P3" draw:layer="layout" draw:type="line" svg:x1="14.644cm" svg:y1="26.147cm" svg:x2="15.148cm" svg:y2="28.962cm" draw:start-shape="id204" draw:start-glue-point="9" draw:end-shape="id208" draw:end-glue-point="5">
          <text:p text:style-name="P4"/>
        </draw:connector>
        <draw:connector draw:style-name="gr5" draw:text-style-name="P3" draw:layer="layout" draw:type="curve" svg:x1="16.784cm" svg:y1="27.432cm" svg:x2="16.784cm" svg:y2="27.967cm" draw:start-shape="id197" draw:start-glue-point="8" draw:end-shape="id198" draw:end-glue-point="4">
          <text:p text:style-name="P4"/>
        </draw:connector>
        <draw:connector draw:style-name="gr5" draw:text-style-name="P3" draw:layer="layout" draw:type="curve" draw:line-skew="0.403cm 1.82cm" svg:x1="16.649cm" svg:y1="26.76cm" svg:x2="16.784cm" svg:y2="27.967cm" draw:start-shape="id196" draw:start-glue-point="7" draw:end-shape="id198" draw:end-glue-point="4">
          <text:p text:style-name="P4"/>
        </draw:connector>
        <draw:connector draw:style-name="gr2" draw:text-style-name="P3" draw:layer="layout" draw:type="line" svg:x1="14.944cm" svg:y1="25.047cm" svg:x2="16.649cm" svg:y2="28.021cm" draw:start-shape="id209" draw:start-glue-point="9" draw:end-shape="id198" draw:end-glue-point="5">
          <text:p text:style-name="P4"/>
        </draw:connector>
        <draw:connector draw:style-name="gr2" draw:text-style-name="P3" draw:layer="layout" draw:type="line" svg:x1="14.944cm" svg:y1="25.047cm" svg:x2="16.649cm" svg:y2="27.106cm" draw:start-shape="id209" draw:start-glue-point="9" draw:end-shape="id197" draw:end-glue-point="5">
          <text:p text:style-name="P4"/>
        </draw:connector>
        <draw:connector draw:style-name="gr2" draw:text-style-name="P3" draw:layer="layout" draw:type="line" svg:x1="14.944cm" svg:y1="25.047cm" svg:x2="16.649cm" svg:y2="26.49cm" draw:start-shape="id209" draw:start-glue-point="9" draw:end-shape="id196" draw:end-glue-point="5">
          <text:p text:style-name="P4"/>
        </draw:connector>
        <draw:connector draw:style-name="gr2" draw:text-style-name="P3" draw:layer="layout" draw:type="line" svg:x1="15.474cm" svg:y1="26.625cm" svg:x2="16.595cm" svg:y2="26.625cm" draw:start-shape="id207" draw:start-glue-point="10" draw:end-shape="id196" draw:end-glue-point="6">
          <text:p text:style-name="P4"/>
        </draw:connector>
        <draw:connector draw:style-name="gr2" draw:text-style-name="P3" draw:layer="layout" draw:type="line" svg:x1="15.474cm" svg:y1="27.241cm" svg:x2="16.595cm" svg:y2="26.625cm" draw:start-shape="id206" draw:start-glue-point="10" draw:end-shape="id196" draw:end-glue-point="6">
          <text:p text:style-name="P4"/>
        </draw:connector>
        <draw:connector draw:style-name="gr2" draw:text-style-name="P3" draw:layer="layout" draw:type="line" svg:x1="15.474cm" svg:y1="27.241cm" svg:x2="16.595cm" svg:y2="27.241cm" draw:start-shape="id206" draw:start-glue-point="10" draw:end-shape="id197" draw:end-glue-point="6">
          <text:p text:style-name="P4"/>
        </draw:connector>
        <draw:connector draw:style-name="gr2" draw:text-style-name="P3" draw:layer="layout" draw:type="line" svg:x1="15.474cm" svg:y1="28.156cm" svg:x2="16.595cm" svg:y2="26.625cm" draw:start-shape="id205" draw:start-glue-point="10" draw:end-shape="id196" draw:end-glue-point="6">
          <text:p text:style-name="P4"/>
        </draw:connector>
        <draw:connector draw:style-name="gr2" draw:text-style-name="P3" draw:layer="layout" draw:type="line" svg:x1="15.474cm" svg:y1="28.156cm" svg:x2="16.595cm" svg:y2="27.241cm" draw:start-shape="id205" draw:start-glue-point="10" draw:end-shape="id197" draw:end-glue-point="6">
          <text:p text:style-name="P4"/>
        </draw:connector>
        <draw:connector draw:style-name="gr2" draw:text-style-name="P3" draw:layer="layout" draw:type="line" svg:x1="15.474cm" svg:y1="28.156cm" svg:x2="16.595cm" svg:y2="28.156cm" draw:start-shape="id205" draw:start-glue-point="10" draw:end-shape="id198" draw:end-glue-point="6">
          <text:p text:style-name="P4"/>
        </draw:connector>
        <draw:connector draw:style-name="gr2" draw:text-style-name="P3" draw:layer="layout" draw:type="line" svg:x1="15.474cm" svg:y1="29.097cm" svg:x2="16.595cm" svg:y2="27.241cm" draw:start-shape="id208" draw:start-glue-point="10" draw:end-shape="id197" draw:end-glue-point="6">
          <text:p text:style-name="P4"/>
        </draw:connector>
        <draw:connector draw:style-name="gr2" draw:text-style-name="P3" draw:layer="layout" draw:type="line" svg:x1="15.474cm" svg:y1="29.097cm" svg:x2="16.595cm" svg:y2="28.156cm" draw:start-shape="id208" draw:start-glue-point="10" draw:end-shape="id198" draw:end-glue-point="6">
          <text:p text:style-name="P4"/>
        </draw:connector>
        <draw:connector draw:style-name="gr2" draw:text-style-name="P3" draw:layer="layout" draw:type="line" svg:x1="15.474cm" svg:y1="29.097cm" svg:x2="16.595cm" svg:y2="29.097cm" draw:start-shape="id208" draw:start-glue-point="10" draw:end-shape="id202" draw:end-glue-point="6">
          <text:p text:style-name="P4"/>
        </draw:connector>
        <draw:connector draw:style-name="gr2" draw:text-style-name="P3" draw:layer="layout" draw:type="line" svg:x1="14.944cm" svg:y1="25.047cm" svg:x2="16.649cm" svg:y2="28.962cm" draw:start-shape="id209" draw:start-glue-point="9" draw:end-shape="id202" draw:end-glue-point="5">
          <text:p text:style-name="P4"/>
        </draw:connector>
        <draw:custom-shape draw:style-name="gr16" draw:text-style-name="P3" draw:id="id123" draw:layer="layout" svg:width="0.38cm" svg:height="0.38cm" svg:x="19.894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6" draw:layer="layout" svg:width="0.38cm" svg:height="0.38cm" svg:x="19.894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8" draw:layer="layout" svg:width="0.38cm" svg:height="0.38cm" svg:x="19.894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00" draw:layer="layout" svg:width="0.38cm" svg:height="0.38cm" svg:x="19.894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584cm" svg:y1="29.288cm" svg:x2="21.584cm" svg:y2="29.724cm" draw:start-shape="id210" draw:start-glue-point="8" draw:end-shape="id195" draw:end-glue-point="4">
          <text:p text:style-name="P4"/>
        </draw:connector>
        <draw:custom-shape draw:style-name="gr17" draw:text-style-name="P3" draw:id="id195" draw:layer="layout" svg:width="0.38cm" svg:height="0.38cm" svg:x="21.395cm" svg:y="29.7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449cm" svg:y1="27.376cm" svg:x2="21.584cm" svg:y2="28.908cm" draw:start-shape="id124" draw:start-glue-point="7" draw:end-shape="id210" draw:end-glue-point="4">
          <text:p text:style-name="P4"/>
        </draw:connector>
        <draw:connector draw:style-name="gr4" draw:text-style-name="P3" draw:layer="layout" draw:type="curve" draw:line-skew="0.128cm 0.705cm" svg:x1="21.449cm" svg:y1="26.76cm" svg:x2="21.584cm" svg:y2="28.908cm" draw:start-shape="id127" draw:start-glue-point="7" draw:end-shape="id210" draw:end-glue-point="4">
          <text:p text:style-name="P4"/>
        </draw:connector>
        <draw:connector draw:style-name="gr4" draw:text-style-name="P3" draw:layer="layout" draw:type="curve" svg:x1="21.584cm" svg:y1="28.347cm" svg:x2="21.584cm" svg:y2="28.908cm" draw:start-shape="id125" draw:start-glue-point="8" draw:end-shape="id210" draw:end-glue-point="4">
          <text:p text:style-name="P4"/>
        </draw:connector>
        <draw:connector draw:style-name="gr5" draw:text-style-name="P3" draw:layer="layout" draw:type="curve" svg:x1="21.584cm" svg:y1="27.432cm" svg:x2="21.584cm" svg:y2="27.967cm" draw:start-shape="id124" draw:start-glue-point="8" draw:end-shape="id125" draw:end-glue-point="4">
          <text:p text:style-name="P4"/>
        </draw:connector>
        <draw:connector draw:style-name="gr5" draw:text-style-name="P3" draw:layer="layout" draw:type="curve" draw:line-skew="0.403cm 1.82cm" svg:x1="21.449cm" svg:y1="26.76cm" svg:x2="21.584cm" svg:y2="27.967cm" draw:start-shape="id127" draw:start-glue-point="7" draw:end-shape="id125" draw:end-glue-point="4">
          <text:p text:style-name="P4"/>
        </draw:connector>
        <draw:connector draw:style-name="gr2" draw:text-style-name="P3" draw:layer="layout" draw:type="line" svg:x1="19.744cm" svg:y1="25.047cm" svg:x2="21.449cm" svg:y2="28.021cm" draw:start-shape="id203" draw:start-glue-point="9" draw:end-shape="id125" draw:end-glue-point="5">
          <text:p text:style-name="P4"/>
        </draw:connector>
        <draw:connector draw:style-name="gr2" draw:text-style-name="P3" draw:layer="layout" draw:type="line" svg:x1="19.744cm" svg:y1="25.047cm" svg:x2="21.449cm" svg:y2="27.106cm" draw:start-shape="id203" draw:start-glue-point="9" draw:end-shape="id124" draw:end-glue-point="5">
          <text:p text:style-name="P4"/>
        </draw:connector>
        <draw:connector draw:style-name="gr2" draw:text-style-name="P3" draw:layer="layout" draw:type="line" svg:x1="19.744cm" svg:y1="25.047cm" svg:x2="21.449cm" svg:y2="26.49cm" draw:start-shape="id203" draw:start-glue-point="9" draw:end-shape="id127" draw:end-glue-point="5">
          <text:p text:style-name="P4"/>
        </draw:connector>
        <draw:connector draw:style-name="gr2" draw:text-style-name="P3" draw:layer="layout" draw:type="line" svg:x1="19.744cm" svg:y1="25.047cm" svg:x2="21.449cm" svg:y2="28.962cm" draw:start-shape="id203" draw:start-glue-point="9" draw:end-shape="id210" draw:end-glue-point="5">
          <text:p text:style-name="P4"/>
        </draw:connector>
        <draw:connector draw:style-name="gr2" draw:text-style-name="P3" draw:layer="layout" draw:type="line" svg:x1="16.975cm" svg:y1="27.241cm" svg:x2="19.894cm" svg:y2="27.241cm" draw:start-shape="id197" draw:start-glue-point="10" draw:end-shape="id128" draw:end-glue-point="6">
          <text:p text:style-name="P4"/>
        </draw:connector>
        <draw:custom-shape draw:style-name="gr16" draw:text-style-name="P3" draw:id="id202" draw:layer="layout" svg:width="0.38cm" svg:height="0.38cm" svg:x="16.595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98" draw:layer="layout" svg:width="0.38cm" svg:height="0.38cm" svg:x="16.595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97" draw:layer="layout" svg:width="0.38cm" svg:height="0.38cm" svg:x="16.595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96" draw:layer="layout" svg:width="0.38cm" svg:height="0.38cm" svg:x="16.595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03" draw:layer="layout" svg:width="0.38cm" svg:height="0.38cm" svg:x="19.42cm" svg:y="24.723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99" draw:layer="layout" svg:width="0.38cm" svg:height="0.38cm" svg:x="19.12cm" svg:y="25.823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10" draw:layer="layout" svg:width="0.38cm" svg:height="0.38cm" svg:x="21.395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5" draw:layer="layout" svg:width="0.38cm" svg:height="0.38cm" svg:x="21.395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4" draw:layer="layout" svg:width="0.38cm" svg:height="0.38cm" svg:x="21.395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7" draw:layer="layout" svg:width="0.38cm" svg:height="0.38cm" svg:x="21.395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0.274cm" svg:y1="26.625cm" svg:x2="21.395cm" svg:y2="26.625cm" draw:start-shape="id200" draw:start-glue-point="10" draw:end-shape="id127" draw:end-glue-point="6">
          <text:p text:style-name="P4"/>
        </draw:connector>
        <draw:connector draw:style-name="gr2" draw:text-style-name="P3" draw:layer="layout" draw:type="line" svg:x1="20.274cm" svg:y1="27.241cm" svg:x2="21.395cm" svg:y2="27.241cm" draw:start-shape="id128" draw:start-glue-point="10" draw:end-shape="id124" draw:end-glue-point="6">
          <text:p text:style-name="P4"/>
        </draw:connector>
        <draw:connector draw:style-name="gr2" draw:text-style-name="P3" draw:layer="layout" draw:type="line" svg:x1="20.274cm" svg:y1="28.156cm" svg:x2="21.395cm" svg:y2="28.156cm" draw:start-shape="id126" draw:start-glue-point="10" draw:end-shape="id125" draw:end-glue-point="6">
          <text:p text:style-name="P4"/>
        </draw:connector>
        <draw:connector draw:style-name="gr2" draw:text-style-name="P3" draw:layer="layout" draw:type="line" svg:x1="20.274cm" svg:y1="29.097cm" svg:x2="21.395cm" svg:y2="29.097cm" draw:start-shape="id123" draw:start-glue-point="10" draw:end-shape="id210" draw:end-glue-point="6">
          <text:p text:style-name="P4"/>
        </draw:connector>
        <draw:custom-shape draw:style-name="gr1" draw:text-style-name="P2" draw:layer="layout" svg:width="4.15cm" svg:height="6.36cm" svg:x="13.978cm" svg:y="31.609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776cm" svg:y1="35.757cm" svg:x2="21.585cm" svg:y2="37.325cm" draw:start-shape="id18" draw:start-glue-point="10" draw:end-shape="id211" draw:end-glue-point="4">
          <text:p text:style-name="P4"/>
        </draw:connector>
        <draw:connector draw:style-name="gr4" draw:text-style-name="P3" draw:layer="layout" draw:type="curve" draw:line-skew="0.012cm 0.858cm" svg:x1="21.776cm" svg:y1="34.842cm" svg:x2="21.585cm" svg:y2="37.325cm" draw:start-shape="id16" draw:start-glue-point="10" draw:end-shape="id211" draw:end-glue-point="4">
          <text:p text:style-name="P4"/>
        </draw:connector>
        <draw:connector draw:style-name="gr4" draw:text-style-name="P3" draw:layer="layout" draw:type="curve" draw:line-skew="0.17cm 1.215cm" svg:x1="21.776cm" svg:y1="34.226cm" svg:x2="21.585cm" svg:y2="37.325cm" draw:start-shape="id14" draw:start-glue-point="10" draw:end-shape="id211" draw:end-glue-point="4">
          <text:p text:style-name="P4"/>
        </draw:connector>
        <draw:connector draw:style-name="gr2" draw:text-style-name="P3" draw:layer="layout" draw:type="line" svg:x1="16.976cm" svg:y1="34.226cm" svg:x2="19.895cm" svg:y2="34.842cm" draw:start-shape="id212" draw:start-glue-point="10" draw:end-shape="id13" draw:end-glue-point="6">
          <text:p text:style-name="P4"/>
        </draw:connector>
        <draw:connector draw:style-name="gr2" draw:text-style-name="P3" draw:layer="layout" draw:type="line" svg:x1="16.976cm" svg:y1="34.226cm" svg:x2="19.895cm" svg:y2="35.757cm" draw:start-shape="id212" draw:start-glue-point="10" draw:end-shape="id15" draw:end-glue-point="6">
          <text:p text:style-name="P4"/>
        </draw:connector>
        <draw:connector draw:style-name="gr2" draw:text-style-name="P3" draw:layer="layout" draw:type="line" svg:x1="16.976cm" svg:y1="34.842cm" svg:x2="19.895cm" svg:y2="35.757cm" draw:start-shape="id213" draw:start-glue-point="10" draw:end-shape="id15" draw:end-glue-point="6">
          <text:p text:style-name="P4"/>
        </draw:connector>
        <draw:connector draw:style-name="gr2" draw:text-style-name="P3" draw:layer="layout" draw:type="line" svg:x1="16.976cm" svg:y1="34.226cm" svg:x2="19.895cm" svg:y2="36.698cm" draw:start-shape="id212" draw:start-glue-point="10" draw:end-shape="id17" draw:end-glue-point="6">
          <text:p text:style-name="P4"/>
        </draw:connector>
        <draw:connector draw:style-name="gr2" draw:text-style-name="P3" draw:layer="layout" draw:type="line" svg:x1="16.976cm" svg:y1="34.842cm" svg:x2="19.895cm" svg:y2="36.698cm" draw:start-shape="id213" draw:start-glue-point="10" draw:end-shape="id17" draw:end-glue-point="6">
          <text:p text:style-name="P4"/>
        </draw:connector>
        <draw:connector draw:style-name="gr2" draw:text-style-name="P3" draw:layer="layout" draw:type="line" svg:x1="16.976cm" svg:y1="35.757cm" svg:x2="19.895cm" svg:y2="36.698cm" draw:start-shape="id214" draw:start-glue-point="10" draw:end-shape="id17" draw:end-glue-point="6">
          <text:p text:style-name="P4"/>
        </draw:connector>
        <draw:connector draw:style-name="gr2" draw:text-style-name="P3" draw:layer="layout" draw:type="line" svg:x1="19.445cm" svg:y1="33.748cm" svg:x2="19.949cm" svg:y2="35.622cm" draw:start-shape="id215" draw:start-glue-point="9" draw:end-shape="id15" draw:end-glue-point="5">
          <text:p text:style-name="P4"/>
        </draw:connector>
        <draw:connector draw:style-name="gr2" draw:text-style-name="P3" draw:layer="layout" draw:type="line" svg:x1="19.445cm" svg:y1="33.748cm" svg:x2="19.949cm" svg:y2="34.707cm" draw:start-shape="id215" draw:start-glue-point="9" draw:end-shape="id13" draw:end-glue-point="5">
          <text:p text:style-name="P4"/>
        </draw:connector>
        <draw:connector draw:style-name="gr2" draw:text-style-name="P3" draw:layer="layout" draw:type="line" svg:x1="19.445cm" svg:y1="33.748cm" svg:x2="19.949cm" svg:y2="34.091cm" draw:start-shape="id215" draw:start-glue-point="9" draw:end-shape="id216" draw:end-glue-point="5">
          <text:p text:style-name="P4"/>
        </draw:connector>
        <draw:connector draw:style-name="gr2" draw:text-style-name="P3" draw:layer="layout" draw:type="line" svg:x1="19.445cm" svg:y1="33.748cm" svg:x2="19.949cm" svg:y2="36.563cm" draw:start-shape="id215" draw:start-glue-point="9" draw:end-shape="id17" draw:end-glue-point="5">
          <text:p text:style-name="P4"/>
        </draw:connector>
        <draw:connector draw:style-name="gr5" draw:text-style-name="P3" draw:layer="layout" draw:type="curve" draw:line-skew="-0.215cm 0.358cm" svg:x1="16.976cm" svg:y1="35.757cm" svg:x2="16.785cm" svg:y2="37.325cm" draw:start-shape="id214" draw:start-glue-point="10" draw:end-shape="id217" draw:end-glue-point="4">
          <text:p text:style-name="P4"/>
        </draw:connector>
        <draw:connector draw:style-name="gr5" draw:text-style-name="P3" draw:layer="layout" draw:type="curve" draw:line-skew="0.012cm 0.858cm" svg:x1="16.976cm" svg:y1="34.842cm" svg:x2="16.785cm" svg:y2="37.325cm" draw:start-shape="id213" draw:start-glue-point="10" draw:end-shape="id217" draw:end-glue-point="4">
          <text:p text:style-name="P4"/>
        </draw:connector>
        <draw:connector draw:style-name="gr5" draw:text-style-name="P3" draw:layer="layout" draw:type="curve" draw:line-skew="0.17cm 1.215cm" svg:x1="16.976cm" svg:y1="34.226cm" svg:x2="16.785cm" svg:y2="37.325cm" draw:start-shape="id212" draw:start-glue-point="10" draw:end-shape="id217" draw:end-glue-point="4">
          <text:p text:style-name="P4"/>
        </draw:connector>
        <draw:connector draw:style-name="gr6" draw:text-style-name="P3" draw:layer="layout" draw:type="line" svg:x1="16.92cm" svg:y1="34.091cm" svg:x2="19.175cm" svg:y2="33.748cm" draw:start-shape="id212" draw:start-glue-point="11" draw:end-shape="id215" draw:end-glue-point="7">
          <text:p text:style-name="P4"/>
        </draw:connector>
        <draw:connector draw:style-name="gr6" draw:text-style-name="P3" draw:layer="layout" draw:type="line" svg:x1="16.92cm" svg:y1="34.707cm" svg:x2="19.175cm" svg:y2="33.748cm" draw:start-shape="id213" draw:start-glue-point="11" draw:end-shape="id215" draw:end-glue-point="7">
          <text:p text:style-name="P4"/>
        </draw:connector>
        <draw:connector draw:style-name="gr6" draw:text-style-name="P3" draw:layer="layout" draw:type="line" svg:x1="16.92cm" svg:y1="35.622cm" svg:x2="19.175cm" svg:y2="33.748cm" draw:start-shape="id214" draw:start-glue-point="11" draw:end-shape="id215" draw:end-glue-point="7">
          <text:p text:style-name="P4"/>
        </draw:connector>
        <draw:connector draw:style-name="gr6" draw:text-style-name="P3" draw:layer="layout" draw:type="line" svg:x1="16.92cm" svg:y1="36.563cm" svg:x2="19.175cm" svg:y2="33.748cm" draw:start-shape="id218" draw:start-glue-point="11" draw:end-shape="id215" draw:end-glue-point="7">
          <text:p text:style-name="P4"/>
        </draw:connector>
        <draw:connector draw:style-name="gr6" draw:text-style-name="P3" draw:layer="layout" draw:type="line" svg:x1="16.92cm" svg:y1="34.091cm" svg:x2="19.475cm" svg:y2="32.648cm" draw:start-shape="id212" draw:start-glue-point="11" draw:end-shape="id219" draw:end-glue-point="7">
          <text:p text:style-name="P4"/>
        </draw:connector>
        <draw:connector draw:style-name="gr6" draw:text-style-name="P3" draw:layer="layout" draw:type="line" svg:x1="16.92cm" svg:y1="34.707cm" svg:x2="19.475cm" svg:y2="32.648cm" draw:start-shape="id213" draw:start-glue-point="11" draw:end-shape="id219" draw:end-glue-point="7">
          <text:p text:style-name="P4"/>
        </draw:connector>
        <draw:connector draw:style-name="gr6" draw:text-style-name="P3" draw:layer="layout" draw:type="line" svg:x1="16.92cm" svg:y1="35.622cm" svg:x2="19.475cm" svg:y2="32.648cm" draw:start-shape="id214" draw:start-glue-point="11" draw:end-shape="id219" draw:end-glue-point="7">
          <text:p text:style-name="P4"/>
        </draw:connector>
        <draw:connector draw:style-name="gr6" draw:text-style-name="P3" draw:layer="layout" draw:type="line" svg:x1="16.92cm" svg:y1="36.563cm" svg:x2="19.475cm" svg:y2="32.648cm" draw:start-shape="id218" draw:start-glue-point="11" draw:end-shape="id219" draw:end-glue-point="7">
          <text:p text:style-name="P4"/>
        </draw:connector>
        <draw:frame draw:style-name="gr7" draw:text-style-name="P5" draw:layer="layout" svg:width="0.756cm" svg:height="0.399cm" svg:x="12.672cm" svg:y="37.299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672cm" svg:y="36.509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672cm" svg:y="33.415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672cm" svg:y="35.568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672cm" svg:y="34.653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672cm" svg:y="34.037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14.645cm" svg:y1="33.748cm" svg:x2="15.149cm" svg:y2="35.622cm" draw:start-shape="id220" draw:start-glue-point="9" draw:end-shape="id221" draw:end-glue-point="5">
          <text:p text:style-name="P4"/>
        </draw:connector>
        <draw:connector draw:style-name="gr2" draw:text-style-name="P3" draw:layer="layout" draw:type="line" svg:x1="14.645cm" svg:y1="33.748cm" svg:x2="15.149cm" svg:y2="34.707cm" draw:start-shape="id220" draw:start-glue-point="9" draw:end-shape="id222" draw:end-glue-point="5">
          <text:p text:style-name="P4"/>
        </draw:connector>
        <draw:frame draw:style-name="gr13" draw:text-style-name="P6" draw:layer="layout" svg:width="0.337cm" svg:height="0.502cm" svg:x="21.065cm" svg:y="38.229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247cm" svg:y="38.229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14.645cm" svg:y1="33.748cm" svg:x2="15.149cm" svg:y2="34.091cm" draw:start-shape="id220" draw:start-glue-point="9" draw:end-shape="id223" draw:end-glue-point="5">
          <text:p text:style-name="P4"/>
        </draw:connector>
        <draw:custom-shape draw:style-name="gr14" draw:text-style-name="P3" draw:id="id220" draw:layer="layout" svg:width="0.38cm" svg:height="0.38cm" svg:x="14.321cm" svg:y="33.4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24" draw:layer="layout" svg:width="0.38cm" svg:height="0.38cm" svg:x="15.095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21" draw:layer="layout" svg:width="0.38cm" svg:height="0.38cm" svg:x="15.095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22" draw:layer="layout" svg:width="0.38cm" svg:height="0.38cm" svg:x="15.095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23" draw:layer="layout" svg:width="0.38cm" svg:height="0.38cm" svg:x="15.095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16.976cm" svg:y1="34.226cm" svg:x2="19.895cm" svg:y2="34.226cm" draw:start-shape="id212" draw:start-glue-point="10" draw:end-shape="id216" draw:end-glue-point="6">
          <text:p text:style-name="P4"/>
        </draw:connector>
        <draw:connector draw:style-name="gr2" draw:text-style-name="P3" draw:layer="layout" draw:type="line" svg:x1="16.976cm" svg:y1="35.757cm" svg:x2="19.895cm" svg:y2="35.757cm" draw:start-shape="id214" draw:start-glue-point="10" draw:end-shape="id15" draw:end-glue-point="6">
          <text:p text:style-name="P4"/>
        </draw:connector>
        <draw:connector draw:style-name="gr2" draw:text-style-name="P3" draw:layer="layout" draw:type="line" svg:x1="16.976cm" svg:y1="36.698cm" svg:x2="19.895cm" svg:y2="36.698cm" draw:start-shape="id218" draw:start-glue-point="10" draw:end-shape="id17" draw:end-glue-point="6">
          <text:p text:style-name="P4"/>
        </draw:connector>
        <draw:frame draw:style-name="gr9" draw:text-style-name="P5" draw:layer="layout" svg:width="1.272cm" svg:height="0.399cm" svg:x="12.673cm" svg:y="32.315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225" draw:layer="layout" svg:width="0.38cm" svg:height="0.38cm" svg:x="14.621cm" svg:y="32.3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785cm" svg:y1="36.889cm" svg:x2="16.785cm" svg:y2="37.325cm" draw:start-shape="id218" draw:start-glue-point="8" draw:end-shape="id217" draw:end-glue-point="4">
          <text:p text:style-name="P4"/>
        </draw:connector>
        <draw:custom-shape draw:style-name="gr15" draw:text-style-name="P3" draw:id="id217" draw:layer="layout" svg:width="0.38cm" svg:height="0.38cm" svg:x="16.596cm" svg:y="37.32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65cm" svg:y1="34.977cm" svg:x2="16.785cm" svg:y2="36.509cm" draw:start-shape="id213" draw:start-glue-point="7" draw:end-shape="id218" draw:end-glue-point="4">
          <text:p text:style-name="P4"/>
        </draw:connector>
        <draw:connector draw:style-name="gr5" draw:text-style-name="P3" draw:layer="layout" draw:type="curve" draw:line-skew="0.128cm 0.705cm" svg:x1="16.65cm" svg:y1="34.361cm" svg:x2="16.785cm" svg:y2="36.509cm" draw:start-shape="id212" draw:start-glue-point="7" draw:end-shape="id218" draw:end-glue-point="4">
          <text:p text:style-name="P4"/>
        </draw:connector>
        <draw:connector draw:style-name="gr5" draw:text-style-name="P3" draw:layer="layout" draw:type="curve" svg:x1="16.785cm" svg:y1="35.948cm" svg:x2="16.785cm" svg:y2="36.509cm" draw:start-shape="id214" draw:start-glue-point="8" draw:end-shape="id218" draw:end-glue-point="4">
          <text:p text:style-name="P4"/>
        </draw:connector>
        <draw:connector draw:style-name="gr2" draw:text-style-name="P3" draw:layer="layout" draw:type="line" svg:x1="14.645cm" svg:y1="33.748cm" svg:x2="15.149cm" svg:y2="36.563cm" draw:start-shape="id220" draw:start-glue-point="9" draw:end-shape="id224" draw:end-glue-point="5">
          <text:p text:style-name="P4"/>
        </draw:connector>
        <draw:connector draw:style-name="gr5" draw:text-style-name="P3" draw:layer="layout" draw:type="curve" svg:x1="16.785cm" svg:y1="35.033cm" svg:x2="16.785cm" svg:y2="35.568cm" draw:start-shape="id213" draw:start-glue-point="8" draw:end-shape="id214" draw:end-glue-point="4">
          <text:p text:style-name="P4"/>
        </draw:connector>
        <draw:connector draw:style-name="gr5" draw:text-style-name="P3" draw:layer="layout" draw:type="curve" draw:line-skew="0.403cm 1.82cm" svg:x1="16.65cm" svg:y1="34.361cm" svg:x2="16.785cm" svg:y2="35.568cm" draw:start-shape="id212" draw:start-glue-point="7" draw:end-shape="id214" draw:end-glue-point="4">
          <text:p text:style-name="P4"/>
        </draw:connector>
        <draw:connector draw:style-name="gr2" draw:text-style-name="P3" draw:layer="layout" draw:type="line" svg:x1="14.945cm" svg:y1="32.648cm" svg:x2="16.65cm" svg:y2="35.622cm" draw:start-shape="id225" draw:start-glue-point="9" draw:end-shape="id214" draw:end-glue-point="5">
          <text:p text:style-name="P4"/>
        </draw:connector>
        <draw:connector draw:style-name="gr2" draw:text-style-name="P3" draw:layer="layout" draw:type="line" svg:x1="14.945cm" svg:y1="32.648cm" svg:x2="16.65cm" svg:y2="34.707cm" draw:start-shape="id225" draw:start-glue-point="9" draw:end-shape="id213" draw:end-glue-point="5">
          <text:p text:style-name="P4"/>
        </draw:connector>
        <draw:connector draw:style-name="gr2" draw:text-style-name="P3" draw:layer="layout" draw:type="line" svg:x1="14.945cm" svg:y1="32.648cm" svg:x2="16.65cm" svg:y2="34.091cm" draw:start-shape="id225" draw:start-glue-point="9" draw:end-shape="id212" draw:end-glue-point="5">
          <text:p text:style-name="P4"/>
        </draw:connector>
        <draw:connector draw:style-name="gr2" draw:text-style-name="P3" draw:layer="layout" draw:type="line" svg:x1="15.475cm" svg:y1="34.226cm" svg:x2="16.596cm" svg:y2="34.226cm" draw:start-shape="id223" draw:start-glue-point="10" draw:end-shape="id212" draw:end-glue-point="6">
          <text:p text:style-name="P4"/>
        </draw:connector>
        <draw:connector draw:style-name="gr2" draw:text-style-name="P3" draw:layer="layout" draw:type="line" svg:x1="15.475cm" svg:y1="34.842cm" svg:x2="16.596cm" svg:y2="34.226cm" draw:start-shape="id222" draw:start-glue-point="10" draw:end-shape="id212" draw:end-glue-point="6">
          <text:p text:style-name="P4"/>
        </draw:connector>
        <draw:connector draw:style-name="gr2" draw:text-style-name="P3" draw:layer="layout" draw:type="line" svg:x1="15.475cm" svg:y1="34.842cm" svg:x2="16.596cm" svg:y2="34.842cm" draw:start-shape="id222" draw:start-glue-point="10" draw:end-shape="id213" draw:end-glue-point="6">
          <text:p text:style-name="P4"/>
        </draw:connector>
        <draw:connector draw:style-name="gr2" draw:text-style-name="P3" draw:layer="layout" draw:type="line" svg:x1="15.475cm" svg:y1="35.757cm" svg:x2="16.596cm" svg:y2="34.226cm" draw:start-shape="id221" draw:start-glue-point="10" draw:end-shape="id212" draw:end-glue-point="6">
          <text:p text:style-name="P4"/>
        </draw:connector>
        <draw:connector draw:style-name="gr2" draw:text-style-name="P3" draw:layer="layout" draw:type="line" svg:x1="15.475cm" svg:y1="35.757cm" svg:x2="16.596cm" svg:y2="34.842cm" draw:start-shape="id221" draw:start-glue-point="10" draw:end-shape="id213" draw:end-glue-point="6">
          <text:p text:style-name="P4"/>
        </draw:connector>
        <draw:connector draw:style-name="gr2" draw:text-style-name="P3" draw:layer="layout" draw:type="line" svg:x1="15.475cm" svg:y1="35.757cm" svg:x2="16.596cm" svg:y2="35.757cm" draw:start-shape="id221" draw:start-glue-point="10" draw:end-shape="id214" draw:end-glue-point="6">
          <text:p text:style-name="P4"/>
        </draw:connector>
        <draw:connector draw:style-name="gr2" draw:text-style-name="P3" draw:layer="layout" draw:type="line" svg:x1="15.475cm" svg:y1="36.698cm" svg:x2="16.596cm" svg:y2="34.842cm" draw:start-shape="id224" draw:start-glue-point="10" draw:end-shape="id213" draw:end-glue-point="6">
          <text:p text:style-name="P4"/>
        </draw:connector>
        <draw:connector draw:style-name="gr2" draw:text-style-name="P3" draw:layer="layout" draw:type="line" svg:x1="15.475cm" svg:y1="36.698cm" svg:x2="16.596cm" svg:y2="35.757cm" draw:start-shape="id224" draw:start-glue-point="10" draw:end-shape="id214" draw:end-glue-point="6">
          <text:p text:style-name="P4"/>
        </draw:connector>
        <draw:connector draw:style-name="gr2" draw:text-style-name="P3" draw:layer="layout" draw:type="line" svg:x1="15.475cm" svg:y1="36.698cm" svg:x2="16.596cm" svg:y2="36.698cm" draw:start-shape="id224" draw:start-glue-point="10" draw:end-shape="id218" draw:end-glue-point="6">
          <text:p text:style-name="P4"/>
        </draw:connector>
        <draw:connector draw:style-name="gr2" draw:text-style-name="P3" draw:layer="layout" draw:type="line" svg:x1="14.945cm" svg:y1="32.648cm" svg:x2="16.65cm" svg:y2="36.563cm" draw:start-shape="id225" draw:start-glue-point="9" draw:end-shape="id218" draw:end-glue-point="5">
          <text:p text:style-name="P4"/>
        </draw:connector>
        <draw:custom-shape draw:style-name="gr16" draw:text-style-name="P3" draw:id="id17" draw:layer="layout" svg:width="0.38cm" svg:height="0.38cm" svg:x="19.895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5" draw:layer="layout" svg:width="0.38cm" svg:height="0.38cm" svg:x="19.895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" draw:layer="layout" svg:width="0.38cm" svg:height="0.38cm" svg:x="19.895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16" draw:layer="layout" svg:width="0.38cm" svg:height="0.38cm" svg:x="19.895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585cm" svg:y1="36.889cm" svg:x2="21.585cm" svg:y2="37.325cm" draw:start-shape="id226" draw:start-glue-point="8" draw:end-shape="id211" draw:end-glue-point="4">
          <text:p text:style-name="P4"/>
        </draw:connector>
        <draw:custom-shape draw:style-name="gr17" draw:text-style-name="P3" draw:id="id211" draw:layer="layout" svg:width="0.38cm" svg:height="0.38cm" svg:x="21.396cm" svg:y="37.32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45cm" svg:y1="34.977cm" svg:x2="21.585cm" svg:y2="36.509cm" draw:start-shape="id16" draw:start-glue-point="7" draw:end-shape="id226" draw:end-glue-point="4">
          <text:p text:style-name="P4"/>
        </draw:connector>
        <draw:connector draw:style-name="gr4" draw:text-style-name="P3" draw:layer="layout" draw:type="curve" draw:line-skew="0.128cm 0.705cm" svg:x1="21.45cm" svg:y1="34.361cm" svg:x2="21.585cm" svg:y2="36.509cm" draw:start-shape="id14" draw:start-glue-point="7" draw:end-shape="id226" draw:end-glue-point="4">
          <text:p text:style-name="P4"/>
        </draw:connector>
        <draw:connector draw:style-name="gr4" draw:text-style-name="P3" draw:layer="layout" draw:type="curve" svg:x1="21.585cm" svg:y1="35.948cm" svg:x2="21.585cm" svg:y2="36.509cm" draw:start-shape="id18" draw:start-glue-point="8" draw:end-shape="id226" draw:end-glue-point="4">
          <text:p text:style-name="P4"/>
        </draw:connector>
        <draw:connector draw:style-name="gr5" draw:text-style-name="P3" draw:layer="layout" draw:type="curve" svg:x1="21.585cm" svg:y1="35.033cm" svg:x2="21.585cm" svg:y2="35.568cm" draw:start-shape="id16" draw:start-glue-point="8" draw:end-shape="id18" draw:end-glue-point="4">
          <text:p text:style-name="P4"/>
        </draw:connector>
        <draw:connector draw:style-name="gr5" draw:text-style-name="P3" draw:layer="layout" draw:type="curve" draw:line-skew="0.403cm 1.82cm" svg:x1="21.45cm" svg:y1="34.361cm" svg:x2="21.585cm" svg:y2="35.568cm" draw:start-shape="id14" draw:start-glue-point="7" draw:end-shape="id18" draw:end-glue-point="4">
          <text:p text:style-name="P4"/>
        </draw:connector>
        <draw:connector draw:style-name="gr2" draw:text-style-name="P3" draw:layer="layout" draw:type="line" svg:x1="19.745cm" svg:y1="32.648cm" svg:x2="21.45cm" svg:y2="35.622cm" draw:start-shape="id219" draw:start-glue-point="9" draw:end-shape="id18" draw:end-glue-point="5">
          <text:p text:style-name="P4"/>
        </draw:connector>
        <draw:connector draw:style-name="gr2" draw:text-style-name="P3" draw:layer="layout" draw:type="line" svg:x1="19.745cm" svg:y1="32.648cm" svg:x2="21.45cm" svg:y2="34.707cm" draw:start-shape="id219" draw:start-glue-point="9" draw:end-shape="id16" draw:end-glue-point="5">
          <text:p text:style-name="P4"/>
        </draw:connector>
        <draw:connector draw:style-name="gr2" draw:text-style-name="P3" draw:layer="layout" draw:type="line" svg:x1="19.745cm" svg:y1="32.648cm" svg:x2="21.45cm" svg:y2="34.091cm" draw:start-shape="id219" draw:start-glue-point="9" draw:end-shape="id14" draw:end-glue-point="5">
          <text:p text:style-name="P4"/>
        </draw:connector>
        <draw:connector draw:style-name="gr2" draw:text-style-name="P3" draw:layer="layout" draw:type="line" svg:x1="19.745cm" svg:y1="32.648cm" svg:x2="21.45cm" svg:y2="36.563cm" draw:start-shape="id219" draw:start-glue-point="9" draw:end-shape="id226" draw:end-glue-point="5">
          <text:p text:style-name="P4"/>
        </draw:connector>
        <draw:connector draw:style-name="gr2" draw:text-style-name="P3" draw:layer="layout" draw:type="line" svg:x1="16.976cm" svg:y1="34.842cm" svg:x2="19.895cm" svg:y2="34.842cm" draw:start-shape="id213" draw:start-glue-point="10" draw:end-shape="id13" draw:end-glue-point="6">
          <text:p text:style-name="P4"/>
        </draw:connector>
        <draw:custom-shape draw:style-name="gr16" draw:text-style-name="P3" draw:id="id218" draw:layer="layout" svg:width="0.38cm" svg:height="0.38cm" svg:x="16.596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14" draw:layer="layout" svg:width="0.38cm" svg:height="0.38cm" svg:x="16.596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13" draw:layer="layout" svg:width="0.38cm" svg:height="0.38cm" svg:x="16.596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12" draw:layer="layout" svg:width="0.38cm" svg:height="0.38cm" svg:x="16.596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19" draw:layer="layout" svg:width="0.38cm" svg:height="0.38cm" svg:x="19.421cm" svg:y="32.324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15" draw:layer="layout" svg:width="0.38cm" svg:height="0.38cm" svg:x="19.121cm" svg:y="33.424cm">
          <text:p text:style-name="P1"><text:span text:style-name="T6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26" draw:layer="layout" svg:width="0.38cm" svg:height="0.38cm" svg:x="21.396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8" draw:layer="layout" svg:width="0.38cm" svg:height="0.38cm" svg:x="21.396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" draw:layer="layout" svg:width="0.38cm" svg:height="0.38cm" svg:x="21.396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" draw:layer="layout" svg:width="0.38cm" svg:height="0.38cm" svg:x="21.396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0.275cm" svg:y1="34.226cm" svg:x2="21.396cm" svg:y2="34.226cm" draw:start-shape="id216" draw:start-glue-point="10" draw:end-shape="id14" draw:end-glue-point="6">
          <text:p text:style-name="P4"/>
        </draw:connector>
        <draw:connector draw:style-name="gr2" draw:text-style-name="P3" draw:layer="layout" draw:type="line" svg:x1="20.275cm" svg:y1="34.842cm" svg:x2="21.396cm" svg:y2="34.842cm" draw:start-shape="id13" draw:start-glue-point="10" draw:end-shape="id16" draw:end-glue-point="6">
          <text:p text:style-name="P4"/>
        </draw:connector>
        <draw:connector draw:style-name="gr2" draw:text-style-name="P3" draw:layer="layout" draw:type="line" svg:x1="20.275cm" svg:y1="35.757cm" svg:x2="21.396cm" svg:y2="35.757cm" draw:start-shape="id15" draw:start-glue-point="10" draw:end-shape="id18" draw:end-glue-point="6">
          <text:p text:style-name="P4"/>
        </draw:connector>
        <draw:connector draw:style-name="gr2" draw:text-style-name="P3" draw:layer="layout" draw:type="line" svg:x1="20.275cm" svg:y1="36.698cm" svg:x2="21.396cm" svg:y2="36.698cm" draw:start-shape="id17" draw:start-glue-point="10" draw:end-shape="id226" draw:end-glue-point="6">
          <text:p text:style-name="P4"/>
        </draw:connector>
        <draw:custom-shape draw:style-name="gr1" draw:text-style-name="P2" draw:layer="layout" svg:width="4.202cm" svg:height="6.36cm" svg:x="28.97cm" svg:y="24.008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28.969cm" svg:y="16.607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0.574cm" svg:y1="29.097cm" svg:x2="31.695cm" svg:y2="27.241cm" draw:start-shape="id227" draw:start-glue-point="10" draw:end-shape="id228" draw:end-glue-point="6">
          <text:p text:style-name="P4"/>
        </draw:connector>
        <draw:connector draw:style-name="gr2" draw:text-style-name="P3" draw:layer="layout" draw:type="line" svg:x1="30.574cm" svg:y1="29.097cm" svg:x2="31.695cm" svg:y2="28.156cm" draw:start-shape="id227" draw:start-glue-point="10" draw:end-shape="id229" draw:end-glue-point="6">
          <text:p text:style-name="P4"/>
        </draw:connector>
        <draw:connector draw:style-name="gr3" draw:text-style-name="P3" draw:layer="layout" draw:type="line" svg:x1="30.574cm" svg:y1="28.156cm" svg:x2="31.695cm" svg:y2="26.625cm" draw:start-shape="id230" draw:start-glue-point="10" draw:end-shape="id231" draw:end-glue-point="6">
          <text:p text:style-name="P4"/>
        </draw:connector>
        <draw:connector draw:style-name="gr2" draw:text-style-name="P3" draw:layer="layout" draw:type="line" svg:x1="30.574cm" svg:y1="28.156cm" svg:x2="31.695cm" svg:y2="27.241cm" draw:start-shape="id230" draw:start-glue-point="10" draw:end-shape="id228" draw:end-glue-point="6">
          <text:p text:style-name="P4"/>
        </draw:connector>
        <draw:connector draw:style-name="gr2" draw:text-style-name="P3" draw:layer="layout" draw:type="line" svg:x1="30.574cm" svg:y1="27.241cm" svg:x2="31.695cm" svg:y2="26.625cm" draw:start-shape="id232" draw:start-glue-point="10" draw:end-shape="id231" draw:end-glue-point="6">
          <text:p text:style-name="P4"/>
        </draw:connector>
        <draw:connector draw:style-name="gr3" draw:text-style-name="P3" draw:layer="layout" draw:type="line" svg:x1="30.573cm" svg:y1="21.696cm" svg:x2="31.694cm" svg:y2="19.84cm" draw:start-shape="id233" draw:start-glue-point="10" draw:end-shape="id234" draw:end-glue-point="6">
          <text:p text:style-name="P4"/>
        </draw:connector>
        <draw:connector draw:style-name="gr2" draw:text-style-name="P3" draw:layer="layout" draw:type="line" svg:x1="30.573cm" svg:y1="21.696cm" svg:x2="31.748cm" svg:y2="20.89cm" draw:start-shape="id233" draw:start-glue-point="10" draw:end-shape="id235" draw:end-glue-point="7">
          <text:p text:style-name="P4"/>
        </draw:connector>
        <draw:connector draw:style-name="gr2" draw:text-style-name="P3" draw:layer="layout" draw:type="line" svg:x1="30.573cm" svg:y1="20.755cm" svg:x2="31.694cm" svg:y2="19.84cm" draw:start-shape="id236" draw:start-glue-point="10" draw:end-shape="id234" draw:end-glue-point="6">
          <text:p text:style-name="P4"/>
        </draw:connector>
        <draw:connector draw:style-name="gr2" draw:text-style-name="P3" draw:layer="layout" draw:type="line" svg:x1="30.573cm" svg:y1="19.84cm" svg:x2="31.694cm" svg:y2="19.224cm" draw:start-shape="id237" draw:start-glue-point="10" draw:end-shape="id238" draw:end-glue-point="6">
          <text:p text:style-name="P4"/>
        </draw:connector>
        <draw:connector draw:style-name="gr3" draw:text-style-name="P3" draw:layer="layout" draw:type="line" svg:x1="30.573cm" svg:y1="20.755cm" svg:x2="31.694cm" svg:y2="19.224cm" draw:start-shape="id236" draw:start-glue-point="10" draw:end-shape="id238" draw:end-glue-point="6">
          <text:p text:style-name="P4"/>
        </draw:connector>
        <draw:custom-shape draw:style-name="gr1" draw:text-style-name="P2" draw:layer="layout" svg:width="4.202cm" svg:height="6.36cm" svg:x="28.97cm" svg:y="9.208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28.969cm" svg:y="1.807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30.574cm" svg:y1="14.297cm" svg:x2="31.695cm" svg:y2="13.356cm" draw:start-shape="id239" draw:start-glue-point="10" draw:end-shape="id240" draw:end-glue-point="6">
          <text:p text:style-name="P4"/>
        </draw:connector>
        <draw:connector draw:style-name="gr3" draw:text-style-name="P3" draw:layer="layout" draw:type="line" svg:x1="30.574cm" svg:y1="14.297cm" svg:x2="31.695cm" svg:y2="12.441cm" draw:start-shape="id239" draw:start-glue-point="10" draw:end-shape="id241" draw:end-glue-point="6">
          <text:p text:style-name="P4"/>
        </draw:connector>
        <draw:connector draw:style-name="gr2" draw:text-style-name="P3" draw:layer="layout" draw:type="line" svg:x1="30.574cm" svg:y1="13.356cm" svg:x2="31.695cm" svg:y2="12.441cm" draw:start-shape="id242" draw:start-glue-point="10" draw:end-shape="id241" draw:end-glue-point="6">
          <text:p text:style-name="P4"/>
        </draw:connector>
        <draw:connector draw:style-name="gr3" draw:text-style-name="P3" draw:layer="layout" draw:type="line" svg:x1="30.574cm" svg:y1="13.356cm" svg:x2="31.695cm" svg:y2="11.825cm" draw:start-shape="id242" draw:start-glue-point="10" draw:end-shape="id243" draw:end-glue-point="6">
          <text:p text:style-name="P4"/>
        </draw:connector>
        <draw:connector draw:style-name="gr2" draw:text-style-name="P3" draw:layer="layout" draw:type="line" svg:x1="30.574cm" svg:y1="12.441cm" svg:x2="31.695cm" svg:y2="11.825cm" draw:start-shape="id244" draw:start-glue-point="10" draw:end-shape="id243" draw:end-glue-point="6">
          <text:p text:style-name="P4"/>
        </draw:connector>
        <draw:connector draw:style-name="gr2" draw:text-style-name="P3" draw:layer="layout" draw:type="line" svg:x1="30.573cm" svg:y1="6.896cm" svg:x2="31.694cm" svg:y2="5.955cm" draw:start-shape="id245" draw:start-glue-point="10" draw:end-shape="id246" draw:end-glue-point="6">
          <text:p text:style-name="P4"/>
        </draw:connector>
        <draw:connector draw:style-name="gr3" draw:text-style-name="P3" draw:layer="layout" draw:type="line" svg:x1="30.573cm" svg:y1="6.896cm" svg:x2="31.694cm" svg:y2="5.04cm" draw:start-shape="id245" draw:start-glue-point="10" draw:end-shape="id247" draw:end-glue-point="6">
          <text:p text:style-name="P4"/>
        </draw:connector>
        <draw:connector draw:style-name="gr3" draw:text-style-name="P3" draw:layer="layout" draw:type="line" svg:x1="30.573cm" svg:y1="5.955cm" svg:x2="31.694cm" svg:y2="4.424cm" draw:start-shape="id248" draw:start-glue-point="10" draw:end-shape="id249" draw:end-glue-point="6">
          <text:p text:style-name="P4"/>
        </draw:connector>
        <draw:connector draw:style-name="gr2" draw:text-style-name="P3" draw:layer="layout" draw:type="line" svg:x1="30.573cm" svg:y1="5.955cm" svg:x2="31.694cm" svg:y2="5.04cm" draw:start-shape="id248" draw:start-glue-point="10" draw:end-shape="id247" draw:end-glue-point="6">
          <text:p text:style-name="P4"/>
        </draw:connector>
        <draw:connector draw:style-name="gr2" draw:text-style-name="P3" draw:layer="layout" draw:type="line" svg:x1="30.573cm" svg:y1="5.04cm" svg:x2="31.694cm" svg:y2="4.424cm" draw:start-shape="id250" draw:start-glue-point="10" draw:end-shape="id249" draw:end-glue-point="6">
          <text:p text:style-name="P4"/>
        </draw:connector>
        <draw:custom-shape draw:style-name="gr1" draw:text-style-name="P2" draw:layer="layout" svg:width="4.15cm" svg:height="6.36cm" svg:x="24.276cm" svg:y="1.807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32.074cm" svg:y1="5.955cm" svg:x2="31.883cm" svg:y2="7.523cm" draw:start-shape="id246" draw:start-glue-point="10" draw:end-shape="id251" draw:end-glue-point="4">
          <text:p text:style-name="P4"/>
        </draw:connector>
        <draw:connector draw:style-name="gr4" draw:text-style-name="P3" draw:layer="layout" draw:type="curve" draw:line-skew="0.012cm 0.858cm" svg:x1="32.074cm" svg:y1="5.04cm" svg:x2="31.883cm" svg:y2="7.523cm" draw:start-shape="id247" draw:start-glue-point="10" draw:end-shape="id251" draw:end-glue-point="4">
          <text:p text:style-name="P4"/>
        </draw:connector>
        <draw:connector draw:style-name="gr4" draw:text-style-name="P3" draw:layer="layout" draw:type="curve" draw:line-skew="0.17cm 1.215cm" svg:x1="32.074cm" svg:y1="4.424cm" svg:x2="31.883cm" svg:y2="7.523cm" draw:start-shape="id249" draw:start-glue-point="10" draw:end-shape="id251" draw:end-glue-point="4">
          <text:p text:style-name="P4"/>
        </draw:connector>
        <draw:connector draw:style-name="gr2" draw:text-style-name="P3" draw:layer="layout" draw:type="line" svg:x1="27.274cm" svg:y1="4.424cm" svg:x2="30.193cm" svg:y2="5.04cm" draw:start-shape="id252" draw:start-glue-point="10" draw:end-shape="id250" draw:end-glue-point="6">
          <text:p text:style-name="P4"/>
        </draw:connector>
        <draw:connector draw:style-name="gr2" draw:text-style-name="P3" draw:layer="layout" draw:type="line" svg:x1="27.274cm" svg:y1="4.424cm" svg:x2="30.193cm" svg:y2="5.955cm" draw:start-shape="id252" draw:start-glue-point="10" draw:end-shape="id248" draw:end-glue-point="6">
          <text:p text:style-name="P4"/>
        </draw:connector>
        <draw:connector draw:style-name="gr2" draw:text-style-name="P3" draw:layer="layout" draw:type="line" svg:x1="27.274cm" svg:y1="5.04cm" svg:x2="30.193cm" svg:y2="5.955cm" draw:start-shape="id253" draw:start-glue-point="10" draw:end-shape="id248" draw:end-glue-point="6">
          <text:p text:style-name="P4"/>
        </draw:connector>
        <draw:connector draw:style-name="gr2" draw:text-style-name="P3" draw:layer="layout" draw:type="line" svg:x1="27.274cm" svg:y1="4.424cm" svg:x2="30.193cm" svg:y2="6.896cm" draw:start-shape="id252" draw:start-glue-point="10" draw:end-shape="id245" draw:end-glue-point="6">
          <text:p text:style-name="P4"/>
        </draw:connector>
        <draw:connector draw:style-name="gr2" draw:text-style-name="P3" draw:layer="layout" draw:type="line" svg:x1="27.274cm" svg:y1="5.04cm" svg:x2="30.193cm" svg:y2="6.896cm" draw:start-shape="id253" draw:start-glue-point="10" draw:end-shape="id245" draw:end-glue-point="6">
          <text:p text:style-name="P4"/>
        </draw:connector>
        <draw:connector draw:style-name="gr2" draw:text-style-name="P3" draw:layer="layout" draw:type="line" svg:x1="27.274cm" svg:y1="5.955cm" svg:x2="30.193cm" svg:y2="6.896cm" draw:start-shape="id254" draw:start-glue-point="10" draw:end-shape="id245" draw:end-glue-point="6">
          <text:p text:style-name="P4"/>
        </draw:connector>
        <draw:connector draw:style-name="gr2" draw:text-style-name="P3" draw:layer="layout" draw:type="line" svg:x1="29.743cm" svg:y1="3.946cm" svg:x2="30.247cm" svg:y2="5.82cm" draw:start-shape="id255" draw:start-glue-point="9" draw:end-shape="id248" draw:end-glue-point="5">
          <text:p text:style-name="P4"/>
        </draw:connector>
        <draw:connector draw:style-name="gr2" draw:text-style-name="P3" draw:layer="layout" draw:type="line" svg:x1="29.743cm" svg:y1="3.946cm" svg:x2="30.247cm" svg:y2="4.905cm" draw:start-shape="id255" draw:start-glue-point="9" draw:end-shape="id250" draw:end-glue-point="5">
          <text:p text:style-name="P4"/>
        </draw:connector>
        <draw:connector draw:style-name="gr2" draw:text-style-name="P3" draw:layer="layout" draw:type="line" svg:x1="29.743cm" svg:y1="3.946cm" svg:x2="30.247cm" svg:y2="4.289cm" draw:start-shape="id255" draw:start-glue-point="9" draw:end-shape="id256" draw:end-glue-point="5">
          <text:p text:style-name="P4"/>
        </draw:connector>
        <draw:connector draw:style-name="gr2" draw:text-style-name="P3" draw:layer="layout" draw:type="line" svg:x1="29.743cm" svg:y1="3.946cm" svg:x2="30.247cm" svg:y2="6.761cm" draw:start-shape="id255" draw:start-glue-point="9" draw:end-shape="id245" draw:end-glue-point="5">
          <text:p text:style-name="P4"/>
        </draw:connector>
        <draw:connector draw:style-name="gr5" draw:text-style-name="P3" draw:layer="layout" draw:type="curve" draw:line-skew="-0.215cm 0.358cm" svg:x1="27.274cm" svg:y1="5.955cm" svg:x2="27.083cm" svg:y2="7.523cm" draw:start-shape="id254" draw:start-glue-point="10" draw:end-shape="id257" draw:end-glue-point="4">
          <text:p text:style-name="P4"/>
        </draw:connector>
        <draw:connector draw:style-name="gr5" draw:text-style-name="P3" draw:layer="layout" draw:type="curve" draw:line-skew="0.012cm 0.858cm" svg:x1="27.274cm" svg:y1="5.04cm" svg:x2="27.083cm" svg:y2="7.523cm" draw:start-shape="id253" draw:start-glue-point="10" draw:end-shape="id257" draw:end-glue-point="4">
          <text:p text:style-name="P4"/>
        </draw:connector>
        <draw:connector draw:style-name="gr5" draw:text-style-name="P3" draw:layer="layout" draw:type="curve" draw:line-skew="0.17cm 1.215cm" svg:x1="27.274cm" svg:y1="4.424cm" svg:x2="27.083cm" svg:y2="7.523cm" draw:start-shape="id252" draw:start-glue-point="10" draw:end-shape="id257" draw:end-glue-point="4">
          <text:p text:style-name="P4"/>
        </draw:connector>
        <draw:connector draw:style-name="gr6" draw:text-style-name="P3" draw:layer="layout" draw:type="line" svg:x1="27.218cm" svg:y1="4.289cm" svg:x2="29.473cm" svg:y2="3.946cm" draw:start-shape="id252" draw:start-glue-point="11" draw:end-shape="id255" draw:end-glue-point="7">
          <text:p text:style-name="P4"/>
        </draw:connector>
        <draw:connector draw:style-name="gr6" draw:text-style-name="P3" draw:layer="layout" draw:type="line" svg:x1="27.218cm" svg:y1="4.905cm" svg:x2="29.473cm" svg:y2="3.946cm" draw:start-shape="id253" draw:start-glue-point="11" draw:end-shape="id255" draw:end-glue-point="7">
          <text:p text:style-name="P4"/>
        </draw:connector>
        <draw:connector draw:style-name="gr6" draw:text-style-name="P3" draw:layer="layout" draw:type="line" svg:x1="27.218cm" svg:y1="5.82cm" svg:x2="29.473cm" svg:y2="3.946cm" draw:start-shape="id254" draw:start-glue-point="11" draw:end-shape="id255" draw:end-glue-point="7">
          <text:p text:style-name="P4"/>
        </draw:connector>
        <draw:connector draw:style-name="gr6" draw:text-style-name="P3" draw:layer="layout" draw:type="line" svg:x1="27.218cm" svg:y1="6.761cm" svg:x2="29.473cm" svg:y2="3.946cm" draw:start-shape="id258" draw:start-glue-point="11" draw:end-shape="id255" draw:end-glue-point="7">
          <text:p text:style-name="P4"/>
        </draw:connector>
        <draw:connector draw:style-name="gr6" draw:text-style-name="P3" draw:layer="layout" draw:type="line" svg:x1="27.218cm" svg:y1="4.289cm" svg:x2="29.773cm" svg:y2="2.846cm" draw:start-shape="id252" draw:start-glue-point="11" draw:end-shape="id259" draw:end-glue-point="7">
          <text:p text:style-name="P4"/>
        </draw:connector>
        <draw:connector draw:style-name="gr6" draw:text-style-name="P3" draw:layer="layout" draw:type="line" svg:x1="27.218cm" svg:y1="4.905cm" svg:x2="29.773cm" svg:y2="2.846cm" draw:start-shape="id253" draw:start-glue-point="11" draw:end-shape="id259" draw:end-glue-point="7">
          <text:p text:style-name="P4"/>
        </draw:connector>
        <draw:connector draw:style-name="gr6" draw:text-style-name="P3" draw:layer="layout" draw:type="line" svg:x1="27.218cm" svg:y1="5.82cm" svg:x2="29.773cm" svg:y2="2.846cm" draw:start-shape="id254" draw:start-glue-point="11" draw:end-shape="id259" draw:end-glue-point="7">
          <text:p text:style-name="P4"/>
        </draw:connector>
        <draw:connector draw:style-name="gr6" draw:text-style-name="P3" draw:layer="layout" draw:type="line" svg:x1="27.218cm" svg:y1="6.761cm" svg:x2="29.773cm" svg:y2="2.846cm" draw:start-shape="id258" draw:start-glue-point="11" draw:end-shape="id259" draw:end-glue-point="7">
          <text:p text:style-name="P4"/>
        </draw:connector>
        <draw:frame draw:style-name="gr7" draw:text-style-name="P5" draw:layer="layout" svg:width="0.756cm" svg:height="0.399cm" svg:x="22.97cm" svg:y="7.497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2.97cm" svg:y="6.707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2.97cm" svg:y="3.613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2.97cm" svg:y="5.766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2.97cm" svg:y="4.851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2.97cm" svg:y="4.235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24.943cm" svg:y1="3.946cm" svg:x2="25.447cm" svg:y2="5.82cm" draw:start-shape="id260" draw:start-glue-point="9" draw:end-shape="id261" draw:end-glue-point="5">
          <text:p text:style-name="P4"/>
        </draw:connector>
        <draw:connector draw:style-name="gr2" draw:text-style-name="P3" draw:layer="layout" draw:type="line" svg:x1="24.943cm" svg:y1="3.946cm" svg:x2="25.447cm" svg:y2="4.905cm" draw:start-shape="id260" draw:start-glue-point="9" draw:end-shape="id262" draw:end-glue-point="5">
          <text:p text:style-name="P4"/>
        </draw:connector>
        <draw:frame draw:style-name="gr13" draw:text-style-name="P6" draw:layer="layout" svg:width="0.337cm" svg:height="0.502cm" svg:x="31.363cm" svg:y="8.427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26.545cm" svg:y="8.427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24.943cm" svg:y1="3.946cm" svg:x2="25.447cm" svg:y2="4.289cm" draw:start-shape="id260" draw:start-glue-point="9" draw:end-shape="id263" draw:end-glue-point="5">
          <text:p text:style-name="P4"/>
        </draw:connector>
        <draw:custom-shape draw:style-name="gr14" draw:text-style-name="P3" draw:id="id260" draw:layer="layout" svg:width="0.38cm" svg:height="0.38cm" svg:x="24.619cm" svg:y="3.6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64" draw:layer="layout" svg:width="0.38cm" svg:height="0.38cm" svg:x="25.393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61" draw:layer="layout" svg:width="0.38cm" svg:height="0.38cm" svg:x="25.393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62" draw:layer="layout" svg:width="0.38cm" svg:height="0.38cm" svg:x="25.393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63" draw:layer="layout" svg:width="0.38cm" svg:height="0.38cm" svg:x="25.393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27.274cm" svg:y1="4.424cm" svg:x2="30.193cm" svg:y2="4.424cm" draw:start-shape="id252" draw:start-glue-point="10" draw:end-shape="id256" draw:end-glue-point="6">
          <text:p text:style-name="P4"/>
        </draw:connector>
        <draw:connector draw:style-name="gr3" draw:text-style-name="P3" draw:layer="layout" draw:type="line" svg:x1="27.274cm" svg:y1="5.955cm" svg:x2="30.193cm" svg:y2="5.955cm" draw:start-shape="id254" draw:start-glue-point="10" draw:end-shape="id248" draw:end-glue-point="6">
          <text:p text:style-name="P4"/>
        </draw:connector>
        <draw:connector draw:style-name="gr3" draw:text-style-name="P3" draw:layer="layout" draw:type="line" svg:x1="27.274cm" svg:y1="6.896cm" svg:x2="30.193cm" svg:y2="6.896cm" draw:start-shape="id258" draw:start-glue-point="10" draw:end-shape="id245" draw:end-glue-point="6">
          <text:p text:style-name="P4"/>
        </draw:connector>
        <draw:frame draw:style-name="gr9" draw:text-style-name="P5" draw:layer="layout" svg:width="1.272cm" svg:height="0.399cm" svg:x="22.971cm" svg:y="2.513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265" draw:layer="layout" svg:width="0.38cm" svg:height="0.38cm" svg:x="24.919cm" svg:y="2.5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27.083cm" svg:y1="7.087cm" svg:x2="27.083cm" svg:y2="7.523cm" draw:start-shape="id258" draw:start-glue-point="8" draw:end-shape="id257" draw:end-glue-point="4">
          <text:p text:style-name="P4"/>
        </draw:connector>
        <draw:custom-shape draw:style-name="gr15" draw:text-style-name="P3" draw:id="id257" draw:layer="layout" svg:width="0.38cm" svg:height="0.38cm" svg:x="26.894cm" svg:y="7.5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26.948cm" svg:y1="5.175cm" svg:x2="27.083cm" svg:y2="6.707cm" draw:start-shape="id253" draw:start-glue-point="7" draw:end-shape="id258" draw:end-glue-point="4">
          <text:p text:style-name="P4"/>
        </draw:connector>
        <draw:connector draw:style-name="gr5" draw:text-style-name="P3" draw:layer="layout" draw:type="curve" draw:line-skew="0.128cm 0.705cm" svg:x1="26.948cm" svg:y1="4.559cm" svg:x2="27.083cm" svg:y2="6.707cm" draw:start-shape="id252" draw:start-glue-point="7" draw:end-shape="id258" draw:end-glue-point="4">
          <text:p text:style-name="P4"/>
        </draw:connector>
        <draw:connector draw:style-name="gr5" draw:text-style-name="P3" draw:layer="layout" draw:type="curve" svg:x1="27.083cm" svg:y1="6.146cm" svg:x2="27.083cm" svg:y2="6.707cm" draw:start-shape="id254" draw:start-glue-point="8" draw:end-shape="id258" draw:end-glue-point="4">
          <text:p text:style-name="P4"/>
        </draw:connector>
        <draw:connector draw:style-name="gr2" draw:text-style-name="P3" draw:layer="layout" draw:type="line" svg:x1="24.943cm" svg:y1="3.946cm" svg:x2="25.447cm" svg:y2="6.761cm" draw:start-shape="id260" draw:start-glue-point="9" draw:end-shape="id264" draw:end-glue-point="5">
          <text:p text:style-name="P4"/>
        </draw:connector>
        <draw:connector draw:style-name="gr5" draw:text-style-name="P3" draw:layer="layout" draw:type="curve" svg:x1="27.083cm" svg:y1="5.231cm" svg:x2="27.083cm" svg:y2="5.766cm" draw:start-shape="id253" draw:start-glue-point="8" draw:end-shape="id254" draw:end-glue-point="4">
          <text:p text:style-name="P4"/>
        </draw:connector>
        <draw:connector draw:style-name="gr5" draw:text-style-name="P3" draw:layer="layout" draw:type="curve" draw:line-skew="0.403cm 1.82cm" svg:x1="26.948cm" svg:y1="4.559cm" svg:x2="27.083cm" svg:y2="5.766cm" draw:start-shape="id252" draw:start-glue-point="7" draw:end-shape="id254" draw:end-glue-point="4">
          <text:p text:style-name="P4"/>
        </draw:connector>
        <draw:connector draw:style-name="gr2" draw:text-style-name="P3" draw:layer="layout" draw:type="line" svg:x1="25.243cm" svg:y1="2.846cm" svg:x2="26.948cm" svg:y2="5.82cm" draw:start-shape="id265" draw:start-glue-point="9" draw:end-shape="id254" draw:end-glue-point="5">
          <text:p text:style-name="P4"/>
        </draw:connector>
        <draw:connector draw:style-name="gr2" draw:text-style-name="P3" draw:layer="layout" draw:type="line" svg:x1="25.243cm" svg:y1="2.846cm" svg:x2="26.948cm" svg:y2="4.905cm" draw:start-shape="id265" draw:start-glue-point="9" draw:end-shape="id253" draw:end-glue-point="5">
          <text:p text:style-name="P4"/>
        </draw:connector>
        <draw:connector draw:style-name="gr2" draw:text-style-name="P3" draw:layer="layout" draw:type="line" svg:x1="25.243cm" svg:y1="2.846cm" svg:x2="26.948cm" svg:y2="4.289cm" draw:start-shape="id265" draw:start-glue-point="9" draw:end-shape="id252" draw:end-glue-point="5">
          <text:p text:style-name="P4"/>
        </draw:connector>
        <draw:connector draw:style-name="gr2" draw:text-style-name="P3" draw:layer="layout" draw:type="line" svg:x1="25.773cm" svg:y1="4.424cm" svg:x2="26.894cm" svg:y2="4.424cm" draw:start-shape="id263" draw:start-glue-point="10" draw:end-shape="id252" draw:end-glue-point="6">
          <text:p text:style-name="P4"/>
        </draw:connector>
        <draw:connector draw:style-name="gr2" draw:text-style-name="P3" draw:layer="layout" draw:type="line" svg:x1="25.773cm" svg:y1="5.04cm" svg:x2="26.894cm" svg:y2="4.424cm" draw:start-shape="id262" draw:start-glue-point="10" draw:end-shape="id252" draw:end-glue-point="6">
          <text:p text:style-name="P4"/>
        </draw:connector>
        <draw:connector draw:style-name="gr2" draw:text-style-name="P3" draw:layer="layout" draw:type="line" svg:x1="25.773cm" svg:y1="5.04cm" svg:x2="26.894cm" svg:y2="5.04cm" draw:start-shape="id262" draw:start-glue-point="10" draw:end-shape="id253" draw:end-glue-point="6">
          <text:p text:style-name="P4"/>
        </draw:connector>
        <draw:connector draw:style-name="gr2" draw:text-style-name="P3" draw:layer="layout" draw:type="line" svg:x1="25.773cm" svg:y1="5.955cm" svg:x2="26.894cm" svg:y2="4.424cm" draw:start-shape="id261" draw:start-glue-point="10" draw:end-shape="id252" draw:end-glue-point="6">
          <text:p text:style-name="P4"/>
        </draw:connector>
        <draw:connector draw:style-name="gr2" draw:text-style-name="P3" draw:layer="layout" draw:type="line" svg:x1="25.773cm" svg:y1="5.955cm" svg:x2="26.894cm" svg:y2="5.04cm" draw:start-shape="id261" draw:start-glue-point="10" draw:end-shape="id253" draw:end-glue-point="6">
          <text:p text:style-name="P4"/>
        </draw:connector>
        <draw:connector draw:style-name="gr2" draw:text-style-name="P3" draw:layer="layout" draw:type="line" svg:x1="25.773cm" svg:y1="5.955cm" svg:x2="26.894cm" svg:y2="5.955cm" draw:start-shape="id261" draw:start-glue-point="10" draw:end-shape="id254" draw:end-glue-point="6">
          <text:p text:style-name="P4"/>
        </draw:connector>
        <draw:connector draw:style-name="gr2" draw:text-style-name="P3" draw:layer="layout" draw:type="line" svg:x1="25.773cm" svg:y1="6.896cm" svg:x2="26.894cm" svg:y2="5.04cm" draw:start-shape="id264" draw:start-glue-point="10" draw:end-shape="id253" draw:end-glue-point="6">
          <text:p text:style-name="P4"/>
        </draw:connector>
        <draw:connector draw:style-name="gr2" draw:text-style-name="P3" draw:layer="layout" draw:type="line" svg:x1="25.773cm" svg:y1="6.896cm" svg:x2="26.894cm" svg:y2="5.955cm" draw:start-shape="id264" draw:start-glue-point="10" draw:end-shape="id254" draw:end-glue-point="6">
          <text:p text:style-name="P4"/>
        </draw:connector>
        <draw:connector draw:style-name="gr2" draw:text-style-name="P3" draw:layer="layout" draw:type="line" svg:x1="25.773cm" svg:y1="6.896cm" svg:x2="26.894cm" svg:y2="6.896cm" draw:start-shape="id264" draw:start-glue-point="10" draw:end-shape="id258" draw:end-glue-point="6">
          <text:p text:style-name="P4"/>
        </draw:connector>
        <draw:connector draw:style-name="gr2" draw:text-style-name="P3" draw:layer="layout" draw:type="line" svg:x1="25.243cm" svg:y1="2.846cm" svg:x2="26.948cm" svg:y2="6.761cm" draw:start-shape="id265" draw:start-glue-point="9" draw:end-shape="id258" draw:end-glue-point="5">
          <text:p text:style-name="P4"/>
        </draw:connector>
        <draw:custom-shape draw:style-name="gr16" draw:text-style-name="P3" draw:id="id245" draw:layer="layout" svg:width="0.38cm" svg:height="0.38cm" svg:x="30.193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8" draw:layer="layout" svg:width="0.38cm" svg:height="0.38cm" svg:x="30.193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50" draw:layer="layout" svg:width="0.38cm" svg:height="0.38cm" svg:x="30.193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56" draw:layer="layout" svg:width="0.38cm" svg:height="0.38cm" svg:x="30.193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31.883cm" svg:y1="7.087cm" svg:x2="31.883cm" svg:y2="7.523cm" draw:start-shape="id266" draw:start-glue-point="8" draw:end-shape="id251" draw:end-glue-point="4">
          <text:p text:style-name="P4"/>
        </draw:connector>
        <draw:custom-shape draw:style-name="gr17" draw:text-style-name="P3" draw:id="id251" draw:layer="layout" svg:width="0.38cm" svg:height="0.38cm" svg:x="31.694cm" svg:y="7.5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31.748cm" svg:y1="5.175cm" svg:x2="31.883cm" svg:y2="6.707cm" draw:start-shape="id247" draw:start-glue-point="7" draw:end-shape="id266" draw:end-glue-point="4">
          <text:p text:style-name="P4"/>
        </draw:connector>
        <draw:connector draw:style-name="gr4" draw:text-style-name="P3" draw:layer="layout" draw:type="curve" draw:line-skew="0.128cm 0.705cm" svg:x1="31.748cm" svg:y1="4.559cm" svg:x2="31.883cm" svg:y2="6.707cm" draw:start-shape="id249" draw:start-glue-point="7" draw:end-shape="id266" draw:end-glue-point="4">
          <text:p text:style-name="P4"/>
        </draw:connector>
        <draw:connector draw:style-name="gr4" draw:text-style-name="P3" draw:layer="layout" draw:type="curve" svg:x1="31.883cm" svg:y1="6.146cm" svg:x2="31.883cm" svg:y2="6.707cm" draw:start-shape="id246" draw:start-glue-point="8" draw:end-shape="id266" draw:end-glue-point="4">
          <text:p text:style-name="P4"/>
        </draw:connector>
        <draw:connector draw:style-name="gr4" draw:text-style-name="P3" draw:layer="layout" draw:type="curve" svg:x1="31.883cm" svg:y1="5.231cm" svg:x2="31.883cm" svg:y2="5.766cm" draw:start-shape="id247" draw:start-glue-point="8" draw:end-shape="id246" draw:end-glue-point="4">
          <text:p text:style-name="P4"/>
        </draw:connector>
        <draw:connector draw:style-name="gr4" draw:text-style-name="P3" draw:layer="layout" draw:type="curve" draw:line-skew="0.403cm 1.82cm" svg:x1="31.748cm" svg:y1="4.559cm" svg:x2="31.883cm" svg:y2="5.766cm" draw:start-shape="id249" draw:start-glue-point="7" draw:end-shape="id246" draw:end-glue-point="4">
          <text:p text:style-name="P4"/>
        </draw:connector>
        <draw:connector draw:style-name="gr2" draw:text-style-name="P3" draw:layer="layout" draw:type="line" svg:x1="30.043cm" svg:y1="2.846cm" svg:x2="31.748cm" svg:y2="5.82cm" draw:start-shape="id259" draw:start-glue-point="9" draw:end-shape="id246" draw:end-glue-point="5">
          <text:p text:style-name="P4"/>
        </draw:connector>
        <draw:connector draw:style-name="gr2" draw:text-style-name="P3" draw:layer="layout" draw:type="line" svg:x1="30.043cm" svg:y1="2.846cm" svg:x2="31.748cm" svg:y2="4.905cm" draw:start-shape="id259" draw:start-glue-point="9" draw:end-shape="id247" draw:end-glue-point="5">
          <text:p text:style-name="P4"/>
        </draw:connector>
        <draw:connector draw:style-name="gr2" draw:text-style-name="P3" draw:layer="layout" draw:type="line" svg:x1="30.043cm" svg:y1="2.846cm" svg:x2="31.748cm" svg:y2="4.289cm" draw:start-shape="id259" draw:start-glue-point="9" draw:end-shape="id249" draw:end-glue-point="5">
          <text:p text:style-name="P4"/>
        </draw:connector>
        <draw:connector draw:style-name="gr2" draw:text-style-name="P3" draw:layer="layout" draw:type="line" svg:x1="30.043cm" svg:y1="2.846cm" svg:x2="31.748cm" svg:y2="6.761cm" draw:start-shape="id259" draw:start-glue-point="9" draw:end-shape="id266" draw:end-glue-point="5">
          <text:p text:style-name="P4"/>
        </draw:connector>
        <draw:connector draw:style-name="gr3" draw:text-style-name="P3" draw:layer="layout" draw:type="line" svg:x1="27.274cm" svg:y1="5.04cm" svg:x2="30.193cm" svg:y2="5.04cm" draw:start-shape="id253" draw:start-glue-point="10" draw:end-shape="id250" draw:end-glue-point="6">
          <text:p text:style-name="P4"/>
        </draw:connector>
        <draw:custom-shape draw:style-name="gr16" draw:text-style-name="P3" draw:id="id258" draw:layer="layout" svg:width="0.38cm" svg:height="0.38cm" svg:x="26.894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54" draw:layer="layout" svg:width="0.38cm" svg:height="0.38cm" svg:x="26.894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53" draw:layer="layout" svg:width="0.38cm" svg:height="0.38cm" svg:x="26.894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52" draw:layer="layout" svg:width="0.38cm" svg:height="0.38cm" svg:x="26.894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59" draw:layer="layout" svg:width="0.38cm" svg:height="0.38cm" svg:x="29.719cm" svg:y="2.522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55" draw:layer="layout" svg:width="0.38cm" svg:height="0.38cm" svg:x="29.419cm" svg:y="3.622cm">
          <text:p text:style-name="P1"><text:span text:style-name="T6">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66" draw:layer="layout" svg:width="0.38cm" svg:height="0.38cm" svg:x="31.694cm" svg:y="6.7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6" draw:layer="layout" svg:width="0.38cm" svg:height="0.38cm" svg:x="31.694cm" svg:y="5.7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7" draw:layer="layout" svg:width="0.38cm" svg:height="0.38cm" svg:x="31.694cm" svg:y="4.8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9" draw:layer="layout" svg:width="0.38cm" svg:height="0.38cm" svg:x="31.694cm" svg:y="4.2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30.573cm" svg:y1="4.424cm" svg:x2="31.694cm" svg:y2="4.424cm" draw:start-shape="id256" draw:start-glue-point="10" draw:end-shape="id249" draw:end-glue-point="6">
          <text:p text:style-name="P4"/>
        </draw:connector>
        <draw:connector draw:style-name="gr2" draw:text-style-name="P3" draw:layer="layout" draw:type="line" svg:x1="30.573cm" svg:y1="5.04cm" svg:x2="31.694cm" svg:y2="5.04cm" draw:start-shape="id250" draw:start-glue-point="10" draw:end-shape="id247" draw:end-glue-point="6">
          <text:p text:style-name="P4"/>
        </draw:connector>
        <draw:connector draw:style-name="gr2" draw:text-style-name="P3" draw:layer="layout" draw:type="line" svg:x1="30.573cm" svg:y1="5.955cm" svg:x2="31.694cm" svg:y2="5.955cm" draw:start-shape="id248" draw:start-glue-point="10" draw:end-shape="id246" draw:end-glue-point="6">
          <text:p text:style-name="P4"/>
        </draw:connector>
        <draw:connector draw:style-name="gr2" draw:text-style-name="P3" draw:layer="layout" draw:type="line" svg:x1="30.573cm" svg:y1="6.896cm" svg:x2="31.694cm" svg:y2="6.896cm" draw:start-shape="id245" draw:start-glue-point="10" draw:end-shape="id266" draw:end-glue-point="6">
          <text:p text:style-name="P4"/>
        </draw:connector>
        <draw:custom-shape draw:style-name="gr1" draw:text-style-name="P2" draw:layer="layout" svg:width="4.15cm" svg:height="6.36cm" svg:x="24.277cm" svg:y="9.208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32.075cm" svg:y1="13.356cm" svg:x2="31.884cm" svg:y2="14.924cm" draw:start-shape="id240" draw:start-glue-point="10" draw:end-shape="id267" draw:end-glue-point="4">
          <text:p text:style-name="P4"/>
        </draw:connector>
        <draw:connector draw:style-name="gr4" draw:text-style-name="P3" draw:layer="layout" draw:type="curve" draw:line-skew="0.012cm 0.858cm" svg:x1="32.075cm" svg:y1="12.441cm" svg:x2="31.884cm" svg:y2="14.924cm" draw:start-shape="id241" draw:start-glue-point="10" draw:end-shape="id267" draw:end-glue-point="4">
          <text:p text:style-name="P4"/>
        </draw:connector>
        <draw:connector draw:style-name="gr4" draw:text-style-name="P3" draw:layer="layout" draw:type="curve" draw:line-skew="0.17cm 1.215cm" svg:x1="32.075cm" svg:y1="11.825cm" svg:x2="31.884cm" svg:y2="14.924cm" draw:start-shape="id243" draw:start-glue-point="10" draw:end-shape="id267" draw:end-glue-point="4">
          <text:p text:style-name="P4"/>
        </draw:connector>
        <draw:connector draw:style-name="gr3" draw:text-style-name="P3" draw:layer="layout" draw:type="line" svg:x1="27.275cm" svg:y1="11.825cm" svg:x2="30.194cm" svg:y2="12.441cm" draw:start-shape="id268" draw:start-glue-point="10" draw:end-shape="id244" draw:end-glue-point="6">
          <text:p text:style-name="P4"/>
        </draw:connector>
        <draw:connector draw:style-name="gr2" draw:text-style-name="P3" draw:layer="layout" draw:type="line" svg:x1="27.275cm" svg:y1="11.825cm" svg:x2="30.194cm" svg:y2="13.356cm" draw:start-shape="id268" draw:start-glue-point="10" draw:end-shape="id242" draw:end-glue-point="6">
          <text:p text:style-name="P4"/>
        </draw:connector>
        <draw:connector draw:style-name="gr3" draw:text-style-name="P3" draw:layer="layout" draw:type="line" svg:x1="27.275cm" svg:y1="12.441cm" svg:x2="30.194cm" svg:y2="13.356cm" draw:start-shape="id269" draw:start-glue-point="10" draw:end-shape="id242" draw:end-glue-point="6">
          <text:p text:style-name="P4"/>
        </draw:connector>
        <draw:connector draw:style-name="gr2" draw:text-style-name="P3" draw:layer="layout" draw:type="line" svg:x1="27.275cm" svg:y1="11.825cm" svg:x2="30.194cm" svg:y2="14.297cm" draw:start-shape="id268" draw:start-glue-point="10" draw:end-shape="id239" draw:end-glue-point="6">
          <text:p text:style-name="P4"/>
        </draw:connector>
        <draw:connector draw:style-name="gr2" draw:text-style-name="P3" draw:layer="layout" draw:type="line" svg:x1="27.275cm" svg:y1="12.441cm" svg:x2="30.194cm" svg:y2="14.297cm" draw:start-shape="id269" draw:start-glue-point="10" draw:end-shape="id239" draw:end-glue-point="6">
          <text:p text:style-name="P4"/>
        </draw:connector>
        <draw:connector draw:style-name="gr3" draw:text-style-name="P3" draw:layer="layout" draw:type="line" svg:x1="27.275cm" svg:y1="13.356cm" svg:x2="30.194cm" svg:y2="14.297cm" draw:start-shape="id270" draw:start-glue-point="10" draw:end-shape="id239" draw:end-glue-point="6">
          <text:p text:style-name="P4"/>
        </draw:connector>
        <draw:connector draw:style-name="gr2" draw:text-style-name="P3" draw:layer="layout" draw:type="line" svg:x1="29.744cm" svg:y1="11.347cm" svg:x2="30.248cm" svg:y2="13.221cm" draw:start-shape="id271" draw:start-glue-point="9" draw:end-shape="id242" draw:end-glue-point="5">
          <text:p text:style-name="P4"/>
        </draw:connector>
        <draw:connector draw:style-name="gr2" draw:text-style-name="P3" draw:layer="layout" draw:type="line" svg:x1="29.744cm" svg:y1="11.347cm" svg:x2="30.248cm" svg:y2="12.306cm" draw:start-shape="id271" draw:start-glue-point="9" draw:end-shape="id244" draw:end-glue-point="5">
          <text:p text:style-name="P4"/>
        </draw:connector>
        <draw:connector draw:style-name="gr2" draw:text-style-name="P3" draw:layer="layout" draw:type="line" svg:x1="29.744cm" svg:y1="11.347cm" svg:x2="30.248cm" svg:y2="11.69cm" draw:start-shape="id271" draw:start-glue-point="9" draw:end-shape="id272" draw:end-glue-point="5">
          <text:p text:style-name="P4"/>
        </draw:connector>
        <draw:connector draw:style-name="gr2" draw:text-style-name="P3" draw:layer="layout" draw:type="line" svg:x1="29.744cm" svg:y1="11.347cm" svg:x2="30.248cm" svg:y2="14.162cm" draw:start-shape="id271" draw:start-glue-point="9" draw:end-shape="id239" draw:end-glue-point="5">
          <text:p text:style-name="P4"/>
        </draw:connector>
        <draw:connector draw:style-name="gr5" draw:text-style-name="P3" draw:layer="layout" draw:type="curve" draw:line-skew="-0.215cm 0.358cm" svg:x1="27.275cm" svg:y1="13.356cm" svg:x2="27.084cm" svg:y2="14.924cm" draw:start-shape="id270" draw:start-glue-point="10" draw:end-shape="id273" draw:end-glue-point="4">
          <text:p text:style-name="P4"/>
        </draw:connector>
        <draw:connector draw:style-name="gr5" draw:text-style-name="P3" draw:layer="layout" draw:type="curve" draw:line-skew="0.012cm 0.858cm" svg:x1="27.275cm" svg:y1="12.441cm" svg:x2="27.084cm" svg:y2="14.924cm" draw:start-shape="id269" draw:start-glue-point="10" draw:end-shape="id273" draw:end-glue-point="4">
          <text:p text:style-name="P4"/>
        </draw:connector>
        <draw:connector draw:style-name="gr5" draw:text-style-name="P3" draw:layer="layout" draw:type="curve" draw:line-skew="0.17cm 1.215cm" svg:x1="27.275cm" svg:y1="11.825cm" svg:x2="27.084cm" svg:y2="14.924cm" draw:start-shape="id268" draw:start-glue-point="10" draw:end-shape="id273" draw:end-glue-point="4">
          <text:p text:style-name="P4"/>
        </draw:connector>
        <draw:connector draw:style-name="gr6" draw:text-style-name="P3" draw:layer="layout" draw:type="line" svg:x1="27.219cm" svg:y1="11.69cm" svg:x2="29.474cm" svg:y2="11.347cm" draw:start-shape="id268" draw:start-glue-point="11" draw:end-shape="id271" draw:end-glue-point="7">
          <text:p text:style-name="P4"/>
        </draw:connector>
        <draw:connector draw:style-name="gr6" draw:text-style-name="P3" draw:layer="layout" draw:type="line" svg:x1="27.219cm" svg:y1="12.306cm" svg:x2="29.474cm" svg:y2="11.347cm" draw:start-shape="id269" draw:start-glue-point="11" draw:end-shape="id271" draw:end-glue-point="7">
          <text:p text:style-name="P4"/>
        </draw:connector>
        <draw:connector draw:style-name="gr6" draw:text-style-name="P3" draw:layer="layout" draw:type="line" svg:x1="27.219cm" svg:y1="13.221cm" svg:x2="29.474cm" svg:y2="11.347cm" draw:start-shape="id270" draw:start-glue-point="11" draw:end-shape="id271" draw:end-glue-point="7">
          <text:p text:style-name="P4"/>
        </draw:connector>
        <draw:connector draw:style-name="gr6" draw:text-style-name="P3" draw:layer="layout" draw:type="line" svg:x1="27.219cm" svg:y1="14.162cm" svg:x2="29.474cm" svg:y2="11.347cm" draw:start-shape="id274" draw:start-glue-point="11" draw:end-shape="id271" draw:end-glue-point="7">
          <text:p text:style-name="P4"/>
        </draw:connector>
        <draw:connector draw:style-name="gr6" draw:text-style-name="P3" draw:layer="layout" draw:type="line" svg:x1="27.219cm" svg:y1="11.69cm" svg:x2="29.774cm" svg:y2="10.247cm" draw:start-shape="id268" draw:start-glue-point="11" draw:end-shape="id275" draw:end-glue-point="7">
          <text:p text:style-name="P4"/>
        </draw:connector>
        <draw:connector draw:style-name="gr6" draw:text-style-name="P3" draw:layer="layout" draw:type="line" svg:x1="27.219cm" svg:y1="12.306cm" svg:x2="29.774cm" svg:y2="10.247cm" draw:start-shape="id269" draw:start-glue-point="11" draw:end-shape="id275" draw:end-glue-point="7">
          <text:p text:style-name="P4"/>
        </draw:connector>
        <draw:connector draw:style-name="gr6" draw:text-style-name="P3" draw:layer="layout" draw:type="line" svg:x1="27.219cm" svg:y1="13.221cm" svg:x2="29.774cm" svg:y2="10.247cm" draw:start-shape="id270" draw:start-glue-point="11" draw:end-shape="id275" draw:end-glue-point="7">
          <text:p text:style-name="P4"/>
        </draw:connector>
        <draw:connector draw:style-name="gr6" draw:text-style-name="P3" draw:layer="layout" draw:type="line" svg:x1="27.219cm" svg:y1="14.162cm" svg:x2="29.774cm" svg:y2="10.247cm" draw:start-shape="id274" draw:start-glue-point="11" draw:end-shape="id275" draw:end-glue-point="7">
          <text:p text:style-name="P4"/>
        </draw:connector>
        <draw:frame draw:style-name="gr7" draw:text-style-name="P5" draw:layer="layout" svg:width="0.756cm" svg:height="0.399cm" svg:x="22.971cm" svg:y="14.898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2.971cm" svg:y="14.108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2.971cm" svg:y="11.014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2.971cm" svg:y="13.167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2.971cm" svg:y="12.252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2.971cm" svg:y="11.636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24.944cm" svg:y1="11.347cm" svg:x2="25.448cm" svg:y2="13.221cm" draw:start-shape="id276" draw:start-glue-point="9" draw:end-shape="id277" draw:end-glue-point="5">
          <text:p text:style-name="P4"/>
        </draw:connector>
        <draw:connector draw:style-name="gr2" draw:text-style-name="P3" draw:layer="layout" draw:type="line" svg:x1="24.944cm" svg:y1="11.347cm" svg:x2="25.448cm" svg:y2="12.306cm" draw:start-shape="id276" draw:start-glue-point="9" draw:end-shape="id278" draw:end-glue-point="5">
          <text:p text:style-name="P4"/>
        </draw:connector>
        <draw:frame draw:style-name="gr13" draw:text-style-name="P6" draw:layer="layout" svg:width="0.337cm" svg:height="0.502cm" svg:x="31.364cm" svg:y="15.828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26.546cm" svg:y="15.828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24.944cm" svg:y1="11.347cm" svg:x2="25.448cm" svg:y2="11.69cm" draw:start-shape="id276" draw:start-glue-point="9" draw:end-shape="id279" draw:end-glue-point="5">
          <text:p text:style-name="P4"/>
        </draw:connector>
        <draw:custom-shape draw:style-name="gr14" draw:text-style-name="P3" draw:id="id276" draw:layer="layout" svg:width="0.38cm" svg:height="0.38cm" svg:x="24.62cm" svg:y="11.0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80" draw:layer="layout" svg:width="0.38cm" svg:height="0.38cm" svg:x="25.394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77" draw:layer="layout" svg:width="0.38cm" svg:height="0.38cm" svg:x="25.394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78" draw:layer="layout" svg:width="0.38cm" svg:height="0.38cm" svg:x="25.394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79" draw:layer="layout" svg:width="0.38cm" svg:height="0.38cm" svg:x="25.394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7.275cm" svg:y1="11.825cm" svg:x2="30.194cm" svg:y2="11.825cm" draw:start-shape="id268" draw:start-glue-point="10" draw:end-shape="id272" draw:end-glue-point="6">
          <text:p text:style-name="P4"/>
        </draw:connector>
        <draw:connector draw:style-name="gr2" draw:text-style-name="P3" draw:layer="layout" draw:type="line" svg:x1="27.275cm" svg:y1="13.356cm" svg:x2="30.194cm" svg:y2="13.356cm" draw:start-shape="id270" draw:start-glue-point="10" draw:end-shape="id242" draw:end-glue-point="6">
          <text:p text:style-name="P4"/>
        </draw:connector>
        <draw:connector draw:style-name="gr2" draw:text-style-name="P3" draw:layer="layout" draw:type="line" svg:x1="27.275cm" svg:y1="14.297cm" svg:x2="30.194cm" svg:y2="14.297cm" draw:start-shape="id274" draw:start-glue-point="10" draw:end-shape="id239" draw:end-glue-point="6">
          <text:p text:style-name="P4"/>
        </draw:connector>
        <draw:frame draw:style-name="gr9" draw:text-style-name="P5" draw:layer="layout" svg:width="1.272cm" svg:height="0.399cm" svg:x="22.972cm" svg:y="9.914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281" draw:layer="layout" svg:width="0.38cm" svg:height="0.38cm" svg:x="24.92cm" svg:y="9.9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27.084cm" svg:y1="14.488cm" svg:x2="27.084cm" svg:y2="14.924cm" draw:start-shape="id274" draw:start-glue-point="8" draw:end-shape="id273" draw:end-glue-point="4">
          <text:p text:style-name="P4"/>
        </draw:connector>
        <draw:custom-shape draw:style-name="gr15" draw:text-style-name="P3" draw:id="id273" draw:layer="layout" svg:width="0.38cm" svg:height="0.38cm" svg:x="26.895cm" svg:y="14.9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26.949cm" svg:y1="12.576cm" svg:x2="27.084cm" svg:y2="14.108cm" draw:start-shape="id269" draw:start-glue-point="7" draw:end-shape="id274" draw:end-glue-point="4">
          <text:p text:style-name="P4"/>
        </draw:connector>
        <draw:connector draw:style-name="gr5" draw:text-style-name="P3" draw:layer="layout" draw:type="curve" draw:line-skew="0.128cm 0.705cm" svg:x1="26.949cm" svg:y1="11.96cm" svg:x2="27.084cm" svg:y2="14.108cm" draw:start-shape="id268" draw:start-glue-point="7" draw:end-shape="id274" draw:end-glue-point="4">
          <text:p text:style-name="P4"/>
        </draw:connector>
        <draw:connector draw:style-name="gr5" draw:text-style-name="P3" draw:layer="layout" draw:type="curve" svg:x1="27.084cm" svg:y1="13.547cm" svg:x2="27.084cm" svg:y2="14.108cm" draw:start-shape="id270" draw:start-glue-point="8" draw:end-shape="id274" draw:end-glue-point="4">
          <text:p text:style-name="P4"/>
        </draw:connector>
        <draw:connector draw:style-name="gr2" draw:text-style-name="P3" draw:layer="layout" draw:type="line" svg:x1="24.944cm" svg:y1="11.347cm" svg:x2="25.448cm" svg:y2="14.162cm" draw:start-shape="id276" draw:start-glue-point="9" draw:end-shape="id280" draw:end-glue-point="5">
          <text:p text:style-name="P4"/>
        </draw:connector>
        <draw:connector draw:style-name="gr5" draw:text-style-name="P3" draw:layer="layout" draw:type="curve" svg:x1="27.084cm" svg:y1="12.632cm" svg:x2="27.084cm" svg:y2="13.167cm" draw:start-shape="id269" draw:start-glue-point="8" draw:end-shape="id270" draw:end-glue-point="4">
          <text:p text:style-name="P4"/>
        </draw:connector>
        <draw:connector draw:style-name="gr5" draw:text-style-name="P3" draw:layer="layout" draw:type="curve" draw:line-skew="0.403cm 1.82cm" svg:x1="26.949cm" svg:y1="11.96cm" svg:x2="27.084cm" svg:y2="13.167cm" draw:start-shape="id268" draw:start-glue-point="7" draw:end-shape="id270" draw:end-glue-point="4">
          <text:p text:style-name="P4"/>
        </draw:connector>
        <draw:connector draw:style-name="gr2" draw:text-style-name="P3" draw:layer="layout" draw:type="line" svg:x1="25.244cm" svg:y1="10.247cm" svg:x2="26.949cm" svg:y2="13.221cm" draw:start-shape="id281" draw:start-glue-point="9" draw:end-shape="id270" draw:end-glue-point="5">
          <text:p text:style-name="P4"/>
        </draw:connector>
        <draw:connector draw:style-name="gr2" draw:text-style-name="P3" draw:layer="layout" draw:type="line" svg:x1="25.244cm" svg:y1="10.247cm" svg:x2="26.949cm" svg:y2="12.306cm" draw:start-shape="id281" draw:start-glue-point="9" draw:end-shape="id269" draw:end-glue-point="5">
          <text:p text:style-name="P4"/>
        </draw:connector>
        <draw:connector draw:style-name="gr2" draw:text-style-name="P3" draw:layer="layout" draw:type="line" svg:x1="25.244cm" svg:y1="10.247cm" svg:x2="26.949cm" svg:y2="11.69cm" draw:start-shape="id281" draw:start-glue-point="9" draw:end-shape="id268" draw:end-glue-point="5">
          <text:p text:style-name="P4"/>
        </draw:connector>
        <draw:connector draw:style-name="gr2" draw:text-style-name="P3" draw:layer="layout" draw:type="line" svg:x1="25.774cm" svg:y1="11.825cm" svg:x2="26.895cm" svg:y2="11.825cm" draw:start-shape="id279" draw:start-glue-point="10" draw:end-shape="id268" draw:end-glue-point="6">
          <text:p text:style-name="P4"/>
        </draw:connector>
        <draw:connector draw:style-name="gr2" draw:text-style-name="P3" draw:layer="layout" draw:type="line" svg:x1="25.774cm" svg:y1="12.441cm" svg:x2="26.895cm" svg:y2="11.825cm" draw:start-shape="id278" draw:start-glue-point="10" draw:end-shape="id268" draw:end-glue-point="6">
          <text:p text:style-name="P4"/>
        </draw:connector>
        <draw:connector draw:style-name="gr2" draw:text-style-name="P3" draw:layer="layout" draw:type="line" svg:x1="25.774cm" svg:y1="12.441cm" svg:x2="26.895cm" svg:y2="12.441cm" draw:start-shape="id278" draw:start-glue-point="10" draw:end-shape="id269" draw:end-glue-point="6">
          <text:p text:style-name="P4"/>
        </draw:connector>
        <draw:connector draw:style-name="gr2" draw:text-style-name="P3" draw:layer="layout" draw:type="line" svg:x1="25.774cm" svg:y1="13.356cm" svg:x2="26.895cm" svg:y2="11.825cm" draw:start-shape="id277" draw:start-glue-point="10" draw:end-shape="id268" draw:end-glue-point="6">
          <text:p text:style-name="P4"/>
        </draw:connector>
        <draw:connector draw:style-name="gr2" draw:text-style-name="P3" draw:layer="layout" draw:type="line" svg:x1="25.774cm" svg:y1="13.356cm" svg:x2="26.895cm" svg:y2="12.441cm" draw:start-shape="id277" draw:start-glue-point="10" draw:end-shape="id269" draw:end-glue-point="6">
          <text:p text:style-name="P4"/>
        </draw:connector>
        <draw:connector draw:style-name="gr2" draw:text-style-name="P3" draw:layer="layout" draw:type="line" svg:x1="25.774cm" svg:y1="13.356cm" svg:x2="26.895cm" svg:y2="13.356cm" draw:start-shape="id277" draw:start-glue-point="10" draw:end-shape="id270" draw:end-glue-point="6">
          <text:p text:style-name="P4"/>
        </draw:connector>
        <draw:connector draw:style-name="gr2" draw:text-style-name="P3" draw:layer="layout" draw:type="line" svg:x1="25.774cm" svg:y1="14.297cm" svg:x2="26.895cm" svg:y2="12.441cm" draw:start-shape="id280" draw:start-glue-point="10" draw:end-shape="id269" draw:end-glue-point="6">
          <text:p text:style-name="P4"/>
        </draw:connector>
        <draw:connector draw:style-name="gr2" draw:text-style-name="P3" draw:layer="layout" draw:type="line" svg:x1="25.774cm" svg:y1="14.297cm" svg:x2="26.895cm" svg:y2="13.356cm" draw:start-shape="id280" draw:start-glue-point="10" draw:end-shape="id270" draw:end-glue-point="6">
          <text:p text:style-name="P4"/>
        </draw:connector>
        <draw:connector draw:style-name="gr2" draw:text-style-name="P3" draw:layer="layout" draw:type="line" svg:x1="25.774cm" svg:y1="14.297cm" svg:x2="26.895cm" svg:y2="14.297cm" draw:start-shape="id280" draw:start-glue-point="10" draw:end-shape="id274" draw:end-glue-point="6">
          <text:p text:style-name="P4"/>
        </draw:connector>
        <draw:connector draw:style-name="gr2" draw:text-style-name="P3" draw:layer="layout" draw:type="line" svg:x1="25.244cm" svg:y1="10.247cm" svg:x2="26.949cm" svg:y2="14.162cm" draw:start-shape="id281" draw:start-glue-point="9" draw:end-shape="id274" draw:end-glue-point="5">
          <text:p text:style-name="P4"/>
        </draw:connector>
        <draw:custom-shape draw:style-name="gr16" draw:text-style-name="P3" draw:id="id239" draw:layer="layout" svg:width="0.38cm" svg:height="0.38cm" svg:x="30.194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2" draw:layer="layout" svg:width="0.38cm" svg:height="0.38cm" svg:x="30.194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4" draw:layer="layout" svg:width="0.38cm" svg:height="0.38cm" svg:x="30.194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72" draw:layer="layout" svg:width="0.38cm" svg:height="0.38cm" svg:x="30.194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31.884cm" svg:y1="14.488cm" svg:x2="31.884cm" svg:y2="14.924cm" draw:start-shape="id282" draw:start-glue-point="8" draw:end-shape="id267" draw:end-glue-point="4">
          <text:p text:style-name="P4"/>
        </draw:connector>
        <draw:custom-shape draw:style-name="gr17" draw:text-style-name="P3" draw:id="id267" draw:layer="layout" svg:width="0.38cm" svg:height="0.38cm" svg:x="31.695cm" svg:y="14.9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31.749cm" svg:y1="12.576cm" svg:x2="31.884cm" svg:y2="14.108cm" draw:start-shape="id241" draw:start-glue-point="7" draw:end-shape="id282" draw:end-glue-point="4">
          <text:p text:style-name="P4"/>
        </draw:connector>
        <draw:connector draw:style-name="gr4" draw:text-style-name="P3" draw:layer="layout" draw:type="curve" draw:line-skew="0.128cm 0.705cm" svg:x1="31.749cm" svg:y1="11.96cm" svg:x2="31.884cm" svg:y2="14.108cm" draw:start-shape="id243" draw:start-glue-point="7" draw:end-shape="id282" draw:end-glue-point="4">
          <text:p text:style-name="P4"/>
        </draw:connector>
        <draw:connector draw:style-name="gr4" draw:text-style-name="P3" draw:layer="layout" draw:type="curve" svg:x1="31.884cm" svg:y1="13.547cm" svg:x2="31.884cm" svg:y2="14.108cm" draw:start-shape="id240" draw:start-glue-point="8" draw:end-shape="id282" draw:end-glue-point="4">
          <text:p text:style-name="P4"/>
        </draw:connector>
        <draw:connector draw:style-name="gr4" draw:text-style-name="P3" draw:layer="layout" draw:type="curve" svg:x1="31.884cm" svg:y1="12.632cm" svg:x2="31.884cm" svg:y2="13.167cm" draw:start-shape="id241" draw:start-glue-point="8" draw:end-shape="id240" draw:end-glue-point="4">
          <text:p text:style-name="P4"/>
        </draw:connector>
        <draw:connector draw:style-name="gr4" draw:text-style-name="P3" draw:layer="layout" draw:type="curve" draw:line-skew="0.403cm 1.82cm" svg:x1="31.749cm" svg:y1="11.96cm" svg:x2="31.884cm" svg:y2="13.167cm" draw:start-shape="id243" draw:start-glue-point="7" draw:end-shape="id240" draw:end-glue-point="4">
          <text:p text:style-name="P4"/>
        </draw:connector>
        <draw:connector draw:style-name="gr2" draw:text-style-name="P3" draw:layer="layout" draw:type="line" svg:x1="30.044cm" svg:y1="10.247cm" svg:x2="31.749cm" svg:y2="13.221cm" draw:start-shape="id275" draw:start-glue-point="9" draw:end-shape="id240" draw:end-glue-point="5">
          <text:p text:style-name="P4"/>
        </draw:connector>
        <draw:connector draw:style-name="gr2" draw:text-style-name="P3" draw:layer="layout" draw:type="line" svg:x1="30.044cm" svg:y1="10.247cm" svg:x2="31.749cm" svg:y2="12.306cm" draw:start-shape="id275" draw:start-glue-point="9" draw:end-shape="id241" draw:end-glue-point="5">
          <text:p text:style-name="P4"/>
        </draw:connector>
        <draw:connector draw:style-name="gr2" draw:text-style-name="P3" draw:layer="layout" draw:type="line" svg:x1="30.044cm" svg:y1="10.247cm" svg:x2="31.749cm" svg:y2="11.69cm" draw:start-shape="id275" draw:start-glue-point="9" draw:end-shape="id243" draw:end-glue-point="5">
          <text:p text:style-name="P4"/>
        </draw:connector>
        <draw:connector draw:style-name="gr2" draw:text-style-name="P3" draw:layer="layout" draw:type="line" svg:x1="30.044cm" svg:y1="10.247cm" svg:x2="31.749cm" svg:y2="14.162cm" draw:start-shape="id275" draw:start-glue-point="9" draw:end-shape="id282" draw:end-glue-point="5">
          <text:p text:style-name="P4"/>
        </draw:connector>
        <draw:connector draw:style-name="gr2" draw:text-style-name="P3" draw:layer="layout" draw:type="line" svg:x1="27.275cm" svg:y1="12.441cm" svg:x2="30.194cm" svg:y2="12.441cm" draw:start-shape="id269" draw:start-glue-point="10" draw:end-shape="id244" draw:end-glue-point="6">
          <text:p text:style-name="P4"/>
        </draw:connector>
        <draw:custom-shape draw:style-name="gr16" draw:text-style-name="P3" draw:id="id274" draw:layer="layout" svg:width="0.38cm" svg:height="0.38cm" svg:x="26.895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70" draw:layer="layout" svg:width="0.38cm" svg:height="0.38cm" svg:x="26.895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69" draw:layer="layout" svg:width="0.38cm" svg:height="0.38cm" svg:x="26.895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68" draw:layer="layout" svg:width="0.38cm" svg:height="0.38cm" svg:x="26.895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75" draw:layer="layout" svg:width="0.38cm" svg:height="0.38cm" svg:x="29.72cm" svg:y="9.923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71" draw:layer="layout" svg:width="0.38cm" svg:height="0.38cm" svg:x="29.42cm" svg:y="11.023cm">
          <text:p text:style-name="P1"><text:span text:style-name="T6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82" draw:layer="layout" svg:width="0.38cm" svg:height="0.38cm" svg:x="31.695cm" svg:y="14.1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0" draw:layer="layout" svg:width="0.38cm" svg:height="0.38cm" svg:x="31.695cm" svg:y="13.1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1" draw:layer="layout" svg:width="0.38cm" svg:height="0.38cm" svg:x="31.695cm" svg:y="12.2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3" draw:layer="layout" svg:width="0.38cm" svg:height="0.38cm" svg:x="31.695cm" svg:y="11.6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30.574cm" svg:y1="11.825cm" svg:x2="31.695cm" svg:y2="11.825cm" draw:start-shape="id272" draw:start-glue-point="10" draw:end-shape="id243" draw:end-glue-point="6">
          <text:p text:style-name="P4"/>
        </draw:connector>
        <draw:connector draw:style-name="gr2" draw:text-style-name="P3" draw:layer="layout" draw:type="line" svg:x1="30.574cm" svg:y1="12.441cm" svg:x2="31.695cm" svg:y2="12.441cm" draw:start-shape="id244" draw:start-glue-point="10" draw:end-shape="id241" draw:end-glue-point="6">
          <text:p text:style-name="P4"/>
        </draw:connector>
        <draw:connector draw:style-name="gr2" draw:text-style-name="P3" draw:layer="layout" draw:type="line" svg:x1="30.574cm" svg:y1="13.356cm" svg:x2="31.695cm" svg:y2="13.356cm" draw:start-shape="id242" draw:start-glue-point="10" draw:end-shape="id240" draw:end-glue-point="6">
          <text:p text:style-name="P4"/>
        </draw:connector>
        <draw:connector draw:style-name="gr2" draw:text-style-name="P3" draw:layer="layout" draw:type="line" svg:x1="30.574cm" svg:y1="14.297cm" svg:x2="31.695cm" svg:y2="14.297cm" draw:start-shape="id239" draw:start-glue-point="10" draw:end-shape="id282" draw:end-glue-point="6">
          <text:p text:style-name="P4"/>
        </draw:connector>
        <draw:custom-shape draw:style-name="gr1" draw:text-style-name="P2" draw:layer="layout" svg:width="4.15cm" svg:height="6.36cm" svg:x="24.276cm" svg:y="16.607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32.074cm" svg:y1="20.755cm" svg:x2="31.883cm" svg:y2="22.323cm" draw:start-shape="id235" draw:start-glue-point="10" draw:end-shape="id283" draw:end-glue-point="4">
          <text:p text:style-name="P4"/>
        </draw:connector>
        <draw:connector draw:style-name="gr4" draw:text-style-name="P3" draw:layer="layout" draw:type="curve" draw:line-skew="0.012cm 0.858cm" svg:x1="32.074cm" svg:y1="19.84cm" svg:x2="31.883cm" svg:y2="22.323cm" draw:start-shape="id234" draw:start-glue-point="10" draw:end-shape="id283" draw:end-glue-point="4">
          <text:p text:style-name="P4"/>
        </draw:connector>
        <draw:connector draw:style-name="gr4" draw:text-style-name="P3" draw:layer="layout" draw:type="curve" draw:line-skew="0.17cm 1.215cm" svg:x1="32.074cm" svg:y1="19.224cm" svg:x2="31.883cm" svg:y2="22.323cm" draw:start-shape="id238" draw:start-glue-point="10" draw:end-shape="id283" draw:end-glue-point="4">
          <text:p text:style-name="P4"/>
        </draw:connector>
        <draw:connector draw:style-name="gr2" draw:text-style-name="P3" draw:layer="layout" draw:type="line" svg:x1="27.274cm" svg:y1="19.224cm" svg:x2="30.193cm" svg:y2="19.84cm" draw:start-shape="id284" draw:start-glue-point="10" draw:end-shape="id237" draw:end-glue-point="6">
          <text:p text:style-name="P4"/>
        </draw:connector>
        <draw:connector draw:style-name="gr3" draw:text-style-name="P3" draw:layer="layout" draw:type="line" svg:x1="27.274cm" svg:y1="19.224cm" svg:x2="30.193cm" svg:y2="20.755cm" draw:start-shape="id284" draw:start-glue-point="10" draw:end-shape="id236" draw:end-glue-point="6">
          <text:p text:style-name="P4"/>
        </draw:connector>
        <draw:connector draw:style-name="gr2" draw:text-style-name="P3" draw:layer="layout" draw:type="line" svg:x1="27.274cm" svg:y1="19.84cm" svg:x2="30.193cm" svg:y2="20.755cm" draw:start-shape="id285" draw:start-glue-point="10" draw:end-shape="id236" draw:end-glue-point="6">
          <text:p text:style-name="P4"/>
        </draw:connector>
        <draw:connector draw:style-name="gr2" draw:text-style-name="P3" draw:layer="layout" draw:type="line" svg:x1="27.274cm" svg:y1="19.224cm" svg:x2="30.193cm" svg:y2="21.696cm" draw:start-shape="id284" draw:start-glue-point="10" draw:end-shape="id233" draw:end-glue-point="6">
          <text:p text:style-name="P4"/>
        </draw:connector>
        <draw:connector draw:style-name="gr3" draw:text-style-name="P3" draw:layer="layout" draw:type="line" svg:x1="27.274cm" svg:y1="19.84cm" svg:x2="30.193cm" svg:y2="21.696cm" draw:start-shape="id285" draw:start-glue-point="10" draw:end-shape="id233" draw:end-glue-point="6">
          <text:p text:style-name="P4"/>
        </draw:connector>
        <draw:connector draw:style-name="gr2" draw:text-style-name="P3" draw:layer="layout" draw:type="line" svg:x1="27.274cm" svg:y1="20.755cm" svg:x2="30.193cm" svg:y2="21.696cm" draw:start-shape="id286" draw:start-glue-point="10" draw:end-shape="id233" draw:end-glue-point="6">
          <text:p text:style-name="P4"/>
        </draw:connector>
        <draw:connector draw:style-name="gr2" draw:text-style-name="P3" draw:layer="layout" draw:type="line" svg:x1="29.743cm" svg:y1="18.746cm" svg:x2="30.247cm" svg:y2="20.62cm" draw:start-shape="id287" draw:start-glue-point="9" draw:end-shape="id236" draw:end-glue-point="5">
          <text:p text:style-name="P4"/>
        </draw:connector>
        <draw:connector draw:style-name="gr2" draw:text-style-name="P3" draw:layer="layout" draw:type="line" svg:x1="29.743cm" svg:y1="18.746cm" svg:x2="30.247cm" svg:y2="19.705cm" draw:start-shape="id287" draw:start-glue-point="9" draw:end-shape="id237" draw:end-glue-point="5">
          <text:p text:style-name="P4"/>
        </draw:connector>
        <draw:connector draw:style-name="gr2" draw:text-style-name="P3" draw:layer="layout" draw:type="line" svg:x1="29.743cm" svg:y1="18.746cm" svg:x2="30.247cm" svg:y2="19.089cm" draw:start-shape="id287" draw:start-glue-point="9" draw:end-shape="id288" draw:end-glue-point="5">
          <text:p text:style-name="P4"/>
        </draw:connector>
        <draw:connector draw:style-name="gr2" draw:text-style-name="P3" draw:layer="layout" draw:type="line" svg:x1="29.743cm" svg:y1="18.746cm" svg:x2="30.247cm" svg:y2="21.561cm" draw:start-shape="id287" draw:start-glue-point="9" draw:end-shape="id233" draw:end-glue-point="5">
          <text:p text:style-name="P4"/>
        </draw:connector>
        <draw:connector draw:style-name="gr5" draw:text-style-name="P3" draw:layer="layout" draw:type="curve" draw:line-skew="-0.215cm 0.358cm" svg:x1="27.274cm" svg:y1="20.755cm" svg:x2="27.083cm" svg:y2="22.323cm" draw:start-shape="id286" draw:start-glue-point="10" draw:end-shape="id289" draw:end-glue-point="4">
          <text:p text:style-name="P4"/>
        </draw:connector>
        <draw:connector draw:style-name="gr5" draw:text-style-name="P3" draw:layer="layout" draw:type="curve" draw:line-skew="0.012cm 0.858cm" svg:x1="27.274cm" svg:y1="19.84cm" svg:x2="27.083cm" svg:y2="22.323cm" draw:start-shape="id285" draw:start-glue-point="10" draw:end-shape="id289" draw:end-glue-point="4">
          <text:p text:style-name="P4"/>
        </draw:connector>
        <draw:connector draw:style-name="gr5" draw:text-style-name="P3" draw:layer="layout" draw:type="curve" draw:line-skew="0.17cm 1.215cm" svg:x1="27.274cm" svg:y1="19.224cm" svg:x2="27.083cm" svg:y2="22.323cm" draw:start-shape="id284" draw:start-glue-point="10" draw:end-shape="id289" draw:end-glue-point="4">
          <text:p text:style-name="P4"/>
        </draw:connector>
        <draw:connector draw:style-name="gr6" draw:text-style-name="P3" draw:layer="layout" draw:type="line" svg:x1="27.218cm" svg:y1="19.089cm" svg:x2="29.473cm" svg:y2="18.746cm" draw:start-shape="id284" draw:start-glue-point="11" draw:end-shape="id287" draw:end-glue-point="7">
          <text:p text:style-name="P4"/>
        </draw:connector>
        <draw:connector draw:style-name="gr6" draw:text-style-name="P3" draw:layer="layout" draw:type="line" svg:x1="27.218cm" svg:y1="19.705cm" svg:x2="29.473cm" svg:y2="18.746cm" draw:start-shape="id285" draw:start-glue-point="11" draw:end-shape="id287" draw:end-glue-point="7">
          <text:p text:style-name="P4"/>
        </draw:connector>
        <draw:connector draw:style-name="gr6" draw:text-style-name="P3" draw:layer="layout" draw:type="line" svg:x1="27.218cm" svg:y1="20.62cm" svg:x2="29.473cm" svg:y2="18.746cm" draw:start-shape="id286" draw:start-glue-point="11" draw:end-shape="id287" draw:end-glue-point="7">
          <text:p text:style-name="P4"/>
        </draw:connector>
        <draw:connector draw:style-name="gr6" draw:text-style-name="P3" draw:layer="layout" draw:type="line" svg:x1="27.218cm" svg:y1="21.561cm" svg:x2="29.473cm" svg:y2="18.746cm" draw:start-shape="id290" draw:start-glue-point="11" draw:end-shape="id287" draw:end-glue-point="7">
          <text:p text:style-name="P4"/>
        </draw:connector>
        <draw:connector draw:style-name="gr6" draw:text-style-name="P3" draw:layer="layout" draw:type="line" svg:x1="27.218cm" svg:y1="19.089cm" svg:x2="29.773cm" svg:y2="17.646cm" draw:start-shape="id284" draw:start-glue-point="11" draw:end-shape="id291" draw:end-glue-point="7">
          <text:p text:style-name="P4"/>
        </draw:connector>
        <draw:connector draw:style-name="gr6" draw:text-style-name="P3" draw:layer="layout" draw:type="line" svg:x1="27.218cm" svg:y1="19.705cm" svg:x2="29.773cm" svg:y2="17.646cm" draw:start-shape="id285" draw:start-glue-point="11" draw:end-shape="id291" draw:end-glue-point="7">
          <text:p text:style-name="P4"/>
        </draw:connector>
        <draw:connector draw:style-name="gr6" draw:text-style-name="P3" draw:layer="layout" draw:type="line" svg:x1="27.218cm" svg:y1="20.62cm" svg:x2="29.773cm" svg:y2="17.646cm" draw:start-shape="id286" draw:start-glue-point="11" draw:end-shape="id291" draw:end-glue-point="7">
          <text:p text:style-name="P4"/>
        </draw:connector>
        <draw:connector draw:style-name="gr6" draw:text-style-name="P3" draw:layer="layout" draw:type="line" svg:x1="27.218cm" svg:y1="21.561cm" svg:x2="29.773cm" svg:y2="17.646cm" draw:start-shape="id290" draw:start-glue-point="11" draw:end-shape="id291" draw:end-glue-point="7">
          <text:p text:style-name="P4"/>
        </draw:connector>
        <draw:frame draw:style-name="gr7" draw:text-style-name="P5" draw:layer="layout" svg:width="0.756cm" svg:height="0.399cm" svg:x="22.97cm" svg:y="22.297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2.97cm" svg:y="21.507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2.97cm" svg:y="18.413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2.97cm" svg:y="20.566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2.97cm" svg:y="19.651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2.97cm" svg:y="19.035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24.943cm" svg:y1="18.746cm" svg:x2="25.447cm" svg:y2="20.62cm" draw:start-shape="id292" draw:start-glue-point="9" draw:end-shape="id293" draw:end-glue-point="5">
          <text:p text:style-name="P4"/>
        </draw:connector>
        <draw:connector draw:style-name="gr2" draw:text-style-name="P3" draw:layer="layout" draw:type="line" svg:x1="24.943cm" svg:y1="18.746cm" svg:x2="25.447cm" svg:y2="19.705cm" draw:start-shape="id292" draw:start-glue-point="9" draw:end-shape="id294" draw:end-glue-point="5">
          <text:p text:style-name="P4"/>
        </draw:connector>
        <draw:frame draw:style-name="gr13" draw:text-style-name="P6" draw:layer="layout" svg:width="0.337cm" svg:height="0.502cm" svg:x="31.363cm" svg:y="23.227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26.545cm" svg:y="23.227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24.943cm" svg:y1="18.746cm" svg:x2="25.447cm" svg:y2="19.089cm" draw:start-shape="id292" draw:start-glue-point="9" draw:end-shape="id295" draw:end-glue-point="5">
          <text:p text:style-name="P4"/>
        </draw:connector>
        <draw:custom-shape draw:style-name="gr14" draw:text-style-name="P3" draw:id="id292" draw:layer="layout" svg:width="0.38cm" svg:height="0.38cm" svg:x="24.619cm" svg:y="18.4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96" draw:layer="layout" svg:width="0.38cm" svg:height="0.38cm" svg:x="25.393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93" draw:layer="layout" svg:width="0.38cm" svg:height="0.38cm" svg:x="25.393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94" draw:layer="layout" svg:width="0.38cm" svg:height="0.38cm" svg:x="25.393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95" draw:layer="layout" svg:width="0.38cm" svg:height="0.38cm" svg:x="25.393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7.274cm" svg:y1="19.224cm" svg:x2="30.193cm" svg:y2="19.224cm" draw:start-shape="id284" draw:start-glue-point="10" draw:end-shape="id288" draw:end-glue-point="6">
          <text:p text:style-name="P4"/>
        </draw:connector>
        <draw:connector draw:style-name="gr2" draw:text-style-name="P3" draw:layer="layout" draw:type="line" svg:x1="27.274cm" svg:y1="20.755cm" svg:x2="30.193cm" svg:y2="20.755cm" draw:start-shape="id286" draw:start-glue-point="10" draw:end-shape="id236" draw:end-glue-point="6">
          <text:p text:style-name="P4"/>
        </draw:connector>
        <draw:connector draw:style-name="gr2" draw:text-style-name="P3" draw:layer="layout" draw:type="line" svg:x1="27.274cm" svg:y1="21.696cm" svg:x2="30.193cm" svg:y2="21.696cm" draw:start-shape="id290" draw:start-glue-point="10" draw:end-shape="id233" draw:end-glue-point="6">
          <text:p text:style-name="P4"/>
        </draw:connector>
        <draw:frame draw:style-name="gr9" draw:text-style-name="P5" draw:layer="layout" svg:width="1.272cm" svg:height="0.399cm" svg:x="22.971cm" svg:y="17.313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297" draw:layer="layout" svg:width="0.38cm" svg:height="0.38cm" svg:x="24.919cm" svg:y="17.32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27.083cm" svg:y1="21.887cm" svg:x2="27.083cm" svg:y2="22.323cm" draw:start-shape="id290" draw:start-glue-point="8" draw:end-shape="id289" draw:end-glue-point="4">
          <text:p text:style-name="P4"/>
        </draw:connector>
        <draw:custom-shape draw:style-name="gr15" draw:text-style-name="P3" draw:id="id289" draw:layer="layout" svg:width="0.38cm" svg:height="0.38cm" svg:x="26.894cm" svg:y="22.3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26.948cm" svg:y1="19.975cm" svg:x2="27.083cm" svg:y2="21.507cm" draw:start-shape="id285" draw:start-glue-point="7" draw:end-shape="id290" draw:end-glue-point="4">
          <text:p text:style-name="P4"/>
        </draw:connector>
        <draw:connector draw:style-name="gr5" draw:text-style-name="P3" draw:layer="layout" draw:type="curve" draw:line-skew="0.128cm 0.705cm" svg:x1="26.948cm" svg:y1="19.359cm" svg:x2="27.083cm" svg:y2="21.507cm" draw:start-shape="id284" draw:start-glue-point="7" draw:end-shape="id290" draw:end-glue-point="4">
          <text:p text:style-name="P4"/>
        </draw:connector>
        <draw:connector draw:style-name="gr5" draw:text-style-name="P3" draw:layer="layout" draw:type="curve" svg:x1="27.083cm" svg:y1="20.946cm" svg:x2="27.083cm" svg:y2="21.507cm" draw:start-shape="id286" draw:start-glue-point="8" draw:end-shape="id290" draw:end-glue-point="4">
          <text:p text:style-name="P4"/>
        </draw:connector>
        <draw:connector draw:style-name="gr2" draw:text-style-name="P3" draw:layer="layout" draw:type="line" svg:x1="24.943cm" svg:y1="18.746cm" svg:x2="25.447cm" svg:y2="21.561cm" draw:start-shape="id292" draw:start-glue-point="9" draw:end-shape="id296" draw:end-glue-point="5">
          <text:p text:style-name="P4"/>
        </draw:connector>
        <draw:connector draw:style-name="gr5" draw:text-style-name="P3" draw:layer="layout" draw:type="curve" svg:x1="27.083cm" svg:y1="20.031cm" svg:x2="27.083cm" svg:y2="20.566cm" draw:start-shape="id285" draw:start-glue-point="8" draw:end-shape="id286" draw:end-glue-point="4">
          <text:p text:style-name="P4"/>
        </draw:connector>
        <draw:connector draw:style-name="gr5" draw:text-style-name="P3" draw:layer="layout" draw:type="curve" draw:line-skew="0.403cm 1.82cm" svg:x1="26.948cm" svg:y1="19.359cm" svg:x2="27.083cm" svg:y2="20.566cm" draw:start-shape="id284" draw:start-glue-point="7" draw:end-shape="id286" draw:end-glue-point="4">
          <text:p text:style-name="P4"/>
        </draw:connector>
        <draw:connector draw:style-name="gr2" draw:text-style-name="P3" draw:layer="layout" draw:type="line" svg:x1="25.243cm" svg:y1="17.646cm" svg:x2="26.948cm" svg:y2="20.62cm" draw:start-shape="id297" draw:start-glue-point="9" draw:end-shape="id286" draw:end-glue-point="5">
          <text:p text:style-name="P4"/>
        </draw:connector>
        <draw:connector draw:style-name="gr2" draw:text-style-name="P3" draw:layer="layout" draw:type="line" svg:x1="25.243cm" svg:y1="17.646cm" svg:x2="26.948cm" svg:y2="19.705cm" draw:start-shape="id297" draw:start-glue-point="9" draw:end-shape="id285" draw:end-glue-point="5">
          <text:p text:style-name="P4"/>
        </draw:connector>
        <draw:connector draw:style-name="gr2" draw:text-style-name="P3" draw:layer="layout" draw:type="line" svg:x1="25.243cm" svg:y1="17.646cm" svg:x2="26.948cm" svg:y2="19.089cm" draw:start-shape="id297" draw:start-glue-point="9" draw:end-shape="id284" draw:end-glue-point="5">
          <text:p text:style-name="P4"/>
        </draw:connector>
        <draw:connector draw:style-name="gr2" draw:text-style-name="P3" draw:layer="layout" draw:type="line" svg:x1="25.773cm" svg:y1="19.224cm" svg:x2="26.894cm" svg:y2="19.224cm" draw:start-shape="id295" draw:start-glue-point="10" draw:end-shape="id284" draw:end-glue-point="6">
          <text:p text:style-name="P4"/>
        </draw:connector>
        <draw:connector draw:style-name="gr2" draw:text-style-name="P3" draw:layer="layout" draw:type="line" svg:x1="25.773cm" svg:y1="19.84cm" svg:x2="26.894cm" svg:y2="19.224cm" draw:start-shape="id294" draw:start-glue-point="10" draw:end-shape="id284" draw:end-glue-point="6">
          <text:p text:style-name="P4"/>
        </draw:connector>
        <draw:connector draw:style-name="gr2" draw:text-style-name="P3" draw:layer="layout" draw:type="line" svg:x1="25.773cm" svg:y1="19.84cm" svg:x2="26.894cm" svg:y2="19.84cm" draw:start-shape="id294" draw:start-glue-point="10" draw:end-shape="id285" draw:end-glue-point="6">
          <text:p text:style-name="P4"/>
        </draw:connector>
        <draw:connector draw:style-name="gr2" draw:text-style-name="P3" draw:layer="layout" draw:type="line" svg:x1="25.773cm" svg:y1="20.755cm" svg:x2="26.894cm" svg:y2="19.224cm" draw:start-shape="id293" draw:start-glue-point="10" draw:end-shape="id284" draw:end-glue-point="6">
          <text:p text:style-name="P4"/>
        </draw:connector>
        <draw:connector draw:style-name="gr2" draw:text-style-name="P3" draw:layer="layout" draw:type="line" svg:x1="25.773cm" svg:y1="20.755cm" svg:x2="26.894cm" svg:y2="19.84cm" draw:start-shape="id293" draw:start-glue-point="10" draw:end-shape="id285" draw:end-glue-point="6">
          <text:p text:style-name="P4"/>
        </draw:connector>
        <draw:connector draw:style-name="gr2" draw:text-style-name="P3" draw:layer="layout" draw:type="line" svg:x1="25.773cm" svg:y1="20.755cm" svg:x2="26.894cm" svg:y2="20.755cm" draw:start-shape="id293" draw:start-glue-point="10" draw:end-shape="id286" draw:end-glue-point="6">
          <text:p text:style-name="P4"/>
        </draw:connector>
        <draw:connector draw:style-name="gr2" draw:text-style-name="P3" draw:layer="layout" draw:type="line" svg:x1="25.773cm" svg:y1="21.696cm" svg:x2="26.894cm" svg:y2="19.84cm" draw:start-shape="id296" draw:start-glue-point="10" draw:end-shape="id285" draw:end-glue-point="6">
          <text:p text:style-name="P4"/>
        </draw:connector>
        <draw:connector draw:style-name="gr2" draw:text-style-name="P3" draw:layer="layout" draw:type="line" svg:x1="25.773cm" svg:y1="21.696cm" svg:x2="26.894cm" svg:y2="20.755cm" draw:start-shape="id296" draw:start-glue-point="10" draw:end-shape="id286" draw:end-glue-point="6">
          <text:p text:style-name="P4"/>
        </draw:connector>
        <draw:connector draw:style-name="gr2" draw:text-style-name="P3" draw:layer="layout" draw:type="line" svg:x1="25.773cm" svg:y1="21.696cm" svg:x2="26.894cm" svg:y2="21.696cm" draw:start-shape="id296" draw:start-glue-point="10" draw:end-shape="id290" draw:end-glue-point="6">
          <text:p text:style-name="P4"/>
        </draw:connector>
        <draw:connector draw:style-name="gr2" draw:text-style-name="P3" draw:layer="layout" draw:type="line" svg:x1="25.243cm" svg:y1="17.646cm" svg:x2="26.948cm" svg:y2="21.561cm" draw:start-shape="id297" draw:start-glue-point="9" draw:end-shape="id290" draw:end-glue-point="5">
          <text:p text:style-name="P4"/>
        </draw:connector>
        <draw:custom-shape draw:style-name="gr16" draw:text-style-name="P3" draw:id="id233" draw:layer="layout" svg:width="0.38cm" svg:height="0.38cm" svg:x="30.193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6" draw:layer="layout" svg:width="0.38cm" svg:height="0.38cm" svg:x="30.193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7" draw:layer="layout" svg:width="0.38cm" svg:height="0.38cm" svg:x="30.193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88" draw:layer="layout" svg:width="0.38cm" svg:height="0.38cm" svg:x="30.193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31.883cm" svg:y1="21.887cm" svg:x2="31.883cm" svg:y2="22.323cm" draw:start-shape="id298" draw:start-glue-point="8" draw:end-shape="id283" draw:end-glue-point="4">
          <text:p text:style-name="P4"/>
        </draw:connector>
        <draw:custom-shape draw:style-name="gr17" draw:text-style-name="P3" draw:id="id283" draw:layer="layout" svg:width="0.38cm" svg:height="0.38cm" svg:x="31.694cm" svg:y="22.3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31.748cm" svg:y1="19.975cm" svg:x2="31.883cm" svg:y2="21.507cm" draw:start-shape="id234" draw:start-glue-point="7" draw:end-shape="id298" draw:end-glue-point="4">
          <text:p text:style-name="P4"/>
        </draw:connector>
        <draw:connector draw:style-name="gr4" draw:text-style-name="P3" draw:layer="layout" draw:type="curve" draw:line-skew="0.128cm 0.705cm" svg:x1="31.748cm" svg:y1="19.359cm" svg:x2="31.883cm" svg:y2="21.507cm" draw:start-shape="id238" draw:start-glue-point="7" draw:end-shape="id298" draw:end-glue-point="4">
          <text:p text:style-name="P4"/>
        </draw:connector>
        <draw:connector draw:style-name="gr4" draw:text-style-name="P3" draw:layer="layout" draw:type="curve" svg:x1="31.883cm" svg:y1="20.946cm" svg:x2="31.883cm" svg:y2="21.507cm" draw:start-shape="id235" draw:start-glue-point="8" draw:end-shape="id298" draw:end-glue-point="4">
          <text:p text:style-name="P4"/>
        </draw:connector>
        <draw:connector draw:style-name="gr4" draw:text-style-name="P3" draw:layer="layout" draw:type="curve" svg:x1="31.883cm" svg:y1="20.031cm" svg:x2="31.883cm" svg:y2="20.566cm" draw:start-shape="id234" draw:start-glue-point="8" draw:end-shape="id235" draw:end-glue-point="4">
          <text:p text:style-name="P4"/>
        </draw:connector>
        <draw:connector draw:style-name="gr4" draw:text-style-name="P3" draw:layer="layout" draw:type="curve" draw:line-skew="0.403cm 1.82cm" svg:x1="31.748cm" svg:y1="19.359cm" svg:x2="31.883cm" svg:y2="20.566cm" draw:start-shape="id238" draw:start-glue-point="7" draw:end-shape="id235" draw:end-glue-point="4">
          <text:p text:style-name="P4"/>
        </draw:connector>
        <draw:connector draw:style-name="gr2" draw:text-style-name="P3" draw:layer="layout" draw:type="line" svg:x1="30.043cm" svg:y1="17.646cm" svg:x2="31.748cm" svg:y2="20.62cm" draw:start-shape="id291" draw:start-glue-point="9" draw:end-shape="id235" draw:end-glue-point="5">
          <text:p text:style-name="P4"/>
        </draw:connector>
        <draw:connector draw:style-name="gr2" draw:text-style-name="P3" draw:layer="layout" draw:type="line" svg:x1="30.043cm" svg:y1="17.646cm" svg:x2="31.748cm" svg:y2="19.705cm" draw:start-shape="id291" draw:start-glue-point="9" draw:end-shape="id234" draw:end-glue-point="5">
          <text:p text:style-name="P4"/>
        </draw:connector>
        <draw:connector draw:style-name="gr2" draw:text-style-name="P3" draw:layer="layout" draw:type="line" svg:x1="30.043cm" svg:y1="17.646cm" svg:x2="31.748cm" svg:y2="19.089cm" draw:start-shape="id291" draw:start-glue-point="9" draw:end-shape="id238" draw:end-glue-point="5">
          <text:p text:style-name="P4"/>
        </draw:connector>
        <draw:connector draw:style-name="gr2" draw:text-style-name="P3" draw:layer="layout" draw:type="line" svg:x1="30.043cm" svg:y1="17.646cm" svg:x2="31.748cm" svg:y2="21.561cm" draw:start-shape="id291" draw:start-glue-point="9" draw:end-shape="id298" draw:end-glue-point="5">
          <text:p text:style-name="P4"/>
        </draw:connector>
        <draw:connector draw:style-name="gr2" draw:text-style-name="P3" draw:layer="layout" draw:type="line" svg:x1="27.274cm" svg:y1="19.84cm" svg:x2="30.193cm" svg:y2="19.84cm" draw:start-shape="id285" draw:start-glue-point="10" draw:end-shape="id237" draw:end-glue-point="6">
          <text:p text:style-name="P4"/>
        </draw:connector>
        <draw:custom-shape draw:style-name="gr16" draw:text-style-name="P3" draw:id="id290" draw:layer="layout" svg:width="0.38cm" svg:height="0.38cm" svg:x="26.894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86" draw:layer="layout" svg:width="0.38cm" svg:height="0.38cm" svg:x="26.894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85" draw:layer="layout" svg:width="0.38cm" svg:height="0.38cm" svg:x="26.894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84" draw:layer="layout" svg:width="0.38cm" svg:height="0.38cm" svg:x="26.894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91" draw:layer="layout" svg:width="0.38cm" svg:height="0.38cm" svg:x="29.719cm" svg:y="17.322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87" draw:layer="layout" svg:width="0.38cm" svg:height="0.38cm" svg:x="29.419cm" svg:y="18.422cm">
          <text:p text:style-name="P1"><text:span text:style-name="T6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98" draw:layer="layout" svg:width="0.38cm" svg:height="0.38cm" svg:x="31.694cm" svg:y="21.5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5" draw:layer="layout" svg:width="0.38cm" svg:height="0.38cm" svg:x="31.694cm" svg:y="20.5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4" draw:layer="layout" svg:width="0.38cm" svg:height="0.38cm" svg:x="31.694cm" svg:y="19.65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8" draw:layer="layout" svg:width="0.38cm" svg:height="0.38cm" svg:x="31.694cm" svg:y="19.0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30.573cm" svg:y1="19.224cm" svg:x2="31.694cm" svg:y2="19.224cm" draw:start-shape="id288" draw:start-glue-point="10" draw:end-shape="id238" draw:end-glue-point="6">
          <text:p text:style-name="P4"/>
        </draw:connector>
        <draw:connector draw:style-name="gr2" draw:text-style-name="P3" draw:layer="layout" draw:type="line" svg:x1="30.573cm" svg:y1="19.84cm" svg:x2="31.694cm" svg:y2="19.84cm" draw:start-shape="id237" draw:start-glue-point="10" draw:end-shape="id234" draw:end-glue-point="6">
          <text:p text:style-name="P4"/>
        </draw:connector>
        <draw:connector draw:style-name="gr2" draw:text-style-name="P3" draw:layer="layout" draw:type="line" svg:x1="30.573cm" svg:y1="20.755cm" svg:x2="31.694cm" svg:y2="20.755cm" draw:start-shape="id236" draw:start-glue-point="10" draw:end-shape="id235" draw:end-glue-point="6">
          <text:p text:style-name="P4"/>
        </draw:connector>
        <draw:connector draw:style-name="gr2" draw:text-style-name="P3" draw:layer="layout" draw:type="line" svg:x1="30.573cm" svg:y1="21.696cm" svg:x2="31.694cm" svg:y2="21.696cm" draw:start-shape="id233" draw:start-glue-point="10" draw:end-shape="id298" draw:end-glue-point="6">
          <text:p text:style-name="P4"/>
        </draw:connector>
        <draw:custom-shape draw:style-name="gr1" draw:text-style-name="P2" draw:layer="layout" svg:width="4.15cm" svg:height="6.36cm" svg:x="24.277cm" svg:y="24.008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32.075cm" svg:y1="28.156cm" svg:x2="31.884cm" svg:y2="29.724cm" draw:start-shape="id229" draw:start-glue-point="10" draw:end-shape="id299" draw:end-glue-point="4">
          <text:p text:style-name="P4"/>
        </draw:connector>
        <draw:connector draw:style-name="gr4" draw:text-style-name="P3" draw:layer="layout" draw:type="curve" draw:line-skew="0.012cm 0.858cm" svg:x1="32.075cm" svg:y1="27.241cm" svg:x2="31.884cm" svg:y2="29.724cm" draw:start-shape="id228" draw:start-glue-point="10" draw:end-shape="id299" draw:end-glue-point="4">
          <text:p text:style-name="P4"/>
        </draw:connector>
        <draw:connector draw:style-name="gr4" draw:text-style-name="P3" draw:layer="layout" draw:type="curve" draw:line-skew="0.17cm 1.215cm" svg:x1="32.075cm" svg:y1="26.625cm" svg:x2="31.884cm" svg:y2="29.724cm" draw:start-shape="id231" draw:start-glue-point="10" draw:end-shape="id299" draw:end-glue-point="4">
          <text:p text:style-name="P4"/>
        </draw:connector>
        <draw:connector draw:style-name="gr2" draw:text-style-name="P3" draw:layer="layout" draw:type="line" svg:x1="27.275cm" svg:y1="26.625cm" svg:x2="30.194cm" svg:y2="27.241cm" draw:start-shape="id300" draw:start-glue-point="10" draw:end-shape="id232" draw:end-glue-point="6">
          <text:p text:style-name="P4"/>
        </draw:connector>
        <draw:connector draw:style-name="gr2" draw:text-style-name="P3" draw:layer="layout" draw:type="line" svg:x1="27.275cm" svg:y1="26.625cm" svg:x2="30.194cm" svg:y2="28.156cm" draw:start-shape="id300" draw:start-glue-point="10" draw:end-shape="id230" draw:end-glue-point="6">
          <text:p text:style-name="P4"/>
        </draw:connector>
        <draw:connector draw:style-name="gr2" draw:text-style-name="P3" draw:layer="layout" draw:type="line" svg:x1="27.275cm" svg:y1="27.241cm" svg:x2="30.194cm" svg:y2="28.156cm" draw:start-shape="id301" draw:start-glue-point="10" draw:end-shape="id230" draw:end-glue-point="6">
          <text:p text:style-name="P4"/>
        </draw:connector>
        <draw:connector draw:style-name="gr3" draw:text-style-name="P3" draw:layer="layout" draw:type="line" svg:x1="27.275cm" svg:y1="26.625cm" svg:x2="30.194cm" svg:y2="29.097cm" draw:start-shape="id300" draw:start-glue-point="10" draw:end-shape="id227" draw:end-glue-point="6">
          <text:p text:style-name="P4"/>
        </draw:connector>
        <draw:connector draw:style-name="gr2" draw:text-style-name="P3" draw:layer="layout" draw:type="line" svg:x1="27.275cm" svg:y1="27.241cm" svg:x2="30.194cm" svg:y2="29.097cm" draw:start-shape="id301" draw:start-glue-point="10" draw:end-shape="id227" draw:end-glue-point="6">
          <text:p text:style-name="P4"/>
        </draw:connector>
        <draw:connector draw:style-name="gr2" draw:text-style-name="P3" draw:layer="layout" draw:type="line" svg:x1="27.275cm" svg:y1="28.156cm" svg:x2="30.194cm" svg:y2="29.097cm" draw:start-shape="id302" draw:start-glue-point="10" draw:end-shape="id227" draw:end-glue-point="6">
          <text:p text:style-name="P4"/>
        </draw:connector>
        <draw:connector draw:style-name="gr2" draw:text-style-name="P3" draw:layer="layout" draw:type="line" svg:x1="29.744cm" svg:y1="26.147cm" svg:x2="30.248cm" svg:y2="28.021cm" draw:start-shape="id303" draw:start-glue-point="9" draw:end-shape="id230" draw:end-glue-point="5">
          <text:p text:style-name="P4"/>
        </draw:connector>
        <draw:connector draw:style-name="gr2" draw:text-style-name="P3" draw:layer="layout" draw:type="line" svg:x1="29.744cm" svg:y1="26.147cm" svg:x2="30.248cm" svg:y2="27.106cm" draw:start-shape="id303" draw:start-glue-point="9" draw:end-shape="id232" draw:end-glue-point="5">
          <text:p text:style-name="P4"/>
        </draw:connector>
        <draw:connector draw:style-name="gr2" draw:text-style-name="P3" draw:layer="layout" draw:type="line" svg:x1="29.744cm" svg:y1="26.147cm" svg:x2="30.248cm" svg:y2="26.49cm" draw:start-shape="id303" draw:start-glue-point="9" draw:end-shape="id304" draw:end-glue-point="5">
          <text:p text:style-name="P4"/>
        </draw:connector>
        <draw:connector draw:style-name="gr2" draw:text-style-name="P3" draw:layer="layout" draw:type="line" svg:x1="29.744cm" svg:y1="26.147cm" svg:x2="30.248cm" svg:y2="28.962cm" draw:start-shape="id303" draw:start-glue-point="9" draw:end-shape="id227" draw:end-glue-point="5">
          <text:p text:style-name="P4"/>
        </draw:connector>
        <draw:connector draw:style-name="gr5" draw:text-style-name="P3" draw:layer="layout" draw:type="curve" draw:line-skew="-0.215cm 0.358cm" svg:x1="27.275cm" svg:y1="28.156cm" svg:x2="27.084cm" svg:y2="29.724cm" draw:start-shape="id302" draw:start-glue-point="10" draw:end-shape="id305" draw:end-glue-point="4">
          <text:p text:style-name="P4"/>
        </draw:connector>
        <draw:connector draw:style-name="gr5" draw:text-style-name="P3" draw:layer="layout" draw:type="curve" draw:line-skew="0.012cm 0.858cm" svg:x1="27.275cm" svg:y1="27.241cm" svg:x2="27.084cm" svg:y2="29.724cm" draw:start-shape="id301" draw:start-glue-point="10" draw:end-shape="id305" draw:end-glue-point="4">
          <text:p text:style-name="P4"/>
        </draw:connector>
        <draw:connector draw:style-name="gr5" draw:text-style-name="P3" draw:layer="layout" draw:type="curve" draw:line-skew="0.17cm 1.215cm" svg:x1="27.275cm" svg:y1="26.625cm" svg:x2="27.084cm" svg:y2="29.724cm" draw:start-shape="id300" draw:start-glue-point="10" draw:end-shape="id305" draw:end-glue-point="4">
          <text:p text:style-name="P4"/>
        </draw:connector>
        <draw:connector draw:style-name="gr6" draw:text-style-name="P3" draw:layer="layout" draw:type="line" svg:x1="27.219cm" svg:y1="26.49cm" svg:x2="29.474cm" svg:y2="26.147cm" draw:start-shape="id300" draw:start-glue-point="11" draw:end-shape="id303" draw:end-glue-point="7">
          <text:p text:style-name="P4"/>
        </draw:connector>
        <draw:connector draw:style-name="gr6" draw:text-style-name="P3" draw:layer="layout" draw:type="line" svg:x1="27.219cm" svg:y1="27.106cm" svg:x2="29.474cm" svg:y2="26.147cm" draw:start-shape="id301" draw:start-glue-point="11" draw:end-shape="id303" draw:end-glue-point="7">
          <text:p text:style-name="P4"/>
        </draw:connector>
        <draw:connector draw:style-name="gr6" draw:text-style-name="P3" draw:layer="layout" draw:type="line" svg:x1="27.219cm" svg:y1="28.021cm" svg:x2="29.474cm" svg:y2="26.147cm" draw:start-shape="id302" draw:start-glue-point="11" draw:end-shape="id303" draw:end-glue-point="7">
          <text:p text:style-name="P4"/>
        </draw:connector>
        <draw:connector draw:style-name="gr6" draw:text-style-name="P3" draw:layer="layout" draw:type="line" svg:x1="27.219cm" svg:y1="28.962cm" svg:x2="29.474cm" svg:y2="26.147cm" draw:start-shape="id306" draw:start-glue-point="11" draw:end-shape="id303" draw:end-glue-point="7">
          <text:p text:style-name="P4"/>
        </draw:connector>
        <draw:connector draw:style-name="gr6" draw:text-style-name="P3" draw:layer="layout" draw:type="line" svg:x1="27.219cm" svg:y1="26.49cm" svg:x2="29.774cm" svg:y2="25.047cm" draw:start-shape="id300" draw:start-glue-point="11" draw:end-shape="id307" draw:end-glue-point="7">
          <text:p text:style-name="P4"/>
        </draw:connector>
        <draw:connector draw:style-name="gr6" draw:text-style-name="P3" draw:layer="layout" draw:type="line" svg:x1="27.219cm" svg:y1="27.106cm" svg:x2="29.774cm" svg:y2="25.047cm" draw:start-shape="id301" draw:start-glue-point="11" draw:end-shape="id307" draw:end-glue-point="7">
          <text:p text:style-name="P4"/>
        </draw:connector>
        <draw:connector draw:style-name="gr6" draw:text-style-name="P3" draw:layer="layout" draw:type="line" svg:x1="27.219cm" svg:y1="28.021cm" svg:x2="29.774cm" svg:y2="25.047cm" draw:start-shape="id302" draw:start-glue-point="11" draw:end-shape="id307" draw:end-glue-point="7">
          <text:p text:style-name="P4"/>
        </draw:connector>
        <draw:connector draw:style-name="gr6" draw:text-style-name="P3" draw:layer="layout" draw:type="line" svg:x1="27.219cm" svg:y1="28.962cm" svg:x2="29.774cm" svg:y2="25.047cm" draw:start-shape="id306" draw:start-glue-point="11" draw:end-shape="id307" draw:end-glue-point="7">
          <text:p text:style-name="P4"/>
        </draw:connector>
        <draw:frame draw:style-name="gr7" draw:text-style-name="P5" draw:layer="layout" svg:width="0.756cm" svg:height="0.399cm" svg:x="22.971cm" svg:y="29.698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2.971cm" svg:y="28.908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2.971cm" svg:y="25.814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2.971cm" svg:y="27.967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2.971cm" svg:y="27.052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2.971cm" svg:y="26.436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24.944cm" svg:y1="26.147cm" svg:x2="25.448cm" svg:y2="28.021cm" draw:start-shape="id308" draw:start-glue-point="9" draw:end-shape="id309" draw:end-glue-point="5">
          <text:p text:style-name="P4"/>
        </draw:connector>
        <draw:connector draw:style-name="gr2" draw:text-style-name="P3" draw:layer="layout" draw:type="line" svg:x1="24.944cm" svg:y1="26.147cm" svg:x2="25.448cm" svg:y2="27.106cm" draw:start-shape="id308" draw:start-glue-point="9" draw:end-shape="id310" draw:end-glue-point="5">
          <text:p text:style-name="P4"/>
        </draw:connector>
        <draw:frame draw:style-name="gr13" draw:text-style-name="P6" draw:layer="layout" svg:width="0.337cm" svg:height="0.502cm" svg:x="31.364cm" svg:y="30.628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26.546cm" svg:y="30.628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24.944cm" svg:y1="26.147cm" svg:x2="25.448cm" svg:y2="26.49cm" draw:start-shape="id308" draw:start-glue-point="9" draw:end-shape="id311" draw:end-glue-point="5">
          <text:p text:style-name="P4"/>
        </draw:connector>
        <draw:custom-shape draw:style-name="gr14" draw:text-style-name="P3" draw:id="id308" draw:layer="layout" svg:width="0.38cm" svg:height="0.38cm" svg:x="24.62cm" svg:y="25.8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12" draw:layer="layout" svg:width="0.38cm" svg:height="0.38cm" svg:x="25.394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09" draw:layer="layout" svg:width="0.38cm" svg:height="0.38cm" svg:x="25.394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10" draw:layer="layout" svg:width="0.38cm" svg:height="0.38cm" svg:x="25.394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11" draw:layer="layout" svg:width="0.38cm" svg:height="0.38cm" svg:x="25.394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7.275cm" svg:y1="26.625cm" svg:x2="30.194cm" svg:y2="26.625cm" draw:start-shape="id300" draw:start-glue-point="10" draw:end-shape="id304" draw:end-glue-point="6">
          <text:p text:style-name="P4"/>
        </draw:connector>
        <draw:connector draw:style-name="gr2" draw:text-style-name="P3" draw:layer="layout" draw:type="line" svg:x1="27.275cm" svg:y1="28.156cm" svg:x2="30.194cm" svg:y2="28.156cm" draw:start-shape="id302" draw:start-glue-point="10" draw:end-shape="id230" draw:end-glue-point="6">
          <text:p text:style-name="P4"/>
        </draw:connector>
        <draw:connector draw:style-name="gr2" draw:text-style-name="P3" draw:layer="layout" draw:type="line" svg:x1="27.275cm" svg:y1="29.097cm" svg:x2="30.194cm" svg:y2="29.097cm" draw:start-shape="id306" draw:start-glue-point="10" draw:end-shape="id227" draw:end-glue-point="6">
          <text:p text:style-name="P4"/>
        </draw:connector>
        <draw:frame draw:style-name="gr9" draw:text-style-name="P5" draw:layer="layout" svg:width="1.272cm" svg:height="0.399cm" svg:x="22.972cm" svg:y="24.714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313" draw:layer="layout" svg:width="0.38cm" svg:height="0.38cm" svg:x="24.92cm" svg:y="24.72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27.084cm" svg:y1="29.288cm" svg:x2="27.084cm" svg:y2="29.724cm" draw:start-shape="id306" draw:start-glue-point="8" draw:end-shape="id305" draw:end-glue-point="4">
          <text:p text:style-name="P4"/>
        </draw:connector>
        <draw:custom-shape draw:style-name="gr15" draw:text-style-name="P3" draw:id="id305" draw:layer="layout" svg:width="0.38cm" svg:height="0.38cm" svg:x="26.895cm" svg:y="29.7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26.949cm" svg:y1="27.376cm" svg:x2="27.084cm" svg:y2="28.908cm" draw:start-shape="id301" draw:start-glue-point="7" draw:end-shape="id306" draw:end-glue-point="4">
          <text:p text:style-name="P4"/>
        </draw:connector>
        <draw:connector draw:style-name="gr5" draw:text-style-name="P3" draw:layer="layout" draw:type="curve" draw:line-skew="0.128cm 0.705cm" svg:x1="26.949cm" svg:y1="26.76cm" svg:x2="27.084cm" svg:y2="28.908cm" draw:start-shape="id300" draw:start-glue-point="7" draw:end-shape="id306" draw:end-glue-point="4">
          <text:p text:style-name="P4"/>
        </draw:connector>
        <draw:connector draw:style-name="gr5" draw:text-style-name="P3" draw:layer="layout" draw:type="curve" svg:x1="27.084cm" svg:y1="28.347cm" svg:x2="27.084cm" svg:y2="28.908cm" draw:start-shape="id302" draw:start-glue-point="8" draw:end-shape="id306" draw:end-glue-point="4">
          <text:p text:style-name="P4"/>
        </draw:connector>
        <draw:connector draw:style-name="gr2" draw:text-style-name="P3" draw:layer="layout" draw:type="line" svg:x1="24.944cm" svg:y1="26.147cm" svg:x2="25.448cm" svg:y2="28.962cm" draw:start-shape="id308" draw:start-glue-point="9" draw:end-shape="id312" draw:end-glue-point="5">
          <text:p text:style-name="P4"/>
        </draw:connector>
        <draw:connector draw:style-name="gr5" draw:text-style-name="P3" draw:layer="layout" draw:type="curve" svg:x1="27.084cm" svg:y1="27.432cm" svg:x2="27.084cm" svg:y2="27.967cm" draw:start-shape="id301" draw:start-glue-point="8" draw:end-shape="id302" draw:end-glue-point="4">
          <text:p text:style-name="P4"/>
        </draw:connector>
        <draw:connector draw:style-name="gr5" draw:text-style-name="P3" draw:layer="layout" draw:type="curve" draw:line-skew="0.403cm 1.82cm" svg:x1="26.949cm" svg:y1="26.76cm" svg:x2="27.084cm" svg:y2="27.967cm" draw:start-shape="id300" draw:start-glue-point="7" draw:end-shape="id302" draw:end-glue-point="4">
          <text:p text:style-name="P4"/>
        </draw:connector>
        <draw:connector draw:style-name="gr2" draw:text-style-name="P3" draw:layer="layout" draw:type="line" svg:x1="25.244cm" svg:y1="25.047cm" svg:x2="26.949cm" svg:y2="28.021cm" draw:start-shape="id313" draw:start-glue-point="9" draw:end-shape="id302" draw:end-glue-point="5">
          <text:p text:style-name="P4"/>
        </draw:connector>
        <draw:connector draw:style-name="gr2" draw:text-style-name="P3" draw:layer="layout" draw:type="line" svg:x1="25.244cm" svg:y1="25.047cm" svg:x2="26.949cm" svg:y2="27.106cm" draw:start-shape="id313" draw:start-glue-point="9" draw:end-shape="id301" draw:end-glue-point="5">
          <text:p text:style-name="P4"/>
        </draw:connector>
        <draw:connector draw:style-name="gr2" draw:text-style-name="P3" draw:layer="layout" draw:type="line" svg:x1="25.244cm" svg:y1="25.047cm" svg:x2="26.949cm" svg:y2="26.49cm" draw:start-shape="id313" draw:start-glue-point="9" draw:end-shape="id300" draw:end-glue-point="5">
          <text:p text:style-name="P4"/>
        </draw:connector>
        <draw:connector draw:style-name="gr2" draw:text-style-name="P3" draw:layer="layout" draw:type="line" svg:x1="25.774cm" svg:y1="26.625cm" svg:x2="26.895cm" svg:y2="26.625cm" draw:start-shape="id311" draw:start-glue-point="10" draw:end-shape="id300" draw:end-glue-point="6">
          <text:p text:style-name="P4"/>
        </draw:connector>
        <draw:connector draw:style-name="gr2" draw:text-style-name="P3" draw:layer="layout" draw:type="line" svg:x1="25.774cm" svg:y1="27.241cm" svg:x2="26.895cm" svg:y2="26.625cm" draw:start-shape="id310" draw:start-glue-point="10" draw:end-shape="id300" draw:end-glue-point="6">
          <text:p text:style-name="P4"/>
        </draw:connector>
        <draw:connector draw:style-name="gr2" draw:text-style-name="P3" draw:layer="layout" draw:type="line" svg:x1="25.774cm" svg:y1="27.241cm" svg:x2="26.895cm" svg:y2="27.241cm" draw:start-shape="id310" draw:start-glue-point="10" draw:end-shape="id301" draw:end-glue-point="6">
          <text:p text:style-name="P4"/>
        </draw:connector>
        <draw:connector draw:style-name="gr2" draw:text-style-name="P3" draw:layer="layout" draw:type="line" svg:x1="25.774cm" svg:y1="28.156cm" svg:x2="26.895cm" svg:y2="26.625cm" draw:start-shape="id309" draw:start-glue-point="10" draw:end-shape="id300" draw:end-glue-point="6">
          <text:p text:style-name="P4"/>
        </draw:connector>
        <draw:connector draw:style-name="gr2" draw:text-style-name="P3" draw:layer="layout" draw:type="line" svg:x1="25.774cm" svg:y1="28.156cm" svg:x2="26.895cm" svg:y2="27.241cm" draw:start-shape="id309" draw:start-glue-point="10" draw:end-shape="id301" draw:end-glue-point="6">
          <text:p text:style-name="P4"/>
        </draw:connector>
        <draw:connector draw:style-name="gr2" draw:text-style-name="P3" draw:layer="layout" draw:type="line" svg:x1="25.774cm" svg:y1="28.156cm" svg:x2="26.895cm" svg:y2="28.156cm" draw:start-shape="id309" draw:start-glue-point="10" draw:end-shape="id302" draw:end-glue-point="6">
          <text:p text:style-name="P4"/>
        </draw:connector>
        <draw:connector draw:style-name="gr2" draw:text-style-name="P3" draw:layer="layout" draw:type="line" svg:x1="25.774cm" svg:y1="29.097cm" svg:x2="26.895cm" svg:y2="27.241cm" draw:start-shape="id312" draw:start-glue-point="10" draw:end-shape="id301" draw:end-glue-point="6">
          <text:p text:style-name="P4"/>
        </draw:connector>
        <draw:connector draw:style-name="gr2" draw:text-style-name="P3" draw:layer="layout" draw:type="line" svg:x1="25.774cm" svg:y1="29.097cm" svg:x2="26.895cm" svg:y2="28.156cm" draw:start-shape="id312" draw:start-glue-point="10" draw:end-shape="id302" draw:end-glue-point="6">
          <text:p text:style-name="P4"/>
        </draw:connector>
        <draw:connector draw:style-name="gr2" draw:text-style-name="P3" draw:layer="layout" draw:type="line" svg:x1="25.774cm" svg:y1="29.097cm" svg:x2="26.895cm" svg:y2="29.097cm" draw:start-shape="id312" draw:start-glue-point="10" draw:end-shape="id306" draw:end-glue-point="6">
          <text:p text:style-name="P4"/>
        </draw:connector>
        <draw:connector draw:style-name="gr2" draw:text-style-name="P3" draw:layer="layout" draw:type="line" svg:x1="25.244cm" svg:y1="25.047cm" svg:x2="26.949cm" svg:y2="28.962cm" draw:start-shape="id313" draw:start-glue-point="9" draw:end-shape="id306" draw:end-glue-point="5">
          <text:p text:style-name="P4"/>
        </draw:connector>
        <draw:custom-shape draw:style-name="gr16" draw:text-style-name="P3" draw:id="id227" draw:layer="layout" svg:width="0.38cm" svg:height="0.38cm" svg:x="30.194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0" draw:layer="layout" svg:width="0.38cm" svg:height="0.38cm" svg:x="30.194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2" draw:layer="layout" svg:width="0.38cm" svg:height="0.38cm" svg:x="30.194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04" draw:layer="layout" svg:width="0.38cm" svg:height="0.38cm" svg:x="30.194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31.884cm" svg:y1="29.288cm" svg:x2="31.884cm" svg:y2="29.724cm" draw:start-shape="id314" draw:start-glue-point="8" draw:end-shape="id299" draw:end-glue-point="4">
          <text:p text:style-name="P4"/>
        </draw:connector>
        <draw:custom-shape draw:style-name="gr17" draw:text-style-name="P3" draw:id="id299" draw:layer="layout" svg:width="0.38cm" svg:height="0.38cm" svg:x="31.695cm" svg:y="29.7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31.749cm" svg:y1="27.376cm" svg:x2="31.884cm" svg:y2="28.908cm" draw:start-shape="id228" draw:start-glue-point="7" draw:end-shape="id314" draw:end-glue-point="4">
          <text:p text:style-name="P4"/>
        </draw:connector>
        <draw:connector draw:style-name="gr4" draw:text-style-name="P3" draw:layer="layout" draw:type="curve" draw:line-skew="0.128cm 0.705cm" svg:x1="31.749cm" svg:y1="26.76cm" svg:x2="31.884cm" svg:y2="28.908cm" draw:start-shape="id231" draw:start-glue-point="7" draw:end-shape="id314" draw:end-glue-point="4">
          <text:p text:style-name="P4"/>
        </draw:connector>
        <draw:connector draw:style-name="gr4" draw:text-style-name="P3" draw:layer="layout" draw:type="curve" svg:x1="31.884cm" svg:y1="28.347cm" svg:x2="31.884cm" svg:y2="28.908cm" draw:start-shape="id229" draw:start-glue-point="8" draw:end-shape="id314" draw:end-glue-point="4">
          <text:p text:style-name="P4"/>
        </draw:connector>
        <draw:connector draw:style-name="gr4" draw:text-style-name="P3" draw:layer="layout" draw:type="curve" svg:x1="31.884cm" svg:y1="27.432cm" svg:x2="31.884cm" svg:y2="27.967cm" draw:start-shape="id228" draw:start-glue-point="8" draw:end-shape="id229" draw:end-glue-point="4">
          <text:p text:style-name="P4"/>
        </draw:connector>
        <draw:connector draw:style-name="gr4" draw:text-style-name="P3" draw:layer="layout" draw:type="curve" draw:line-skew="0.403cm 1.82cm" svg:x1="31.749cm" svg:y1="26.76cm" svg:x2="31.884cm" svg:y2="27.967cm" draw:start-shape="id231" draw:start-glue-point="7" draw:end-shape="id229" draw:end-glue-point="4">
          <text:p text:style-name="P4"/>
        </draw:connector>
        <draw:connector draw:style-name="gr2" draw:text-style-name="P3" draw:layer="layout" draw:type="line" svg:x1="30.044cm" svg:y1="25.047cm" svg:x2="31.749cm" svg:y2="28.021cm" draw:start-shape="id307" draw:start-glue-point="9" draw:end-shape="id229" draw:end-glue-point="5">
          <text:p text:style-name="P4"/>
        </draw:connector>
        <draw:connector draw:style-name="gr2" draw:text-style-name="P3" draw:layer="layout" draw:type="line" svg:x1="30.044cm" svg:y1="25.047cm" svg:x2="31.749cm" svg:y2="27.106cm" draw:start-shape="id307" draw:start-glue-point="9" draw:end-shape="id228" draw:end-glue-point="5">
          <text:p text:style-name="P4"/>
        </draw:connector>
        <draw:connector draw:style-name="gr2" draw:text-style-name="P3" draw:layer="layout" draw:type="line" svg:x1="30.044cm" svg:y1="25.047cm" svg:x2="31.749cm" svg:y2="26.49cm" draw:start-shape="id307" draw:start-glue-point="9" draw:end-shape="id231" draw:end-glue-point="5">
          <text:p text:style-name="P4"/>
        </draw:connector>
        <draw:connector draw:style-name="gr2" draw:text-style-name="P3" draw:layer="layout" draw:type="line" svg:x1="30.044cm" svg:y1="25.047cm" svg:x2="31.749cm" svg:y2="28.962cm" draw:start-shape="id307" draw:start-glue-point="9" draw:end-shape="id314" draw:end-glue-point="5">
          <text:p text:style-name="P4"/>
        </draw:connector>
        <draw:connector draw:style-name="gr2" draw:text-style-name="P3" draw:layer="layout" draw:type="line" svg:x1="27.275cm" svg:y1="27.241cm" svg:x2="30.194cm" svg:y2="27.241cm" draw:start-shape="id301" draw:start-glue-point="10" draw:end-shape="id232" draw:end-glue-point="6">
          <text:p text:style-name="P4"/>
        </draw:connector>
        <draw:custom-shape draw:style-name="gr16" draw:text-style-name="P3" draw:id="id306" draw:layer="layout" svg:width="0.38cm" svg:height="0.38cm" svg:x="26.895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02" draw:layer="layout" svg:width="0.38cm" svg:height="0.38cm" svg:x="26.895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01" draw:layer="layout" svg:width="0.38cm" svg:height="0.38cm" svg:x="26.895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00" draw:layer="layout" svg:width="0.38cm" svg:height="0.38cm" svg:x="26.895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307" draw:layer="layout" svg:width="0.38cm" svg:height="0.38cm" svg:x="29.72cm" svg:y="24.723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303" draw:layer="layout" svg:width="0.38cm" svg:height="0.38cm" svg:x="29.42cm" svg:y="25.823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14" draw:layer="layout" svg:width="0.38cm" svg:height="0.38cm" svg:x="31.695cm" svg:y="28.90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29" draw:layer="layout" svg:width="0.38cm" svg:height="0.38cm" svg:x="31.695cm" svg:y="27.96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28" draw:layer="layout" svg:width="0.38cm" svg:height="0.38cm" svg:x="31.695cm" svg:y="27.05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1" draw:layer="layout" svg:width="0.38cm" svg:height="0.38cm" svg:x="31.695cm" svg:y="26.43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30.574cm" svg:y1="26.625cm" svg:x2="31.695cm" svg:y2="26.625cm" draw:start-shape="id304" draw:start-glue-point="10" draw:end-shape="id231" draw:end-glue-point="6">
          <text:p text:style-name="P4"/>
        </draw:connector>
        <draw:connector draw:style-name="gr2" draw:text-style-name="P3" draw:layer="layout" draw:type="line" svg:x1="30.574cm" svg:y1="27.241cm" svg:x2="31.695cm" svg:y2="27.241cm" draw:start-shape="id232" draw:start-glue-point="10" draw:end-shape="id228" draw:end-glue-point="6">
          <text:p text:style-name="P4"/>
        </draw:connector>
        <draw:connector draw:style-name="gr2" draw:text-style-name="P3" draw:layer="layout" draw:type="line" svg:x1="30.574cm" svg:y1="28.156cm" svg:x2="31.695cm" svg:y2="28.156cm" draw:start-shape="id230" draw:start-glue-point="10" draw:end-shape="id229" draw:end-glue-point="6">
          <text:p text:style-name="P4"/>
        </draw:connector>
        <draw:connector draw:style-name="gr2" draw:text-style-name="P3" draw:layer="layout" draw:type="line" svg:x1="30.574cm" svg:y1="29.097cm" svg:x2="31.695cm" svg:y2="29.097cm" draw:start-shape="id227" draw:start-glue-point="10" draw:end-shape="id314" draw:end-glue-point="6">
          <text:p text:style-name="P4"/>
        </draw:connector>
        <draw:custom-shape draw:style-name="gr1" draw:text-style-name="P2" draw:layer="layout" svg:width="4.15cm" svg:height="6.36cm" svg:x="24.278cm" svg:y="31.609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32.076cm" svg:y1="35.757cm" svg:x2="31.885cm" svg:y2="37.325cm" draw:start-shape="id12" draw:start-glue-point="10" draw:end-shape="id315" draw:end-glue-point="4">
          <text:p text:style-name="P4"/>
        </draw:connector>
        <draw:connector draw:style-name="gr4" draw:text-style-name="P3" draw:layer="layout" draw:type="curve" draw:line-skew="0.012cm 0.858cm" svg:x1="32.076cm" svg:y1="34.842cm" svg:x2="31.885cm" svg:y2="37.325cm" draw:start-shape="id8" draw:start-glue-point="10" draw:end-shape="id315" draw:end-glue-point="4">
          <text:p text:style-name="P4"/>
        </draw:connector>
        <draw:connector draw:style-name="gr4" draw:text-style-name="P3" draw:layer="layout" draw:type="curve" draw:line-skew="0.17cm 1.215cm" svg:x1="32.076cm" svg:y1="34.226cm" svg:x2="31.885cm" svg:y2="37.325cm" draw:start-shape="id10" draw:start-glue-point="10" draw:end-shape="id315" draw:end-glue-point="4">
          <text:p text:style-name="P4"/>
        </draw:connector>
        <draw:connector draw:style-name="gr2" draw:text-style-name="P3" draw:layer="layout" draw:type="line" svg:x1="27.276cm" svg:y1="34.226cm" svg:x2="30.195cm" svg:y2="34.842cm" draw:start-shape="id316" draw:start-glue-point="10" draw:end-shape="id9" draw:end-glue-point="6">
          <text:p text:style-name="P4"/>
        </draw:connector>
        <draw:connector draw:style-name="gr2" draw:text-style-name="P3" draw:layer="layout" draw:type="line" svg:x1="27.276cm" svg:y1="34.226cm" svg:x2="30.195cm" svg:y2="35.757cm" draw:start-shape="id316" draw:start-glue-point="10" draw:end-shape="id7" draw:end-glue-point="6">
          <text:p text:style-name="P4"/>
        </draw:connector>
        <draw:connector draw:style-name="gr2" draw:text-style-name="P3" draw:layer="layout" draw:type="line" svg:x1="27.276cm" svg:y1="34.842cm" svg:x2="30.195cm" svg:y2="35.757cm" draw:start-shape="id317" draw:start-glue-point="10" draw:end-shape="id7" draw:end-glue-point="6">
          <text:p text:style-name="P4"/>
        </draw:connector>
        <draw:connector draw:style-name="gr2" draw:text-style-name="P3" draw:layer="layout" draw:type="line" svg:x1="27.276cm" svg:y1="34.226cm" svg:x2="30.195cm" svg:y2="36.698cm" draw:start-shape="id316" draw:start-glue-point="10" draw:end-shape="id11" draw:end-glue-point="6">
          <text:p text:style-name="P4"/>
        </draw:connector>
        <draw:connector draw:style-name="gr2" draw:text-style-name="P3" draw:layer="layout" draw:type="line" svg:x1="27.276cm" svg:y1="34.842cm" svg:x2="30.195cm" svg:y2="36.698cm" draw:start-shape="id317" draw:start-glue-point="10" draw:end-shape="id11" draw:end-glue-point="6">
          <text:p text:style-name="P4"/>
        </draw:connector>
        <draw:connector draw:style-name="gr2" draw:text-style-name="P3" draw:layer="layout" draw:type="line" svg:x1="27.276cm" svg:y1="35.757cm" svg:x2="30.195cm" svg:y2="36.698cm" draw:start-shape="id318" draw:start-glue-point="10" draw:end-shape="id11" draw:end-glue-point="6">
          <text:p text:style-name="P4"/>
        </draw:connector>
        <draw:connector draw:style-name="gr2" draw:text-style-name="P3" draw:layer="layout" draw:type="line" svg:x1="29.745cm" svg:y1="33.748cm" svg:x2="30.249cm" svg:y2="35.622cm" draw:start-shape="id319" draw:start-glue-point="9" draw:end-shape="id7" draw:end-glue-point="5">
          <text:p text:style-name="P4"/>
        </draw:connector>
        <draw:connector draw:style-name="gr2" draw:text-style-name="P3" draw:layer="layout" draw:type="line" svg:x1="29.745cm" svg:y1="33.748cm" svg:x2="30.249cm" svg:y2="34.707cm" draw:start-shape="id319" draw:start-glue-point="9" draw:end-shape="id9" draw:end-glue-point="5">
          <text:p text:style-name="P4"/>
        </draw:connector>
        <draw:connector draw:style-name="gr2" draw:text-style-name="P3" draw:layer="layout" draw:type="line" svg:x1="29.745cm" svg:y1="33.748cm" svg:x2="30.249cm" svg:y2="34.091cm" draw:start-shape="id319" draw:start-glue-point="9" draw:end-shape="id320" draw:end-glue-point="5">
          <text:p text:style-name="P4"/>
        </draw:connector>
        <draw:connector draw:style-name="gr2" draw:text-style-name="P3" draw:layer="layout" draw:type="line" svg:x1="29.745cm" svg:y1="33.748cm" svg:x2="30.249cm" svg:y2="36.563cm" draw:start-shape="id319" draw:start-glue-point="9" draw:end-shape="id11" draw:end-glue-point="5">
          <text:p text:style-name="P4"/>
        </draw:connector>
        <draw:connector draw:style-name="gr5" draw:text-style-name="P3" draw:layer="layout" draw:type="curve" draw:line-skew="-0.215cm 0.358cm" svg:x1="27.276cm" svg:y1="35.757cm" svg:x2="27.085cm" svg:y2="37.325cm" draw:start-shape="id318" draw:start-glue-point="10" draw:end-shape="id321" draw:end-glue-point="4">
          <text:p text:style-name="P4"/>
        </draw:connector>
        <draw:connector draw:style-name="gr5" draw:text-style-name="P3" draw:layer="layout" draw:type="curve" draw:line-skew="0.012cm 0.858cm" svg:x1="27.276cm" svg:y1="34.842cm" svg:x2="27.085cm" svg:y2="37.325cm" draw:start-shape="id317" draw:start-glue-point="10" draw:end-shape="id321" draw:end-glue-point="4">
          <text:p text:style-name="P4"/>
        </draw:connector>
        <draw:connector draw:style-name="gr5" draw:text-style-name="P3" draw:layer="layout" draw:type="curve" draw:line-skew="0.17cm 1.215cm" svg:x1="27.276cm" svg:y1="34.226cm" svg:x2="27.085cm" svg:y2="37.325cm" draw:start-shape="id316" draw:start-glue-point="10" draw:end-shape="id321" draw:end-glue-point="4">
          <text:p text:style-name="P4"/>
        </draw:connector>
        <draw:connector draw:style-name="gr6" draw:text-style-name="P3" draw:layer="layout" draw:type="line" svg:x1="27.22cm" svg:y1="34.091cm" svg:x2="29.475cm" svg:y2="33.748cm" draw:start-shape="id316" draw:start-glue-point="11" draw:end-shape="id319" draw:end-glue-point="7">
          <text:p text:style-name="P4"/>
        </draw:connector>
        <draw:connector draw:style-name="gr6" draw:text-style-name="P3" draw:layer="layout" draw:type="line" svg:x1="27.22cm" svg:y1="34.707cm" svg:x2="29.475cm" svg:y2="33.748cm" draw:start-shape="id317" draw:start-glue-point="11" draw:end-shape="id319" draw:end-glue-point="7">
          <text:p text:style-name="P4"/>
        </draw:connector>
        <draw:connector draw:style-name="gr6" draw:text-style-name="P3" draw:layer="layout" draw:type="line" svg:x1="27.22cm" svg:y1="35.622cm" svg:x2="29.475cm" svg:y2="33.748cm" draw:start-shape="id318" draw:start-glue-point="11" draw:end-shape="id319" draw:end-glue-point="7">
          <text:p text:style-name="P4"/>
        </draw:connector>
        <draw:connector draw:style-name="gr6" draw:text-style-name="P3" draw:layer="layout" draw:type="line" svg:x1="27.22cm" svg:y1="36.563cm" svg:x2="29.475cm" svg:y2="33.748cm" draw:start-shape="id322" draw:start-glue-point="11" draw:end-shape="id319" draw:end-glue-point="7">
          <text:p text:style-name="P4"/>
        </draw:connector>
        <draw:connector draw:style-name="gr6" draw:text-style-name="P3" draw:layer="layout" draw:type="line" svg:x1="27.22cm" svg:y1="34.091cm" svg:x2="29.775cm" svg:y2="32.648cm" draw:start-shape="id316" draw:start-glue-point="11" draw:end-shape="id323" draw:end-glue-point="7">
          <text:p text:style-name="P4"/>
        </draw:connector>
        <draw:connector draw:style-name="gr6" draw:text-style-name="P3" draw:layer="layout" draw:type="line" svg:x1="27.22cm" svg:y1="34.707cm" svg:x2="29.775cm" svg:y2="32.648cm" draw:start-shape="id317" draw:start-glue-point="11" draw:end-shape="id323" draw:end-glue-point="7">
          <text:p text:style-name="P4"/>
        </draw:connector>
        <draw:connector draw:style-name="gr6" draw:text-style-name="P3" draw:layer="layout" draw:type="line" svg:x1="27.22cm" svg:y1="35.622cm" svg:x2="29.775cm" svg:y2="32.648cm" draw:start-shape="id318" draw:start-glue-point="11" draw:end-shape="id323" draw:end-glue-point="7">
          <text:p text:style-name="P4"/>
        </draw:connector>
        <draw:connector draw:style-name="gr6" draw:text-style-name="P3" draw:layer="layout" draw:type="line" svg:x1="27.22cm" svg:y1="36.563cm" svg:x2="29.775cm" svg:y2="32.648cm" draw:start-shape="id322" draw:start-glue-point="11" draw:end-shape="id323" draw:end-glue-point="7">
          <text:p text:style-name="P4"/>
        </draw:connector>
        <draw:frame draw:style-name="gr7" draw:text-style-name="P5" draw:layer="layout" svg:width="0.756cm" svg:height="0.399cm" svg:x="22.972cm" svg:y="37.299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2.972cm" svg:y="36.509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2.972cm" svg:y="33.415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2.972cm" svg:y="35.568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2.972cm" svg:y="34.653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2.972cm" svg:y="34.037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2" draw:text-style-name="P3" draw:layer="layout" draw:type="line" svg:x1="24.945cm" svg:y1="33.748cm" svg:x2="25.449cm" svg:y2="35.622cm" draw:start-shape="id324" draw:start-glue-point="9" draw:end-shape="id325" draw:end-glue-point="5">
          <text:p text:style-name="P4"/>
        </draw:connector>
        <draw:connector draw:style-name="gr2" draw:text-style-name="P3" draw:layer="layout" draw:type="line" svg:x1="24.945cm" svg:y1="33.748cm" svg:x2="25.449cm" svg:y2="34.707cm" draw:start-shape="id324" draw:start-glue-point="9" draw:end-shape="id326" draw:end-glue-point="5">
          <text:p text:style-name="P4"/>
        </draw:connector>
        <draw:frame draw:style-name="gr13" draw:text-style-name="P6" draw:layer="layout" svg:width="0.337cm" svg:height="0.502cm" svg:x="31.365cm" svg:y="38.229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26.547cm" svg:y="38.229cm">
          <draw:text-box>
            <text:p text:style-name="P4"><text:span text:style-name="T5">w</text:span><text:span text:style-name="T2">t-1</text:span></text:p>
          </draw:text-box>
        </draw:frame>
        <draw:connector draw:style-name="gr2" draw:text-style-name="P3" draw:layer="layout" draw:type="line" svg:x1="24.945cm" svg:y1="33.748cm" svg:x2="25.449cm" svg:y2="34.091cm" draw:start-shape="id324" draw:start-glue-point="9" draw:end-shape="id327" draw:end-glue-point="5">
          <text:p text:style-name="P4"/>
        </draw:connector>
        <draw:custom-shape draw:style-name="gr14" draw:text-style-name="P3" draw:id="id324" draw:layer="layout" svg:width="0.38cm" svg:height="0.38cm" svg:x="24.621cm" svg:y="33.4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28" draw:layer="layout" svg:width="0.38cm" svg:height="0.38cm" svg:x="25.395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25" draw:layer="layout" svg:width="0.38cm" svg:height="0.38cm" svg:x="25.395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26" draw:layer="layout" svg:width="0.38cm" svg:height="0.38cm" svg:x="25.395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27" draw:layer="layout" svg:width="0.38cm" svg:height="0.38cm" svg:x="25.395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27.276cm" svg:y1="34.226cm" svg:x2="30.195cm" svg:y2="34.226cm" draw:start-shape="id316" draw:start-glue-point="10" draw:end-shape="id320" draw:end-glue-point="6">
          <text:p text:style-name="P4"/>
        </draw:connector>
        <draw:connector draw:style-name="gr2" draw:text-style-name="P3" draw:layer="layout" draw:type="line" svg:x1="27.276cm" svg:y1="35.757cm" svg:x2="30.195cm" svg:y2="35.757cm" draw:start-shape="id318" draw:start-glue-point="10" draw:end-shape="id7" draw:end-glue-point="6">
          <text:p text:style-name="P4"/>
        </draw:connector>
        <draw:connector draw:style-name="gr2" draw:text-style-name="P3" draw:layer="layout" draw:type="line" svg:x1="27.276cm" svg:y1="36.698cm" svg:x2="30.195cm" svg:y2="36.698cm" draw:start-shape="id322" draw:start-glue-point="10" draw:end-shape="id11" draw:end-glue-point="6">
          <text:p text:style-name="P4"/>
        </draw:connector>
        <draw:frame draw:style-name="gr9" draw:text-style-name="P5" draw:layer="layout" svg:width="1.272cm" svg:height="0.399cm" svg:x="22.973cm" svg:y="32.315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329" draw:layer="layout" svg:width="0.38cm" svg:height="0.38cm" svg:x="24.921cm" svg:y="32.32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27.085cm" svg:y1="36.889cm" svg:x2="27.085cm" svg:y2="37.325cm" draw:start-shape="id322" draw:start-glue-point="8" draw:end-shape="id321" draw:end-glue-point="4">
          <text:p text:style-name="P4"/>
        </draw:connector>
        <draw:custom-shape draw:style-name="gr15" draw:text-style-name="P3" draw:id="id321" draw:layer="layout" svg:width="0.38cm" svg:height="0.38cm" svg:x="26.896cm" svg:y="37.32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26.95cm" svg:y1="34.977cm" svg:x2="27.085cm" svg:y2="36.509cm" draw:start-shape="id317" draw:start-glue-point="7" draw:end-shape="id322" draw:end-glue-point="4">
          <text:p text:style-name="P4"/>
        </draw:connector>
        <draw:connector draw:style-name="gr5" draw:text-style-name="P3" draw:layer="layout" draw:type="curve" draw:line-skew="0.128cm 0.705cm" svg:x1="26.95cm" svg:y1="34.361cm" svg:x2="27.085cm" svg:y2="36.509cm" draw:start-shape="id316" draw:start-glue-point="7" draw:end-shape="id322" draw:end-glue-point="4">
          <text:p text:style-name="P4"/>
        </draw:connector>
        <draw:connector draw:style-name="gr5" draw:text-style-name="P3" draw:layer="layout" draw:type="curve" svg:x1="27.085cm" svg:y1="35.948cm" svg:x2="27.085cm" svg:y2="36.509cm" draw:start-shape="id318" draw:start-glue-point="8" draw:end-shape="id322" draw:end-glue-point="4">
          <text:p text:style-name="P4"/>
        </draw:connector>
        <draw:connector draw:style-name="gr2" draw:text-style-name="P3" draw:layer="layout" draw:type="line" svg:x1="24.945cm" svg:y1="33.748cm" svg:x2="25.449cm" svg:y2="36.563cm" draw:start-shape="id324" draw:start-glue-point="9" draw:end-shape="id328" draw:end-glue-point="5">
          <text:p text:style-name="P4"/>
        </draw:connector>
        <draw:connector draw:style-name="gr5" draw:text-style-name="P3" draw:layer="layout" draw:type="curve" svg:x1="27.085cm" svg:y1="35.033cm" svg:x2="27.085cm" svg:y2="35.568cm" draw:start-shape="id317" draw:start-glue-point="8" draw:end-shape="id318" draw:end-glue-point="4">
          <text:p text:style-name="P4"/>
        </draw:connector>
        <draw:connector draw:style-name="gr5" draw:text-style-name="P3" draw:layer="layout" draw:type="curve" draw:line-skew="0.403cm 1.82cm" svg:x1="26.95cm" svg:y1="34.361cm" svg:x2="27.085cm" svg:y2="35.568cm" draw:start-shape="id316" draw:start-glue-point="7" draw:end-shape="id318" draw:end-glue-point="4">
          <text:p text:style-name="P4"/>
        </draw:connector>
        <draw:connector draw:style-name="gr2" draw:text-style-name="P3" draw:layer="layout" draw:type="line" svg:x1="25.245cm" svg:y1="32.648cm" svg:x2="26.95cm" svg:y2="35.622cm" draw:start-shape="id329" draw:start-glue-point="9" draw:end-shape="id318" draw:end-glue-point="5">
          <text:p text:style-name="P4"/>
        </draw:connector>
        <draw:connector draw:style-name="gr2" draw:text-style-name="P3" draw:layer="layout" draw:type="line" svg:x1="25.245cm" svg:y1="32.648cm" svg:x2="26.95cm" svg:y2="34.707cm" draw:start-shape="id329" draw:start-glue-point="9" draw:end-shape="id317" draw:end-glue-point="5">
          <text:p text:style-name="P4"/>
        </draw:connector>
        <draw:connector draw:style-name="gr2" draw:text-style-name="P3" draw:layer="layout" draw:type="line" svg:x1="25.245cm" svg:y1="32.648cm" svg:x2="26.95cm" svg:y2="34.091cm" draw:start-shape="id329" draw:start-glue-point="9" draw:end-shape="id316" draw:end-glue-point="5">
          <text:p text:style-name="P4"/>
        </draw:connector>
        <draw:connector draw:style-name="gr2" draw:text-style-name="P3" draw:layer="layout" draw:type="line" svg:x1="25.775cm" svg:y1="34.226cm" svg:x2="26.896cm" svg:y2="34.226cm" draw:start-shape="id327" draw:start-glue-point="10" draw:end-shape="id316" draw:end-glue-point="6">
          <text:p text:style-name="P4"/>
        </draw:connector>
        <draw:connector draw:style-name="gr2" draw:text-style-name="P3" draw:layer="layout" draw:type="line" svg:x1="25.775cm" svg:y1="34.842cm" svg:x2="26.896cm" svg:y2="34.226cm" draw:start-shape="id326" draw:start-glue-point="10" draw:end-shape="id316" draw:end-glue-point="6">
          <text:p text:style-name="P4"/>
        </draw:connector>
        <draw:connector draw:style-name="gr2" draw:text-style-name="P3" draw:layer="layout" draw:type="line" svg:x1="25.775cm" svg:y1="34.842cm" svg:x2="26.896cm" svg:y2="34.842cm" draw:start-shape="id326" draw:start-glue-point="10" draw:end-shape="id317" draw:end-glue-point="6">
          <text:p text:style-name="P4"/>
        </draw:connector>
        <draw:connector draw:style-name="gr2" draw:text-style-name="P3" draw:layer="layout" draw:type="line" svg:x1="25.775cm" svg:y1="35.757cm" svg:x2="26.896cm" svg:y2="34.226cm" draw:start-shape="id325" draw:start-glue-point="10" draw:end-shape="id316" draw:end-glue-point="6">
          <text:p text:style-name="P4"/>
        </draw:connector>
        <draw:connector draw:style-name="gr2" draw:text-style-name="P3" draw:layer="layout" draw:type="line" svg:x1="25.775cm" svg:y1="35.757cm" svg:x2="26.896cm" svg:y2="34.842cm" draw:start-shape="id325" draw:start-glue-point="10" draw:end-shape="id317" draw:end-glue-point="6">
          <text:p text:style-name="P4"/>
        </draw:connector>
        <draw:connector draw:style-name="gr2" draw:text-style-name="P3" draw:layer="layout" draw:type="line" svg:x1="25.775cm" svg:y1="35.757cm" svg:x2="26.896cm" svg:y2="35.757cm" draw:start-shape="id325" draw:start-glue-point="10" draw:end-shape="id318" draw:end-glue-point="6">
          <text:p text:style-name="P4"/>
        </draw:connector>
        <draw:connector draw:style-name="gr2" draw:text-style-name="P3" draw:layer="layout" draw:type="line" svg:x1="25.775cm" svg:y1="36.698cm" svg:x2="26.896cm" svg:y2="34.842cm" draw:start-shape="id328" draw:start-glue-point="10" draw:end-shape="id317" draw:end-glue-point="6">
          <text:p text:style-name="P4"/>
        </draw:connector>
        <draw:connector draw:style-name="gr2" draw:text-style-name="P3" draw:layer="layout" draw:type="line" svg:x1="25.775cm" svg:y1="36.698cm" svg:x2="26.896cm" svg:y2="35.757cm" draw:start-shape="id328" draw:start-glue-point="10" draw:end-shape="id318" draw:end-glue-point="6">
          <text:p text:style-name="P4"/>
        </draw:connector>
        <draw:connector draw:style-name="gr2" draw:text-style-name="P3" draw:layer="layout" draw:type="line" svg:x1="25.775cm" svg:y1="36.698cm" svg:x2="26.896cm" svg:y2="36.698cm" draw:start-shape="id328" draw:start-glue-point="10" draw:end-shape="id322" draw:end-glue-point="6">
          <text:p text:style-name="P4"/>
        </draw:connector>
        <draw:connector draw:style-name="gr2" draw:text-style-name="P3" draw:layer="layout" draw:type="line" svg:x1="25.245cm" svg:y1="32.648cm" svg:x2="26.95cm" svg:y2="36.563cm" draw:start-shape="id329" draw:start-glue-point="9" draw:end-shape="id322" draw:end-glue-point="5">
          <text:p text:style-name="P4"/>
        </draw:connector>
        <draw:custom-shape draw:style-name="gr16" draw:text-style-name="P3" draw:id="id11" draw:layer="layout" svg:width="0.38cm" svg:height="0.38cm" svg:x="30.195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7" draw:layer="layout" svg:width="0.38cm" svg:height="0.38cm" svg:x="30.195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" draw:layer="layout" svg:width="0.38cm" svg:height="0.38cm" svg:x="30.195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20" draw:layer="layout" svg:width="0.38cm" svg:height="0.38cm" svg:x="30.195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31.885cm" svg:y1="36.889cm" svg:x2="31.885cm" svg:y2="37.325cm" draw:start-shape="id330" draw:start-glue-point="8" draw:end-shape="id315" draw:end-glue-point="4">
          <text:p text:style-name="P4"/>
        </draw:connector>
        <draw:custom-shape draw:style-name="gr17" draw:text-style-name="P3" draw:id="id315" draw:layer="layout" svg:width="0.38cm" svg:height="0.38cm" svg:x="31.696cm" svg:y="37.32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31.75cm" svg:y1="34.977cm" svg:x2="31.885cm" svg:y2="36.509cm" draw:start-shape="id8" draw:start-glue-point="7" draw:end-shape="id330" draw:end-glue-point="4">
          <text:p text:style-name="P4"/>
        </draw:connector>
        <draw:connector draw:style-name="gr4" draw:text-style-name="P3" draw:layer="layout" draw:type="curve" draw:line-skew="0.128cm 0.705cm" svg:x1="31.75cm" svg:y1="34.361cm" svg:x2="31.885cm" svg:y2="36.509cm" draw:start-shape="id10" draw:start-glue-point="7" draw:end-shape="id330" draw:end-glue-point="4">
          <text:p text:style-name="P4"/>
        </draw:connector>
        <draw:connector draw:style-name="gr4" draw:text-style-name="P3" draw:layer="layout" draw:type="curve" svg:x1="31.885cm" svg:y1="35.948cm" svg:x2="31.885cm" svg:y2="36.509cm" draw:start-shape="id12" draw:start-glue-point="8" draw:end-shape="id330" draw:end-glue-point="4">
          <text:p text:style-name="P4"/>
        </draw:connector>
        <draw:connector draw:style-name="gr4" draw:text-style-name="P3" draw:layer="layout" draw:type="curve" svg:x1="31.885cm" svg:y1="35.033cm" svg:x2="31.885cm" svg:y2="35.568cm" draw:start-shape="id8" draw:start-glue-point="8" draw:end-shape="id12" draw:end-glue-point="4">
          <text:p text:style-name="P4"/>
        </draw:connector>
        <draw:connector draw:style-name="gr4" draw:text-style-name="P3" draw:layer="layout" draw:type="curve" draw:line-skew="0.403cm 1.82cm" svg:x1="31.75cm" svg:y1="34.361cm" svg:x2="31.885cm" svg:y2="35.568cm" draw:start-shape="id10" draw:start-glue-point="7" draw:end-shape="id12" draw:end-glue-point="4">
          <text:p text:style-name="P4"/>
        </draw:connector>
        <draw:connector draw:style-name="gr2" draw:text-style-name="P3" draw:layer="layout" draw:type="line" svg:x1="30.045cm" svg:y1="32.648cm" svg:x2="31.75cm" svg:y2="35.622cm" draw:start-shape="id323" draw:start-glue-point="9" draw:end-shape="id12" draw:end-glue-point="5">
          <text:p text:style-name="P4"/>
        </draw:connector>
        <draw:connector draw:style-name="gr2" draw:text-style-name="P3" draw:layer="layout" draw:type="line" svg:x1="30.045cm" svg:y1="32.648cm" svg:x2="31.75cm" svg:y2="34.707cm" draw:start-shape="id323" draw:start-glue-point="9" draw:end-shape="id8" draw:end-glue-point="5">
          <text:p text:style-name="P4"/>
        </draw:connector>
        <draw:connector draw:style-name="gr2" draw:text-style-name="P3" draw:layer="layout" draw:type="line" svg:x1="30.045cm" svg:y1="32.648cm" svg:x2="31.75cm" svg:y2="34.091cm" draw:start-shape="id323" draw:start-glue-point="9" draw:end-shape="id10" draw:end-glue-point="5">
          <text:p text:style-name="P4"/>
        </draw:connector>
        <draw:connector draw:style-name="gr2" draw:text-style-name="P3" draw:layer="layout" draw:type="line" svg:x1="30.045cm" svg:y1="32.648cm" svg:x2="31.75cm" svg:y2="36.563cm" draw:start-shape="id323" draw:start-glue-point="9" draw:end-shape="id330" draw:end-glue-point="5">
          <text:p text:style-name="P4"/>
        </draw:connector>
        <draw:connector draw:style-name="gr2" draw:text-style-name="P3" draw:layer="layout" draw:type="line" svg:x1="27.276cm" svg:y1="34.842cm" svg:x2="30.195cm" svg:y2="34.842cm" draw:start-shape="id317" draw:start-glue-point="10" draw:end-shape="id9" draw:end-glue-point="6">
          <text:p text:style-name="P4"/>
        </draw:connector>
        <draw:custom-shape draw:style-name="gr16" draw:text-style-name="P3" draw:id="id322" draw:layer="layout" svg:width="0.38cm" svg:height="0.38cm" svg:x="26.896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18" draw:layer="layout" svg:width="0.38cm" svg:height="0.38cm" svg:x="26.896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17" draw:layer="layout" svg:width="0.38cm" svg:height="0.38cm" svg:x="26.896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16" draw:layer="layout" svg:width="0.38cm" svg:height="0.38cm" svg:x="26.896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323" draw:layer="layout" svg:width="0.38cm" svg:height="0.38cm" svg:x="29.721cm" svg:y="32.324cm">
          <text:p text:style-name="P1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319" draw:layer="layout" svg:width="0.38cm" svg:height="0.38cm" svg:x="29.421cm" svg:y="33.424cm">
          <text:p text:style-name="P1"><text:span text:style-name="T6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30" draw:layer="layout" svg:width="0.38cm" svg:height="0.38cm" svg:x="31.696cm" svg:y="36.50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" draw:layer="layout" svg:width="0.38cm" svg:height="0.38cm" svg:x="31.696cm" svg:y="35.56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8" draw:layer="layout" svg:width="0.38cm" svg:height="0.38cm" svg:x="31.696cm" svg:y="34.65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" draw:layer="layout" svg:width="0.38cm" svg:height="0.38cm" svg:x="31.696cm" svg:y="34.0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30.575cm" svg:y1="34.226cm" svg:x2="31.696cm" svg:y2="34.226cm" draw:start-shape="id320" draw:start-glue-point="10" draw:end-shape="id10" draw:end-glue-point="6">
          <text:p text:style-name="P4"/>
        </draw:connector>
        <draw:connector draw:style-name="gr2" draw:text-style-name="P3" draw:layer="layout" draw:type="line" svg:x1="30.575cm" svg:y1="34.842cm" svg:x2="31.696cm" svg:y2="34.842cm" draw:start-shape="id9" draw:start-glue-point="10" draw:end-shape="id8" draw:end-glue-point="6">
          <text:p text:style-name="P4"/>
        </draw:connector>
        <draw:connector draw:style-name="gr2" draw:text-style-name="P3" draw:layer="layout" draw:type="line" svg:x1="30.575cm" svg:y1="35.757cm" svg:x2="31.696cm" svg:y2="35.757cm" draw:start-shape="id7" draw:start-glue-point="10" draw:end-shape="id12" draw:end-glue-point="6">
          <text:p text:style-name="P4"/>
        </draw:connector>
        <draw:connector draw:style-name="gr2" draw:text-style-name="P3" draw:layer="layout" draw:type="line" svg:x1="30.575cm" svg:y1="36.698cm" svg:x2="31.696cm" svg:y2="36.698cm" draw:start-shape="id11" draw:start-glue-point="10" draw:end-shape="id330" draw:end-glue-point="6">
          <text:p text:style-name="P4"/>
        </draw:connector>
        <draw:frame draw:style-name="gr9" draw:text-style-name="P10" draw:layer="layout" svg:width="1.907cm" svg:height="0.399cm" svg:x="0.324cm" svg:y="4.526cm">
          <draw:text-box>
            <text:p text:style-name="P9"><text:span text:style-name="T7"><text:s/></text:span><text:span text:style-name="T7">pop = 0 </text:span></text:p>
          </draw:text-box>
        </draw:frame>
        <draw:frame draw:style-name="gr9" draw:text-style-name="P10" draw:layer="layout" svg:width="1.907cm" svg:height="0.399cm" svg:x="0.325cm" svg:y="11.926cm">
          <draw:text-box>
            <text:p text:style-name="P9"><text:span text:style-name="T7"><text:s/></text:span><text:span text:style-name="T7">pop = 1 </text:span></text:p>
          </draw:text-box>
        </draw:frame>
        <draw:frame draw:style-name="gr9" draw:text-style-name="P10" draw:layer="layout" svg:width="1.907cm" svg:height="0.399cm" svg:x="0.326cm" svg:y="19.226cm">
          <draw:text-box>
            <text:p text:style-name="P9"><text:span text:style-name="T7"><text:s/></text:span><text:span text:style-name="T7">pop = 2 </text:span></text:p>
          </draw:text-box>
        </draw:frame>
        <draw:frame draw:style-name="gr9" draw:text-style-name="P10" draw:layer="layout" svg:width="1.907cm" svg:height="0.399cm" svg:x="0.327cm" svg:y="26.726cm">
          <draw:text-box>
            <text:p text:style-name="P9"><text:span text:style-name="T7"><text:s/></text:span><text:span text:style-name="T7">pop = 3 </text:span></text:p>
          </draw:text-box>
        </draw:frame>
        <draw:frame draw:style-name="gr9" draw:text-style-name="P10" draw:layer="layout" svg:width="1.907cm" svg:height="0.399cm" svg:x="0.328cm" svg:y="34.226cm">
          <draw:text-box>
            <text:p text:style-name="P9"><text:span text:style-name="T7"><text:s/></text:span><text:span text:style-name="T7">pop = 4 </text:span></text:p>
          </draw:text-box>
        </draw:frame>
        <draw:frame draw:style-name="gr9" draw:text-style-name="P10" draw:layer="layout" svg:width="2.119cm" svg:height="0.399cm" svg:x="7.023cm" svg:y="0.966cm">
          <draw:text-box>
            <text:p text:style-name="P9"><text:span text:style-name="T7"><text:s/></text:span><text:span text:style-name="T7">push = 0 </text:span></text:p>
          </draw:text-box>
        </draw:frame>
        <draw:frame draw:style-name="gr9" draw:text-style-name="P10" draw:layer="layout" svg:width="2.119cm" svg:height="0.399cm" svg:x="17.224cm" svg:y="0.966cm">
          <draw:text-box>
            <text:p text:style-name="P9"><text:span text:style-name="T7"><text:s/></text:span><text:span text:style-name="T7">push = 1 </text:span></text:p>
          </draw:text-box>
        </draw:frame>
        <draw:frame draw:style-name="gr9" draw:text-style-name="P10" draw:layer="layout" svg:width="2.119cm" svg:height="0.399cm" svg:x="27.525cm" svg:y="0.966cm">
          <draw:text-box>
            <text:p text:style-name="P9"><text:span text:style-name="T7"><text:s/></text:span><text:span text:style-name="T7">push = 2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4cm" fo:page-height="3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2-10T19:57:25</dc:date>
    <dc:language>en-US</dc:language>
    <meta:editing-cycles>62</meta:editing-cycles>
    <meta:editing-duration>PT11H39M37S</meta:editing-duration>
    <meta:user-defined meta:name="Info 1"/>
    <meta:user-defined meta:name="Info 2"/>
    <meta:user-defined meta:name="Info 3"/>
    <meta:user-defined meta:name="Info 4"/>
    <meta:document-statistic meta:object-count="1553"/>
  </office:meta>
</office:document-meta>
</file>